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2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1.238cm"/>
    </style:style>
    <style:style style:name="co4" style:family="table-column">
      <style:table-column-properties fo:break-before="auto" style:column-width="1.998cm"/>
    </style:style>
    <style:style style:name="co5" style:family="table-column">
      <style:table-column-properties fo:break-before="auto" style:column-width="2.223cm"/>
    </style:style>
    <style:style style:name="co6" style:family="table-column">
      <style:table-column-properties fo:break-before="auto" style:column-width="0.843cm"/>
    </style:style>
    <style:style style:name="co7" style:family="table-column">
      <style:table-column-properties fo:break-before="auto" style:column-width="1.49cm"/>
    </style:style>
    <style:style style:name="co8" style:family="table-column">
      <style:table-column-properties fo:break-before="auto" style:column-width="2.251cm"/>
    </style:style>
    <style:style style:name="co9" style:family="table-column">
      <style:table-column-properties fo:break-before="auto" style:column-width="2.618cm"/>
    </style:style>
    <style:style style:name="co10" style:family="table-column">
      <style:table-column-properties fo:break-before="auto" style:column-width="2.646cm"/>
    </style:style>
    <style:style style:name="co11" style:family="table-column">
      <style:table-column-properties fo:break-before="auto" style:column-width="3.096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5.009cm"/>
    </style:style>
    <style:style style:name="co14" style:family="table-column">
      <style:table-column-properties fo:break-before="auto" style:column-width="4.643cm"/>
    </style:style>
    <style:style style:name="co15" style:family="table-column">
      <style:table-column-properties fo:break-before="auto" style:column-width="8.246cm"/>
    </style:style>
    <style:style style:name="co16" style:family="table-column">
      <style:table-column-properties fo:break-before="auto" style:column-width="8.668cm"/>
    </style:style>
    <style:style style:name="co17" style:family="table-column">
      <style:table-column-properties fo:break-before="auto" style:column-width="3.039cm"/>
    </style:style>
    <style:style style:name="co18" style:family="table-column">
      <style:table-column-properties fo:break-before="auto" style:column-width="2.672cm"/>
    </style:style>
    <style:style style:name="co19" style:family="table-column">
      <style:table-column-properties fo:break-before="auto" style:column-width="2.701cm"/>
    </style:style>
    <style:style style:name="co20" style:family="table-column">
      <style:table-column-properties fo:break-before="auto" style:column-width="4.334cm"/>
    </style:style>
    <style:style style:name="co21" style:family="table-column">
      <style:table-column-properties fo:break-before="auto" style:column-width="7.147cm"/>
    </style:style>
    <style:style style:name="co22" style:family="table-column">
      <style:table-column-properties fo:break-before="auto" style:column-width="6.389cm"/>
    </style:style>
    <style:style style:name="co23" style:family="table-column">
      <style:table-column-properties fo:break-before="auto" style:column-width="4.11cm"/>
    </style:style>
    <style:style style:name="co24" style:family="table-column">
      <style:table-column-properties fo:break-before="auto" style:column-width="3.263cm"/>
    </style:style>
    <style:style style:name="co25" style:family="table-column">
      <style:table-column-properties fo:break-before="auto" style:column-width="3.237cm"/>
    </style:style>
    <style:style style:name="co26" style:family="table-column">
      <style:table-column-properties fo:break-before="auto" style:column-width="3.574cm"/>
    </style:style>
    <style:style style:name="co27" style:family="table-column">
      <style:table-column-properties fo:break-before="auto" style:column-width="3.63cm"/>
    </style:style>
    <style:style style:name="co28" style:family="table-column">
      <style:table-column-properties fo:break-before="auto" style:column-width="5.064cm"/>
    </style:style>
    <style:style style:name="co29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fr" number:country="FR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rotation-align="none"/>
    </style:style>
    <style:style style:name="ce2" style:family="table-cell" style:parent-style-name="Excel_20_Built-in_20_Normal" style:data-style-name="N8100">
      <style:table-cell-properties fo:background-color="#ff3333" style:diagonal-bl-tr="none" style:diagonal-tl-br="none" style:rotation-align="none"/>
    </style:style>
    <style:style style:name="ce3" style:family="table-cell" style:parent-style-name="Excel_20_Built-in_20_Normal">
      <style:table-cell-properties fo:background-color="#ff3333"/>
    </style:style>
    <style:style style:name="ce4" style:family="table-cell" style:parent-style-name="Excel_20_Built-in_20_Normal" style:data-style-name="N8000"/>
    <style:style style:name="ce5" style:family="table-cell" style:parent-style-name="Excel_20_Built-in_20_Normal" style:data-style-name="N8000">
      <style:table-cell-properties fo:background-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3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2" table:default-cell-style-name="Excel_20_Built-in_20_Normal"/>
        <table:table-column table:style-name="co17" table:default-cell-style-name="Excel_20_Built-in_20_Normal"/>
        <table:table-column table:style-name="co12" table:number-columns-repeated="2" table:default-cell-style-name="Excel_20_Built-in_20_Normal"/>
        <table:table-column table:style-name="co18" table:default-cell-style-name="Excel_20_Built-in_20_Normal"/>
        <table:table-column table:style-name="co12" table:number-columns-repeated="3" table:default-cell-style-name="Excel_20_Built-in_20_Normal"/>
        <table:table-column table:style-name="co19" table:default-cell-style-name="Excel_20_Built-in_20_Normal"/>
        <table:table-column table:style-name="co12" table:number-columns-repeated="4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number-columns-repeated="9" table:default-cell-style-name="Excel_20_Built-in_20_Normal"/>
        <table:table-column table:style-name="co24" table:number-columns-repeated="2" table:default-cell-style-name="Excel_20_Built-in_20_Normal"/>
        <table:table-column table:style-name="co25" table:number-columns-repeated="2" table:default-cell-style-name="Excel_20_Built-in_20_Normal"/>
        <table:table-column table:style-name="co26" table:number-columns-repeated="2" table:default-cell-style-name="Excel_20_Built-in_20_Normal"/>
        <table:table-column table:style-name="co27" table:number-columns-repeated="6" table:default-cell-style-name="Excel_20_Built-in_20_Normal"/>
        <table:table-column table:style-name="co2" table:number-columns-repeated="3" table:default-cell-style-name="Excel_20_Built-in_20_Normal"/>
        <table:table-column table:style-name="co28" table:number-columns-repeated="9" table:default-cell-style-name="Excel_20_Built-in_20_Normal"/>
        <table:table-column table:style-name="co29" table:number-columns-repeated="955" table:default-cell-style-name="Excel_20_Built-in_20_Normal"/>
        <table:table-row table:style-name="ro1">
          <table:table-cell table:style-name="ce1" office:value-type="string">
            <text:p>Mouse_RFID</text:p>
          </table:table-cell>
          <table:table-cell table:style-name="ce1" office:value-type="string">
            <text:p>unique_identifier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repetition</text:p>
          </table:table-cell>
          <table:table-cell table:style-name="ce1" office:value-type="string">
            <text:p>fur_pattern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mutant</text:p>
          </table:table-cell>
          <table:table-cell table:style-name="ce1" office:value-type="string">
            <text:p>weight_pre</text:p>
          </table:table-cell>
          <table:table-cell table:style-name="ce1" office:value-type="string">
            <text:p>weight_post</text:p>
          </table:table-cell>
          <table:table-cell table:style-name="ce1" office:value-type="string">
            <text:p>weight_diff</text:p>
          </table:table-cell>
          <table:table-cell table:style-name="ce1" office:value-type="string">
            <text:p>rank_by_tube</text:p>
          </table:table-cell>
          <table:table-cell table:style-name="ce1" office:value-type="string">
            <text:p>DS_by_tube</text:p>
          </table:table-cell>
          <table:table-cell table:style-name="ce1" office:value-type="string">
            <text:p>rank_by_chasing</text:p>
          </table:table-cell>
          <table:table-cell table:style-name="ce1" office:value-type="string">
            <text:p>DS_by_chasing</text:p>
          </table:table-cell>
          <table:table-cell table:style-name="ce1" office:value-type="string">
            <text:p>chasing_pc1</text:p>
          </table:table-cell>
          <table:table-cell table:style-name="ce1" office:value-type="string">
            <text:p>chasing_pc2</text:p>
          </table:table-cell>
          <table:table-cell table:style-name="ce1" office:value-type="string">
            <text:p>log10(baseline_rate_mean)</text:p>
          </table:table-cell>
          <table:table-cell table:style-name="ce1" office:value-type="string">
            <text:p>cs_plus_detection_speed</text:p>
          </table:table-cell>
          <table:table-cell table:style-name="ce1" office:value-type="string">
            <text:p>cs_plus_detection_speed_intraphase_shaping</text:p>
          </table:table-cell>
          <table:table-cell table:style-name="ce1" office:value-type="string">
            <text:p>cs_plus_detection_speed_crossreversal_shaping</text:p>
          </table:table-cell>
          <table:table-cell table:style-name="ce1" office:value-type="string">
            <text:p>cs_plus_pc1</text:p>
          </table:table-cell>
          <table:table-cell table:style-name="ce1" office:value-type="string">
            <text:p>cs_plus_pc2</text:p>
          </table:table-cell>
          <table:table-cell table:style-name="ce1" office:value-type="string">
            <text:p>cs_minus_pc1</text:p>
          </table:table-cell>
          <table:table-cell table:style-name="ce1" office:value-type="string">
            <text:p>cs_minus_pc2</text:p>
          </table:table-cell>
          <table:table-cell table:style-name="ce1" office:value-type="string">
            <text:p>switching_pc1</text:p>
          </table:table-cell>
          <table:table-cell table:style-name="ce1" office:value-type="string">
            <text:p>switching_pc2</text:p>
          </table:table-cell>
          <table:table-cell table:style-name="ce1" office:value-type="string">
            <text:p>switching_pc3</text:p>
          </table:table-cell>
          <table:table-cell table:style-name="ce1" office:value-type="string">
            <text:p>switching_pc4</text:p>
          </table:table-cell>
          <table:table-cell table:style-name="ce1" office:value-type="string">
            <text:p>switching_pc5</text:p>
          </table:table-cell>
          <table:table-cell table:style-name="ce1" office:value-type="string">
            <text:p>switching_pc6</text:p>
          </table:table-cell>
          <table:table-cell table:style-name="ce1" office:value-type="string">
            <text:p>shaping_pc1</text:p>
          </table:table-cell>
          <table:table-cell table:style-name="ce1" office:value-type="string">
            <text:p>shaping_pc2</text:p>
          </table:table-cell>
          <table:table-cell table:style-name="ce1" office:value-type="string">
            <text:p>shaping_pc3</text:p>
          </table:table-cell>
          <table:table-cell table:style-name="ce1" office:value-type="string">
            <text:p>time_in_arena_average</text:p>
          </table:table-cell>
          <table:table-cell table:style-name="ce1" office:value-type="string">
            <text:p>log10(corner_to_middle_ratio_average)</text:p>
          </table:table-cell>
          <table:table-cell table:style-name="ce1" office:value-type="string">
            <text:p>ratio_social_to_total_time_average</text:p>
          </table:table-cell>
          <table:table-cell table:style-name="ce1" office:value-type="string">
            <text:p>social_interaction_pc1</text:p>
          </table:table-cell>
          <table:table-cell table:style-name="ce1" office:value-type="string">
            <text:p>social_interaction_pc2</text:p>
          </table:table-cell>
          <table:table-cell table:style-name="ce1" office:value-type="string">
            <text:p>social_interaction_pc3</text:p>
          </table:table-cell>
          <table:table-cell table:style-name="ce1" office:value-type="string">
            <text:p>social_interaction_pc4</text:p>
          </table:table-cell>
          <table:table-cell table:style-name="ce1" office:value-type="string">
            <text:p>social_interaction_pc5</text:p>
          </table:table-cell>
          <table:table-cell table:style-name="ce1" office:value-type="string">
            <text:p>social_interaction_pc6</text:p>
          </table:table-cell>
          <table:table-cell table:style-name="ce1" office:value-type="string">
            <text:p>social_interaction_pc7</text:p>
          </table:table-cell>
          <table:table-cell table:style-name="ce1" office:value-type="string">
            <text:p>social_interaction_pc8</text:p>
          </table:table-cell>
          <table:table-cell table:style-name="ce1" office:value-type="string">
            <text:p>social_interaction_pc9</text:p>
          </table:table-cell>
          <table:table-cell table:style-name="ce1" office:value-type="string">
            <text:p>chasing_pc1_new</text:p>
          </table:table-cell>
          <table:table-cell table:style-name="ce1" office:value-type="string">
            <text:p>chasing_pc2_new</text:p>
          </table:table-cell>
          <table:table-cell table:style-name="ce1" office:value-type="string">
            <text:p>cs_plus_pc1_new</text:p>
          </table:table-cell>
          <table:table-cell table:style-name="ce1" office:value-type="string">
            <text:p>cs_plus_pc2_new</text:p>
          </table:table-cell>
          <table:table-cell table:style-name="ce1" office:value-type="string">
            <text:p>cs_minus_pc1_new</text:p>
          </table:table-cell>
          <table:table-cell table:style-name="ce1" office:value-type="string">
            <text:p>cs_minus_pc2_new</text:p>
          </table:table-cell>
          <table:table-cell table:style-name="ce1" office:value-type="string">
            <text:p>switching_pc1_new</text:p>
          </table:table-cell>
          <table:table-cell table:style-name="ce1" office:value-type="string">
            <text:p>switching_pc2_new</text:p>
          </table:table-cell>
          <table:table-cell table:style-name="ce1" office:value-type="string">
            <text:p>switching_pc3_new</text:p>
          </table:table-cell>
          <table:table-cell table:style-name="ce1" office:value-type="string">
            <text:p>switching_pc4_new</text:p>
          </table:table-cell>
          <table:table-cell table:style-name="ce1" office:value-type="string">
            <text:p>switching_pc5_new</text:p>
          </table:table-cell>
          <table:table-cell table:style-name="ce1" office:value-type="string">
            <text:p>switching_pc6_new</text:p>
          </table:table-cell>
          <table:table-cell table:style-name="ce1" office:value-type="string">
            <text:p>shaping_pc1_new</text:p>
          </table:table-cell>
          <table:table-cell table:style-name="ce1" office:value-type="string">
            <text:p>shaping_pc2_new</text:p>
          </table:table-cell>
          <table:table-cell table:style-name="ce1" office:value-type="string">
            <text:p>shaping_pc3_new</text:p>
          </table:table-cell>
          <table:table-cell table:style-name="ce1" office:value-type="string">
            <text:p>social_interaction_pc1_new</text:p>
          </table:table-cell>
          <table:table-cell table:style-name="ce1" office:value-type="string">
            <text:p>social_interaction_pc2_new</text:p>
          </table:table-cell>
          <table:table-cell table:style-name="ce1" office:value-type="string">
            <text:p>social_interaction_pc3_new</text:p>
          </table:table-cell>
          <table:table-cell table:style-name="ce1" office:value-type="string">
            <text:p>social_interaction_pc4_new</text:p>
          </table:table-cell>
          <table:table-cell table:style-name="ce1" office:value-type="string">
            <text:p>social_interaction_pc5_new</text:p>
          </table:table-cell>
          <table:table-cell table:style-name="ce1" office:value-type="string">
            <text:p>social_interaction_pc6_new</text:p>
          </table:table-cell>
          <table:table-cell table:style-name="ce1" office:value-type="string">
            <text:p>social_interaction_pc7_new</text:p>
          </table:table-cell>
          <table:table-cell table:style-name="ce1" office:value-type="string">
            <text:p>social_interaction_pc8_new</text:p>
          </table:table-cell>
          <table:table-cell table:style-name="ce1" office:value-type="string">
            <text:p>social_interaction_pc9_new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B3FF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5.38">
            <text:p>25,38</text:p>
          </table:table-cell>
          <table:table-cell office:value-type="float" office:value="24.51">
            <text:p>24,51</text:p>
          </table:table-cell>
          <table:table-cell office:value-type="float" office:value="-0.869999999999997">
            <text:p>-0,87</text:p>
          </table:table-cell>
          <table:table-cell office:value-type="float" office:value="2">
            <text:p>2</text:p>
          </table:table-cell>
          <table:table-cell office:value-type="float" office:value="18.4047619047619">
            <text:p>18,4047619048</text:p>
          </table:table-cell>
          <table:table-cell office:value-type="float" office:value="10">
            <text:p>10</text:p>
          </table:table-cell>
          <table:table-cell office:value-type="float" office:value="-32.4783086478739">
            <text:p>-32,4783086479</text:p>
          </table:table-cell>
          <table:table-cell office:value-type="float" office:value="0.139866398013722">
            <text:p>0,139866398</text:p>
          </table:table-cell>
          <table:table-cell office:value-type="float" office:value="1.98069699324959">
            <text:p>1,9806969932</text:p>
          </table:table-cell>
          <table:table-cell table:number-columns-repeated="17"/>
          <table:table-cell office:value-type="float" office:value="4214.84888888889">
            <text:p>4214,8488888889</text:p>
          </table:table-cell>
          <table:table-cell office:value-type="float" office:value="1.49947359358897">
            <text:p>1,4994735936</text:p>
          </table:table-cell>
          <table:table-cell office:value-type="float" office:value="0.119110636363924">
            <text:p>0,1191106364</text:p>
          </table:table-cell>
          <table:table-cell office:value-type="float" office:value="3.23842805412093">
            <text:p>3,2384280541</text:p>
          </table:table-cell>
          <table:table-cell office:value-type="float" office:value="-3.16303438411554">
            <text:p>-3,1630343841</text:p>
          </table:table-cell>
          <table:table-cell office:value-type="float" office:value="1.68067275513855">
            <text:p>1,6806727551</text:p>
          </table:table-cell>
          <table:table-cell office:value-type="float" office:value="-1.33943860788985">
            <text:p>-1,3394386079</text:p>
          </table:table-cell>
          <table:table-cell office:value-type="float" office:value="1.64897601330378">
            <text:p>1,6489760133</text:p>
          </table:table-cell>
          <table:table-cell office:value-type="float" office:value="-2.13771534951337">
            <text:p>-2,1377153495</text:p>
          </table:table-cell>
          <table:table-cell office:value-type="float" office:value="-1.12990001689875">
            <text:p>-1,1299000169</text:p>
          </table:table-cell>
          <table:table-cell office:value-type="float" office:value="-0.931352872210337">
            <text:p>-0,9313528722</text:p>
          </table:table-cell>
          <table:table-cell office:value-type="float" office:value="1.43194284509328">
            <text:p>1,4319428451</text:p>
          </table:table-cell>
          <table:table-cell office:value-type="float" office:value="-1.54235593776998">
            <text:p>-1,5423559378</text:p>
          </table:table-cell>
          <table:table-cell office:value-type="float" office:value="2.88471149664427">
            <text:p>2,8847114966</text:p>
          </table:table-cell>
          <table:table-cell table:number-columns-repeated="13"/>
          <table:table-cell office:value-type="float" office:value="-4.63769416518159">
            <text:p>-4,6376941652</text:p>
          </table:table-cell>
          <table:table-cell office:value-type="float" office:value="-3.26494762583834">
            <text:p>-3,2649476258</text:p>
          </table:table-cell>
          <table:table-cell office:value-type="float" office:value="-3.55802258431686">
            <text:p>-3,5580225843</text:p>
          </table:table-cell>
          <table:table-cell office:value-type="float" office:value="-0.146252334678161">
            <text:p>-0,1462523347</text:p>
          </table:table-cell>
          <table:table-cell office:value-type="float" office:value="2.71984404001873">
            <text:p>2,71984404</text:p>
          </table:table-cell>
          <table:table-cell office:value-type="float" office:value="-0.836446193894195">
            <text:p>-0,8364461939</text:p>
          </table:table-cell>
          <table:table-cell office:value-type="float" office:value="0.0260831595863006">
            <text:p>0,0260831596</text:p>
          </table:table-cell>
          <table:table-cell office:value-type="float" office:value="-0.845212308792512">
            <text:p>-0,8452123088</text:p>
          </table:table-cell>
          <table:table-cell office:value-type="float" office:value="0.271901323638386">
            <text:p>0,2719013236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A3A72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6.68">
            <text:p>26,68</text:p>
          </table:table-cell>
          <table:table-cell office:value-type="float" office:value="27.12">
            <text:p>27,12</text:p>
          </table:table-cell>
          <table:table-cell office:value-type="float" office:value="0.440000000000001">
            <text:p>0,44</text:p>
          </table:table-cell>
          <table:table-cell office:value-type="float" office:value="7">
            <text:p>7</text:p>
          </table:table-cell>
          <table:table-cell office:value-type="float" office:value="-16.1845238095238">
            <text:p>-16,1845238095</text:p>
          </table:table-cell>
          <table:table-cell office:value-type="float" office:value="8">
            <text:p>8</text:p>
          </table:table-cell>
          <table:table-cell office:value-type="float" office:value="-18.8615844889574">
            <text:p>-18,861584489</text:p>
          </table:table-cell>
          <table:table-cell office:value-type="float" office:value="-0.66190759125129">
            <text:p>-0,6619075913</text:p>
          </table:table-cell>
          <table:table-cell office:value-type="float" office:value="0.608668474566504">
            <text:p>0,6086684746</text:p>
          </table:table-cell>
          <table:table-cell table:number-columns-repeated="17"/>
          <table:table-cell office:value-type="float" office:value="1999.32666666667">
            <text:p>1999,3266666667</text:p>
          </table:table-cell>
          <table:table-cell office:value-type="float" office:value="1.49496633337016">
            <text:p>1,4949663334</text:p>
          </table:table-cell>
          <table:table-cell office:value-type="float" office:value="0.10564112139976">
            <text:p>0,1056411214</text:p>
          </table:table-cell>
          <table:table-cell office:value-type="float" office:value="-3.91234858584955">
            <text:p>-3,9123485858</text:p>
          </table:table-cell>
          <table:table-cell office:value-type="float" office:value="1.02554227125829">
            <text:p>1,0255422713</text:p>
          </table:table-cell>
          <table:table-cell office:value-type="float" office:value="-0.502891764801279">
            <text:p>-0,5028917648</text:p>
          </table:table-cell>
          <table:table-cell office:value-type="float" office:value="1.43681333776755">
            <text:p>1,4368133378</text:p>
          </table:table-cell>
          <table:table-cell office:value-type="float" office:value="-4.16251189004414">
            <text:p>-4,16251189</text:p>
          </table:table-cell>
          <table:table-cell office:value-type="float" office:value="2.11483084325425">
            <text:p>2,1148308433</text:p>
          </table:table-cell>
          <table:table-cell office:value-type="float" office:value="-1.89793037379779">
            <text:p>-1,8979303738</text:p>
          </table:table-cell>
          <table:table-cell office:value-type="float" office:value="1.00782394099669">
            <text:p>1,007823941</text:p>
          </table:table-cell>
          <table:table-cell office:value-type="float" office:value="-1.17002251668119">
            <text:p>-1,1700225167</text:p>
          </table:table-cell>
          <table:table-cell office:value-type="float" office:value="-1.82294536476509">
            <text:p>-1,8229453648</text:p>
          </table:table-cell>
          <table:table-cell office:value-type="float" office:value="1.24991240369536">
            <text:p>1,2499124037</text:p>
          </table:table-cell>
          <table:table-cell table:number-columns-repeated="13"/>
          <table:table-cell office:value-type="float" office:value="4.88271753432607">
            <text:p>4,8827175343</text:p>
          </table:table-cell>
          <table:table-cell office:value-type="float" office:value="4.77114261939569">
            <text:p>4,7711426194</text:p>
          </table:table-cell>
          <table:table-cell office:value-type="float" office:value="-1.25330161388498">
            <text:p>-1,2533016139</text:p>
          </table:table-cell>
          <table:table-cell office:value-type="float" office:value="1.29402892551914">
            <text:p>1,2940289255</text:p>
          </table:table-cell>
          <table:table-cell office:value-type="float" office:value="-2.22982578022191">
            <text:p>-2,2298257802</text:p>
          </table:table-cell>
          <table:table-cell office:value-type="float" office:value="1.92149422250773">
            <text:p>1,9214942225</text:p>
          </table:table-cell>
          <table:table-cell office:value-type="float" office:value="0.514391298976864">
            <text:p>0,514391299</text:p>
          </table:table-cell>
          <table:table-cell office:value-type="float" office:value="-0.10629449539836">
            <text:p>-0,1062944954</text:p>
          </table:table-cell>
          <table:table-cell office:value-type="float" office:value="0.912477698760332">
            <text:p>0,9124776988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B0B74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7.92">
            <text:p>27,92</text:p>
          </table:table-cell>
          <table:table-cell office:value-type="float" office:value="27.81">
            <text:p>27,81</text:p>
          </table:table-cell>
          <table:table-cell office:value-type="float" office:value="-0.110000000000003">
            <text:p>-0,11</text:p>
          </table:table-cell>
          <table:table-cell office:value-type="float" office:value="4">
            <text:p>4</text:p>
          </table:table-cell>
          <table:table-cell office:value-type="float" office:value="11.5714285714286">
            <text:p>11,5714285714</text:p>
          </table:table-cell>
          <table:table-cell office:value-type="float" office:value="5">
            <text:p>5</text:p>
          </table:table-cell>
          <table:table-cell office:value-type="float" office:value="-1.22932622932623">
            <text:p>-1,2293262293</text:p>
          </table:table-cell>
          <table:table-cell office:value-type="float" office:value="0.954158016812852">
            <text:p>0,9541580168</text:p>
          </table:table-cell>
          <table:table-cell office:value-type="float" office:value="0.708254768764228">
            <text:p>0,7082547688</text:p>
          </table:table-cell>
          <table:table-cell table:number-columns-repeated="17"/>
          <table:table-cell office:value-type="float" office:value="2706.72666666667">
            <text:p>2706,7266666667</text:p>
          </table:table-cell>
          <table:table-cell office:value-type="float" office:value="1.62346009322923">
            <text:p>1,6234600932</text:p>
          </table:table-cell>
          <table:table-cell office:value-type="float" office:value="0.0871655554433521">
            <text:p>0,0871655554</text:p>
          </table:table-cell>
          <table:table-cell office:value-type="float" office:value="-3.60508266775512">
            <text:p>-3,6050826678</text:p>
          </table:table-cell>
          <table:table-cell office:value-type="float" office:value="0.0999107239832594">
            <text:p>0,099910724</text:p>
          </table:table-cell>
          <table:table-cell office:value-type="float" office:value="1.61627610942036">
            <text:p>1,6162761094</text:p>
          </table:table-cell>
          <table:table-cell office:value-type="float" office:value="1.49371782388002">
            <text:p>1,4937178239</text:p>
          </table:table-cell>
          <table:table-cell office:value-type="float" office:value="-3.58816638832994">
            <text:p>-3,5881663883</text:p>
          </table:table-cell>
          <table:table-cell office:value-type="float" office:value="1.17169376836959">
            <text:p>1,1716937684</text:p>
          </table:table-cell>
          <table:table-cell office:value-type="float" office:value="-1.94272743812578">
            <text:p>-1,9427274381</text:p>
          </table:table-cell>
          <table:table-cell office:value-type="float" office:value="-0.0715212721390737">
            <text:p>-0,0715212721</text:p>
          </table:table-cell>
          <table:table-cell office:value-type="float" office:value="-0.540156098709347">
            <text:p>-0,5401560987</text:p>
          </table:table-cell>
          <table:table-cell office:value-type="float" office:value="1.13968786247284">
            <text:p>1,1396878625</text:p>
          </table:table-cell>
          <table:table-cell office:value-type="float" office:value="1.3172059968611">
            <text:p>1,3172059969</text:p>
          </table:table-cell>
          <table:table-cell table:number-columns-repeated="13"/>
          <table:table-cell office:value-type="float" office:value="4.26087489010935">
            <text:p>4,2608748901</text:p>
          </table:table-cell>
          <table:table-cell office:value-type="float" office:value="4.63685670434218">
            <text:p>4,6368567043</text:p>
          </table:table-cell>
          <table:table-cell office:value-type="float" office:value="-0.759689800613144">
            <text:p>-0,7596898006</text:p>
          </table:table-cell>
          <table:table-cell office:value-type="float" office:value="3.13542131144506">
            <text:p>3,1354213114</text:p>
          </table:table-cell>
          <table:table-cell office:value-type="float" office:value="-0.12594531679563">
            <text:p>-0,1259453168</text:p>
          </table:table-cell>
          <table:table-cell office:value-type="float" office:value="2.69789586786367">
            <text:p>2,6978958679</text:p>
          </table:table-cell>
          <table:table-cell office:value-type="float" office:value="0.497879119526096">
            <text:p>0,4978791195</text:p>
          </table:table-cell>
          <table:table-cell office:value-type="float" office:value="-0.363478049876623">
            <text:p>-0,3634780499</text:p>
          </table:table-cell>
          <table:table-cell office:value-type="float" office:value="1.95546080651433">
            <text:p>1,9554608065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B0DBC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8.07">
            <text:p>28,07</text:p>
          </table:table-cell>
          <table:table-cell office:value-type="float" office:value="28.31">
            <text:p>28,31</text:p>
          </table:table-cell>
          <table:table-cell office:value-type="float" office:value="0.239999999999998">
            <text:p>0,24</text:p>
          </table:table-cell>
          <table:table-cell office:value-type="float" office:value="10">
            <text:p>10</text:p>
          </table:table-cell>
          <table:table-cell office:value-type="float" office:value="-17.8095238095238">
            <text:p>-17,8095238095</text:p>
          </table:table-cell>
          <table:table-cell office:value-type="float" office:value="2">
            <text:p>2</text:p>
          </table:table-cell>
          <table:table-cell office:value-type="float" office:value="33.4307647907648">
            <text:p>33,4307647908</text:p>
          </table:table-cell>
          <table:table-cell office:value-type="float" office:value="0.21168847355295">
            <text:p>0,2116884736</text:p>
          </table:table-cell>
          <table:table-cell office:value-type="float" office:value="-1.47108776647831">
            <text:p>-1,4710877665</text:p>
          </table:table-cell>
          <table:table-cell table:number-columns-repeated="17"/>
          <table:table-cell office:value-type="float" office:value="4073.72">
            <text:p>4073,72</text:p>
          </table:table-cell>
          <table:table-cell office:value-type="float" office:value="1.42576101108756">
            <text:p>1,4257610111</text:p>
          </table:table-cell>
          <table:table-cell office:value-type="float" office:value="0.121054520738348">
            <text:p>0,1210545207</text:p>
          </table:table-cell>
          <table:table-cell office:value-type="float" office:value="3.95971943831231">
            <text:p>3,9597194383</text:p>
          </table:table-cell>
          <table:table-cell office:value-type="float" office:value="-1.91547796983602">
            <text:p>-1,9154779698</text:p>
          </table:table-cell>
          <table:table-cell office:value-type="float" office:value="3.68950050456262">
            <text:p>3,6895005046</text:p>
          </table:table-cell>
          <table:table-cell office:value-type="float" office:value="-0.16586667926681">
            <text:p>-0,1658666793</text:p>
          </table:table-cell>
          <table:table-cell office:value-type="float" office:value="0.979128691221142">
            <text:p>0,9791286912</text:p>
          </table:table-cell>
          <table:table-cell office:value-type="float" office:value="-1.89403088091465">
            <text:p>-1,8940308809</text:p>
          </table:table-cell>
          <table:table-cell office:value-type="float" office:value="-2.01969500798095">
            <text:p>-2,019695008</text:p>
          </table:table-cell>
          <table:table-cell office:value-type="float" office:value="-1.01034479920271">
            <text:p>-1,0103447992</text:p>
          </table:table-cell>
          <table:table-cell office:value-type="float" office:value="0.264534751937227">
            <text:p>0,2645347519</text:p>
          </table:table-cell>
          <table:table-cell office:value-type="float" office:value="2.26445337085783">
            <text:p>2,2644533709</text:p>
          </table:table-cell>
          <table:table-cell office:value-type="float" office:value="-1.69593072934678">
            <text:p>-1,6959307293</text:p>
          </table:table-cell>
          <table:table-cell table:number-columns-repeated="5"/>
          <table:table-cell>
            <draw:frame table:end-cell-address="Sheet1.BE23" table:end-x="2.196cm" table:end-y="0.281cm" draw:z-index="2" draw:style-name="gr1" draw:text-style-name="P1" svg:width="15.999cm" svg:height="8.999cm" svg:x="0.663cm" svg:y="0.17cm">
              <draw:object draw:notify-on-update-of-ranges="Sheet1.AU2:Sheet1.AU4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 office:value-type="float" office:value="-5.27913760936053">
            <text:p>-5,2791376094</text:p>
          </table:table-cell>
          <table:table-cell office:value-type="float" office:value="1.24694318930315">
            <text:p>1,2469431893</text:p>
          </table:table-cell>
          <table:table-cell office:value-type="float" office:value="-2.4591250016532">
            <text:p>-2,4591250017</text:p>
          </table:table-cell>
          <table:table-cell office:value-type="float" office:value="2.29554384424406">
            <text:p>2,2955438442</text:p>
          </table:table-cell>
          <table:table-cell office:value-type="float" office:value="3.47045727351365">
            <text:p>3,4704572735</text:p>
          </table:table-cell>
          <table:table-cell office:value-type="float" office:value="-1.68399391452355">
            <text:p>-1,6839939145</text:p>
          </table:table-cell>
          <table:table-cell office:value-type="float" office:value="-0.371158124433715">
            <text:p>-0,3711581244</text:p>
          </table:table-cell>
          <table:table-cell office:value-type="float" office:value="-1.14764056875957">
            <text:p>-1,1476405688</text:p>
          </table:table-cell>
          <table:table-cell office:value-type="float" office:value="0.733520522868637">
            <text:p>0,7335205229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B240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4.12">
            <text:p>24,12</text:p>
          </table:table-cell>
          <table:table-cell office:value-type="float" office:value="23.92">
            <text:p>23,92</text:p>
          </table:table-cell>
          <table:table-cell office:value-type="float" office:value="-0.199999999999999">
            <text:p>-0,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-4.58428671124018">
            <text:p>-4,5842867112</text:p>
          </table:table-cell>
          <table:table-cell office:value-type="float" office:value="0.934106305602189">
            <text:p>0,9341063056</text:p>
          </table:table-cell>
          <table:table-cell office:value-type="float" office:value="2.76808453005822">
            <text:p>2,7680845301</text:p>
          </table:table-cell>
          <table:table-cell table:number-columns-repeated="17"/>
          <table:table-cell office:value-type="float" office:value="2757.80222222222">
            <text:p>2757,8022222222</text:p>
          </table:table-cell>
          <table:table-cell office:value-type="float" office:value="1.18315843521963">
            <text:p>1,1831584352</text:p>
          </table:table-cell>
          <table:table-cell office:value-type="float" office:value="0.0853272049965713">
            <text:p>0,085327205</text:p>
          </table:table-cell>
          <table:table-cell office:value-type="float" office:value="-4.40042279150479">
            <text:p>-4,4004227915</text:p>
          </table:table-cell>
          <table:table-cell office:value-type="float" office:value="-1.88041350809973">
            <text:p>-1,8804135081</text:p>
          </table:table-cell>
          <table:table-cell office:value-type="float" office:value="2.20995961085808">
            <text:p>2,2099596109</text:p>
          </table:table-cell>
          <table:table-cell office:value-type="float" office:value="-1.62826037537377">
            <text:p>-1,6282603754</text:p>
          </table:table-cell>
          <table:table-cell office:value-type="float" office:value="-0.755344972993594">
            <text:p>-0,755344973</text:p>
          </table:table-cell>
          <table:table-cell office:value-type="float" office:value="-1.06084160731737">
            <text:p>-1,0608416073</text:p>
          </table:table-cell>
          <table:table-cell office:value-type="float" office:value="-1.41911578371825">
            <text:p>-1,4191157837</text:p>
          </table:table-cell>
          <table:table-cell office:value-type="float" office:value="-1.74464003072307">
            <text:p>-1,7446400307</text:p>
          </table:table-cell>
          <table:table-cell office:value-type="float" office:value="-0.536705632807808">
            <text:p>-0,5367056328</text:p>
          </table:table-cell>
          <table:table-cell office:value-type="float" office:value="0.900107255081619">
            <text:p>0,9001072551</text:p>
          </table:table-cell>
          <table:table-cell office:value-type="float" office:value="2.98848431567547">
            <text:p>2,9884843157</text:p>
          </table:table-cell>
          <table:table-cell table:number-columns-repeated="13"/>
          <table:table-cell office:value-type="float" office:value="2.87264624893981">
            <text:p>2,8726462489</text:p>
          </table:table-cell>
          <table:table-cell office:value-type="float" office:value="-4.17531887930482">
            <text:p>-4,1753188793</text:p>
          </table:table-cell>
          <table:table-cell office:value-type="float" office:value="-3.46229779315794">
            <text:p>-3,4622977932</text:p>
          </table:table-cell>
          <table:table-cell office:value-type="float" office:value="2.78491053354458">
            <text:p>2,7849105335</text:p>
          </table:table-cell>
          <table:table-cell office:value-type="float" office:value="0.770992306247834">
            <text:p>0,7709923062</text:p>
          </table:table-cell>
          <table:table-cell office:value-type="float" office:value="-0.568315735708324">
            <text:p>-0,5683157357</text:p>
          </table:table-cell>
          <table:table-cell office:value-type="float" office:value="2.21609430570423">
            <text:p>2,2160943057</text:p>
          </table:table-cell>
          <table:table-cell office:value-type="float" office:value="-2.17126894782426">
            <text:p>-2,1712689478</text:p>
          </table:table-cell>
          <table:table-cell office:value-type="float" office:value="0.829219376445461">
            <text:p>0,8292193764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B8A2</text:p>
          </table:table-cell>
          <table:table-cell office:value-type="float" office:value="66">
            <text:p>6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5.69">
            <text:p>25,69</text:p>
          </table:table-cell>
          <table:table-cell office:value-type="float" office:value="26.71">
            <text:p>26,71</text:p>
          </table:table-cell>
          <table:table-cell office:value-type="float" office:value="1.02">
            <text:p>1,02</text:p>
          </table:table-cell>
          <table:table-cell office:value-type="float" office:value="6">
            <text:p>6</text:p>
          </table:table-cell>
          <table:table-cell office:value-type="float" office:value="-14.375">
            <text:p>-14,375</text:p>
          </table:table-cell>
          <table:table-cell office:value-type="float" office:value="4">
            <text:p>4</text:p>
          </table:table-cell>
          <table:table-cell office:value-type="float" office:value="-0.0642686630638458">
            <text:p>-0,0642686631</text:p>
          </table:table-cell>
          <table:table-cell office:value-type="float" office:value="1.06891605971006">
            <text:p>1,0689160597</text:p>
          </table:table-cell>
          <table:table-cell office:value-type="float" office:value="2.88636510537745">
            <text:p>2,8863651054</text:p>
          </table:table-cell>
          <table:table-cell table:number-columns-repeated="17"/>
          <table:table-cell office:value-type="float" office:value="4104.01555555556">
            <text:p>4104,0155555556</text:p>
          </table:table-cell>
          <table:table-cell office:value-type="float" office:value="1.5250097787926">
            <text:p>1,5250097788</text:p>
          </table:table-cell>
          <table:table-cell office:value-type="float" office:value="0.112781682114049">
            <text:p>0,1127816821</text:p>
          </table:table-cell>
          <table:table-cell office:value-type="float" office:value="5.02246044651003">
            <text:p>5,0224604465</text:p>
          </table:table-cell>
          <table:table-cell office:value-type="float" office:value="-1.12625498288049">
            <text:p>-1,1262549829</text:p>
          </table:table-cell>
          <table:table-cell office:value-type="float" office:value="0.212812232671067">
            <text:p>0,2128122327</text:p>
          </table:table-cell>
          <table:table-cell office:value-type="float" office:value="-0.277642445222569">
            <text:p>-0,2776424452</text:p>
          </table:table-cell>
          <table:table-cell office:value-type="float" office:value="-0.487256206305036">
            <text:p>-0,4872562063</text:p>
          </table:table-cell>
          <table:table-cell office:value-type="float" office:value="0.13729476457934">
            <text:p>0,1372947646</text:p>
          </table:table-cell>
          <table:table-cell office:value-type="float" office:value="-2.11610384251559">
            <text:p>-2,1161038425</text:p>
          </table:table-cell>
          <table:table-cell office:value-type="float" office:value="0.00218615095773708">
            <text:p>0,002186151</text:p>
          </table:table-cell>
          <table:table-cell office:value-type="float" office:value="-0.663351835553423">
            <text:p>-0,6633518356</text:p>
          </table:table-cell>
          <table:table-cell office:value-type="float" office:value="1.03996628122227">
            <text:p>1,0399662812</text:p>
          </table:table-cell>
          <table:table-cell office:value-type="float" office:value="3.13241487399904">
            <text:p>3,132414874</text:p>
          </table:table-cell>
          <table:table-cell table:number-columns-repeated="13"/>
          <table:table-cell office:value-type="float" office:value="-5.87330426016706">
            <text:p>-5,8733042602</text:p>
          </table:table-cell>
          <table:table-cell office:value-type="float" office:value="0.890798859017915">
            <text:p>0,890798859</text:p>
          </table:table-cell>
          <table:table-cell office:value-type="float" office:value="-2.03640655505656">
            <text:p>-2,0364065551</text:p>
          </table:table-cell>
          <table:table-cell office:value-type="float" office:value="0.138052048942154">
            <text:p>0,1380520489</text:p>
          </table:table-cell>
          <table:table-cell office:value-type="float" office:value="-1.43254515328228">
            <text:p>-1,4325451533</text:p>
          </table:table-cell>
          <table:table-cell office:value-type="float" office:value="0.611105279672572">
            <text:p>0,6111052797</text:p>
          </table:table-cell>
          <table:table-cell office:value-type="float" office:value="0.42747481211548">
            <text:p>0,4274748121</text:p>
          </table:table-cell>
          <table:table-cell office:value-type="float" office:value="0.140015835309908">
            <text:p>0,1400158353</text:p>
          </table:table-cell>
          <table:table-cell office:value-type="float" office:value="1.13155757059169">
            <text:p>1,1315575706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B9FC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5.71">
            <text:p>25,71</text:p>
          </table:table-cell>
          <table:table-cell office:value-type="float" office:value="26.39">
            <text:p>26,39</text:p>
          </table:table-cell>
          <table:table-cell office:value-type="float" office:value="0.68">
            <text:p>0,68</text:p>
          </table:table-cell>
          <table:table-cell office:value-type="float" office:value="9">
            <text:p>9</text:p>
          </table:table-cell>
          <table:table-cell office:value-type="float" office:value="-17.5190476190476">
            <text:p>-17,519047619</text:p>
          </table:table-cell>
          <table:table-cell office:value-type="float" office:value="9">
            <text:p>9</text:p>
          </table:table-cell>
          <table:table-cell office:value-type="float" office:value="-21.7966551104263">
            <text:p>-21,7966551104</text:p>
          </table:table-cell>
          <table:table-cell office:value-type="float" office:value="0.164129950718714">
            <text:p>0,1641299507</text:p>
          </table:table-cell>
          <table:table-cell office:value-type="float" office:value="1.40970332539211">
            <text:p>1,4097033254</text:p>
          </table:table-cell>
          <table:table-cell table:number-columns-repeated="17"/>
          <table:table-cell office:value-type="float" office:value="3094.08444444444">
            <text:p>3094,0844444445</text:p>
          </table:table-cell>
          <table:table-cell office:value-type="float" office:value="1.62432754283339">
            <text:p>1,6243275428</text:p>
          </table:table-cell>
          <table:table-cell office:value-type="float" office:value="0.0925867138582728">
            <text:p>0,0925867139</text:p>
          </table:table-cell>
          <table:table-cell office:value-type="float" office:value="-2.28415695811571">
            <text:p>-2,2841569581</text:p>
          </table:table-cell>
          <table:table-cell office:value-type="float" office:value="-0.886590364137728">
            <text:p>-0,8865903641</text:p>
          </table:table-cell>
          <table:table-cell office:value-type="float" office:value="0.051416716616245">
            <text:p>0,0514167166</text:p>
          </table:table-cell>
          <table:table-cell office:value-type="float" office:value="-0.199830447922842">
            <text:p>-0,1998304479</text:p>
          </table:table-cell>
          <table:table-cell office:value-type="float" office:value="-2.35308990246261">
            <text:p>-2,3530899025</text:p>
          </table:table-cell>
          <table:table-cell office:value-type="float" office:value="1.37437351109379">
            <text:p>1,3743735111</text:p>
          </table:table-cell>
          <table:table-cell office:value-type="float" office:value="-1.87760670478681">
            <text:p>-1,8776067048</text:p>
          </table:table-cell>
          <table:table-cell office:value-type="float" office:value="1.28007949175229">
            <text:p>1,2800794918</text:p>
          </table:table-cell>
          <table:table-cell office:value-type="float" office:value="0.0620100840189971">
            <text:p>0,062010084</text:p>
          </table:table-cell>
          <table:table-cell office:value-type="float" office:value="-0.61050225422994">
            <text:p>-0,6105022542</text:p>
          </table:table-cell>
          <table:table-cell office:value-type="float" office:value="2.06761381388232">
            <text:p>2,0676138139</text:p>
          </table:table-cell>
          <table:table-cell table:number-columns-repeated="13"/>
          <table:table-cell office:value-type="float" office:value="2.91445154423684">
            <text:p>2,9144515442</text:p>
          </table:table-cell>
          <table:table-cell office:value-type="float" office:value="4.63208564534008">
            <text:p>4,6320856453</text:p>
          </table:table-cell>
          <table:table-cell office:value-type="float" office:value="-3.27120350889972">
            <text:p>-3,2712035089</text:p>
          </table:table-cell>
          <table:table-cell office:value-type="float" office:value="-1.5222392939861">
            <text:p>-1,522239294</text:p>
          </table:table-cell>
          <table:table-cell office:value-type="float" office:value="1.21118640555997">
            <text:p>1,2111864056</text:p>
          </table:table-cell>
          <table:table-cell office:value-type="float" office:value="-0.435471951683719">
            <text:p>-0,4354719517</text:p>
          </table:table-cell>
          <table:table-cell office:value-type="float" office:value="0.626381912365729">
            <text:p>0,6263819124</text:p>
          </table:table-cell>
          <table:table-cell office:value-type="float" office:value="0.347403993065106">
            <text:p>0,3474039931</text:p>
          </table:table-cell>
          <table:table-cell office:value-type="float" office:value="2.2140756883537">
            <text:p>2,2140756884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B59E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8.07">
            <text:p>28,07</text:p>
          </table:table-cell>
          <table:table-cell office:value-type="float" office:value="28.21">
            <text:p>28,21</text:p>
          </table:table-cell>
          <table:table-cell office:value-type="float" office:value="0.140000000000001">
            <text:p>0,14</text:p>
          </table:table-cell>
          <table:table-cell office:value-type="float" office:value="3">
            <text:p>3</text:p>
          </table:table-cell>
          <table:table-cell office:value-type="float" office:value="17.7333333333333">
            <text:p>17,7333333333</text:p>
          </table:table-cell>
          <table:table-cell office:value-type="float" office:value="1">
            <text:p>1</text:p>
          </table:table-cell>
          <table:table-cell office:value-type="float" office:value="37.1598970083625">
            <text:p>37,1598970084</text:p>
          </table:table-cell>
          <table:table-cell office:value-type="float" office:value="1.31028009795847">
            <text:p>1,310280098</text:p>
          </table:table-cell>
          <table:table-cell office:value-type="float" office:value="0.492489338756755">
            <text:p>0,4924893388</text:p>
          </table:table-cell>
          <table:table-cell table:number-columns-repeated="17"/>
          <table:table-cell office:value-type="float" office:value="5457.33111111111">
            <text:p>5457,3311111111</text:p>
          </table:table-cell>
          <table:table-cell office:value-type="float" office:value="1.49003771781732">
            <text:p>1,4900377178</text:p>
          </table:table-cell>
          <table:table-cell office:value-type="float" office:value="0.102477442168516">
            <text:p>0,1024774422</text:p>
          </table:table-cell>
          <table:table-cell office:value-type="float" office:value="6.57070651090053">
            <text:p>6,5707065109</text:p>
          </table:table-cell>
          <table:table-cell office:value-type="float" office:value="-0.813007146087047">
            <text:p>-0,8130071461</text:p>
          </table:table-cell>
          <table:table-cell office:value-type="float" office:value="1.4603871551605">
            <text:p>1,4603871552</text:p>
          </table:table-cell>
          <table:table-cell office:value-type="float" office:value="-0.506012335764262">
            <text:p>-0,5060123358</text:p>
          </table:table-cell>
          <table:table-cell office:value-type="float" office:value="0.107793434627081">
            <text:p>0,1077934346</text:p>
          </table:table-cell>
          <table:table-cell office:value-type="float" office:value="0.844706333829308">
            <text:p>0,8447063338</text:p>
          </table:table-cell>
          <table:table-cell office:value-type="float" office:value="-1.41228699785898">
            <text:p>-1,4122869979</text:p>
          </table:table-cell>
          <table:table-cell office:value-type="float" office:value="-0.34075353508211">
            <text:p>-0,3407535351</text:p>
          </table:table-cell>
          <table:table-cell office:value-type="float" office:value="-0.693069417128685">
            <text:p>-0,6930694171</text:p>
          </table:table-cell>
          <table:table-cell office:value-type="float" office:value="2.57580371723395">
            <text:p>2,5758037172</text:p>
          </table:table-cell>
          <table:table-cell office:value-type="float" office:value="0.04577865949549">
            <text:p>0,0457786595</text:p>
          </table:table-cell>
          <table:table-cell table:number-columns-repeated="13"/>
          <table:table-cell office:value-type="float" office:value="-7.4326706336407">
            <text:p>-7,4326706336</text:p>
          </table:table-cell>
          <table:table-cell office:value-type="float" office:value="0.492930840798772">
            <text:p>0,4929308408</text:p>
          </table:table-cell>
          <table:table-cell office:value-type="float" office:value="-1.68583506696477">
            <text:p>-1,685835067</text:p>
          </table:table-cell>
          <table:table-cell office:value-type="float" office:value="0.449060351360477">
            <text:p>0,4490603514</text:p>
          </table:table-cell>
          <table:table-cell office:value-type="float" office:value="-0.514771558913501">
            <text:p>-0,5147715589</text:p>
          </table:table-cell>
          <table:table-cell office:value-type="float" office:value="-0.104677119059908">
            <text:p>-0,1046771191</text:p>
          </table:table-cell>
          <table:table-cell office:value-type="float" office:value="1.06101624342412">
            <text:p>1,0610162434</text:p>
          </table:table-cell>
          <table:table-cell office:value-type="float" office:value="-1.2227250631408">
            <text:p>-1,2227250631</text:p>
          </table:table-cell>
          <table:table-cell office:value-type="float" office:value="1.16374078634505">
            <text:p>1,1637407863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E3D4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6.16">
            <text:p>26,16</text:p>
          </table:table-cell>
          <table:table-cell office:value-type="float" office:value="27.34">
            <text:p>27,34</text:p>
          </table:table-cell>
          <table:table-cell office:value-type="float" office:value="1.18">
            <text:p>1,18</text:p>
          </table:table-cell>
          <table:table-cell office:value-type="float" office:value="8">
            <text:p>8</text:p>
          </table:table-cell>
          <table:table-cell office:value-type="float" office:value="-16.3333333333333">
            <text:p>-16,3333333333</text:p>
          </table:table-cell>
          <table:table-cell office:value-type="float" office:value="7">
            <text:p>7</text:p>
          </table:table-cell>
          <table:table-cell office:value-type="float" office:value="-10.9493006993007">
            <text:p>-10,9493006993</text:p>
          </table:table-cell>
          <table:table-cell office:value-type="float" office:value="0.581752939300848">
            <text:p>0,5817529393</text:p>
          </table:table-cell>
          <table:table-cell office:value-type="float" office:value="0.844761471081103">
            <text:p>0,8447614711</text:p>
          </table:table-cell>
          <table:table-cell table:number-columns-repeated="17"/>
          <table:table-cell office:value-type="float" office:value="2596.12222222222">
            <text:p>2596,1222222222</text:p>
          </table:table-cell>
          <table:table-cell office:value-type="float" office:value="1.5997683420354">
            <text:p>1,599768342</text:p>
          </table:table-cell>
          <table:table-cell office:value-type="float" office:value="0.127079276356617">
            <text:p>0,1270792764</text:p>
          </table:table-cell>
          <table:table-cell office:value-type="float" office:value="0.670314533302935">
            <text:p>0,6703145333</text:p>
          </table:table-cell>
          <table:table-cell office:value-type="float" office:value="-3.14353985027179">
            <text:p>-3,1435398503</text:p>
          </table:table-cell>
          <table:table-cell office:value-type="float" office:value="-3.69246493117004">
            <text:p>-3,6924649312</text:p>
          </table:table-cell>
          <table:table-cell office:value-type="float" office:value="-2.71292082318207">
            <text:p>-2,7129208232</text:p>
          </table:table-cell>
          <table:table-cell office:value-type="float" office:value="-0.734768255455675">
            <text:p>-0,7347682555</text:p>
          </table:table-cell>
          <table:table-cell office:value-type="float" office:value="-1.09501209252615">
            <text:p>-1,0950120925</text:p>
          </table:table-cell>
          <table:table-cell office:value-type="float" office:value="-0.889579853003014">
            <text:p>-0,889579853</text:p>
          </table:table-cell>
          <table:table-cell office:value-type="float" office:value="0.699238131729573">
            <text:p>0,6992381317</text:p>
          </table:table-cell>
          <table:table-cell office:value-type="float" office:value="1.00701959599229">
            <text:p>1,007019596</text:p>
          </table:table-cell>
          <table:table-cell office:value-type="float" office:value="-0.117394694815897">
            <text:p>-0,1173946948</text:p>
          </table:table-cell>
          <table:table-cell office:value-type="float" office:value="1.53754184489649">
            <text:p>1,5375418449</text:p>
          </table:table-cell>
          <table:table-cell table:number-columns-repeated="13"/>
          <table:table-cell office:value-type="float" office:value="-0.833165960997222">
            <text:p>-0,833165961</text:p>
          </table:table-cell>
          <table:table-cell office:value-type="float" office:value="-1.97206546688646">
            <text:p>-1,9720654669</text:p>
          </table:table-cell>
          <table:table-cell office:value-type="float" office:value="-4.28173278598977">
            <text:p>-4,281732786</text:p>
          </table:table-cell>
          <table:table-cell office:value-type="float" office:value="-3.57917699486869">
            <text:p>-3,5791769949</text:p>
          </table:table-cell>
          <table:table-cell office:value-type="float" office:value="-1.90400353384405">
            <text:p>-1,9040035338</text:p>
          </table:table-cell>
          <table:table-cell office:value-type="float" office:value="0.74825053250172">
            <text:p>0,7482505325</text:p>
          </table:table-cell>
          <table:table-cell office:value-type="float" office:value="0.767005425405951">
            <text:p>0,7670054254</text:p>
          </table:table-cell>
          <table:table-cell office:value-type="float" office:value="0.662909923641923">
            <text:p>0,6629099236</text:p>
          </table:table-cell>
          <table:table-cell office:value-type="float" office:value="0.563888066898538">
            <text:p>0,5638880669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E37E</text:p>
          </table:table-cell>
          <table:table-cell office:value-type="float" office:value="73">
            <text:p>7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6.1">
            <text:p>26,1</text:p>
          </table:table-cell>
          <table:table-cell office:value-type="float" office:value="27.34">
            <text:p>27,34</text:p>
          </table:table-cell>
          <table:table-cell office:value-type="float" office:value="1.24">
            <text:p>1,24</text:p>
          </table:table-cell>
          <table:table-cell office:value-type="float" office:value="1">
            <text:p>1</text:p>
          </table:table-cell>
          <table:table-cell office:value-type="float" office:value="28.5119047619048">
            <text:p>28,5119047619</text:p>
          </table:table-cell>
          <table:table-cell office:value-type="float" office:value="3">
            <text:p>3</text:p>
          </table:table-cell>
          <table:table-cell office:value-type="float" office:value="19.3730687510612">
            <text:p>19,3730687511</text:p>
          </table:table-cell>
          <table:table-cell office:value-type="float" office:value="2.52546401204644">
            <text:p>2,525464012</text:p>
          </table:table-cell>
          <table:table-cell office:value-type="float" office:value="2.79057135503794">
            <text:p>2,790571355</text:p>
          </table:table-cell>
          <table:table-cell table:number-columns-repeated="17"/>
          <table:table-cell office:value-type="float" office:value="6574.00888888889">
            <text:p>6574,0088888889</text:p>
          </table:table-cell>
          <table:table-cell office:value-type="float" office:value="1.45390440856961">
            <text:p>1,4539044086</text:p>
          </table:table-cell>
          <table:table-cell office:value-type="float" office:value="0.0912107072160265">
            <text:p>0,0912107072</text:p>
          </table:table-cell>
          <table:table-cell office:value-type="float" office:value="6.60550807907325">
            <text:p>6,6055080791</text:p>
          </table:table-cell>
          <table:table-cell office:value-type="float" office:value="0.730104838596366">
            <text:p>0,7301048386</text:p>
          </table:table-cell>
          <table:table-cell office:value-type="float" office:value="3.35395041023229">
            <text:p>3,3539504102</text:p>
          </table:table-cell>
          <table:table-cell office:value-type="float" office:value="1.40303764490156">
            <text:p>1,4030376449</text:p>
          </table:table-cell>
          <table:table-cell office:value-type="float" office:value="-0.114038095398669">
            <text:p>-0,1140380954</text:p>
          </table:table-cell>
          <table:table-cell office:value-type="float" office:value="-0.638065508418519">
            <text:p>-0,6380655084</text:p>
          </table:table-cell>
          <table:table-cell office:value-type="float" office:value="-1.50168474792358">
            <text:p>-1,5016847479</text:p>
          </table:table-cell>
          <table:table-cell office:value-type="float" office:value="-0.1659405402092">
            <text:p>-0,1659405402</text:p>
          </table:table-cell>
          <table:table-cell office:value-type="float" office:value="0.345559416215913">
            <text:p>0,3455594162</text:p>
          </table:table-cell>
          <table:table-cell office:value-type="float" office:value="2.92880679625294">
            <text:p>2,9288067963</text:p>
          </table:table-cell>
          <table:table-cell office:value-type="float" office:value="3.04025082894448">
            <text:p>3,0402508289</text:p>
          </table:table-cell>
          <table:table-cell table:number-columns-repeated="13"/>
          <table:table-cell office:value-type="float" office:value="-7.09838981574424">
            <text:p>-7,0983898157</text:p>
          </table:table-cell>
          <table:table-cell office:value-type="float" office:value="0.99461136030902">
            <text:p>0,9946113603</text:p>
          </table:table-cell>
          <table:table-cell office:value-type="float" office:value="-0.727882651043099">
            <text:p>-0,727882651</text:p>
          </table:table-cell>
          <table:table-cell office:value-type="float" office:value="2.90990330227272">
            <text:p>2,9099033023</text:p>
          </table:table-cell>
          <table:table-cell office:value-type="float" office:value="1.8532759504134">
            <text:p>1,8532759504</text:p>
          </table:table-cell>
          <table:table-cell office:value-type="float" office:value="-1.57964601371601">
            <text:p>-1,5796460137</text:p>
          </table:table-cell>
          <table:table-cell office:value-type="float" office:value="1.16427821948766">
            <text:p>1,1642782195</text:p>
          </table:table-cell>
          <table:table-cell office:value-type="float" office:value="-1.57080168740974">
            <text:p>-1,5708016874</text:p>
          </table:table-cell>
          <table:table-cell office:value-type="float" office:value="0.0868690178929513">
            <text:p>0,0868690179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B0A48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8.38">
            <text:p>28,38</text:p>
          </table:table-cell>
          <table:table-cell office:value-type="float" office:value="29.49">
            <text:p>29,49</text:p>
          </table:table-cell>
          <table:table-cell office:value-type="float" office:value="1.11">
            <text:p>1,11</text:p>
          </table:table-cell>
          <table:table-cell office:value-type="float" office:value="2">
            <text:p>2</text:p>
          </table:table-cell>
          <table:table-cell office:value-type="float" office:value="19.0333333333333">
            <text:p>19,0333333333</text:p>
          </table:table-cell>
          <table:table-cell office:value-type="float" office:value="1">
            <text:p>1</text:p>
          </table:table-cell>
          <table:table-cell office:value-type="float" office:value="32.7652296963443">
            <text:p>32,7652296963</text:p>
          </table:table-cell>
          <table:table-cell office:value-type="float" office:value="0.679554180499507">
            <text:p>0,6795541805</text:p>
          </table:table-cell>
          <table:table-cell office:value-type="float" office:value="-0.0244647484705243">
            <text:p>-0,0244647485</text:p>
          </table:table-cell>
          <table:table-cell table:number-columns-repeated="17"/>
          <table:table-cell office:value-type="float" office:value="7676.42380952381">
            <text:p>7676,4238095238</text:p>
          </table:table-cell>
          <table:table-cell office:value-type="float" office:value="2.28998140063976">
            <text:p>2,2899814006</text:p>
          </table:table-cell>
          <table:table-cell office:value-type="float" office:value="0.22278044898139">
            <text:p>0,222780449</text:p>
          </table:table-cell>
          <table:table-cell office:value-type="float" office:value="6.03786366930775">
            <text:p>6,0378636693</text:p>
          </table:table-cell>
          <table:table-cell office:value-type="float" office:value="0.73926209845754">
            <text:p>0,7392620985</text:p>
          </table:table-cell>
          <table:table-cell office:value-type="float" office:value="3.20612736963419">
            <text:p>3,2061273696</text:p>
          </table:table-cell>
          <table:table-cell office:value-type="float" office:value="0.29304108670564">
            <text:p>0,2930410867</text:p>
          </table:table-cell>
          <table:table-cell office:value-type="float" office:value="-0.240754248987554">
            <text:p>-0,240754249</text:p>
          </table:table-cell>
          <table:table-cell office:value-type="float" office:value="0.00930696079501684">
            <text:p>0,0093069608</text:p>
          </table:table-cell>
          <table:table-cell office:value-type="float" office:value="-1.90630551407454">
            <text:p>-1,9063055141</text:p>
          </table:table-cell>
          <table:table-cell office:value-type="float" office:value="-0.261685385528481">
            <text:p>-0,2616853855</text:p>
          </table:table-cell>
          <table:table-cell office:value-type="float" office:value="0.0128519518236594">
            <text:p>0,0128519518</text:p>
          </table:table-cell>
          <table:table-cell office:value-type="float" office:value="1.73706234892535">
            <text:p>1,7370623489</text:p>
          </table:table-cell>
          <table:table-cell office:value-type="float" office:value="-0.577278251576412">
            <text:p>-0,5772782516</text:p>
          </table:table-cell>
          <table:table-cell table:number-columns-repeated="13"/>
          <table:table-cell office:value-type="float" office:value="-6.85146767213969">
            <text:p>-6,8514676721</text:p>
          </table:table-cell>
          <table:table-cell office:value-type="float" office:value="2.4927261836342">
            <text:p>2,4927261836</text:p>
          </table:table-cell>
          <table:table-cell office:value-type="float" office:value="-1.65233996374084">
            <text:p>-1,6523399637</text:p>
          </table:table-cell>
          <table:table-cell office:value-type="float" office:value="2.7950586821776">
            <text:p>2,7950586822</text:p>
          </table:table-cell>
          <table:table-cell office:value-type="float" office:value="1.55969408259319">
            <text:p>1,5596940826</text:p>
          </table:table-cell>
          <table:table-cell office:value-type="float" office:value="-1.55162652356583">
            <text:p>-1,5516265236</text:p>
          </table:table-cell>
          <table:table-cell office:value-type="float" office:value="0.857231038390763">
            <text:p>0,8572310384</text:p>
          </table:table-cell>
          <table:table-cell office:value-type="float" office:value="-0.506948439892872">
            <text:p>-0,5069484399</text:p>
          </table:table-cell>
          <table:table-cell office:value-type="float" office:value="0.503059609657396">
            <text:p>0,5030596097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B0AD4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3.28">
            <text:p>23,28</text:p>
          </table:table-cell>
          <table:table-cell office:value-type="float" office:value="22.45">
            <text:p>22,45</text:p>
          </table:table-cell>
          <table:table-cell office:value-type="float" office:value="-0.830000000000002">
            <text:p>-0,83</text:p>
          </table:table-cell>
          <table:table-cell office:value-type="float" office:value="6">
            <text:p>6</text:p>
          </table:table-cell>
          <table:table-cell office:value-type="float" office:value="-2.5">
            <text:p>-2,5</text:p>
          </table:table-cell>
          <table:table-cell office:value-type="float" office:value="5">
            <text:p>5</text:p>
          </table:table-cell>
          <table:table-cell office:value-type="float" office:value="5.63536291709666">
            <text:p>5,6353629171</text:p>
          </table:table-cell>
          <table:table-cell office:value-type="float" office:value="1.37244813798942">
            <text:p>1,372448138</text:p>
          </table:table-cell>
          <table:table-cell office:value-type="float" office:value="0.773168756306555">
            <text:p>0,7731687563</text:p>
          </table:table-cell>
          <table:table-cell table:number-columns-repeated="17"/>
          <table:table-cell office:value-type="float" office:value="6303.71190476191">
            <text:p>6303,7119047619</text:p>
          </table:table-cell>
          <table:table-cell office:value-type="float" office:value="1.78036124715962">
            <text:p>1,7803612472</text:p>
          </table:table-cell>
          <table:table-cell office:value-type="float" office:value="0.190157046547404">
            <text:p>0,1901570465</text:p>
          </table:table-cell>
          <table:table-cell office:value-type="float" office:value="3.20981592551269">
            <text:p>3,2098159255</text:p>
          </table:table-cell>
          <table:table-cell office:value-type="float" office:value="-1.71439327440678">
            <text:p>-1,7143932744</text:p>
          </table:table-cell>
          <table:table-cell office:value-type="float" office:value="1.58468109717924">
            <text:p>1,5846810972</text:p>
          </table:table-cell>
          <table:table-cell office:value-type="float" office:value="-1.45833776116306">
            <text:p>-1,4583377612</text:p>
          </table:table-cell>
          <table:table-cell office:value-type="float" office:value="-0.448775493955216">
            <text:p>-0,448775494</text:p>
          </table:table-cell>
          <table:table-cell office:value-type="float" office:value="-0.68368700417454">
            <text:p>-0,6836870042</text:p>
          </table:table-cell>
          <table:table-cell office:value-type="float" office:value="-1.39940628529353">
            <text:p>-1,3994062853</text:p>
          </table:table-cell>
          <table:table-cell office:value-type="float" office:value="-0.519746770108906">
            <text:p>-0,5197467701</text:p>
          </table:table-cell>
          <table:table-cell office:value-type="float" office:value="-0.571717468853995">
            <text:p>-0,5717174689</text:p>
          </table:table-cell>
          <table:table-cell office:value-type="float" office:value="1.26205208947492">
            <text:p>1,2620520895</text:p>
          </table:table-cell>
          <table:table-cell office:value-type="float" office:value="0.989745056170213">
            <text:p>0,9897450562</text:p>
          </table:table-cell>
          <table:table-cell table:number-columns-repeated="13"/>
          <table:table-cell office:value-type="float" office:value="-4.66417331776072">
            <text:p>-4,6641733178</text:p>
          </table:table-cell>
          <table:table-cell office:value-type="float" office:value="0.354575336526585">
            <text:p>0,3545753365</text:p>
          </table:table-cell>
          <table:table-cell office:value-type="float" office:value="-3.9380403177311">
            <text:p>-3,9380403177</text:p>
          </table:table-cell>
          <table:table-cell office:value-type="float" office:value="0.983213375258658">
            <text:p>0,9832133753</text:p>
          </table:table-cell>
          <table:table-cell office:value-type="float" office:value="0.234696992076982">
            <text:p>0,2346969921</text:p>
          </table:table-cell>
          <table:table-cell office:value-type="float" office:value="-0.262213248430707">
            <text:p>-0,2622132484</text:p>
          </table:table-cell>
          <table:table-cell office:value-type="float" office:value="-0.308149741934151">
            <text:p>-0,3081497419</text:p>
          </table:table-cell>
          <table:table-cell office:value-type="float" office:value="-0.709433443315228">
            <text:p>-0,7094334433</text:p>
          </table:table-cell>
          <table:table-cell office:value-type="float" office:value="0.266486060293513">
            <text:p>0,2664860603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B2ED2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6.51">
            <text:p>26,51</text:p>
          </table:table-cell>
          <table:table-cell office:value-type="float" office:value="28.63">
            <text:p>28,63</text:p>
          </table:table-cell>
          <table:table-cell office:value-type="float" office:value="2.12">
            <text:p>2,12</text:p>
          </table:table-cell>
          <table:table-cell office:value-type="float" office:value="1">
            <text:p>1</text:p>
          </table:table-cell>
          <table:table-cell office:value-type="float" office:value="21.9166666666667">
            <text:p>21,9166666667</text:p>
          </table:table-cell>
          <table:table-cell office:value-type="float" office:value="2">
            <text:p>2</text:p>
          </table:table-cell>
          <table:table-cell office:value-type="float" office:value="14.4636015325671">
            <text:p>14,4636015326</text:p>
          </table:table-cell>
          <table:table-cell office:value-type="float" office:value="1.93057962033635">
            <text:p>1,9305796203</text:p>
          </table:table-cell>
          <table:table-cell office:value-type="float" office:value="2.16960572225912">
            <text:p>2,1696057223</text:p>
          </table:table-cell>
          <table:table-cell table:number-columns-repeated="17"/>
          <table:table-cell office:value-type="float" office:value="9667.08809523809">
            <text:p>9667,0880952381</text:p>
          </table:table-cell>
          <table:table-cell office:value-type="float" office:value="2.04061687602039">
            <text:p>2,040616876</text:p>
          </table:table-cell>
          <table:table-cell office:value-type="float" office:value="0.196591429388423">
            <text:p>0,1965914294</text:p>
          </table:table-cell>
          <table:table-cell office:value-type="float" office:value="8.44583184876848">
            <text:p>8,4458318488</text:p>
          </table:table-cell>
          <table:table-cell office:value-type="float" office:value="-0.715222886580724">
            <text:p>-0,7152228866</text:p>
          </table:table-cell>
          <table:table-cell office:value-type="float" office:value="1.97295974008715">
            <text:p>1,9729597401</text:p>
          </table:table-cell>
          <table:table-cell office:value-type="float" office:value="0.384274626858066">
            <text:p>0,3842746269</text:p>
          </table:table-cell>
          <table:table-cell office:value-type="float" office:value="1.4293932647258">
            <text:p>1,4293932647</text:p>
          </table:table-cell>
          <table:table-cell office:value-type="float" office:value="-1.19531887711325">
            <text:p>-1,1953188771</text:p>
          </table:table-cell>
          <table:table-cell office:value-type="float" office:value="-1.79397163224816">
            <text:p>-1,7939716322</text:p>
          </table:table-cell>
          <table:table-cell office:value-type="float" office:value="-0.422283805619977">
            <text:p>-0,4222838056</text:p>
          </table:table-cell>
          <table:table-cell office:value-type="float" office:value="0.591467113880316">
            <text:p>0,5914671139</text:p>
          </table:table-cell>
          <table:table-cell office:value-type="float" office:value="2.20222538147089">
            <text:p>2,2022253815</text:p>
          </table:table-cell>
          <table:table-cell office:value-type="float" office:value="2.10451803541446">
            <text:p>2,1045180354</text:p>
          </table:table-cell>
          <table:table-cell table:number-columns-repeated="13"/>
          <table:table-cell office:value-type="float" office:value="-9.46859526397798">
            <text:p>-9,468595264</text:p>
          </table:table-cell>
          <table:table-cell office:value-type="float" office:value="0.785377891236461">
            <text:p>0,7853778912</text:p>
          </table:table-cell>
          <table:table-cell office:value-type="float" office:value="-2.4592001209888">
            <text:p>-2,459200121</text:p>
          </table:table-cell>
          <table:table-cell office:value-type="float" office:value="1.3213199021003">
            <text:p>1,3213199021</text:p>
          </table:table-cell>
          <table:table-cell office:value-type="float" office:value="0.415882007420798">
            <text:p>0,4158820074</text:p>
          </table:table-cell>
          <table:table-cell office:value-type="float" office:value="-0.952566692028631">
            <text:p>-0,952566692</text:p>
          </table:table-cell>
          <table:table-cell office:value-type="float" office:value="-1.65143955856191">
            <text:p>-1,6514395586</text:p>
          </table:table-cell>
          <table:table-cell office:value-type="float" office:value="0.695775899363141">
            <text:p>0,6957758994</text:p>
          </table:table-cell>
          <table:table-cell office:value-type="float" office:value="0.904356151099283">
            <text:p>0,9043561511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B39C9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3.49">
            <text:p>23,49</text:p>
          </table:table-cell>
          <table:table-cell office:value-type="float" office:value="26.19">
            <text:p>26,19</text:p>
          </table:table-cell>
          <table:table-cell office:value-type="float" office:value="2.7">
            <text:p>2,7</text:p>
          </table:table-cell>
          <table:table-cell office:value-type="float" office:value="10">
            <text:p>10</text:p>
          </table:table-cell>
          <table:table-cell office:value-type="float" office:value="-28.2833333333333">
            <text:p>-28,2833333333</text:p>
          </table:table-cell>
          <table:table-cell office:value-type="float" office:value="10">
            <text:p>10</text:p>
          </table:table-cell>
          <table:table-cell office:value-type="float" office:value="-26.4484126984127">
            <text:p>-26,4484126984</text:p>
          </table:table-cell>
          <table:table-cell office:value-type="float" office:value="0.430703095385888">
            <text:p>0,4307030954</text:p>
          </table:table-cell>
          <table:table-cell office:value-type="float" office:value="0.585674996226266">
            <text:p>0,5856749962</text:p>
          </table:table-cell>
          <table:table-cell table:number-columns-repeated="17"/>
          <table:table-cell office:value-type="float" office:value="3593.47142857143">
            <text:p>3593,4714285714</text:p>
          </table:table-cell>
          <table:table-cell office:value-type="float" office:value="1.26569608767012">
            <text:p>1,2656960877</text:p>
          </table:table-cell>
          <table:table-cell office:value-type="float" office:value="0.236317448706583">
            <text:p>0,2363174487</text:p>
          </table:table-cell>
          <table:table-cell office:value-type="float" office:value="-2.55013046500979">
            <text:p>-2,550130465</text:p>
          </table:table-cell>
          <table:table-cell office:value-type="float" office:value="-1.15134659569333">
            <text:p>-1,1513465957</text:p>
          </table:table-cell>
          <table:table-cell office:value-type="float" office:value="1.47695568102578">
            <text:p>1,476955681</text:p>
          </table:table-cell>
          <table:table-cell office:value-type="float" office:value="-1.14573875044815">
            <text:p>-1,1457387504</text:p>
          </table:table-cell>
          <table:table-cell office:value-type="float" office:value="-3.35573209937374">
            <text:p>-3,3557320994</text:p>
          </table:table-cell>
          <table:table-cell office:value-type="float" office:value="3.15713993729349">
            <text:p>3,1571399373</text:p>
          </table:table-cell>
          <table:table-cell office:value-type="float" office:value="-0.510285616363905">
            <text:p>-0,5102856164</text:p>
          </table:table-cell>
          <table:table-cell office:value-type="float" office:value="-0.262851337980798">
            <text:p>-0,262851338</text:p>
          </table:table-cell>
          <table:table-cell office:value-type="float" office:value="-0.768668790555882">
            <text:p>-0,7686687906</text:p>
          </table:table-cell>
          <table:table-cell office:value-type="float" office:value="-1.26174031114379">
            <text:p>-1,2617403111</text:p>
          </table:table-cell>
          <table:table-cell office:value-type="float" office:value="1.15454273667523">
            <text:p>1,1545427367</text:p>
          </table:table-cell>
          <table:table-cell table:number-columns-repeated="13"/>
          <table:table-cell office:value-type="float" office:value="2.20585688294836">
            <text:p>2,2058568829</text:p>
          </table:table-cell>
          <table:table-cell office:value-type="float" office:value="5.13568182205265">
            <text:p>5,1356818221</text:p>
          </table:table-cell>
          <table:table-cell office:value-type="float" office:value="-3.18802851303911">
            <text:p>-3,188028513</text:p>
          </table:table-cell>
          <table:table-cell office:value-type="float" office:value="1.03598107703217">
            <text:p>1,035981077</text:p>
          </table:table-cell>
          <table:table-cell office:value-type="float" office:value="-1.28231886191113">
            <text:p>-1,2823188619</text:p>
          </table:table-cell>
          <table:table-cell office:value-type="float" office:value="4.50494478775239">
            <text:p>4,5049447878</text:p>
          </table:table-cell>
          <table:table-cell office:value-type="float" office:value="-1.31991051145875">
            <text:p>-1,3199105115</text:p>
          </table:table-cell>
          <table:table-cell office:value-type="float" office:value="-0.982416799369487">
            <text:p>-0,9824167994</text:p>
          </table:table-cell>
          <table:table-cell office:value-type="float" office:value="1.25168990943805">
            <text:p>1,2516899094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B321B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6.61">
            <text:p>26,61</text:p>
          </table:table-cell>
          <table:table-cell office:value-type="float" office:value="26.56">
            <text:p>26,56</text:p>
          </table:table-cell>
          <table:table-cell office:value-type="float" office:value="-0.0500000000000007">
            <text:p>-0,05</text:p>
          </table:table-cell>
          <table:table-cell office:value-type="float" office:value="7">
            <text:p>7</text:p>
          </table:table-cell>
          <table:table-cell office:value-type="float" office:value="-6.5">
            <text:p>-6,5</text:p>
          </table:table-cell>
          <table:table-cell office:value-type="float" office:value="9">
            <text:p>9</text:p>
          </table:table-cell>
          <table:table-cell office:value-type="float" office:value="-23.0833333333333">
            <text:p>-23,0833333333</text:p>
          </table:table-cell>
          <table:table-cell office:value-type="float" office:value="-1.36284559053131">
            <text:p>-1,3628455905</text:p>
          </table:table-cell>
          <table:table-cell office:value-type="float" office:value="0.309400059112017">
            <text:p>0,3094000591</text:p>
          </table:table-cell>
          <table:table-cell table:number-columns-repeated="17"/>
          <table:table-cell office:value-type="float" office:value="2388.05714285714">
            <text:p>2388,0571428572</text:p>
          </table:table-cell>
          <table:table-cell office:value-type="float" office:value="1.70164804328081">
            <text:p>1,7016480433</text:p>
          </table:table-cell>
          <table:table-cell office:value-type="float" office:value="0.182808499437678">
            <text:p>0,1828084994</text:p>
          </table:table-cell>
          <table:table-cell office:value-type="float" office:value="-3.28013237587633">
            <text:p>-3,2801323759</text:p>
          </table:table-cell>
          <table:table-cell office:value-type="float" office:value="-3.47053445686255">
            <text:p>-3,4705344569</text:p>
          </table:table-cell>
          <table:table-cell office:value-type="float" office:value="-3.07089358268141">
            <text:p>-3,0708935827</text:p>
          </table:table-cell>
          <table:table-cell office:value-type="float" office:value="-1.95830053662632">
            <text:p>-1,9583005366</text:p>
          </table:table-cell>
          <table:table-cell office:value-type="float" office:value="-3.5318809389209">
            <text:p>-3,5318809389</text:p>
          </table:table-cell>
          <table:table-cell office:value-type="float" office:value="-1.18006262019855">
            <text:p>-1,1800626202</text:p>
          </table:table-cell>
          <table:table-cell office:value-type="float" office:value="-0.530799608805584">
            <text:p>-0,5307996088</text:p>
          </table:table-cell>
          <table:table-cell office:value-type="float" office:value="-0.241025339886638">
            <text:p>-0,2410253399</text:p>
          </table:table-cell>
          <table:table-cell office:value-type="float" office:value="-0.913065516678225">
            <text:p>-0,9130655167</text:p>
          </table:table-cell>
          <table:table-cell office:value-type="float" office:value="-2.40641231013839">
            <text:p>-2,4064123101</text:p>
          </table:table-cell>
          <table:table-cell office:value-type="float" office:value="0.56613387657836">
            <text:p>0,5661338766</text:p>
          </table:table-cell>
          <table:table-cell table:number-columns-repeated="13"/>
          <table:table-cell office:value-type="float" office:value="3.22195722488562">
            <text:p>3,2219572249</text:p>
          </table:table-cell>
          <table:table-cell office:value-type="float" office:value="1.2144587318917">
            <text:p>1,2144587319</text:p>
          </table:table-cell>
          <table:table-cell office:value-type="float" office:value="-7.29894356111773">
            <text:p>-7,2989435611</text:p>
          </table:table-cell>
          <table:table-cell office:value-type="float" office:value="-1.27326610134199">
            <text:p>-1,2732661013</text:p>
          </table:table-cell>
          <table:table-cell office:value-type="float" office:value="-3.45972505191395">
            <text:p>-3,4597250519</text:p>
          </table:table-cell>
          <table:table-cell office:value-type="float" office:value="1.91863545139338">
            <text:p>1,9186354514</text:p>
          </table:table-cell>
          <table:table-cell office:value-type="float" office:value="-3.38432352425154">
            <text:p>-3,3843235243</text:p>
          </table:table-cell>
          <table:table-cell office:value-type="float" office:value="1.04060812740405">
            <text:p>1,0406081274</text:p>
          </table:table-cell>
          <table:table-cell office:value-type="float" office:value="-1.19893694214378">
            <text:p>-1,1989369421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B464C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7.25">
            <text:p>27,25</text:p>
          </table:table-cell>
          <table:table-cell office:value-type="float" office:value="30.01">
            <text:p>30,01</text:p>
          </table:table-cell>
          <table:table-cell office:value-type="float" office:value="2.76">
            <text:p>2,76</text:p>
          </table:table-cell>
          <table:table-cell office:value-type="float" office:value="9">
            <text:p>9</text:p>
          </table:table-cell>
          <table:table-cell office:value-type="float" office:value="-15.6666666666667">
            <text:p>-15,6666666667</text:p>
          </table:table-cell>
          <table:table-cell office:value-type="float" office:value="4">
            <text:p>4</text:p>
          </table:table-cell>
          <table:table-cell office:value-type="float" office:value="12.3567660409766">
            <text:p>12,356766041</text:p>
          </table:table-cell>
          <table:table-cell office:value-type="float" office:value="1.36428063531019">
            <text:p>1,3642806353</text:p>
          </table:table-cell>
          <table:table-cell office:value-type="float" office:value="0.477490532955638">
            <text:p>0,477490533</text:p>
          </table:table-cell>
          <table:table-cell table:number-columns-repeated="17"/>
          <table:table-cell office:value-type="float" office:value="4681.94047619048">
            <text:p>4681,9404761905</text:p>
          </table:table-cell>
          <table:table-cell office:value-type="float" office:value="2.14588141335514">
            <text:p>2,1458814134</text:p>
          </table:table-cell>
          <table:table-cell office:value-type="float" office:value="0.221500547951475">
            <text:p>0,221500548</text:p>
          </table:table-cell>
          <table:table-cell office:value-type="float" office:value="1.69624252827329">
            <text:p>1,6962425283</text:p>
          </table:table-cell>
          <table:table-cell office:value-type="float" office:value="-1.36500024240969">
            <text:p>-1,3650002424</text:p>
          </table:table-cell>
          <table:table-cell office:value-type="float" office:value="2.26744242829155">
            <text:p>2,2674424283</text:p>
          </table:table-cell>
          <table:table-cell office:value-type="float" office:value="-0.652020100263379">
            <text:p>-0,6520201003</text:p>
          </table:table-cell>
          <table:table-cell office:value-type="float" office:value="-0.493833853299199">
            <text:p>-0,4938338533</text:p>
          </table:table-cell>
          <table:table-cell office:value-type="float" office:value="-1.68993186546869">
            <text:p>-1,6899318655</text:p>
          </table:table-cell>
          <table:table-cell office:value-type="float" office:value="-1.10147953253762">
            <text:p>-1,1014795325</text:p>
          </table:table-cell>
          <table:table-cell office:value-type="float" office:value="-0.677245827412099">
            <text:p>-0,6772458274</text:p>
          </table:table-cell>
          <table:table-cell office:value-type="float" office:value="-0.0440519547033304">
            <text:p>-0,0440519547</text:p>
          </table:table-cell>
          <table:table-cell office:value-type="float" office:value="1.27200886244144">
            <text:p>1,2720088624</text:p>
          </table:table-cell>
          <table:table-cell office:value-type="float" office:value="0.595771994364185">
            <text:p>0,5957719944</text:p>
          </table:table-cell>
          <table:table-cell table:number-columns-repeated="13"/>
          <table:table-cell office:value-type="float" office:value="-2.82452089545713">
            <text:p>-2,8245208955</text:p>
          </table:table-cell>
          <table:table-cell office:value-type="float" office:value="0.684437167636431">
            <text:p>0,6844371676</text:p>
          </table:table-cell>
          <table:table-cell office:value-type="float" office:value="-3.60548083861009">
            <text:p>-3,6054808386</text:p>
          </table:table-cell>
          <table:table-cell office:value-type="float" office:value="2.2400312731061">
            <text:p>2,2400312731</text:p>
          </table:table-cell>
          <table:table-cell office:value-type="float" office:value="1.64316509656107">
            <text:p>1,6431650966</text:p>
          </table:table-cell>
          <table:table-cell office:value-type="float" office:value="-0.089167729050634">
            <text:p>-0,0891677291</text:p>
          </table:table-cell>
          <table:table-cell office:value-type="float" office:value="-1.58909427350515">
            <text:p>-1,5890942735</text:p>
          </table:table-cell>
          <table:table-cell office:value-type="float" office:value="-0.857573306614314">
            <text:p>-0,8575733066</text:p>
          </table:table-cell>
          <table:table-cell office:value-type="float" office:value="0.231456722455589">
            <text:p>0,2314567225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B770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7.57">
            <text:p>27,57</text:p>
          </table:table-cell>
          <table:table-cell office:value-type="float" office:value="27.18">
            <text:p>27,18</text:p>
          </table:table-cell>
          <table:table-cell office:value-type="float" office:value="-0.390000000000001">
            <text:p>-0,39</text:p>
          </table:table-cell>
          <table:table-cell office:value-type="float" office:value="5">
            <text:p>5</text:p>
          </table:table-cell>
          <table:table-cell office:value-type="float" office:value="-0.75">
            <text:p>-0,75</text:p>
          </table:table-cell>
          <table:table-cell office:value-type="float" office:value="8">
            <text:p>8</text:p>
          </table:table-cell>
          <table:table-cell office:value-type="float" office:value="-12.3611111111111">
            <text:p>-12,3611111111</text:p>
          </table:table-cell>
          <table:table-cell office:value-type="float" office:value="0.443803564087837">
            <text:p>0,4438035641</text:p>
          </table:table-cell>
          <table:table-cell office:value-type="float" office:value="1.20967980832864">
            <text:p>1,2096798083</text:p>
          </table:table-cell>
          <table:table-cell table:number-columns-repeated="17"/>
          <table:table-cell office:value-type="float" office:value="2523.52142857143">
            <text:p>2523,5214285714</text:p>
          </table:table-cell>
          <table:table-cell office:value-type="float" office:value="1.89417812638197">
            <text:p>1,8941781264</text:p>
          </table:table-cell>
          <table:table-cell office:value-type="float" office:value="0.257870945645682">
            <text:p>0,2578709456</text:p>
          </table:table-cell>
          <table:table-cell office:value-type="float" office:value="-1.20124490389456">
            <text:p>-1,2012449039</text:p>
          </table:table-cell>
          <table:table-cell office:value-type="float" office:value="-2.21034426832854">
            <text:p>-2,2103442683</text:p>
          </table:table-cell>
          <table:table-cell office:value-type="float" office:value="-2.8917968682959">
            <text:p>-2,8917968683</text:p>
          </table:table-cell>
          <table:table-cell office:value-type="float" office:value="-1.12314979528559">
            <text:p>-1,1231497953</text:p>
          </table:table-cell>
          <table:table-cell office:value-type="float" office:value="-1.76849069869048">
            <text:p>-1,7684906987</text:p>
          </table:table-cell>
          <table:table-cell office:value-type="float" office:value="-1.78957502016456">
            <text:p>-1,7895750202</text:p>
          </table:table-cell>
          <table:table-cell office:value-type="float" office:value="-1.98359171732625">
            <text:p>-1,9835917173</text:p>
          </table:table-cell>
          <table:table-cell office:value-type="float" office:value="0.668988542686463">
            <text:p>0,6689885427</text:p>
          </table:table-cell>
          <table:table-cell office:value-type="float" office:value="-0.268519885890456">
            <text:p>-0,2685198859</text:p>
          </table:table-cell>
          <table:table-cell office:value-type="float" office:value="-0.503823317627295">
            <text:p>-0,5038233176</text:p>
          </table:table-cell>
          <table:table-cell office:value-type="float" office:value="1.41749829633708">
            <text:p>1,4174982963</text:p>
          </table:table-cell>
          <table:table-cell table:number-columns-repeated="13"/>
          <table:table-cell office:value-type="float" office:value="1.47027201734121">
            <text:p>1,4702720173</text:p>
          </table:table-cell>
          <table:table-cell office:value-type="float" office:value="2.0058165054518">
            <text:p>2,0058165055</text:p>
          </table:table-cell>
          <table:table-cell office:value-type="float" office:value="-5.66374915536968">
            <text:p>-5,6637491554</text:p>
          </table:table-cell>
          <table:table-cell office:value-type="float" office:value="-1.43368407023783">
            <text:p>-1,4336840702</text:p>
          </table:table-cell>
          <table:table-cell office:value-type="float" office:value="-1.9233013516899">
            <text:p>-1,9233013517</text:p>
          </table:table-cell>
          <table:table-cell office:value-type="float" office:value="0.591146813410444">
            <text:p>0,5911468134</text:p>
          </table:table-cell>
          <table:table-cell office:value-type="float" office:value="-2.1654120680546">
            <text:p>-2,1654120681</text:p>
          </table:table-cell>
          <table:table-cell office:value-type="float" office:value="1.42491898479799">
            <text:p>1,4249189848</text:p>
          </table:table-cell>
          <table:table-cell office:value-type="float" office:value="-1.04251480054067">
            <text:p>-1,0425148005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B957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8.45">
            <text:p>28,45</text:p>
          </table:table-cell>
          <table:table-cell office:value-type="float" office:value="29.56">
            <text:p>29,56</text:p>
          </table:table-cell>
          <table:table-cell office:value-type="float" office:value="1.11">
            <text:p>1,11</text:p>
          </table:table-cell>
          <table:table-cell office:value-type="float" office:value="3">
            <text:p>3</text:p>
          </table:table-cell>
          <table:table-cell office:value-type="float" office:value="15.9166666666667">
            <text:p>15,9166666667</text:p>
          </table:table-cell>
          <table:table-cell office:value-type="float" office:value="6">
            <text:p>6</text:p>
          </table:table-cell>
          <table:table-cell office:value-type="float" office:value="-5.61965811965812">
            <text:p>-5,6196581197</text:p>
          </table:table-cell>
          <table:table-cell office:value-type="float" office:value="1.15125609432293">
            <text:p>1,1512560943</text:p>
          </table:table-cell>
          <table:table-cell office:value-type="float" office:value="0.435560313763512">
            <text:p>0,4355603138</text:p>
          </table:table-cell>
          <table:table-cell table:number-columns-repeated="17"/>
          <table:table-cell office:value-type="float" office:value="7061.7880952381">
            <text:p>7061,7880952381</text:p>
          </table:table-cell>
          <table:table-cell office:value-type="float" office:value="1.74795801669932">
            <text:p>1,7479580167</text:p>
          </table:table-cell>
          <table:table-cell office:value-type="float" office:value="0.26182226206704">
            <text:p>0,2618222621</text:p>
          </table:table-cell>
          <table:table-cell office:value-type="float" office:value="6.1088855462396">
            <text:p>6,1088855462</text:p>
          </table:table-cell>
          <table:table-cell office:value-type="float" office:value="-0.928611482321161">
            <text:p>-0,9286114823</text:p>
          </table:table-cell>
          <table:table-cell office:value-type="float" office:value="2.55382176794409">
            <text:p>2,5538217679</text:p>
          </table:table-cell>
          <table:table-cell office:value-type="float" office:value="-0.756243048304553">
            <text:p>-0,7562430483</text:p>
          </table:table-cell>
          <table:table-cell office:value-type="float" office:value="1.21202577141106">
            <text:p>1,2120257714</text:p>
          </table:table-cell>
          <table:table-cell office:value-type="float" office:value="-0.35958030721515">
            <text:p>-0,3595803072</text:p>
          </table:table-cell>
          <table:table-cell office:value-type="float" office:value="-2.18356688792008">
            <text:p>-2,1835668879</text:p>
          </table:table-cell>
          <table:table-cell office:value-type="float" office:value="-0.394866646968616">
            <text:p>-0,394866647</text:p>
          </table:table-cell>
          <table:table-cell office:value-type="float" office:value="0.835264127220852">
            <text:p>0,8352641272</text:p>
          </table:table-cell>
          <table:table-cell office:value-type="float" office:value="0.667001157098787">
            <text:p>0,6670011571</text:p>
          </table:table-cell>
          <table:table-cell office:value-type="float" office:value="0.883646408844013">
            <text:p>0,8836464088</text:p>
          </table:table-cell>
          <table:table-cell table:number-columns-repeated="13"/>
          <table:table-cell office:value-type="float" office:value="-7.02570937746169">
            <text:p>-7,0257093775</text:p>
          </table:table-cell>
          <table:table-cell office:value-type="float" office:value="1.74334200762856">
            <text:p>1,7433420076</text:p>
          </table:table-cell>
          <table:table-cell office:value-type="float" office:value="-2.06793755982738">
            <text:p>-2,0679375598</text:p>
          </table:table-cell>
          <table:table-cell office:value-type="float" office:value="1.47921007241056">
            <text:p>1,4792100724</text:p>
          </table:table-cell>
          <table:table-cell office:value-type="float" office:value="2.33278389741468">
            <text:p>2,3327838974</text:p>
          </table:table-cell>
          <table:table-cell office:value-type="float" office:value="-0.484528427138056">
            <text:p>-0,4845284271</text:p>
          </table:table-cell>
          <table:table-cell office:value-type="float" office:value="0.333137387084593">
            <text:p>0,3331373871</text:p>
          </table:table-cell>
          <table:table-cell office:value-type="float" office:value="0.488278291326086">
            <text:p>0,4882782913</text:p>
          </table:table-cell>
          <table:table-cell office:value-type="float" office:value="0.638514036714581">
            <text:p>0,6385140367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BA9B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6.04">
            <text:p>26,04</text:p>
          </table:table-cell>
          <table:table-cell office:value-type="float" office:value="25.34">
            <text:p>25,34</text:p>
          </table:table-cell>
          <table:table-cell office:value-type="float" office:value="-0.699999999999999">
            <text:p>-0,7</text:p>
          </table:table-cell>
          <table:table-cell office:value-type="float" office:value="4">
            <text:p>4</text:p>
          </table:table-cell>
          <table:table-cell office:value-type="float" office:value="7.66666666666666">
            <text:p>7,6666666667</text:p>
          </table:table-cell>
          <table:table-cell office:value-type="float" office:value="3">
            <text:p>3</text:p>
          </table:table-cell>
          <table:table-cell office:value-type="float" office:value="12.6153815758278">
            <text:p>12,6153815758</text:p>
          </table:table-cell>
          <table:table-cell office:value-type="float" office:value="0.984343086630325">
            <text:p>0,9843430866</text:p>
          </table:table-cell>
          <table:table-cell office:value-type="float" office:value="1.22822922955382">
            <text:p>1,2282292296</text:p>
          </table:table-cell>
          <table:table-cell table:number-columns-repeated="17"/>
          <table:table-cell office:value-type="float" office:value="2691.10952380952">
            <text:p>2691,1095238095</text:p>
          </table:table-cell>
          <table:table-cell office:value-type="float" office:value="1.22140449602211">
            <text:p>1,221404496</text:p>
          </table:table-cell>
          <table:table-cell office:value-type="float" office:value="0.0868512367885082">
            <text:p>0,0868512368</text:p>
          </table:table-cell>
          <table:table-cell office:value-type="float" office:value="-11.2658887573326">
            <text:p>-11,2658887573</text:p>
          </table:table-cell>
          <table:table-cell office:value-type="float" office:value="2.0293500191569">
            <text:p>2,0293500192</text:p>
          </table:table-cell>
          <table:table-cell office:value-type="float" office:value="-1.09148101691935">
            <text:p>-1,0914810169</text:p>
          </table:table-cell>
          <table:table-cell office:value-type="float" office:value="3.11686539144282">
            <text:p>3,1168653914</text:p>
          </table:table-cell>
          <table:table-cell office:value-type="float" office:value="-1.85121018068143">
            <text:p>-1,8512101807</text:p>
          </table:table-cell>
          <table:table-cell office:value-type="float" office:value="-2.28763570604786">
            <text:p>-2,287635706</text:p>
          </table:table-cell>
          <table:table-cell office:value-type="float" office:value="0.0110410564670387">
            <text:p>0,0110410565</text:p>
          </table:table-cell>
          <table:table-cell office:value-type="float" office:value="0.400698640621692">
            <text:p>0,4006986406</text:p>
          </table:table-cell>
          <table:table-cell office:value-type="float" office:value="-1.96625553024344">
            <text:p>-1,9662555302</text:p>
          </table:table-cell>
          <table:table-cell office:value-type="float" office:value="1.49174549129648">
            <text:p>1,4917454913</text:p>
          </table:table-cell>
          <table:table-cell office:value-type="float" office:value="0.993525291377363">
            <text:p>0,9935252914</text:p>
          </table:table-cell>
          <table:table-cell table:number-columns-repeated="13"/>
          <table:table-cell office:value-type="float" office:value="10.2367782368123">
            <text:p>10,2367782368</text:p>
          </table:table-cell>
          <table:table-cell office:value-type="float" office:value="-7.14164191066469">
            <text:p>-7,1416419107</text:p>
          </table:table-cell>
          <table:table-cell office:value-type="float" office:value="-3.45138981040752">
            <text:p>-3,4513898104</text:p>
          </table:table-cell>
          <table:table-cell office:value-type="float" office:value="6.9470249567261">
            <text:p>6,9470249567</text:p>
          </table:table-cell>
          <table:table-cell office:value-type="float" office:value="-5.86942290323739">
            <text:p>-5,8694229032</text:p>
          </table:table-cell>
          <table:table-cell office:value-type="float" office:value="0.888912613507841">
            <text:p>0,8889126135</text:p>
          </table:table-cell>
          <table:table-cell office:value-type="float" office:value="-3.4102029685021">
            <text:p>-3,4102029685</text:p>
          </table:table-cell>
          <table:table-cell office:value-type="float" office:value="-1.40226585771483">
            <text:p>-1,4022658577</text:p>
          </table:table-cell>
          <table:table-cell office:value-type="float" office:value="-0.798865428524216">
            <text:p>-0,7988654285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CA05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5.31">
            <text:p>25,31</text:p>
          </table:table-cell>
          <table:table-cell office:value-type="float" office:value="24.85">
            <text:p>24,85</text:p>
          </table:table-cell>
          <table:table-cell office:value-type="float" office:value="-0.459999999999997">
            <text:p>-0,46</text:p>
          </table:table-cell>
          <table:table-cell office:value-type="float" office:value="8">
            <text:p>8</text:p>
          </table:table-cell>
          <table:table-cell office:value-type="float" office:value="-10.8333333333333">
            <text:p>-10,8333333333</text:p>
          </table:table-cell>
          <table:table-cell office:value-type="float" office:value="7">
            <text:p>7</text:p>
          </table:table-cell>
          <table:table-cell office:value-type="float" office:value="-10.3238265002971">
            <text:p>-10,3238265003</text:p>
          </table:table-cell>
          <table:table-cell office:value-type="float" office:value="1.03374480441759">
            <text:p>1,0337448044</text:p>
          </table:table-cell>
          <table:table-cell office:value-type="float" office:value="1.07947265746168">
            <text:p>1,0794726575</text:p>
          </table:table-cell>
          <table:table-cell table:number-columns-repeated="17"/>
          <table:table-cell office:value-type="float" office:value="3430.68571428572">
            <text:p>3430,6857142857</text:p>
          </table:table-cell>
          <table:table-cell office:value-type="float" office:value="1.48258238840254">
            <text:p>1,4825823884</text:p>
          </table:table-cell>
          <table:table-cell office:value-type="float" office:value="0.167838166464014">
            <text:p>0,1678381665</text:p>
          </table:table-cell>
          <table:table-cell office:value-type="float" office:value="-2.37070500119928">
            <text:p>-2,3707050012</text:p>
          </table:table-cell>
          <table:table-cell office:value-type="float" office:value="-1.34471169818619">
            <text:p>-1,3447116982</text:p>
          </table:table-cell>
          <table:table-cell office:value-type="float" office:value="-1.22584049330255">
            <text:p>-1,2258404933</text:p>
          </table:table-cell>
          <table:table-cell office:value-type="float" office:value="-1.437107525004">
            <text:p>-1,437107525</text:p>
          </table:table-cell>
          <table:table-cell office:value-type="float" office:value="-3.50210475774144">
            <text:p>-3,5021047577</text:p>
          </table:table-cell>
          <table:table-cell office:value-type="float" office:value="-0.684503712962561">
            <text:p>-0,684503713</text:p>
          </table:table-cell>
          <table:table-cell office:value-type="float" office:value="-1.68268243424686">
            <text:p>-1,6826824342</text:p>
          </table:table-cell>
          <table:table-cell office:value-type="float" office:value="-0.741347751954576">
            <text:p>-0,741347752</text:p>
          </table:table-cell>
          <table:table-cell office:value-type="float" office:value="-0.53361890698193">
            <text:p>-0,533618907</text:p>
          </table:table-cell>
          <table:table-cell office:value-type="float" office:value="0.882940626806602">
            <text:p>0,8829406268</text:p>
          </table:table-cell>
          <table:table-cell office:value-type="float" office:value="1.39422275550658">
            <text:p>1,3942227555</text:p>
          </table:table-cell>
          <table:table-cell table:number-columns-repeated="13"/>
          <table:table-cell office:value-type="float" office:value="2.89256482688075">
            <text:p>2,8925648269</text:p>
          </table:table-cell>
          <table:table-cell office:value-type="float" office:value="2.31967528007305">
            <text:p>2,3196752801</text:p>
          </table:table-cell>
          <table:table-cell office:value-type="float" office:value="-5.03195748041408">
            <text:p>-5,0319574804</text:p>
          </table:table-cell>
          <table:table-cell office:value-type="float" office:value="1.86661978813599">
            <text:p>1,8666197881</text:p>
          </table:table-cell>
          <table:table-cell office:value-type="float" office:value="-1.55713497329375">
            <text:p>-1,5571349733</text:p>
          </table:table-cell>
          <table:table-cell office:value-type="float" office:value="-1.61094332711387">
            <text:p>-1,6109433271</text:p>
          </table:table-cell>
          <table:table-cell office:value-type="float" office:value="-0.0748913235312759">
            <text:p>-0,0748913235</text:p>
          </table:table-cell>
          <table:table-cell office:value-type="float" office:value="1.88947872091524">
            <text:p>1,8894787209</text:p>
          </table:table-cell>
          <table:table-cell office:value-type="float" office:value="0.288874768527751">
            <text:p>0,2888747685</text:p>
          </table:table-cell>
          <table:table-cell table:number-columns-repeated="955"/>
        </table:table-row>
        <table:table-row table:style-name="ro1">
          <table:table-cell table:style-name="ce2" office:value-type="string">
            <text:p>0007F2E455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8">
            <text:p>18</text:p>
          </table:table-cell>
          <table:table-cell table:style-name="ce5" table:formula="of:=TRUE()" office:value-type="boolean" office:boolean-value="true">
            <text:p>VRAI</text:p>
          </table:table-cell>
          <table:table-cell table:style-name="ce3" office:value-type="float" office:value="24.72">
            <text:p>24,72</text:p>
          </table:table-cell>
          <table:table-cell table:style-name="ce3" office:value-type="float" office:value="24.97">
            <text:p>24,97</text:p>
          </table:table-cell>
          <table:table-cell table:style-name="ce3" office:value-type="float" office:value="0.25">
            <text:p>0,2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-16.9166666666667">
            <text:p>-16,916666666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-26.3095238095238">
            <text:p>-26,3095238095</text:p>
          </table:table-cell>
          <table:table-cell table:style-name="ce3" office:value-type="float" office:value="-3.48336130761644">
            <text:p>-3,4833613076</text:p>
          </table:table-cell>
          <table:table-cell table:style-name="ce3" office:value-type="float" office:value="0.315033416560907">
            <text:p>0,3150334166</text:p>
          </table:table-cell>
          <table:table-cell table:style-name="ce3" table:number-columns-repeated="17"/>
          <table:table-cell table:style-name="ce3" office:value-type="float" office:value="2006.73799384155">
            <text:p>2006,7379938416</text:p>
          </table:table-cell>
          <table:table-cell table:style-name="ce3" office:value-type="float" office:value="1.61630408816438">
            <text:p>1,6163040882</text:p>
          </table:table-cell>
          <table:table-cell table:style-name="ce3" office:value-type="float" office:value="0.0956490798051009">
            <text:p>0,0956490798</text:p>
          </table:table-cell>
          <table:table-cell table:style-name="ce3" office:value-type="float" office:value="-1.43030411636873">
            <text:p>-1,4303041164</text:p>
          </table:table-cell>
          <table:table-cell table:style-name="ce3" office:value-type="float" office:value="-0.418279553064664">
            <text:p>-0,4182795531</text:p>
          </table:table-cell>
          <table:table-cell table:style-name="ce3" office:value-type="float" office:value="0.086242122160029">
            <text:p>0,0862421222</text:p>
          </table:table-cell>
          <table:table-cell table:style-name="ce3" office:value-type="float" office:value="0.788434299829934">
            <text:p>0,7884342998</text:p>
          </table:table-cell>
          <table:table-cell table:style-name="ce3" office:value-type="float" office:value="0.411130026980226">
            <text:p>0,411130027</text:p>
          </table:table-cell>
          <table:table-cell table:style-name="ce3" office:value-type="float" office:value="0.405134952661991">
            <text:p>0,4051349527</text:p>
          </table:table-cell>
          <table:table-cell table:style-name="ce3" office:value-type="float" office:value="2.13861488718992">
            <text:p>2,1386148872</text:p>
          </table:table-cell>
          <table:table-cell table:style-name="ce3" office:value-type="float" office:value="1.24559870699339">
            <text:p>1,245598707</text:p>
          </table:table-cell>
          <table:table-cell table:style-name="ce3" office:value-type="float" office:value="2.2447709334004">
            <text:p>2,2447709334</text:p>
          </table:table-cell>
          <table:table-cell table:style-name="ce3" office:value-type="float" office:value="-4.64290306563826">
            <text:p>-4,6429030656</text:p>
          </table:table-cell>
          <table:table-cell table:style-name="ce3" office:value-type="float" office:value="-0.204428442184898">
            <text:p>-0,2044284422</text:p>
          </table:table-cell>
          <table:table-cell table:style-name="ce3" table:number-columns-repeated="13"/>
          <table:table-cell table:style-name="ce3" office:value-type="float" office:value="2.38674861512498">
            <text:p>2,3867486151</text:p>
          </table:table-cell>
          <table:table-cell table:style-name="ce3" office:value-type="float" office:value="2.71120335957855">
            <text:p>2,7112033596</text:p>
          </table:table-cell>
          <table:table-cell table:style-name="ce3" office:value-type="float" office:value="2.01824343410177">
            <text:p>2,0182434341</text:p>
          </table:table-cell>
          <table:table-cell table:style-name="ce3" office:value-type="float" office:value="-3.10935280566121">
            <text:p>-3,1093528057</text:p>
          </table:table-cell>
          <table:table-cell table:style-name="ce3" office:value-type="float" office:value="3.48105170139552">
            <text:p>3,4810517014</text:p>
          </table:table-cell>
          <table:table-cell table:style-name="ce3" office:value-type="float" office:value="-1.41624330566488">
            <text:p>-1,4162433057</text:p>
          </table:table-cell>
          <table:table-cell table:style-name="ce3" office:value-type="float" office:value="-2.29165043961085">
            <text:p>-2,2916504396</text:p>
          </table:table-cell>
          <table:table-cell table:style-name="ce3" office:value-type="float" office:value="1.50343332477801">
            <text:p>1,5034333248</text:p>
          </table:table-cell>
          <table:table-cell table:style-name="ce3" office:value-type="float" office:value="-1.7384803998698">
            <text:p>-1,7384803999</text:p>
          </table:table-cell>
          <table:table-cell table:style-name="ce3" table:number-columns-repeated="955"/>
        </table:table-row>
        <table:table-row table:style-name="ro1">
          <table:table-cell table:style-name="ce2" office:value-type="string">
            <text:p>0007CA3B1C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7">
            <text:p>17</text:p>
          </table:table-cell>
          <table:table-cell table:style-name="ce5" table:formula="of:=FALSE()" office:value-type="boolean" office:boolean-value="false">
            <text:p>FAUX</text:p>
          </table:table-cell>
          <table:table-cell table:style-name="ce3" office:value-type="float" office:value="24.43">
            <text:p>24,43</text:p>
          </table:table-cell>
          <table:table-cell table:style-name="ce3" office:value-type="float" office:value="26.58">
            <text:p>26,58</text:p>
          </table:table-cell>
          <table:table-cell table:style-name="ce3" office:value-type="float" office:value="2.15">
            <text:p>2,1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1.2833333333333">
            <text:p>11,283333333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8.2773856578204">
            <text:p>28,2773856578</text:p>
          </table:table-cell>
          <table:table-cell table:style-name="ce3" office:value-type="float" office:value="0.054007652579963">
            <text:p>0,0540076526</text:p>
          </table:table-cell>
          <table:table-cell table:style-name="ce3" office:value-type="float" office:value="-1.63565316243283">
            <text:p>-1,6356531624</text:p>
          </table:table-cell>
          <table:table-cell table:style-name="ce3" table:number-columns-repeated="17"/>
          <table:table-cell table:style-name="ce3" office:value-type="float" office:value="2857.81829592873">
            <text:p>2857,8182959287</text:p>
          </table:table-cell>
          <table:table-cell table:style-name="ce3" office:value-type="float" office:value="1.4779358305343">
            <text:p>1,4779358305</text:p>
          </table:table-cell>
          <table:table-cell table:style-name="ce3" office:value-type="float" office:value="0.0693788753043981">
            <text:p>0,0693788753</text:p>
          </table:table-cell>
          <table:table-cell table:style-name="ce3" office:value-type="float" office:value="-1.70544218371771">
            <text:p>-1,7054421837</text:p>
          </table:table-cell>
          <table:table-cell table:style-name="ce3" office:value-type="float" office:value="3.5114614108899">
            <text:p>3,5114614109</text:p>
          </table:table-cell>
          <table:table-cell table:style-name="ce3" office:value-type="float" office:value="0.224764384073668">
            <text:p>0,2247643841</text:p>
          </table:table-cell>
          <table:table-cell table:style-name="ce3" office:value-type="float" office:value="3.30753993086162">
            <text:p>3,3075399309</text:p>
          </table:table-cell>
          <table:table-cell table:style-name="ce3" office:value-type="float" office:value="-1.75200996828174">
            <text:p>-1,7520099683</text:p>
          </table:table-cell>
          <table:table-cell table:style-name="ce3" office:value-type="float" office:value="-0.650635573159034">
            <text:p>-0,6506355732</text:p>
          </table:table-cell>
          <table:table-cell table:style-name="ce3" office:value-type="float" office:value="2.290450885489">
            <text:p>2,2904508855</text:p>
          </table:table-cell>
          <table:table-cell table:style-name="ce3" office:value-type="float" office:value="-0.477784127473206">
            <text:p>-0,4777841275</text:p>
          </table:table-cell>
          <table:table-cell table:style-name="ce3" office:value-type="float" office:value="0.0577300295365582">
            <text:p>0,0577300295</text:p>
          </table:table-cell>
          <table:table-cell table:style-name="ce3" office:value-type="float" office:value="2.06626857385023">
            <text:p>2,0662685739</text:p>
          </table:table-cell>
          <table:table-cell table:style-name="ce3" office:value-type="float" office:value="-2.16470392724105">
            <text:p>-2,1647039272</text:p>
          </table:table-cell>
          <table:table-cell table:style-name="ce3" table:number-columns-repeated="13"/>
          <table:table-cell table:style-name="ce3" office:value-type="float" office:value="2.22580128115536">
            <text:p>2,2258012812</text:p>
          </table:table-cell>
          <table:table-cell table:style-name="ce3" office:value-type="float" office:value="-2.5409032631265">
            <text:p>-2,5409032631</text:p>
          </table:table-cell>
          <table:table-cell table:style-name="ce3" office:value-type="float" office:value="5.74790816392254">
            <text:p>5,7479081639</text:p>
          </table:table-cell>
          <table:table-cell table:style-name="ce3" office:value-type="float" office:value="4.99312309387389">
            <text:p>4,9931230939</text:p>
          </table:table-cell>
          <table:table-cell table:style-name="ce3" office:value-type="float" office:value="-0.893517658170484">
            <text:p>-0,8935176582</text:p>
          </table:table-cell>
          <table:table-cell table:style-name="ce3" office:value-type="float" office:value="-1.19435274514258">
            <text:p>-1,1943527451</text:p>
          </table:table-cell>
          <table:table-cell table:style-name="ce3" office:value-type="float" office:value="0.475011797444068">
            <text:p>0,4750117974</text:p>
          </table:table-cell>
          <table:table-cell table:style-name="ce3" office:value-type="float" office:value="2.462151932096">
            <text:p>2,4621519321</text:p>
          </table:table-cell>
          <table:table-cell table:style-name="ce3" office:value-type="float" office:value="-4.37678660429335">
            <text:p>-4,3767866043</text:p>
          </table:table-cell>
          <table:table-cell table:style-name="ce3" table:number-columns-repeated="955"/>
        </table:table-row>
        <table:table-row table:style-name="ro1">
          <table:table-cell table:style-name="ce2" office:value-type="string">
            <text:p>0007CB1E1F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8">
            <text:p>18</text:p>
          </table:table-cell>
          <table:table-cell table:style-name="ce5" table:formula="of:=FALSE()" office:value-type="boolean" office:boolean-value="false">
            <text:p>FAUX</text:p>
          </table:table-cell>
          <table:table-cell table:style-name="ce3" office:value-type="float" office:value="28.15">
            <text:p>28,15</text:p>
          </table:table-cell>
          <table:table-cell table:style-name="ce3" office:value-type="float" office:value="27.81">
            <text:p>27,81</text:p>
          </table:table-cell>
          <table:table-cell table:style-name="ce3" office:value-type="float" office:value="-0.34">
            <text:p>-0,3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.11666666666667">
            <text:p>2,116666666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.8492063492063">
            <text:p>10,8492063492</text:p>
          </table:table-cell>
          <table:table-cell table:style-name="ce3" office:value-type="float" office:value="1.66330762169845">
            <text:p>1,6633076217</text:p>
          </table:table-cell>
          <table:table-cell table:style-name="ce3" office:value-type="float" office:value="-0.731213181042832">
            <text:p>-0,731213181</text:p>
          </table:table-cell>
          <table:table-cell table:style-name="ce3" table:number-columns-repeated="17"/>
          <table:table-cell table:style-name="ce3" office:value-type="float" office:value="3422.65972241613">
            <text:p>3422,6597224161</text:p>
          </table:table-cell>
          <table:table-cell table:style-name="ce3" office:value-type="float" office:value="1.11625343359032">
            <text:p>1,1162534336</text:p>
          </table:table-cell>
          <table:table-cell table:style-name="ce3" office:value-type="float" office:value="0.0633053544809985">
            <text:p>0,0633053545</text:p>
          </table:table-cell>
          <table:table-cell table:style-name="ce3" office:value-type="float" office:value="1.55164982623003">
            <text:p>1,5516498262</text:p>
          </table:table-cell>
          <table:table-cell table:style-name="ce3" office:value-type="float" office:value="2.63259231795701">
            <text:p>2,632592318</text:p>
          </table:table-cell>
          <table:table-cell table:style-name="ce3" office:value-type="float" office:value="0.854830077031491">
            <text:p>0,854830077</text:p>
          </table:table-cell>
          <table:table-cell table:style-name="ce3" office:value-type="float" office:value="1.83672508790787">
            <text:p>1,8367250879</text:p>
          </table:table-cell>
          <table:table-cell table:style-name="ce3" office:value-type="float" office:value="-1.78226008261507">
            <text:p>-1,7822600826</text:p>
          </table:table-cell>
          <table:table-cell table:style-name="ce3" office:value-type="float" office:value="3.59809208671647">
            <text:p>3,5980920867</text:p>
          </table:table-cell>
          <table:table-cell table:style-name="ce3" office:value-type="float" office:value="1.28294128327699">
            <text:p>1,2829412833</text:p>
          </table:table-cell>
          <table:table-cell table:style-name="ce3" office:value-type="float" office:value="0.866631530313235">
            <text:p>0,8666315303</text:p>
          </table:table-cell>
          <table:table-cell table:style-name="ce3" office:value-type="float" office:value="-1.14929603911574">
            <text:p>-1,1492960391</text:p>
          </table:table-cell>
          <table:table-cell table:style-name="ce3" office:value-type="float" office:value="1.80369431043284">
            <text:p>1,8036943104</text:p>
          </table:table-cell>
          <table:table-cell table:style-name="ce3" office:value-type="float" office:value="-0.518293347262893">
            <text:p>-0,5182933473</text:p>
          </table:table-cell>
          <table:table-cell table:style-name="ce3" table:number-columns-repeated="13"/>
          <table:table-cell table:style-name="ce3" office:value-type="float" office:value="-0.397842920604931">
            <text:p>-0,3978429206</text:p>
          </table:table-cell>
          <table:table-cell table:style-name="ce3" office:value-type="float" office:value="5.515278041984">
            <text:p>5,515278042</text:p>
          </table:table-cell>
          <table:table-cell table:style-name="ce3" office:value-type="float" office:value="4.42827824354529">
            <text:p>4,4282782435</text:p>
          </table:table-cell>
          <table:table-cell table:style-name="ce3" office:value-type="float" office:value="-0.966347696832507">
            <text:p>-0,9663476968</text:p>
          </table:table-cell>
          <table:table-cell table:style-name="ce3" office:value-type="float" office:value="-0.687342649103687">
            <text:p>-0,6873426491</text:p>
          </table:table-cell>
          <table:table-cell table:style-name="ce3" office:value-type="float" office:value="-0.065772501610872">
            <text:p>-0,0657725016</text:p>
          </table:table-cell>
          <table:table-cell table:style-name="ce3" office:value-type="float" office:value="-3.29475020968881">
            <text:p>-3,2947502097</text:p>
          </table:table-cell>
          <table:table-cell table:style-name="ce3" office:value-type="float" office:value="1.22079790487789">
            <text:p>1,2207979049</text:p>
          </table:table-cell>
          <table:table-cell table:style-name="ce3" office:value-type="float" office:value="-0.0676944100254248">
            <text:p>-0,06769441</text:p>
          </table:table-cell>
          <table:table-cell table:style-name="ce3" table:number-columns-repeated="955"/>
        </table:table-row>
        <table:table-row table:style-name="ro1">
          <table:table-cell table:style-name="ce2" office:value-type="string">
            <text:p>0007CB3D9B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8">
            <text:p>18</text:p>
          </table:table-cell>
          <table:table-cell table:style-name="ce5" table:formula="of:=FALSE()" office:value-type="boolean" office:boolean-value="false">
            <text:p>FAUX</text:p>
          </table:table-cell>
          <table:table-cell table:style-name="ce3" office:value-type="float" office:value="24.12">
            <text:p>24,12</text:p>
          </table:table-cell>
          <table:table-cell table:style-name="ce3" office:value-type="float" office:value="25.88">
            <text:p>25,88</text:p>
          </table:table-cell>
          <table:table-cell table:style-name="ce3" office:value-type="float" office:value="1.76">
            <text:p>1,7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-7.65000000000001">
            <text:p>-7,6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.924273793839011">
            <text:p>0,9242737938</text:p>
          </table:table-cell>
          <table:table-cell table:style-name="ce3" office:value-type="float" office:value="1.0271780319654">
            <text:p>1,027178032</text:p>
          </table:table-cell>
          <table:table-cell table:style-name="ce3" office:value-type="float" office:value="-0.611104433368923">
            <text:p>-0,6111044334</text:p>
          </table:table-cell>
          <table:table-cell table:style-name="ce3" table:number-columns-repeated="17"/>
          <table:table-cell table:style-name="ce3" office:value-type="float" office:value="2102.63237598647">
            <text:p>2102,6323759865</text:p>
          </table:table-cell>
          <table:table-cell table:style-name="ce3" office:value-type="float" office:value="2.55003098766127">
            <text:p>2,5500309877</text:p>
          </table:table-cell>
          <table:table-cell table:style-name="ce3" office:value-type="float" office:value="0.0938940930078429">
            <text:p>0,093894093</text:p>
          </table:table-cell>
          <table:table-cell table:style-name="ce3" office:value-type="float" office:value="-3.64158142968228">
            <text:p>-3,6415814297</text:p>
          </table:table-cell>
          <table:table-cell table:style-name="ce3" office:value-type="float" office:value="0.186238054942762">
            <text:p>0,1862380549</text:p>
          </table:table-cell>
          <table:table-cell table:style-name="ce3" office:value-type="float" office:value="1.15374935171078">
            <text:p>1,1537493517</text:p>
          </table:table-cell>
          <table:table-cell table:style-name="ce3" office:value-type="float" office:value="0.170714630541064">
            <text:p>0,1707146305</text:p>
          </table:table-cell>
          <table:table-cell table:style-name="ce3" office:value-type="float" office:value="3.53284488066607">
            <text:p>3,5328448807</text:p>
          </table:table-cell>
          <table:table-cell table:style-name="ce3" office:value-type="float" office:value="-1.21819178416793">
            <text:p>-1,2181917842</text:p>
          </table:table-cell>
          <table:table-cell table:style-name="ce3" office:value-type="float" office:value="3.00205929089671">
            <text:p>3,0020592909</text:p>
          </table:table-cell>
          <table:table-cell table:style-name="ce3" office:value-type="float" office:value="2.22513495995948">
            <text:p>2,22513496</text:p>
          </table:table-cell>
          <table:table-cell table:style-name="ce3" office:value-type="float" office:value="1.31116051787935">
            <text:p>1,3111605179</text:p>
          </table:table-cell>
          <table:table-cell table:style-name="ce3" office:value-type="float" office:value="1.91251718708375">
            <text:p>1,9125171871</text:p>
          </table:table-cell>
          <table:table-cell table:style-name="ce3" office:value-type="float" office:value="-0.18807449984379">
            <text:p>-0,1880744998</text:p>
          </table:table-cell>
          <table:table-cell table:style-name="ce3" table:number-columns-repeated="13"/>
          <table:table-cell table:style-name="ce3" office:value-type="float" office:value="3.92968786906867">
            <text:p>3,9296878691</text:p>
          </table:table-cell>
          <table:table-cell table:style-name="ce3" office:value-type="float" office:value="-3.84899260304078">
            <text:p>-3,848992603</text:p>
          </table:table-cell>
          <table:table-cell table:style-name="ce3" office:value-type="float" office:value="3.76554401123508">
            <text:p>3,7655440112</text:p>
          </table:table-cell>
          <table:table-cell table:style-name="ce3" office:value-type="float" office:value="-1.88796566604572">
            <text:p>-1,887965666</text:p>
          </table:table-cell>
          <table:table-cell table:style-name="ce3" office:value-type="float" office:value="2.62433324687061">
            <text:p>2,6243332469</text:p>
          </table:table-cell>
          <table:table-cell table:style-name="ce3" office:value-type="float" office:value="0.332669852352286">
            <text:p>0,3326698524</text:p>
          </table:table-cell>
          <table:table-cell table:style-name="ce3" office:value-type="float" office:value="-3.17541296941274">
            <text:p>-3,1754129694</text:p>
          </table:table-cell>
          <table:table-cell table:style-name="ce3" office:value-type="float" office:value="0.479857605430285">
            <text:p>0,4798576054</text:p>
          </table:table-cell>
          <table:table-cell table:style-name="ce3" office:value-type="float" office:value="4.86926011674566">
            <text:p>4,8692601167</text:p>
          </table:table-cell>
          <table:table-cell table:style-name="ce3" table:number-columns-repeated="955"/>
        </table:table-row>
        <table:table-row table:style-name="ro1">
          <table:table-cell table:style-name="ce2" office:value-type="string">
            <text:p>0007CB3F5E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8">
            <text:p>18</text:p>
          </table:table-cell>
          <table:table-cell table:style-name="ce5" table:formula="of:=FALSE()" office:value-type="boolean" office:boolean-value="false">
            <text:p>FAUX</text:p>
          </table:table-cell>
          <table:table-cell table:style-name="ce3" office:value-type="float" office:value="25.26">
            <text:p>25,26</text:p>
          </table:table-cell>
          <table:table-cell table:style-name="ce3" office:value-type="float" office:value="26.89">
            <text:p>26,89</text:p>
          </table:table-cell>
          <table:table-cell table:style-name="ce3" office:value-type="float" office:value="1.63">
            <text:p>1,6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.33333333333333">
            <text:p>2,333333333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.09090909090909">
            <text:p>1,0909090909</text:p>
          </table:table-cell>
          <table:table-cell table:style-name="ce3" office:value-type="float" office:value="0.998505123778374">
            <text:p>0,9985051238</text:p>
          </table:table-cell>
          <table:table-cell table:style-name="ce3" office:value-type="float" office:value="-1.40717873262903">
            <text:p>-1,4071787326</text:p>
          </table:table-cell>
          <table:table-cell table:style-name="ce3" table:number-columns-repeated="17"/>
          <table:table-cell table:style-name="ce3" office:value-type="float" office:value="2097.02207855053">
            <text:p>2097,0220785505</text:p>
          </table:table-cell>
          <table:table-cell table:style-name="ce3" office:value-type="float" office:value="1.63301436247241">
            <text:p>1,6330143625</text:p>
          </table:table-cell>
          <table:table-cell table:style-name="ce3" office:value-type="float" office:value="0.102616616801779">
            <text:p>0,1026166168</text:p>
          </table:table-cell>
          <table:table-cell table:style-name="ce3" office:value-type="float" office:value="0.766392993114102">
            <text:p>0,7663929931</text:p>
          </table:table-cell>
          <table:table-cell table:style-name="ce3" office:value-type="float" office:value="-0.203326128482338">
            <text:p>-0,2033261285</text:p>
          </table:table-cell>
          <table:table-cell table:style-name="ce3" office:value-type="float" office:value="0.389102953944172">
            <text:p>0,3891029539</text:p>
          </table:table-cell>
          <table:table-cell table:style-name="ce3" office:value-type="float" office:value="-0.0646640601144951">
            <text:p>-0,0646640601</text:p>
          </table:table-cell>
          <table:table-cell table:style-name="ce3" office:value-type="float" office:value="2.8526731197976">
            <text:p>2,8526731198</text:p>
          </table:table-cell>
          <table:table-cell table:style-name="ce3" office:value-type="float" office:value="-2.55739222009372">
            <text:p>-2,5573922201</text:p>
          </table:table-cell>
          <table:table-cell table:style-name="ce3" office:value-type="float" office:value="2.76275492646971">
            <text:p>2,7627549265</text:p>
          </table:table-cell>
          <table:table-cell table:style-name="ce3" office:value-type="float" office:value="0.147763309191278">
            <text:p>0,1477633092</text:p>
          </table:table-cell>
          <table:table-cell table:style-name="ce3" office:value-type="float" office:value="-0.838202155405363">
            <text:p>-0,8382021554</text:p>
          </table:table-cell>
          <table:table-cell table:style-name="ce3" office:value-type="float" office:value="0.00594874690449068">
            <text:p>0,0059487469</text:p>
          </table:table-cell>
          <table:table-cell table:style-name="ce3" office:value-type="float" office:value="-1.21244792279546">
            <text:p>-1,2124479228</text:p>
          </table:table-cell>
          <table:table-cell table:style-name="ce3" table:number-columns-repeated="13"/>
          <table:table-cell table:style-name="ce3" office:value-type="float" office:value="-1.17620557126539">
            <text:p>-1,1762055713</text:p>
          </table:table-cell>
          <table:table-cell table:style-name="ce3" office:value-type="float" office:value="-4.44547272159588">
            <text:p>-4,4454727216</text:p>
          </table:table-cell>
          <table:table-cell table:style-name="ce3" office:value-type="float" office:value="2.40251992119615">
            <text:p>2,4025199212</text:p>
          </table:table-cell>
          <table:table-cell table:style-name="ce3" office:value-type="float" office:value="-2.0561706952151">
            <text:p>-2,0561706952</text:p>
          </table:table-cell>
          <table:table-cell table:style-name="ce3" office:value-type="float" office:value="-0.585337293246128">
            <text:p>-0,5853372932</text:p>
          </table:table-cell>
          <table:table-cell table:style-name="ce3" office:value-type="float" office:value="0.0259714032817228">
            <text:p>0,0259714033</text:p>
          </table:table-cell>
          <table:table-cell table:style-name="ce3" office:value-type="float" office:value="-2.60001503690977">
            <text:p>-2,6000150369</text:p>
          </table:table-cell>
          <table:table-cell table:style-name="ce3" office:value-type="float" office:value="-3.64152562401324">
            <text:p>-3,641525624</text:p>
          </table:table-cell>
          <table:table-cell table:style-name="ce3" office:value-type="float" office:value="0.516685246793781">
            <text:p>0,5166852468</text:p>
          </table:table-cell>
          <table:table-cell table:style-name="ce3" table:number-columns-repeated="955"/>
        </table:table-row>
        <table:table-row table:style-name="ro1">
          <table:table-cell table:style-name="ce2" office:value-type="string">
            <text:p>0007CB6BC3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13">
            <text:p>1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5" table:formula="of:=FALSE()" office:value-type="boolean" office:boolean-value="false">
            <text:p>FAUX</text:p>
          </table:table-cell>
          <table:table-cell table:style-name="ce3" office:value-type="float" office:value="23.81">
            <text:p>23,81</text:p>
          </table:table-cell>
          <table:table-cell table:style-name="ce3" office:value-type="float" office:value="27.71">
            <text:p>27,71</text:p>
          </table:table-cell>
          <table:table-cell table:style-name="ce3" office:value-type="float" office:value="3.9">
            <text:p>3,9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-20.6666666666667">
            <text:p>-20,666666666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.4166666666667">
            <text:p>10,4166666667</text:p>
          </table:table-cell>
          <table:table-cell table:style-name="ce3" office:value-type="float" office:value="0.449441317790725">
            <text:p>0,4494413178</text:p>
          </table:table-cell>
          <table:table-cell table:style-name="ce3" office:value-type="float" office:value="-2.13592130520199">
            <text:p>-2,1359213052</text:p>
          </table:table-cell>
          <table:table-cell table:style-name="ce3" table:number-columns-repeated="17"/>
          <table:table-cell table:style-name="ce3" office:value-type="float" office:value="2687.84997003771">
            <text:p>2687,8499700377</text:p>
          </table:table-cell>
          <table:table-cell table:style-name="ce3" office:value-type="float" office:value="1.59890767568384">
            <text:p>1,5989076757</text:p>
          </table:table-cell>
          <table:table-cell table:style-name="ce3" office:value-type="float" office:value="0.107419877570578">
            <text:p>0,1074198776</text:p>
          </table:table-cell>
          <table:table-cell table:style-name="ce3" office:value-type="float" office:value="5.76605944345199">
            <text:p>5,7660594435</text:p>
          </table:table-cell>
          <table:table-cell table:style-name="ce3" office:value-type="float" office:value="-2.00328821086355">
            <text:p>-2,0032882109</text:p>
          </table:table-cell>
          <table:table-cell table:style-name="ce3" office:value-type="float" office:value="-2.89413330268793">
            <text:p>-2,8941333027</text:p>
          </table:table-cell>
          <table:table-cell table:style-name="ce3" office:value-type="float" office:value="-1.40839866658929">
            <text:p>-1,4083986666</text:p>
          </table:table-cell>
          <table:table-cell table:style-name="ce3" office:value-type="float" office:value="2.46119901662356">
            <text:p>2,4611990166</text:p>
          </table:table-cell>
          <table:table-cell table:style-name="ce3" office:value-type="float" office:value="0.558007760720037">
            <text:p>0,5580077607</text:p>
          </table:table-cell>
          <table:table-cell table:style-name="ce3" office:value-type="float" office:value="2.37515325263989">
            <text:p>2,3751532526</text:p>
          </table:table-cell>
          <table:table-cell table:style-name="ce3" office:value-type="float" office:value="1.38960040520537">
            <text:p>1,3896004052</text:p>
          </table:table-cell>
          <table:table-cell table:style-name="ce3" office:value-type="float" office:value="1.68442581876517">
            <text:p>1,6844258188</text:p>
          </table:table-cell>
          <table:table-cell table:style-name="ce3" office:value-type="float" office:value="0.481489452259383">
            <text:p>0,4814894523</text:p>
          </table:table-cell>
          <table:table-cell table:style-name="ce3" office:value-type="float" office:value="-2.12777905993072">
            <text:p>-2,1277790599</text:p>
          </table:table-cell>
          <table:table-cell table:style-name="ce3" table:number-columns-repeated="13"/>
          <table:table-cell table:style-name="ce3" office:value-type="float" office:value="-5.63566579189015">
            <text:p>-5,6356657919</text:p>
          </table:table-cell>
          <table:table-cell table:style-name="ce3" office:value-type="float" office:value="-2.99461072187553">
            <text:p>-2,9946107219</text:p>
          </table:table-cell>
          <table:table-cell table:style-name="ce3" office:value-type="float" office:value="1.88549041808137">
            <text:p>1,8854904181</text:p>
          </table:table-cell>
          <table:table-cell table:style-name="ce3" office:value-type="float" office:value="-5.73982305573653">
            <text:p>-5,7398230557</text:p>
          </table:table-cell>
          <table:table-cell table:style-name="ce3" office:value-type="float" office:value="-0.83197948008764">
            <text:p>-0,8319794801</text:p>
          </table:table-cell>
          <table:table-cell table:style-name="ce3" office:value-type="float" office:value="1.41330875406325">
            <text:p>1,4133087541</text:p>
          </table:table-cell>
          <table:table-cell table:style-name="ce3" office:value-type="float" office:value="-1.67054698546376">
            <text:p>-1,6705469855</text:p>
          </table:table-cell>
          <table:table-cell table:style-name="ce3" office:value-type="float" office:value="2.12667722693626">
            <text:p>2,1266772269</text:p>
          </table:table-cell>
          <table:table-cell table:style-name="ce3" office:value-type="float" office:value="-1.53613074874992">
            <text:p>-1,5361307487</text:p>
          </table:table-cell>
          <table:table-cell table:style-name="ce3" table:number-columns-repeated="955"/>
        </table:table-row>
        <table:table-row table:style-name="ro1">
          <table:table-cell table:style-name="ce2" office:value-type="string">
            <text:p>0007CB2183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7">
            <text:p>17</text:p>
          </table:table-cell>
          <table:table-cell table:style-name="ce5" table:formula="of:=TRUE()" office:value-type="boolean" office:boolean-value="true">
            <text:p>VRAI</text:p>
          </table:table-cell>
          <table:table-cell table:style-name="ce3" office:value-type="float" office:value="25.32">
            <text:p>25,32</text:p>
          </table:table-cell>
          <table:table-cell table:style-name="ce3" office:value-type="float" office:value="25.93">
            <text:p>25,93</text:p>
          </table:table-cell>
          <table:table-cell table:style-name="ce3" office:value-type="float" office:value="0.609999999999999">
            <text:p>0,6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-23.9">
            <text:p>-23,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-27.3095238095238">
            <text:p>-27,3095238095</text:p>
          </table:table-cell>
          <table:table-cell table:style-name="ce3" office:value-type="float" office:value="-4.80681704827332">
            <text:p>-4,8068170483</text:p>
          </table:table-cell>
          <table:table-cell table:style-name="ce3" office:value-type="float" office:value="0.915571502123747">
            <text:p>0,9155715021</text:p>
          </table:table-cell>
          <table:table-cell table:style-name="ce3" table:number-columns-repeated="17"/>
          <table:table-cell table:style-name="ce3" office:value-type="float" office:value="1708.59482400045">
            <text:p>1708,5948240005</text:p>
          </table:table-cell>
          <table:table-cell table:style-name="ce3" office:value-type="float" office:value="1.48340153609421">
            <text:p>1,4834015361</text:p>
          </table:table-cell>
          <table:table-cell table:style-name="ce3" office:value-type="float" office:value="0.0785093462127039">
            <text:p>0,0785093462</text:p>
          </table:table-cell>
          <table:table-cell table:style-name="ce3" office:value-type="float" office:value="-4.01885605235346">
            <text:p>-4,0188560524</text:p>
          </table:table-cell>
          <table:table-cell table:style-name="ce3" office:value-type="float" office:value="1.81095835047599">
            <text:p>1,8109583505</text:p>
          </table:table-cell>
          <table:table-cell table:style-name="ce3" office:value-type="float" office:value="-0.622824215951591">
            <text:p>-0,622824216</text:p>
          </table:table-cell>
          <table:table-cell table:style-name="ce3" office:value-type="float" office:value="-0.415440343969148">
            <text:p>-0,415440344</text:p>
          </table:table-cell>
          <table:table-cell table:style-name="ce3" office:value-type="float" office:value="-2.42583816670421">
            <text:p>-2,4258381667</text:p>
          </table:table-cell>
          <table:table-cell table:style-name="ce3" office:value-type="float" office:value="4.61281456241546">
            <text:p>4,6128145624</text:p>
          </table:table-cell>
          <table:table-cell table:style-name="ce3" office:value-type="float" office:value="1.82344654593023">
            <text:p>1,8234465459</text:p>
          </table:table-cell>
          <table:table-cell table:style-name="ce3" office:value-type="float" office:value="-0.27475163224354">
            <text:p>-0,2747516322</text:p>
          </table:table-cell>
          <table:table-cell table:style-name="ce3" office:value-type="float" office:value="-0.404124598278863">
            <text:p>-0,4041245983</text:p>
          </table:table-cell>
          <table:table-cell table:style-name="ce3" office:value-type="float" office:value="-5.13991716403219">
            <text:p>-5,139917164</text:p>
          </table:table-cell>
          <table:table-cell table:style-name="ce3" office:value-type="float" office:value="-0.207085117249585">
            <text:p>-0,2070851172</text:p>
          </table:table-cell>
          <table:table-cell table:style-name="ce3" table:number-columns-repeated="13"/>
          <table:table-cell table:style-name="ce3" office:value-type="float" office:value="4.81173366484936">
            <text:p>4,8117336648</text:p>
          </table:table-cell>
          <table:table-cell table:style-name="ce3" office:value-type="float" office:value="5.49350382155592">
            <text:p>5,4935038216</text:p>
          </table:table-cell>
          <table:table-cell table:style-name="ce3" office:value-type="float" office:value="2.22280945653387">
            <text:p>2,2228094565</text:p>
          </table:table-cell>
          <table:table-cell table:style-name="ce3" office:value-type="float" office:value="-1.97239518573469">
            <text:p>-1,9723951857</text:p>
          </table:table-cell>
          <table:table-cell table:style-name="ce3" office:value-type="float" office:value="-0.38091641658465">
            <text:p>-0,3809164166</text:p>
          </table:table-cell>
          <table:table-cell table:style-name="ce3" office:value-type="float" office:value="-2.09515639288864">
            <text:p>-2,0951563929</text:p>
          </table:table-cell>
          <table:table-cell table:style-name="ce3" office:value-type="float" office:value="-1.43160755521801">
            <text:p>-1,4316075552</text:p>
          </table:table-cell>
          <table:table-cell table:style-name="ce3" office:value-type="float" office:value="-0.521596144600528">
            <text:p>-0,5215961446</text:p>
          </table:table-cell>
          <table:table-cell table:style-name="ce3" office:value-type="float" office:value="-0.371125091845911">
            <text:p>-0,3711250918</text:p>
          </table:table-cell>
          <table:table-cell table:style-name="ce3" table:number-columns-repeated="955"/>
        </table:table-row>
        <table:table-row table:style-name="ro1">
          <table:table-cell table:style-name="ce2" office:value-type="string">
            <text:p>0007CB2277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">
            <text:p>18</text:p>
          </table:table-cell>
          <table:table-cell table:style-name="ce5" table:formula="of:=TRUE()" office:value-type="boolean" office:boolean-value="true">
            <text:p>VRAI</text:p>
          </table:table-cell>
          <table:table-cell table:style-name="ce3" office:value-type="float" office:value="26.24">
            <text:p>26,24</text:p>
          </table:table-cell>
          <table:table-cell table:style-name="ce3" office:value-type="float" office:value="26.28">
            <text:p>26,28</text:p>
          </table:table-cell>
          <table:table-cell table:style-name="ce3" office:value-type="float" office:value="0.0400000000000027">
            <text:p>0,0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.2">
            <text:p>6,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4.6082251082251">
            <text:p>14,6082251082</text:p>
          </table:table-cell>
          <table:table-cell table:style-name="ce3" office:value-type="float" office:value="0.935309176443816">
            <text:p>0,9353091764</text:p>
          </table:table-cell>
          <table:table-cell table:style-name="ce3" office:value-type="float" office:value="-1.70631842187468">
            <text:p>-1,7063184219</text:p>
          </table:table-cell>
          <table:table-cell table:style-name="ce3" table:number-columns-repeated="17"/>
          <table:table-cell table:style-name="ce3" office:value-type="float" office:value="2713.40057932903">
            <text:p>2713,400579329</text:p>
          </table:table-cell>
          <table:table-cell table:style-name="ce3" office:value-type="float" office:value="2.16329140441614">
            <text:p>2,1632914044</text:p>
          </table:table-cell>
          <table:table-cell table:style-name="ce3" office:value-type="float" office:value="0.101502931466408">
            <text:p>0,1015029315</text:p>
          </table:table-cell>
          <table:table-cell table:style-name="ce3" office:value-type="float" office:value="3.20773244816086">
            <text:p>3,2077324482</text:p>
          </table:table-cell>
          <table:table-cell table:style-name="ce3" office:value-type="float" office:value="1.50568704978317">
            <text:p>1,5056870498</text:p>
          </table:table-cell>
          <table:table-cell table:style-name="ce3" office:value-type="float" office:value="3.30900046752235">
            <text:p>3,3090004675</text:p>
          </table:table-cell>
          <table:table-cell table:style-name="ce3" office:value-type="float" office:value="0.613819760332893">
            <text:p>0,6138197603</text:p>
          </table:table-cell>
          <table:table-cell table:style-name="ce3" office:value-type="float" office:value="2.41851189263801">
            <text:p>2,4185118926</text:p>
          </table:table-cell>
          <table:table-cell table:style-name="ce3" office:value-type="float" office:value="-1.76009768286614">
            <text:p>-1,7600976829</text:p>
          </table:table-cell>
          <table:table-cell table:style-name="ce3" office:value-type="float" office:value="2.73627526408814">
            <text:p>2,7362752641</text:p>
          </table:table-cell>
          <table:table-cell table:style-name="ce3" office:value-type="float" office:value="-0.865292001237377">
            <text:p>-0,8652920012</text:p>
          </table:table-cell>
          <table:table-cell table:style-name="ce3" office:value-type="float" office:value="0.112941814118545">
            <text:p>0,1129418141</text:p>
          </table:table-cell>
          <table:table-cell table:style-name="ce3" office:value-type="float" office:value="1.29077516345848">
            <text:p>1,2907751635</text:p>
          </table:table-cell>
          <table:table-cell table:style-name="ce3" office:value-type="float" office:value="-1.68853541562775">
            <text:p>-1,6885354156</text:p>
          </table:table-cell>
          <table:table-cell table:style-name="ce3" table:number-columns-repeated="13"/>
          <table:table-cell table:style-name="ce3" office:value-type="float" office:value="-3.39579833720858">
            <text:p>-3,3957983372</text:p>
          </table:table-cell>
          <table:table-cell table:style-name="ce3" office:value-type="float" office:value="-1.8142029219786">
            <text:p>-1,814202922</text:p>
          </table:table-cell>
          <table:table-cell table:style-name="ce3" office:value-type="float" office:value="4.16905647225575">
            <text:p>4,1690564723</text:p>
          </table:table-cell>
          <table:table-cell table:style-name="ce3" office:value-type="float" office:value="0.240227416078511">
            <text:p>0,2402274161</text:p>
          </table:table-cell>
          <table:table-cell table:style-name="ce3" office:value-type="float" office:value="2.26850036430066">
            <text:p>2,2685003643</text:p>
          </table:table-cell>
          <table:table-cell table:style-name="ce3" office:value-type="float" office:value="0.524299344635418">
            <text:p>0,5242993446</text:p>
          </table:table-cell>
          <table:table-cell table:style-name="ce3" office:value-type="float" office:value="-3.47856886245872">
            <text:p>-3,4785688625</text:p>
          </table:table-cell>
          <table:table-cell table:style-name="ce3" office:value-type="float" office:value="-1.38372053788233">
            <text:p>-1,3837205379</text:p>
          </table:table-cell>
          <table:table-cell table:style-name="ce3" office:value-type="float" office:value="0.698248943187926">
            <text:p>0,6982489432</text:p>
          </table:table-cell>
          <table:table-cell table:style-name="ce3" table:number-columns-repeated="955"/>
        </table:table-row>
        <table:table-row table:style-name="ro1">
          <table:table-cell table:style-name="ce2" office:value-type="string">
            <text:p>0007F2B8A6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7">
            <text:p>17</text:p>
          </table:table-cell>
          <table:table-cell table:style-name="ce5" table:formula="of:=TRUE()" office:value-type="boolean" office:boolean-value="true">
            <text:p>VRAI</text:p>
          </table:table-cell>
          <table:table-cell table:style-name="ce3" office:value-type="float" office:value="24.56">
            <text:p>24,56</text:p>
          </table:table-cell>
          <table:table-cell table:style-name="ce3" office:value-type="float" office:value="25.99">
            <text:p>25,99</text:p>
          </table:table-cell>
          <table:table-cell table:style-name="ce3" office:value-type="float" office:value="1.43">
            <text:p>1,4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7.4666666666667">
            <text:p>37,466666666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3.3571428571429">
            <text:p>13,3571428571</text:p>
          </table:table-cell>
          <table:table-cell table:style-name="ce3" office:value-type="float" office:value="1.22459520339755">
            <text:p>1,2245952034</text:p>
          </table:table-cell>
          <table:table-cell table:style-name="ce3" office:value-type="float" office:value="-1.94502712957642">
            <text:p>-1,9450271296</text:p>
          </table:table-cell>
          <table:table-cell table:style-name="ce3" table:number-columns-repeated="17"/>
          <table:table-cell table:style-name="ce3" office:value-type="float" office:value="2189.34836530489">
            <text:p>2189,3483653049</text:p>
          </table:table-cell>
          <table:table-cell table:style-name="ce3" office:value-type="float" office:value="1.78674806835389">
            <text:p>1,7867480684</text:p>
          </table:table-cell>
          <table:table-cell table:style-name="ce3" office:value-type="float" office:value="0.0768886819128657">
            <text:p>0,0768886819</text:p>
          </table:table-cell>
          <table:table-cell table:style-name="ce3" office:value-type="float" office:value="-4.57405031524627">
            <text:p>-4,5740503152</text:p>
          </table:table-cell>
          <table:table-cell table:style-name="ce3" office:value-type="float" office:value="2.07991111470306">
            <text:p>2,0799111147</text:p>
          </table:table-cell>
          <table:table-cell table:style-name="ce3" office:value-type="float" office:value="0.223320198606187">
            <text:p>0,2233201986</text:p>
          </table:table-cell>
          <table:table-cell table:style-name="ce3" office:value-type="float" office:value="0.746660336581464">
            <text:p>0,7466603366</text:p>
          </table:table-cell>
          <table:table-cell table:style-name="ce3" office:value-type="float" office:value="-0.309935154719766">
            <text:p>-0,3099351547</text:p>
          </table:table-cell>
          <table:table-cell table:style-name="ce3" office:value-type="float" office:value="-0.0236764057206746">
            <text:p>-0,0236764057</text:p>
          </table:table-cell>
          <table:table-cell table:style-name="ce3" office:value-type="float" office:value="3.21370500045227">
            <text:p>3,2137050005</text:p>
          </table:table-cell>
          <table:table-cell table:style-name="ce3" office:value-type="float" office:value="0.964581821914717">
            <text:p>0,9645818219</text:p>
          </table:table-cell>
          <table:table-cell table:style-name="ce3" office:value-type="float" office:value="1.2458368605351">
            <text:p>1,2458368605</text:p>
          </table:table-cell>
          <table:table-cell table:style-name="ce3" office:value-type="float" office:value="1.39593113175265">
            <text:p>1,3959311318</text:p>
          </table:table-cell>
          <table:table-cell table:style-name="ce3" office:value-type="float" office:value="-1.79688896566455">
            <text:p>-1,7968889657</text:p>
          </table:table-cell>
          <table:table-cell table:style-name="ce3" table:number-columns-repeated="13"/>
          <table:table-cell table:style-name="ce3" office:value-type="float" office:value="5.33197827063981">
            <text:p>5,3319782706</text:p>
          </table:table-cell>
          <table:table-cell table:style-name="ce3" office:value-type="float" office:value="-0.325827784758276">
            <text:p>-0,3258277848</text:p>
          </table:table-cell>
          <table:table-cell table:style-name="ce3" office:value-type="float" office:value="3.9686937591346">
            <text:p>3,9686937591</text:p>
          </table:table-cell>
          <table:table-cell table:style-name="ce3" office:value-type="float" office:value="-0.840055845471475">
            <text:p>-0,8400558455</text:p>
          </table:table-cell>
          <table:table-cell table:style-name="ce3" office:value-type="float" office:value="1.50033081553495">
            <text:p>1,5003308155</text:p>
          </table:table-cell>
          <table:table-cell table:style-name="ce3" office:value-type="float" office:value="1.13538084126337">
            <text:p>1,1353808413</text:p>
          </table:table-cell>
          <table:table-cell table:style-name="ce3" office:value-type="float" office:value="-1.13833345976854">
            <text:p>-1,1383334598</text:p>
          </table:table-cell>
          <table:table-cell table:style-name="ce3" office:value-type="float" office:value="1.03910605667121">
            <text:p>1,0391060567</text:p>
          </table:table-cell>
          <table:table-cell table:style-name="ce3" office:value-type="float" office:value="1.54881578400676">
            <text:p>1,548815784</text:p>
          </table:table-cell>
          <table:table-cell table:style-name="ce3" table:number-columns-repeated="955"/>
        </table:table-row>
        <table:table-row table:style-name="ro1">
          <table:table-cell table:style-name="ce2" office:value-type="string">
            <text:p>0007F2945F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8">
            <text:p>18</text:p>
          </table:table-cell>
          <table:table-cell table:style-name="ce5" table:formula="of:=FALSE()" office:value-type="boolean" office:boolean-value="false">
            <text:p>FAUX</text:p>
          </table:table-cell>
          <table:table-cell table:style-name="ce3" office:value-type="float" office:value="23.81">
            <text:p>23,81</text:p>
          </table:table-cell>
          <table:table-cell table:style-name="ce3" office:value-type="float" office:value="24.25">
            <text:p>24,25</text:p>
          </table:table-cell>
          <table:table-cell table:style-name="ce3" office:value-type="float" office:value="0.440000000000001">
            <text:p>0,4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.73333333333333">
            <text:p>9,733333333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-25.9047619047619">
            <text:p>-25,9047619048</text:p>
          </table:table-cell>
          <table:table-cell table:style-name="ce3" office:value-type="float" office:value="-3.4892854715309">
            <text:p>-3,4892854715</text:p>
          </table:table-cell>
          <table:table-cell table:style-name="ce3" office:value-type="float" office:value="0.304694964473175">
            <text:p>0,3046949645</text:p>
          </table:table-cell>
          <table:table-cell table:style-name="ce3" table:number-columns-repeated="17"/>
          <table:table-cell table:style-name="ce3" office:value-type="float" office:value="2390.87051225692">
            <text:p>2390,8705122569</text:p>
          </table:table-cell>
          <table:table-cell table:style-name="ce3" office:value-type="float" office:value="1.25596691642934">
            <text:p>1,2559669164</text:p>
          </table:table-cell>
          <table:table-cell table:style-name="ce3" office:value-type="float" office:value="0.0779782492128132">
            <text:p>0,0779782492</text:p>
          </table:table-cell>
          <table:table-cell table:style-name="ce3" office:value-type="float" office:value="-0.901095992605398">
            <text:p>-0,9010959926</text:p>
          </table:table-cell>
          <table:table-cell table:style-name="ce3" office:value-type="float" office:value="-0.230888206998564">
            <text:p>-0,230888207</text:p>
          </table:table-cell>
          <table:table-cell table:style-name="ce3" office:value-type="float" office:value="-0.808834040021439">
            <text:p>-0,80883404</text:p>
          </table:table-cell>
          <table:table-cell table:style-name="ce3" office:value-type="float" office:value="-0.334824122797337">
            <text:p>-0,3348241228</text:p>
          </table:table-cell>
          <table:table-cell table:style-name="ce3" office:value-type="float" office:value="0.00111502998239224">
            <text:p>0,00111503</text:p>
          </table:table-cell>
          <table:table-cell table:style-name="ce3" office:value-type="float" office:value="-1.46109218099981">
            <text:p>-1,461092181</text:p>
          </table:table-cell>
          <table:table-cell table:style-name="ce3" office:value-type="float" office:value="2.25534347479653">
            <text:p>2,2553434748</text:p>
          </table:table-cell>
          <table:table-cell table:style-name="ce3" office:value-type="float" office:value="-0.325723054154843">
            <text:p>-0,3257230542</text:p>
          </table:table-cell>
          <table:table-cell table:style-name="ce3" office:value-type="float" office:value="0.744869357807753">
            <text:p>0,7448693578</text:p>
          </table:table-cell>
          <table:table-cell table:style-name="ce3" office:value-type="float" office:value="-4.14436694771374">
            <text:p>-4,1443669477</text:p>
          </table:table-cell>
          <table:table-cell table:style-name="ce3" office:value-type="float" office:value="-0.296491001926474">
            <text:p>-0,2964910019</text:p>
          </table:table-cell>
          <table:table-cell table:style-name="ce3" table:number-columns-repeated="13"/>
          <table:table-cell table:style-name="ce3" office:value-type="float" office:value="0.0408888771401535">
            <text:p>0,0408888771</text:p>
          </table:table-cell>
          <table:table-cell table:style-name="ce3" office:value-type="float" office:value="-4.65690683611349">
            <text:p>-4,6569068361</text:p>
          </table:table-cell>
          <table:table-cell table:style-name="ce3" office:value-type="float" office:value="2.52956646341845">
            <text:p>2,5295664634</text:p>
          </table:table-cell>
          <table:table-cell table:style-name="ce3" office:value-type="float" office:value="-1.00222205392125">
            <text:p>-1,0022220539</text:p>
          </table:table-cell>
          <table:table-cell table:style-name="ce3" office:value-type="float" office:value="-1.00918353480167">
            <text:p>-1,0091835348</text:p>
          </table:table-cell>
          <table:table-cell table:style-name="ce3" office:value-type="float" office:value="1.29484102019166">
            <text:p>1,2948410202</text:p>
          </table:table-cell>
          <table:table-cell table:style-name="ce3" office:value-type="float" office:value="0.241989702875053">
            <text:p>0,2419897029</text:p>
          </table:table-cell>
          <table:table-cell table:style-name="ce3" office:value-type="float" office:value="0.829309667895567">
            <text:p>0,8293096679</text:p>
          </table:table-cell>
          <table:table-cell table:style-name="ce3" office:value-type="float" office:value="-1.06367571660572">
            <text:p>-1,0636757166</text:p>
          </table:table-cell>
          <table:table-cell table:style-name="ce3" table:number-columns-repeated="955"/>
        </table:table-row>
        <table:table-row table:style-name="ro1">
          <table:table-cell table:style-name="ce2" office:value-type="string">
            <text:p>0007CB0CDD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6">
            <text:p>16</text:p>
          </table:table-cell>
          <table:table-cell table:style-name="ce5" table:formula="of:=FALSE()" office:value-type="boolean" office:boolean-value="false">
            <text:p>FAUX</text:p>
          </table:table-cell>
          <table:table-cell table:style-name="ce3" office:value-type="float" office:value="23.82">
            <text:p>23,82</text:p>
          </table:table-cell>
          <table:table-cell table:style-name="ce3" office:value-type="float" office:value="25.88">
            <text:p>25,88</text:p>
          </table:table-cell>
          <table:table-cell table:style-name="ce3" office:value-type="float" office:value="2.06">
            <text:p>2,06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-20.4833333333333">
            <text:p>-20,483333333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.33333333333333">
            <text:p>7,3333333333</text:p>
          </table:table-cell>
          <table:table-cell table:style-name="ce3" office:value-type="float" office:value="1.28663936775509">
            <text:p>1,2866393678</text:p>
          </table:table-cell>
          <table:table-cell table:style-name="ce3" office:value-type="float" office:value="-3.74437765361993">
            <text:p>-3,7443776536</text:p>
          </table:table-cell>
          <table:table-cell table:style-name="ce3" table:number-columns-repeated="17"/>
          <table:table-cell table:style-name="ce3" office:value-type="float" office:value="3545.8996031746">
            <text:p>3545,8996031746</text:p>
          </table:table-cell>
          <table:table-cell table:style-name="ce3" office:value-type="float" office:value="1.40509963582447">
            <text:p>1,4050996358</text:p>
          </table:table-cell>
          <table:table-cell table:style-name="ce3" office:value-type="float" office:value="0.0702268504410471">
            <text:p>0,0702268504</text:p>
          </table:table-cell>
          <table:table-cell table:style-name="ce3" office:value-type="float" office:value="0.231073931075434">
            <text:p>0,2310739311</text:p>
          </table:table-cell>
          <table:table-cell table:style-name="ce3" office:value-type="float" office:value="-0.284620141591652">
            <text:p>-0,2846201416</text:p>
          </table:table-cell>
          <table:table-cell table:style-name="ce3" office:value-type="float" office:value="2.24764882425565">
            <text:p>2,2476488243</text:p>
          </table:table-cell>
          <table:table-cell table:style-name="ce3" office:value-type="float" office:value="2.3764352173683">
            <text:p>2,3764352174</text:p>
          </table:table-cell>
          <table:table-cell table:style-name="ce3" office:value-type="float" office:value="3.20181944142313">
            <text:p>3,2018194414</text:p>
          </table:table-cell>
          <table:table-cell table:style-name="ce3" office:value-type="float" office:value="0.492550727063621">
            <text:p>0,4925507271</text:p>
          </table:table-cell>
          <table:table-cell table:style-name="ce3" office:value-type="float" office:value="3.92626211989832">
            <text:p>3,9262621199</text:p>
          </table:table-cell>
          <table:table-cell table:style-name="ce3" office:value-type="float" office:value="-1.83435595822845">
            <text:p>-1,8343559582</text:p>
          </table:table-cell>
          <table:table-cell table:style-name="ce3" office:value-type="float" office:value="2.75632279114083">
            <text:p>2,7563227911</text:p>
          </table:table-cell>
          <table:table-cell table:style-name="ce3" office:value-type="float" office:value="0.931111598764312">
            <text:p>0,9311115988</text:p>
          </table:table-cell>
          <table:table-cell table:style-name="ce3" office:value-type="float" office:value="-2.74744653302344">
            <text:p>-2,747446533</text:p>
          </table:table-cell>
          <table:table-cell table:style-name="ce3" table:number-columns-repeated="13"/>
          <table:table-cell table:style-name="ce3" office:value-type="float" office:value="-0.804925864938293">
            <text:p>-0,8049258649</text:p>
          </table:table-cell>
          <table:table-cell table:style-name="ce3" office:value-type="float" office:value="-2.0148163148015">
            <text:p>-2,0148163148</text:p>
          </table:table-cell>
          <table:table-cell table:style-name="ce3" office:value-type="float" office:value="3.9778918303051">
            <text:p>3,9778918303</text:p>
          </table:table-cell>
          <table:table-cell table:style-name="ce3" office:value-type="float" office:value="-1.50601191925456">
            <text:p>-1,5060119193</text:p>
          </table:table-cell>
          <table:table-cell table:style-name="ce3" office:value-type="float" office:value="3.75840400355406">
            <text:p>3,7584040036</text:p>
          </table:table-cell>
          <table:table-cell table:style-name="ce3" office:value-type="float" office:value="4.50356473198667">
            <text:p>4,503564732</text:p>
          </table:table-cell>
          <table:table-cell table:style-name="ce3" office:value-type="float" office:value="-1.90692616967904">
            <text:p>-1,9069261697</text:p>
          </table:table-cell>
          <table:table-cell table:style-name="ce3" office:value-type="float" office:value="-3.07477462925143">
            <text:p>-3,0747746293</text:p>
          </table:table-cell>
          <table:table-cell table:style-name="ce3" office:value-type="float" office:value="-1.9169455694423">
            <text:p>-1,9169455694</text:p>
          </table:table-cell>
          <table:table-cell table:style-name="ce3" table:number-columns-repeated="955"/>
        </table:table-row>
        <table:table-row table:style-name="ro1">
          <table:table-cell table:style-name="ce2" office:value-type="string">
            <text:p>0007CB0F67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14">
            <text:p>1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5" table:formula="of:=TRUE()" office:value-type="boolean" office:boolean-value="true">
            <text:p>VRAI</text:p>
          </table:table-cell>
          <table:table-cell table:style-name="ce3" office:value-type="float" office:value="27.03">
            <text:p>27,03</text:p>
          </table:table-cell>
          <table:table-cell table:style-name="ce3" office:value-type="float" office:value="28.47">
            <text:p>28,47</text:p>
          </table:table-cell>
          <table:table-cell table:style-name="ce3" office:value-type="float" office:value="1.44">
            <text:p>1,4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.56666666666667">
            <text:p>2,566666666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.24404761904762">
            <text:p>9,244047619</text:p>
          </table:table-cell>
          <table:table-cell table:style-name="ce3" office:value-type="float" office:value="-0.939050856368938">
            <text:p>-0,9390508564</text:p>
          </table:table-cell>
          <table:table-cell table:style-name="ce3" office:value-type="float" office:value="-3.727156670236">
            <text:p>-3,7271566702</text:p>
          </table:table-cell>
          <table:table-cell table:style-name="ce3" table:number-columns-repeated="17"/>
          <table:table-cell table:style-name="ce3" office:value-type="float" office:value="1346.77380952381">
            <text:p>1346,7738095238</text:p>
          </table:table-cell>
          <table:table-cell table:style-name="ce3" office:value-type="float" office:value="2.70664602314133">
            <text:p>2,7066460231</text:p>
          </table:table-cell>
          <table:table-cell table:style-name="ce3" office:value-type="float" office:value="0.11124173878198">
            <text:p>0,1112417388</text:p>
          </table:table-cell>
          <table:table-cell table:style-name="ce3" office:value-type="float" office:value="-4.70532300549657">
            <text:p>-4,7053230055</text:p>
          </table:table-cell>
          <table:table-cell table:style-name="ce3" office:value-type="float" office:value="1.79269115294111">
            <text:p>1,7926911529</text:p>
          </table:table-cell>
          <table:table-cell table:style-name="ce3" office:value-type="float" office:value="-6.10944104377667">
            <text:p>-6,1094410438</text:p>
          </table:table-cell>
          <table:table-cell table:style-name="ce3" office:value-type="float" office:value="1.41610922626032">
            <text:p>1,4161092263</text:p>
          </table:table-cell>
          <table:table-cell table:style-name="ce3" office:value-type="float" office:value="1.24395695029771">
            <text:p>1,2439569503</text:p>
          </table:table-cell>
          <table:table-cell table:style-name="ce3" office:value-type="float" office:value="1.33172651937298">
            <text:p>1,3317265194</text:p>
          </table:table-cell>
          <table:table-cell table:style-name="ce3" office:value-type="float" office:value="0.604252070749269">
            <text:p>0,6042520707</text:p>
          </table:table-cell>
          <table:table-cell table:style-name="ce3" office:value-type="float" office:value="3.6195972005856">
            <text:p>3,6195972006</text:p>
          </table:table-cell>
          <table:table-cell table:style-name="ce3" office:value-type="float" office:value="-0.0473176896944568">
            <text:p>-0,0473176897</text:p>
          </table:table-cell>
          <table:table-cell table:style-name="ce3" office:value-type="float" office:value="0.0342642866873195">
            <text:p>0,0342642867</text:p>
          </table:table-cell>
          <table:table-cell table:style-name="ce3" office:value-type="float" office:value="-3.79877841422592">
            <text:p>-3,7987784142</text:p>
          </table:table-cell>
          <table:table-cell table:style-name="ce3" table:number-columns-repeated="13"/>
          <table:table-cell table:style-name="ce3" office:value-type="float" office:value="6.67420976652071">
            <text:p>6,6742097665</text:p>
          </table:table-cell>
          <table:table-cell table:style-name="ce3" office:value-type="float" office:value="1.25284085617615">
            <text:p>1,2528408562</text:p>
          </table:table-cell>
          <table:table-cell table:style-name="ce3" office:value-type="float" office:value="3.63776814829476">
            <text:p>3,6377681483</text:p>
          </table:table-cell>
          <table:table-cell table:style-name="ce3" office:value-type="float" office:value="-4.05605459891169">
            <text:p>-4,0560545989</text:p>
          </table:table-cell>
          <table:table-cell table:style-name="ce3" office:value-type="float" office:value="-3.93781712878112">
            <text:p>-3,9378171288</text:p>
          </table:table-cell>
          <table:table-cell table:style-name="ce3" office:value-type="float" office:value="2.08969982222087">
            <text:p>2,0896998222</text:p>
          </table:table-cell>
          <table:table-cell table:style-name="ce3" office:value-type="float" office:value="4.08204738269839">
            <text:p>4,0820473827</text:p>
          </table:table-cell>
          <table:table-cell table:style-name="ce3" office:value-type="float" office:value="0.0240355308540093">
            <text:p>0,0240355309</text:p>
          </table:table-cell>
          <table:table-cell table:style-name="ce3" office:value-type="float" office:value="2.60756240341699">
            <text:p>2,6075624034</text:p>
          </table:table-cell>
          <table:table-cell table:style-name="ce3" table:number-columns-repeated="955"/>
        </table:table-row>
        <table:table-row table:style-name="ro1">
          <table:table-cell table:style-name="ce2" office:value-type="string">
            <text:p>0007CB6DFA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6">
            <text:p>16</text:p>
          </table:table-cell>
          <table:table-cell table:style-name="ce5" table:formula="of:=TRUE()" office:value-type="boolean" office:boolean-value="true">
            <text:p>VRAI</text:p>
          </table:table-cell>
          <table:table-cell table:style-name="ce3" office:value-type="float" office:value="24.81">
            <text:p>24,81</text:p>
          </table:table-cell>
          <table:table-cell table:style-name="ce3" office:value-type="float" office:value="26.58">
            <text:p>26,58</text:p>
          </table:table-cell>
          <table:table-cell table:style-name="ce3" office:value-type="float" office:value="1.77">
            <text:p>1,7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-14.6166666666667">
            <text:p>-14,6166666667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-13.8804945054945">
            <text:p>-13,8804945055</text:p>
          </table:table-cell>
          <table:table-cell table:style-name="ce3" office:value-type="float" office:value="-8.39455762358845">
            <text:p>-8,3945576236</text:p>
          </table:table-cell>
          <table:table-cell table:style-name="ce3" office:value-type="float" office:value="0.0100566554005722">
            <text:p>0,0100566554</text:p>
          </table:table-cell>
          <table:table-cell table:style-name="ce3" table:number-columns-repeated="17"/>
          <table:table-cell table:style-name="ce3" office:value-type="float" office:value="3173.31845238095">
            <text:p>3173,318452381</text:p>
          </table:table-cell>
          <table:table-cell table:style-name="ce3" office:value-type="float" office:value="1.6746438985552">
            <text:p>1,6746438986</text:p>
          </table:table-cell>
          <table:table-cell table:style-name="ce3" office:value-type="float" office:value="0.0633346307333749">
            <text:p>0,0633346307</text:p>
          </table:table-cell>
          <table:table-cell table:style-name="ce3" office:value-type="float" office:value="-1.2588306216135">
            <text:p>-1,2588306216</text:p>
          </table:table-cell>
          <table:table-cell table:style-name="ce3" office:value-type="float" office:value="1.62194439603476">
            <text:p>1,621944396</text:p>
          </table:table-cell>
          <table:table-cell table:style-name="ce3" office:value-type="float" office:value="-0.159980045910553">
            <text:p>-0,1599800459</text:p>
          </table:table-cell>
          <table:table-cell table:style-name="ce3" office:value-type="float" office:value="1.81819255754695">
            <text:p>1,8181925575</text:p>
          </table:table-cell>
          <table:table-cell table:style-name="ce3" office:value-type="float" office:value="2.21917018834336">
            <text:p>2,2191701883</text:p>
          </table:table-cell>
          <table:table-cell table:style-name="ce3" office:value-type="float" office:value="0.431330204288317">
            <text:p>0,4313302043</text:p>
          </table:table-cell>
          <table:table-cell table:style-name="ce3" office:value-type="float" office:value="0.367303443818685">
            <text:p>0,3673034438</text:p>
          </table:table-cell>
          <table:table-cell table:style-name="ce3" office:value-type="float" office:value="-1.05105123282207">
            <text:p>-1,0510512328</text:p>
          </table:table-cell>
          <table:table-cell table:style-name="ce3" office:value-type="float" office:value="-1.86042431382181">
            <text:p>-1,8604243138</text:p>
          </table:table-cell>
          <table:table-cell table:style-name="ce3" office:value-type="float" office:value="-6.72981489837272">
            <text:p>-6,7298148984</text:p>
          </table:table-cell>
          <table:table-cell table:style-name="ce3" office:value-type="float" office:value="-2.56221912060057">
            <text:p>-2,5622191206</text:p>
          </table:table-cell>
          <table:table-cell table:style-name="ce3" table:number-columns-repeated="13"/>
          <table:table-cell table:style-name="ce3" office:value-type="float" office:value="0.324602187336329">
            <text:p>0,3246021873</text:p>
          </table:table-cell>
          <table:table-cell table:style-name="ce3" office:value-type="float" office:value="-5.60776522641389">
            <text:p>-5,6077652264</text:p>
          </table:table-cell>
          <table:table-cell table:style-name="ce3" office:value-type="float" office:value="4.12100366514984">
            <text:p>4,1210036651</text:p>
          </table:table-cell>
          <table:table-cell table:style-name="ce3" office:value-type="float" office:value="3.45610325308885">
            <text:p>3,4561032531</text:p>
          </table:table-cell>
          <table:table-cell table:style-name="ce3" office:value-type="float" office:value="-3.36435558794783">
            <text:p>-3,3643555879</text:p>
          </table:table-cell>
          <table:table-cell table:style-name="ce3" office:value-type="float" office:value="-4.28005148184212">
            <text:p>-4,2800514818</text:p>
          </table:table-cell>
          <table:table-cell table:style-name="ce3" office:value-type="float" office:value="-2.03195173638139">
            <text:p>-2,0319517364</text:p>
          </table:table-cell>
          <table:table-cell table:style-name="ce3" office:value-type="float" office:value="2.87103272956943">
            <text:p>2,8710327296</text:p>
          </table:table-cell>
          <table:table-cell table:style-name="ce3" office:value-type="float" office:value="2.67557830577851">
            <text:p>2,6755783058</text:p>
          </table:table-cell>
          <table:table-cell table:style-name="ce3" table:number-columns-repeated="955"/>
        </table:table-row>
        <table:table-row table:style-name="ro1">
          <table:table-cell table:style-name="ce2" office:value-type="string">
            <text:p>0007CB48B4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6">
            <text:p>16</text:p>
          </table:table-cell>
          <table:table-cell table:style-name="ce5" table:formula="of:=FALSE()" office:value-type="boolean" office:boolean-value="false">
            <text:p>FAUX</text:p>
          </table:table-cell>
          <table:table-cell table:style-name="ce3" office:value-type="float" office:value="27.09">
            <text:p>27,09</text:p>
          </table:table-cell>
          <table:table-cell table:style-name="ce3" office:value-type="float" office:value="26.48">
            <text:p>26,48</text:p>
          </table:table-cell>
          <table:table-cell table:style-name="ce3" office:value-type="float" office:value="-0.609999999999999">
            <text:p>-0,6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-7.08333333333333">
            <text:p>-7,083333333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8.5714285714286">
            <text:p>18,5714285714</text:p>
          </table:table-cell>
          <table:table-cell table:style-name="ce3" office:value-type="float" office:value="0.636619187326439">
            <text:p>0,6366191873</text:p>
          </table:table-cell>
          <table:table-cell table:style-name="ce3" office:value-type="float" office:value="-2.2597218348111">
            <text:p>-2,2597218348</text:p>
          </table:table-cell>
          <table:table-cell table:style-name="ce3" table:number-columns-repeated="17"/>
          <table:table-cell table:style-name="ce3" office:value-type="float" office:value="3804.10773809524">
            <text:p>3804,1077380952</text:p>
          </table:table-cell>
          <table:table-cell table:style-name="ce3" office:value-type="float" office:value="1.42184490026316">
            <text:p>1,4218449003</text:p>
          </table:table-cell>
          <table:table-cell table:style-name="ce3" office:value-type="float" office:value="0.0619856000481518">
            <text:p>0,0619856</text:p>
          </table:table-cell>
          <table:table-cell table:style-name="ce3" office:value-type="float" office:value="1.9134583021312">
            <text:p>1,9134583021</text:p>
          </table:table-cell>
          <table:table-cell table:style-name="ce3" office:value-type="float" office:value="3.90678755092535">
            <text:p>3,9067875509</text:p>
          </table:table-cell>
          <table:table-cell table:style-name="ce3" office:value-type="float" office:value="1.29153263451999">
            <text:p>1,2915326345</text:p>
          </table:table-cell>
          <table:table-cell table:style-name="ce3" office:value-type="float" office:value="4.34114832180717">
            <text:p>4,3411483218</text:p>
          </table:table-cell>
          <table:table-cell table:style-name="ce3" office:value-type="float" office:value="0.384487422856162">
            <text:p>0,3844874229</text:p>
          </table:table-cell>
          <table:table-cell table:style-name="ce3" office:value-type="float" office:value="0.698186631589591">
            <text:p>0,6981866316</text:p>
          </table:table-cell>
          <table:table-cell table:style-name="ce3" office:value-type="float" office:value="2.46120185057985">
            <text:p>2,4612018506</text:p>
          </table:table-cell>
          <table:table-cell table:style-name="ce3" office:value-type="float" office:value="-1.10972684785116">
            <text:p>-1,1097268479</text:p>
          </table:table-cell>
          <table:table-cell table:style-name="ce3" office:value-type="float" office:value="-1.11890260107139">
            <text:p>-1,1189026011</text:p>
          </table:table-cell>
          <table:table-cell table:style-name="ce3" office:value-type="float" office:value="2.47653414768446">
            <text:p>2,4765341477</text:p>
          </table:table-cell>
          <table:table-cell table:style-name="ce3" office:value-type="float" office:value="-2.1083204935702">
            <text:p>-2,1083204936</text:p>
          </table:table-cell>
          <table:table-cell table:style-name="ce3" table:number-columns-repeated="13"/>
          <table:table-cell table:style-name="ce3" office:value-type="float" office:value="-1.41537468913419">
            <text:p>-1,4153746891</text:p>
          </table:table-cell>
          <table:table-cell table:style-name="ce3" office:value-type="float" office:value="2.71744703935319">
            <text:p>2,7174470394</text:p>
          </table:table-cell>
          <table:table-cell table:style-name="ce3" office:value-type="float" office:value="6.26079126408126">
            <text:p>6,2607912641</text:p>
          </table:table-cell>
          <table:table-cell table:style-name="ce3" office:value-type="float" office:value="3.37699218817514">
            <text:p>3,3769921882</text:p>
          </table:table-cell>
          <table:table-cell table:style-name="ce3" office:value-type="float" office:value="-1.0163765364154">
            <text:p>-1,0163765364</text:p>
          </table:table-cell>
          <table:table-cell table:style-name="ce3" office:value-type="float" office:value="0.0936402348426158">
            <text:p>0,0936402348</text:p>
          </table:table-cell>
          <table:table-cell table:style-name="ce3" office:value-type="float" office:value="-3.59730027412272">
            <text:p>-3,5973002741</text:p>
          </table:table-cell>
          <table:table-cell table:style-name="ce3" office:value-type="float" office:value="-2.52131600265209">
            <text:p>-2,5213160027</text:p>
          </table:table-cell>
          <table:table-cell table:style-name="ce3" office:value-type="float" office:value="-3.54025177656029">
            <text:p>-3,5402517766</text:p>
          </table:table-cell>
          <table:table-cell table:style-name="ce3" table:number-columns-repeated="955"/>
        </table:table-row>
        <table:table-row table:style-name="ro1">
          <table:table-cell table:style-name="ce2" office:value-type="string">
            <text:p>0007F2B88A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7">
            <text:p>17</text:p>
          </table:table-cell>
          <table:table-cell table:style-name="ce5" table:formula="of:=FALSE()" office:value-type="boolean" office:boolean-value="false">
            <text:p>FAUX</text:p>
          </table:table-cell>
          <table:table-cell table:style-name="ce3" office:value-type="float" office:value="24.38">
            <text:p>24,38</text:p>
          </table:table-cell>
          <table:table-cell table:style-name="ce3" office:value-type="float" office:value="24.49">
            <text:p>24,49</text:p>
          </table:table-cell>
          <table:table-cell table:style-name="ce3" office:value-type="float" office:value="0.109999999999999">
            <text:p>0,1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8.1666666666667">
            <text:p>18,166666666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-18.2912087912088">
            <text:p>-18,2912087912</text:p>
          </table:table-cell>
          <table:table-cell table:style-name="ce3" office:value-type="float" office:value="-5.02047405439547">
            <text:p>-5,0204740544</text:p>
          </table:table-cell>
          <table:table-cell table:style-name="ce3" office:value-type="float" office:value="0.787378002114417">
            <text:p>0,7873780021</text:p>
          </table:table-cell>
          <table:table-cell table:style-name="ce3" table:number-columns-repeated="17"/>
          <table:table-cell table:style-name="ce3" office:value-type="float" office:value="1225.81577380952">
            <text:p>1225,8157738095</text:p>
          </table:table-cell>
          <table:table-cell table:style-name="ce3" office:value-type="float" office:value="1.9480471382335">
            <text:p>1,9480471382</text:p>
          </table:table-cell>
          <table:table-cell table:style-name="ce3" office:value-type="float" office:value="0.103565061912528">
            <text:p>0,1035650619</text:p>
          </table:table-cell>
          <table:table-cell table:style-name="ce3" office:value-type="float" office:value="-7.01016286356723">
            <text:p>-7,0101628636</text:p>
          </table:table-cell>
          <table:table-cell table:style-name="ce3" office:value-type="float" office:value="-0.476972441769726">
            <text:p>-0,4769724418</text:p>
          </table:table-cell>
          <table:table-cell table:style-name="ce3" office:value-type="float" office:value="-3.25393598399644">
            <text:p>-3,253935984</text:p>
          </table:table-cell>
          <table:table-cell table:style-name="ce3" office:value-type="float" office:value="0.0151066076213329">
            <text:p>0,0151066076</text:p>
          </table:table-cell>
          <table:table-cell table:style-name="ce3" office:value-type="float" office:value="1.34468056632437">
            <text:p>1,3446805663</text:p>
          </table:table-cell>
          <table:table-cell table:style-name="ce3" office:value-type="float" office:value="0.937730300639796">
            <text:p>0,9377303006</text:p>
          </table:table-cell>
          <table:table-cell table:style-name="ce3" office:value-type="float" office:value="1.96836507082547">
            <text:p>1,9683650708</text:p>
          </table:table-cell>
          <table:table-cell table:style-name="ce3" office:value-type="float" office:value="0.334010819122848">
            <text:p>0,3340108191</text:p>
          </table:table-cell>
          <table:table-cell table:style-name="ce3" office:value-type="float" office:value="2.37194531918117">
            <text:p>2,3719453192</text:p>
          </table:table-cell>
          <table:table-cell table:style-name="ce3" office:value-type="float" office:value="-4.13887023063286">
            <text:p>-4,1388702306</text:p>
          </table:table-cell>
          <table:table-cell table:style-name="ce3" office:value-type="float" office:value="-0.461058184658345">
            <text:p>-0,4610581847</text:p>
          </table:table-cell>
          <table:table-cell table:style-name="ce3" table:number-columns-repeated="13"/>
          <table:table-cell table:style-name="ce3" office:value-type="float" office:value="8.00615591510075">
            <text:p>8,0061559151</text:p>
          </table:table-cell>
          <table:table-cell table:style-name="ce3" office:value-type="float" office:value="-0.822691542764927">
            <text:p>-0,8226915428</text:p>
          </table:table-cell>
          <table:table-cell table:style-name="ce3" office:value-type="float" office:value="-0.204819655664608">
            <text:p>-0,2048196557</text:p>
          </table:table-cell>
          <table:table-cell table:style-name="ce3" office:value-type="float" office:value="-5.4608220430785">
            <text:p>-5,4608220431</text:p>
          </table:table-cell>
          <table:table-cell table:style-name="ce3" office:value-type="float" office:value="2.76525724545579">
            <text:p>2,7652572455</text:p>
          </table:table-cell>
          <table:table-cell table:style-name="ce3" office:value-type="float" office:value="-1.54198654394114">
            <text:p>-1,5419865439</text:p>
          </table:table-cell>
          <table:table-cell table:style-name="ce3" office:value-type="float" office:value="0.0633411522598759">
            <text:p>0,0633411523</text:p>
          </table:table-cell>
          <table:table-cell table:style-name="ce3" office:value-type="float" office:value="-0.737686999539246">
            <text:p>-0,7376869995</text:p>
          </table:table-cell>
          <table:table-cell table:style-name="ce3" office:value-type="float" office:value="-3.38341157584867">
            <text:p>-3,3834115758</text:p>
          </table:table-cell>
          <table:table-cell table:style-name="ce3" table:number-columns-repeated="955"/>
        </table:table-row>
        <table:table-row table:style-name="ro1">
          <table:table-cell table:style-name="ce2" office:value-type="string">
            <text:p>0007F2C687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8">
            <text:p>18</text:p>
          </table:table-cell>
          <table:table-cell table:style-name="ce5" table:formula="of:=FALSE()" office:value-type="boolean" office:boolean-value="false">
            <text:p>FAUX</text:p>
          </table:table-cell>
          <table:table-cell table:style-name="ce3" office:value-type="float" office:value="26.08">
            <text:p>26,08</text:p>
          </table:table-cell>
          <table:table-cell table:style-name="ce3" office:value-type="float" office:value="26.97">
            <text:p>26,97</text:p>
          </table:table-cell>
          <table:table-cell table:style-name="ce3" office:value-type="float" office:value="0.890000000000001">
            <text:p>0,8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933333333333332">
            <text:p>0,933333333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-26.8974358974359">
            <text:p>-26,8974358974</text:p>
          </table:table-cell>
          <table:table-cell table:style-name="ce3" office:value-type="float" office:value="-3.89946162228528">
            <text:p>-3,8994616223</text:p>
          </table:table-cell>
          <table:table-cell table:style-name="ce3" office:value-type="float" office:value="0.811333755877978">
            <text:p>0,8113337559</text:p>
          </table:table-cell>
          <table:table-cell table:style-name="ce3" table:number-columns-repeated="17"/>
          <table:table-cell table:style-name="ce3" office:value-type="float" office:value="2800.02599206349">
            <text:p>2800,0259920635</text:p>
          </table:table-cell>
          <table:table-cell table:style-name="ce3" office:value-type="float" office:value="1.54545423929702">
            <text:p>1,5454542393</text:p>
          </table:table-cell>
          <table:table-cell table:style-name="ce3" office:value-type="float" office:value="0.0821425906548062">
            <text:p>0,0821425907</text:p>
          </table:table-cell>
          <table:table-cell table:style-name="ce3" office:value-type="float" office:value="2.73840616356822">
            <text:p>2,7384061636</text:p>
          </table:table-cell>
          <table:table-cell table:style-name="ce3" office:value-type="float" office:value="0.96258737389676">
            <text:p>0,9625873739</text:p>
          </table:table-cell>
          <table:table-cell table:style-name="ce3" office:value-type="float" office:value="-2.99268557551306">
            <text:p>-2,9926855755</text:p>
          </table:table-cell>
          <table:table-cell table:style-name="ce3" office:value-type="float" office:value="-0.112778774805798">
            <text:p>-0,1127787748</text:p>
          </table:table-cell>
          <table:table-cell table:style-name="ce3" office:value-type="float" office:value="1.93493443845869">
            <text:p>1,9349344385</text:p>
          </table:table-cell>
          <table:table-cell table:style-name="ce3" office:value-type="float" office:value="1.54038231930005">
            <text:p>1,5403823193</text:p>
          </table:table-cell>
          <table:table-cell table:style-name="ce3" office:value-type="float" office:value="0.150944472792103">
            <text:p>0,1509444728</text:p>
          </table:table-cell>
          <table:table-cell table:style-name="ce3" office:value-type="float" office:value="-0.0565226575951157">
            <text:p>-0,0565226576</text:p>
          </table:table-cell>
          <table:table-cell table:style-name="ce3" office:value-type="float" office:value="-0.284869773561363">
            <text:p>-0,2848697736</text:p>
          </table:table-cell>
          <table:table-cell table:style-name="ce3" office:value-type="float" office:value="-4.45822882268926">
            <text:p>-4,4582288227</text:p>
          </table:table-cell>
          <table:table-cell table:style-name="ce3" office:value-type="float" office:value="-0.0597561512360001">
            <text:p>-0,0597561512</text:p>
          </table:table-cell>
          <table:table-cell table:style-name="ce3" table:number-columns-repeated="13"/>
          <table:table-cell table:style-name="ce3" office:value-type="float" office:value="-1.86137671607397">
            <text:p>-1,8613767161</text:p>
          </table:table-cell>
          <table:table-cell table:style-name="ce3" office:value-type="float" office:value="1.86545372901206">
            <text:p>1,865453729</text:p>
          </table:table-cell>
          <table:table-cell table:style-name="ce3" office:value-type="float" office:value="2.68156760361095">
            <text:p>2,6815676036</text:p>
          </table:table-cell>
          <table:table-cell table:style-name="ce3" office:value-type="float" office:value="-3.46131944266738">
            <text:p>-3,4613194427</text:p>
          </table:table-cell>
          <table:table-cell table:style-name="ce3" office:value-type="float" office:value="-2.42535139017074">
            <text:p>-2,4253513902</text:p>
          </table:table-cell>
          <table:table-cell table:style-name="ce3" office:value-type="float" office:value="0.950821417864633">
            <text:p>0,9508214179</text:p>
          </table:table-cell>
          <table:table-cell table:style-name="ce3" office:value-type="float" office:value="0.338151611213571">
            <text:p>0,3381516112</text:p>
          </table:table-cell>
          <table:table-cell table:style-name="ce3" office:value-type="float" office:value="1.45176888618918">
            <text:p>1,4517688862</text:p>
          </table:table-cell>
          <table:table-cell table:style-name="ce3" office:value-type="float" office:value="-0.233488131036972">
            <text:p>-0,233488131</text:p>
          </table:table-cell>
          <table:table-cell table:style-name="ce3" table:number-columns-repeated="955"/>
        </table:table-row>
        <table:table-row table:style-name="ro1">
          <table:table-cell table:style-name="ce2" office:value-type="string">
            <text:p>0007F2EEFA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7">
            <text:p>17</text:p>
          </table:table-cell>
          <table:table-cell table:style-name="ce5" table:formula="of:=FALSE()" office:value-type="boolean" office:boolean-value="false">
            <text:p>FAUX</text:p>
          </table:table-cell>
          <table:table-cell table:style-name="ce3" office:value-type="float" office:value="24.78">
            <text:p>24,78</text:p>
          </table:table-cell>
          <table:table-cell table:style-name="ce3" office:value-type="float" office:value="25.91">
            <text:p>25,91</text:p>
          </table:table-cell>
          <table:table-cell table:style-name="ce3" office:value-type="float" office:value="1.13">
            <text:p>1,1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7.3333333333333">
            <text:p>17,333333333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.46428571428572">
            <text:p>4,4642857143</text:p>
          </table:table-cell>
          <table:table-cell table:style-name="ce3" office:value-type="float" office:value="0.691101006569994">
            <text:p>0,6911010066</text:p>
          </table:table-cell>
          <table:table-cell table:style-name="ce3" office:value-type="float" office:value="-2.62653207309166">
            <text:p>-2,6265320731</text:p>
          </table:table-cell>
          <table:table-cell table:style-name="ce3" table:number-columns-repeated="17"/>
          <table:table-cell table:style-name="ce3" office:value-type="float" office:value="2021.68591269841">
            <text:p>2021,6859126984</text:p>
          </table:table-cell>
          <table:table-cell table:style-name="ce3" office:value-type="float" office:value="1.48223465205145">
            <text:p>1,4822346521</text:p>
          </table:table-cell>
          <table:table-cell table:style-name="ce3" office:value-type="float" office:value="0.0741928515774936">
            <text:p>0,0741928516</text:p>
          </table:table-cell>
          <table:table-cell table:style-name="ce3" office:value-type="float" office:value="-4.63375176717365">
            <text:p>-4,6337517672</text:p>
          </table:table-cell>
          <table:table-cell table:style-name="ce3" office:value-type="float" office:value="-0.452692779028193">
            <text:p>-0,452692779</text:p>
          </table:table-cell>
          <table:table-cell table:style-name="ce3" office:value-type="float" office:value="-2.67880919286094">
            <text:p>-2,6788091929</text:p>
          </table:table-cell>
          <table:table-cell table:style-name="ce3" office:value-type="float" office:value="-0.262182868810495">
            <text:p>-0,2621828688</text:p>
          </table:table-cell>
          <table:table-cell table:style-name="ce3" office:value-type="float" office:value="1.82865738254215">
            <text:p>1,8286573825</text:p>
          </table:table-cell>
          <table:table-cell table:style-name="ce3" office:value-type="float" office:value="0.343518758852593">
            <text:p>0,3435187589</text:p>
          </table:table-cell>
          <table:table-cell table:style-name="ce3" office:value-type="float" office:value="0.626717577204811">
            <text:p>0,6267175772</text:p>
          </table:table-cell>
          <table:table-cell table:style-name="ce3" office:value-type="float" office:value="0.688573729656237">
            <text:p>0,6885737297</text:p>
          </table:table-cell>
          <table:table-cell table:style-name="ce3" office:value-type="float" office:value="-0.499439678740097">
            <text:p>-0,4994396787</text:p>
          </table:table-cell>
          <table:table-cell table:style-name="ce3" office:value-type="float" office:value="0.537593994663522">
            <text:p>0,5375939947</text:p>
          </table:table-cell>
          <table:table-cell table:style-name="ce3" office:value-type="float" office:value="-1.97671976358755">
            <text:p>-1,9767197636</text:p>
          </table:table-cell>
          <table:table-cell table:style-name="ce3" table:number-columns-repeated="13"/>
          <table:table-cell table:style-name="ce3" office:value-type="float" office:value="5.42275157296302">
            <text:p>5,422751573</text:p>
          </table:table-cell>
          <table:table-cell table:style-name="ce3" office:value-type="float" office:value="-2.36984595189033">
            <text:p>-2,3698459519</text:p>
          </table:table-cell>
          <table:table-cell table:style-name="ce3" office:value-type="float" office:value="1.0826087535183">
            <text:p>1,0826087535</text:p>
          </table:table-cell>
          <table:table-cell table:style-name="ce3" office:value-type="float" office:value="-2.00976578550177">
            <text:p>-2,0097657855</text:p>
          </table:table-cell>
          <table:table-cell table:style-name="ce3" office:value-type="float" office:value="-1.2346249002427">
            <text:p>-1,2346249002</text:p>
          </table:table-cell>
          <table:table-cell table:style-name="ce3" office:value-type="float" office:value="-3.93593990577267">
            <text:p>-3,9359399058</text:p>
          </table:table-cell>
          <table:table-cell table:style-name="ce3" office:value-type="float" office:value="-2.89256747246955">
            <text:p>-2,8925674725</text:p>
          </table:table-cell>
          <table:table-cell table:style-name="ce3" office:value-type="float" office:value="2.04993223657253">
            <text:p>2,0499322366</text:p>
          </table:table-cell>
          <table:table-cell table:style-name="ce3" office:value-type="float" office:value="3.29677742249455">
            <text:p>3,2967774225</text:p>
          </table:table-cell>
          <table:table-cell table:style-name="ce3" table:number-columns-repeated="955"/>
        </table:table-row>
        <table:table-row table:style-name="ro1">
          <table:table-cell table:style-name="ce2" office:value-type="string">
            <text:p>0007F2F26A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8">
            <text:p>18</text:p>
          </table:table-cell>
          <table:table-cell table:style-name="ce5" table:formula="of:=FALSE()" office:value-type="boolean" office:boolean-value="false">
            <text:p>FAUX</text:p>
          </table:table-cell>
          <table:table-cell table:style-name="ce3" office:value-type="float" office:value="25.74">
            <text:p>25,74</text:p>
          </table:table-cell>
          <table:table-cell table:style-name="ce3" office:value-type="float" office:value="26.33">
            <text:p>26,33</text:p>
          </table:table-cell>
          <table:table-cell table:style-name="ce3" office:value-type="float" office:value="0.59">
            <text:p>0,5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.88333333333334">
            <text:p>3,883333333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8.8846153846154">
            <text:p>18,8846153846</text:p>
          </table:table-cell>
          <table:table-cell table:style-name="ce3" office:value-type="float" office:value="1.9000416954986">
            <text:p>1,9000416955</text:p>
          </table:table-cell>
          <table:table-cell table:style-name="ce3" office:value-type="float" office:value="-2.15527270456478">
            <text:p>-2,1552727046</text:p>
          </table:table-cell>
          <table:table-cell table:style-name="ce3" table:number-columns-repeated="17"/>
          <table:table-cell table:style-name="ce3" office:value-type="float" office:value="4193.58531746032">
            <text:p>4193,5853174603</text:p>
          </table:table-cell>
          <table:table-cell table:style-name="ce3" office:value-type="float" office:value="2.02725741729231">
            <text:p>2,0272574173</text:p>
          </table:table-cell>
          <table:table-cell table:style-name="ce3" office:value-type="float" office:value="0.0588536819509389">
            <text:p>0,058853682</text:p>
          </table:table-cell>
          <table:table-cell table:style-name="ce3" office:value-type="float" office:value="4.40701107030212">
            <text:p>4,4070110703</text:p>
          </table:table-cell>
          <table:table-cell table:style-name="ce3" office:value-type="float" office:value="1.02567845129679">
            <text:p>1,0256784513</text:p>
          </table:table-cell>
          <table:table-cell table:style-name="ce3" office:value-type="float" office:value="-0.829666547824184">
            <text:p>-0,8296665478</text:p>
          </table:table-cell>
          <table:table-cell table:style-name="ce3" office:value-type="float" office:value="0.131906793203308">
            <text:p>0,1319067932</text:p>
          </table:table-cell>
          <table:table-cell table:style-name="ce3" office:value-type="float" office:value="3.25651099432797">
            <text:p>3,2565109943</text:p>
          </table:table-cell>
          <table:table-cell table:style-name="ce3" office:value-type="float" office:value="1.32270836544602">
            <text:p>1,3227083654</text:p>
          </table:table-cell>
          <table:table-cell table:style-name="ce3" office:value-type="float" office:value="0.732067986740195">
            <text:p>0,7320679867</text:p>
          </table:table-cell>
          <table:table-cell table:style-name="ce3" office:value-type="float" office:value="-2.09668560362891">
            <text:p>-2,0966856036</text:p>
          </table:table-cell>
          <table:table-cell table:style-name="ce3" office:value-type="float" office:value="-1.29810905990348">
            <text:p>-1,2981090599</text:p>
          </table:table-cell>
          <table:table-cell table:style-name="ce3" office:value-type="float" office:value="2.37595905800271">
            <text:p>2,375959058</text:p>
          </table:table-cell>
          <table:table-cell table:style-name="ce3" office:value-type="float" office:value="-1.93625011865357">
            <text:p>-1,9362501187</text:p>
          </table:table-cell>
          <table:table-cell table:style-name="ce3" table:number-columns-repeated="13"/>
          <table:table-cell table:style-name="ce3" office:value-type="float" office:value="-4.78964796041893">
            <text:p>-4,7896479604</text:p>
          </table:table-cell>
          <table:table-cell table:style-name="ce3" office:value-type="float" office:value="-1.03805032889753">
            <text:p>-1,0380503289</text:p>
          </table:table-cell>
          <table:table-cell table:style-name="ce3" office:value-type="float" office:value="2.81884717768999">
            <text:p>2,8188471777</text:p>
          </table:table-cell>
          <table:table-cell table:style-name="ce3" office:value-type="float" office:value="-2.3240461799066">
            <text:p>-2,3240461799</text:p>
          </table:table-cell>
          <table:table-cell table:style-name="ce3" office:value-type="float" office:value="-1.20225389408397">
            <text:p>-1,2022538941</text:p>
          </table:table-cell>
          <table:table-cell table:style-name="ce3" office:value-type="float" office:value="-2.19665264001433">
            <text:p>-2,19665264</text:p>
          </table:table-cell>
          <table:table-cell table:style-name="ce3" office:value-type="float" office:value="-0.54275934554861">
            <text:p>-0,5427593455</text:p>
          </table:table-cell>
          <table:table-cell table:style-name="ce3" office:value-type="float" office:value="-2.43588950370716">
            <text:p>-2,4358895037</text:p>
          </table:table-cell>
          <table:table-cell table:style-name="ce3" office:value-type="float" office:value="-1.75799171091721">
            <text:p>-1,7579917109</text:p>
          </table:table-cell>
          <table:table-cell table:style-name="ce3" table:number-columns-repeated="955"/>
        </table:table-row>
        <table:table-row table:style-name="ro1">
          <table:table-cell table:style-name="ce2" office:value-type="string">
            <text:p>0007F2F283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6">
            <text:p>16</text:p>
          </table:table-cell>
          <table:table-cell table:style-name="ce5" table:formula="of:=TRUE()" office:value-type="boolean" office:boolean-value="true">
            <text:p>VRAI</text:p>
          </table:table-cell>
          <table:table-cell table:style-name="ce3" office:value-type="float" office:value="24.07">
            <text:p>24,07</text:p>
          </table:table-cell>
          <table:table-cell table:style-name="ce3" office:value-type="float" office:value="25.74">
            <text:p>25,74</text:p>
          </table:table-cell>
          <table:table-cell table:style-name="ce3" office:value-type="float" office:value="1.67">
            <text:p>1,6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25">
            <text:p>0,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9.2380952380952">
            <text:p>19,2380952381</text:p>
          </table:table-cell>
          <table:table-cell table:style-name="ce3" office:value-type="float" office:value="-0.218424159929254">
            <text:p>-0,2184241599</text:p>
          </table:table-cell>
          <table:table-cell table:style-name="ce3" office:value-type="float" office:value="-2.29971210818711">
            <text:p>-2,2997121082</text:p>
          </table:table-cell>
          <table:table-cell table:style-name="ce3" table:number-columns-repeated="17"/>
          <table:table-cell table:style-name="ce3" office:value-type="float" office:value="3105.49186507936">
            <text:p>3105,4918650794</text:p>
          </table:table-cell>
          <table:table-cell table:style-name="ce3" office:value-type="float" office:value="0.876773904140755">
            <text:p>0,8767739041</text:p>
          </table:table-cell>
          <table:table-cell table:style-name="ce3" office:value-type="float" office:value="0.074417223864609">
            <text:p>0,0744172239</text:p>
          </table:table-cell>
          <table:table-cell table:style-name="ce3" office:value-type="float" office:value="0.577706484260432">
            <text:p>0,5777064843</text:p>
          </table:table-cell>
          <table:table-cell table:style-name="ce3" office:value-type="float" office:value="4.43679356811108">
            <text:p>4,4367935681</text:p>
          </table:table-cell>
          <table:table-cell table:style-name="ce3" office:value-type="float" office:value="-0.570624100286705">
            <text:p>-0,5706241003</text:p>
          </table:table-cell>
          <table:table-cell table:style-name="ce3" office:value-type="float" office:value="4.16609432412311">
            <text:p>4,1660943241</text:p>
          </table:table-cell>
          <table:table-cell table:style-name="ce3" office:value-type="float" office:value="1.72410253047003">
            <text:p>1,7241025305</text:p>
          </table:table-cell>
          <table:table-cell table:style-name="ce3" office:value-type="float" office:value="1.06096941239242">
            <text:p>1,0609694124</text:p>
          </table:table-cell>
          <table:table-cell table:style-name="ce3" office:value-type="float" office:value="0.284342096274013">
            <text:p>0,2843420963</text:p>
          </table:table-cell>
          <table:table-cell table:style-name="ce3" office:value-type="float" office:value="1.90479613484182">
            <text:p>1,9047961348</text:p>
          </table:table-cell>
          <table:table-cell table:style-name="ce3" office:value-type="float" office:value="0.704464941280908">
            <text:p>0,7044649413</text:p>
          </table:table-cell>
          <table:table-cell table:style-name="ce3" office:value-type="float" office:value="0.794045229445673">
            <text:p>0,7940452294</text:p>
          </table:table-cell>
          <table:table-cell table:style-name="ce3" office:value-type="float" office:value="-2.51695810180902">
            <text:p>-2,5169581018</text:p>
          </table:table-cell>
          <table:table-cell table:style-name="ce3" table:number-columns-repeated="13"/>
          <table:table-cell table:style-name="ce3" office:value-type="float" office:value="1.08188813833058">
            <text:p>1,0818881383</text:p>
          </table:table-cell>
          <table:table-cell table:style-name="ce3" office:value-type="float" office:value="3.83368395816001">
            <text:p>3,8336839582</text:p>
          </table:table-cell>
          <table:table-cell table:style-name="ce3" office:value-type="float" office:value="6.66597735198194">
            <text:p>6,665977352</text:p>
          </table:table-cell>
          <table:table-cell table:style-name="ce3" office:value-type="float" office:value="-0.297868597090581">
            <text:p>-0,2978685971</text:p>
          </table:table-cell>
          <table:table-cell table:style-name="ce3" office:value-type="float" office:value="1.01521194174503">
            <text:p>1,0152119417</text:p>
          </table:table-cell>
          <table:table-cell table:style-name="ce3" office:value-type="float" office:value="-1.84621901423852">
            <text:p>-1,8462190142</text:p>
          </table:table-cell>
          <table:table-cell table:style-name="ce3" office:value-type="float" office:value="2.2941495169869">
            <text:p>2,294149517</text:p>
          </table:table-cell>
          <table:table-cell table:style-name="ce3" office:value-type="float" office:value="0.808108762611222">
            <text:p>0,8081087626</text:p>
          </table:table-cell>
          <table:table-cell table:style-name="ce3" office:value-type="float" office:value="1.64634213119679">
            <text:p>1,6463421312</text:p>
          </table:table-cell>
          <table:table-cell table:style-name="ce3" table:number-columns-repeated="955"/>
        </table:table-row>
        <table:table-row table:style-name="ro1">
          <table:table-cell table:style-name="ce2" office:value-type="string">
            <text:p>0007F29741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7">
            <text:p>17</text:p>
          </table:table-cell>
          <table:table-cell table:style-name="ce5" table:formula="of:=FALSE()" office:value-type="boolean" office:boolean-value="false">
            <text:p>FAUX</text:p>
          </table:table-cell>
          <table:table-cell table:style-name="ce3" office:value-type="float" office:value="25.78">
            <text:p>25,78</text:p>
          </table:table-cell>
          <table:table-cell table:style-name="ce3" office:value-type="float" office:value="26.26">
            <text:p>26,26</text:p>
          </table:table-cell>
          <table:table-cell table:style-name="ce3" office:value-type="float" office:value="0.48">
            <text:p>0,4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-0.95">
            <text:p>-0,95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-18.6666666666667">
            <text:p>-18,6666666667</text:p>
          </table:table-cell>
          <table:table-cell table:style-name="ce3" office:value-type="float" office:value="-1.64969288269967">
            <text:p>-1,6496928827</text:p>
          </table:table-cell>
          <table:table-cell table:style-name="ce3" office:value-type="float" office:value="-0.231861933919938">
            <text:p>-0,2318619339</text:p>
          </table:table-cell>
          <table:table-cell table:style-name="ce3" table:number-columns-repeated="17"/>
          <table:table-cell table:style-name="ce3" office:value-type="float" office:value="1568.09454365079">
            <text:p>1568,0945436508</text:p>
          </table:table-cell>
          <table:table-cell table:style-name="ce3" office:value-type="float" office:value="1.69011265116306">
            <text:p>1,6901126512</text:p>
          </table:table-cell>
          <table:table-cell table:style-name="ce3" office:value-type="float" office:value="0.0656465393464531">
            <text:p>0,0656465393</text:p>
          </table:table-cell>
          <table:table-cell table:style-name="ce3" office:value-type="float" office:value="-2.81213023887436">
            <text:p>-2,8121302389</text:p>
          </table:table-cell>
          <table:table-cell table:style-name="ce3" office:value-type="float" office:value="0.822645808074884">
            <text:p>0,8226458081</text:p>
          </table:table-cell>
          <table:table-cell table:style-name="ce3" office:value-type="float" office:value="-4.8298429970191">
            <text:p>-4,829842997</text:p>
          </table:table-cell>
          <table:table-cell table:style-name="ce3" office:value-type="float" office:value="-2.19915916191875">
            <text:p>-2,1991591619</text:p>
          </table:table-cell>
          <table:table-cell table:style-name="ce3" office:value-type="float" office:value="1.32117225236037">
            <text:p>1,3211722524</text:p>
          </table:table-cell>
          <table:table-cell table:style-name="ce3" office:value-type="float" office:value="0.333044433041647">
            <text:p>0,333044433</text:p>
          </table:table-cell>
          <table:table-cell table:style-name="ce3" office:value-type="float" office:value="0.204851102885848">
            <text:p>0,2048511029</text:p>
          </table:table-cell>
          <table:table-cell table:style-name="ce3" office:value-type="float" office:value="-2.02504527694482">
            <text:p>-2,0250452769</text:p>
          </table:table-cell>
          <table:table-cell table:style-name="ce3" office:value-type="float" office:value="-3.24174874894358">
            <text:p>-3,2417487489</text:p>
          </table:table-cell>
          <table:table-cell table:style-name="ce3" office:value-type="float" office:value="-2.54707451830288">
            <text:p>-2,5470745183</text:p>
          </table:table-cell>
          <table:table-cell table:style-name="ce3" office:value-type="float" office:value="-0.170159838356992">
            <text:p>-0,1701598384</text:p>
          </table:table-cell>
          <table:table-cell table:style-name="ce3" table:number-columns-repeated="13"/>
          <table:table-cell table:style-name="ce3" office:value-type="float" office:value="3.99627178315538">
            <text:p>3,9962717832</text:p>
          </table:table-cell>
          <table:table-cell table:style-name="ce3" office:value-type="float" office:value="1.51470469491902">
            <text:p>1,5147046949</text:p>
          </table:table-cell>
          <table:table-cell table:style-name="ce3" office:value-type="float" office:value="-1.47330863406302">
            <text:p>-1,4733086341</text:p>
          </table:table-cell>
          <table:table-cell table:style-name="ce3" office:value-type="float" office:value="-5.08990720709114">
            <text:p>-5,0899072071</text:p>
          </table:table-cell>
          <table:table-cell table:style-name="ce3" office:value-type="float" office:value="-5.44577685803978">
            <text:p>-5,445776858</text:p>
          </table:table-cell>
          <table:table-cell table:style-name="ce3" office:value-type="float" office:value="-9.15292602889081">
            <text:p>-9,1529260289</text:p>
          </table:table-cell>
          <table:table-cell table:style-name="ce3" office:value-type="float" office:value="1.67626507873262">
            <text:p>1,6762650787</text:p>
          </table:table-cell>
          <table:table-cell table:style-name="ce3" office:value-type="float" office:value="-5.72847092315136">
            <text:p>-5,7284709232</text:p>
          </table:table-cell>
          <table:table-cell table:style-name="ce3" office:value-type="float" office:value="-0.704062646772838">
            <text:p>-0,7040626468</text:p>
          </table:table-cell>
          <table:table-cell table:style-name="ce3" table:number-columns-repeated="955"/>
        </table:table-row>
        <table:table-row table:style-name="ro1">
          <table:table-cell table:style-name="ce1" office:value-type="string">
            <text:p>0007F2B3FF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6.18">
            <text:p>26,18</text:p>
          </table:table-cell>
          <table:table-cell office:value-type="float" office:value="26.72">
            <text:p>26,72</text:p>
          </table:table-cell>
          <table:table-cell office:value-type="float" office:value="0.539999999999999">
            <text:p>0,54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-28.7124183006536">
            <text:p>-28,7124183007</text:p>
          </table:table-cell>
          <table:table-cell office:value-type="float" office:value="-0.0605137743966105">
            <text:p>-0,0605137744</text:p>
          </table:table-cell>
          <table:table-cell office:value-type="float" office:value="1.86297731156047">
            <text:p>1,8629773116</text:p>
          </table:table-cell>
          <table:table-cell table:number-columns-repeated="17"/>
          <table:table-cell office:value-type="float" office:value="3697.43385076253">
            <text:p>3697,4338507625</text:p>
          </table:table-cell>
          <table:table-cell office:value-type="float" office:value="1.52836281992724">
            <text:p>1,5283628199</text:p>
          </table:table-cell>
          <table:table-cell office:value-type="float" office:value="0.307560554108911">
            <text:p>0,3075605541</text:p>
          </table:table-cell>
          <table:table-cell office:value-type="float" office:value="-5.60003529903559">
            <text:p>-5,600035299</text:p>
          </table:table-cell>
          <table:table-cell office:value-type="float" office:value="-1.05630645960972">
            <text:p>-1,0563064596</text:p>
          </table:table-cell>
          <table:table-cell office:value-type="float" office:value="0.84419127328085">
            <text:p>0,8441912733</text:p>
          </table:table-cell>
          <table:table-cell office:value-type="float" office:value="-0.590479939348528">
            <text:p>-0,5904799393</text:p>
          </table:table-cell>
          <table:table-cell office:value-type="float" office:value="1.8920854506696">
            <text:p>1,8920854507</text:p>
          </table:table-cell>
          <table:table-cell office:value-type="float" office:value="-3.60751274357707">
            <text:p>-3,6075127436</text:p>
          </table:table-cell>
          <table:table-cell office:value-type="float" office:value="-0.750022080780748">
            <text:p>-0,7500220808</text:p>
          </table:table-cell>
          <table:table-cell office:value-type="float" office:value="0.0655467646031883">
            <text:p>0,0655467646</text:p>
          </table:table-cell>
          <table:table-cell office:value-type="float" office:value="0.699331683539113">
            <text:p>0,6993316835</text:p>
          </table:table-cell>
          <table:table-cell office:value-type="float" office:value="-1.24562878386699">
            <text:p>-1,2456287839</text:p>
          </table:table-cell>
          <table:table-cell office:value-type="float" office:value="2.1853226299923">
            <text:p>2,18532263</text:p>
          </table:table-cell>
          <table:table-cell table:number-columns-repeated="13"/>
          <table:table-cell office:value-type="float" office:value="5.14245593129704">
            <text:p>5,1424559313</text:p>
          </table:table-cell>
          <table:table-cell office:value-type="float" office:value="-4.13125383143433">
            <text:p>-4,1312538314</text:p>
          </table:table-cell>
          <table:table-cell office:value-type="float" office:value="-1.54428274108003">
            <text:p>-1,5442827411</text:p>
          </table:table-cell>
          <table:table-cell office:value-type="float" office:value="1.21724163978863">
            <text:p>1,2172416398</text:p>
          </table:table-cell>
          <table:table-cell office:value-type="float" office:value="2.84222670415443">
            <text:p>2,8422267042</text:p>
          </table:table-cell>
          <table:table-cell office:value-type="float" office:value="-1.48913931510294">
            <text:p>-1,4891393151</text:p>
          </table:table-cell>
          <table:table-cell office:value-type="float" office:value="2.38793043337756">
            <text:p>2,3879304334</text:p>
          </table:table-cell>
          <table:table-cell office:value-type="float" office:value="-0.689919421438266">
            <text:p>-0,6899194214</text:p>
          </table:table-cell>
          <table:table-cell office:value-type="float" office:value="-0.259226096066262">
            <text:p>-0,2592260961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A3A72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6.26">
            <text:p>26,26</text:p>
          </table:table-cell>
          <table:table-cell office:value-type="float" office:value="27.98">
            <text:p>27,98</text:p>
          </table:table-cell>
          <table:table-cell office:value-type="float" office:value="1.72">
            <text:p>1,72</text:p>
          </table:table-cell>
          <table:table-cell office:value-type="float" office:value="10">
            <text:p>10</text:p>
          </table:table-cell>
          <table:table-cell office:value-type="float" office:value="-36">
            <text:p>-36</text:p>
          </table:table-cell>
          <table:table-cell office:value-type="float" office:value="9">
            <text:p>9</text:p>
          </table:table-cell>
          <table:table-cell office:value-type="float" office:value="-27.1666666666667">
            <text:p>-27,1666666667</text:p>
          </table:table-cell>
          <table:table-cell office:value-type="float" office:value="-1.07140532262875">
            <text:p>-1,0714053226</text:p>
          </table:table-cell>
          <table:table-cell office:value-type="float" office:value="1.6142797370815">
            <text:p>1,6142797371</text:p>
          </table:table-cell>
          <table:table-cell table:number-columns-repeated="17"/>
          <table:table-cell office:value-type="float" office:value="2880.40231481481">
            <text:p>2880,4023148148</text:p>
          </table:table-cell>
          <table:table-cell office:value-type="float" office:value="1.69035713928778">
            <text:p>1,6903571393</text:p>
          </table:table-cell>
          <table:table-cell office:value-type="float" office:value="0.281710932624444">
            <text:p>0,2817109326</text:p>
          </table:table-cell>
          <table:table-cell office:value-type="float" office:value="-7.82699893662756">
            <text:p>-7,8269989366</text:p>
          </table:table-cell>
          <table:table-cell office:value-type="float" office:value="-2.78210779005149">
            <text:p>-2,7821077901</text:p>
          </table:table-cell>
          <table:table-cell office:value-type="float" office:value="-0.786709144542674">
            <text:p>-0,7867091445</text:p>
          </table:table-cell>
          <table:table-cell office:value-type="float" office:value="-3.02646171612298">
            <text:p>-3,0264617161</text:p>
          </table:table-cell>
          <table:table-cell office:value-type="float" office:value="0.170253023329277">
            <text:p>0,1702530233</text:p>
          </table:table-cell>
          <table:table-cell office:value-type="float" office:value="-0.170459094036614">
            <text:p>-0,170459094</text:p>
          </table:table-cell>
          <table:table-cell office:value-type="float" office:value="-0.228694813273962">
            <text:p>-0,2286948133</text:p>
          </table:table-cell>
          <table:table-cell office:value-type="float" office:value="-2.1096058036099">
            <text:p>-2,1096058036</text:p>
          </table:table-cell>
          <table:table-cell office:value-type="float" office:value="1.67957391554032">
            <text:p>1,6795739155</text:p>
          </table:table-cell>
          <table:table-cell office:value-type="float" office:value="-2.36240304502954">
            <text:p>-2,362403045</text:p>
          </table:table-cell>
          <table:table-cell office:value-type="float" office:value="1.5258213153769">
            <text:p>1,5258213154</text:p>
          </table:table-cell>
          <table:table-cell table:number-columns-repeated="13"/>
          <table:table-cell office:value-type="float" office:value="7.71661209441451">
            <text:p>7,7166120944</text:p>
          </table:table-cell>
          <table:table-cell office:value-type="float" office:value="-2.6259062337696">
            <text:p>-2,6259062338</text:p>
          </table:table-cell>
          <table:table-cell office:value-type="float" office:value="-3.59439439315869">
            <text:p>-3,5943943932</text:p>
          </table:table-cell>
          <table:table-cell office:value-type="float" office:value="-0.665237090381897">
            <text:p>-0,6652370904</text:p>
          </table:table-cell>
          <table:table-cell office:value-type="float" office:value="1.17413123587966">
            <text:p>1,1741312359</text:p>
          </table:table-cell>
          <table:table-cell office:value-type="float" office:value="-0.182527208567458">
            <text:p>-0,1825272086</text:p>
          </table:table-cell>
          <table:table-cell office:value-type="float" office:value="-1.71343513442305">
            <text:p>-1,7134351344</text:p>
          </table:table-cell>
          <table:table-cell office:value-type="float" office:value="0.716833437651741">
            <text:p>0,7168334377</text:p>
          </table:table-cell>
          <table:table-cell office:value-type="float" office:value="-0.791568840557413">
            <text:p>-0,7915688406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B0B74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22">
            <text:p>22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7.02">
            <text:p>27,02</text:p>
          </table:table-cell>
          <table:table-cell office:value-type="float" office:value="29.81">
            <text:p>29,81</text:p>
          </table:table-cell>
          <table:table-cell office:value-type="float" office:value="2.79">
            <text:p>2,7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-11.4664502164502">
            <text:p>-11,4664502165</text:p>
          </table:table-cell>
          <table:table-cell office:value-type="float" office:value="0.821928822076089">
            <text:p>0,8219288221</text:p>
          </table:table-cell>
          <table:table-cell office:value-type="float" office:value="0.120220049074384">
            <text:p>0,1202200491</text:p>
          </table:table-cell>
          <table:table-cell table:number-columns-repeated="17"/>
          <table:table-cell office:value-type="float" office:value="2959.73191721133">
            <text:p>2959,7319172113</text:p>
          </table:table-cell>
          <table:table-cell office:value-type="float" office:value="1.5951708237689">
            <text:p>1,5951708238</text:p>
          </table:table-cell>
          <table:table-cell office:value-type="float" office:value="0.415268889357619">
            <text:p>0,4152688894</text:p>
          </table:table-cell>
          <table:table-cell office:value-type="float" office:value="-4.78035412921614">
            <text:p>-4,7803541292</text:p>
          </table:table-cell>
          <table:table-cell office:value-type="float" office:value="-2.96218936239282">
            <text:p>-2,9621893624</text:p>
          </table:table-cell>
          <table:table-cell office:value-type="float" office:value="-1.99046598614713">
            <text:p>-1,9904659861</text:p>
          </table:table-cell>
          <table:table-cell office:value-type="float" office:value="-2.30123385040747">
            <text:p>-2,3012338504</text:p>
          </table:table-cell>
          <table:table-cell office:value-type="float" office:value="0.492622246079534">
            <text:p>0,4926222461</text:p>
          </table:table-cell>
          <table:table-cell office:value-type="float" office:value="-1.98668236401244">
            <text:p>-1,986682364</text:p>
          </table:table-cell>
          <table:table-cell office:value-type="float" office:value="0.2084273358053">
            <text:p>0,2084273358</text:p>
          </table:table-cell>
          <table:table-cell office:value-type="float" office:value="0.426206396392125">
            <text:p>0,4262063964</text:p>
          </table:table-cell>
          <table:table-cell office:value-type="float" office:value="2.34390621091832">
            <text:p>2,3439062109</text:p>
          </table:table-cell>
          <table:table-cell office:value-type="float" office:value="-0.636605123426932">
            <text:p>-0,6366051234</text:p>
          </table:table-cell>
          <table:table-cell office:value-type="float" office:value="0.864297235488646">
            <text:p>0,8642972355</text:p>
          </table:table-cell>
          <table:table-cell table:number-columns-repeated="13"/>
          <table:table-cell office:value-type="float" office:value="4.45295415389696">
            <text:p>4,4529541539</text:p>
          </table:table-cell>
          <table:table-cell office:value-type="float" office:value="-4.12067525286869">
            <text:p>-4,1206752529</text:p>
          </table:table-cell>
          <table:table-cell office:value-type="float" office:value="-3.33258878352566">
            <text:p>-3,3325887835</text:p>
          </table:table-cell>
          <table:table-cell office:value-type="float" office:value="-2.9137754165744">
            <text:p>-2,9137754166</text:p>
          </table:table-cell>
          <table:table-cell office:value-type="float" office:value="2.40540715253746">
            <text:p>2,4054071525</text:p>
          </table:table-cell>
          <table:table-cell office:value-type="float" office:value="1.70911233542796">
            <text:p>1,7091123354</text:p>
          </table:table-cell>
          <table:table-cell office:value-type="float" office:value="3.326913970338">
            <text:p>3,3269139703</text:p>
          </table:table-cell>
          <table:table-cell office:value-type="float" office:value="0.282584562743599">
            <text:p>0,2825845627</text:p>
          </table:table-cell>
          <table:table-cell office:value-type="float" office:value="-3.87018361223568">
            <text:p>-3,8701836122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B0DBC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8.11">
            <text:p>28,11</text:p>
          </table:table-cell>
          <table:table-cell office:value-type="float" office:value="30.11">
            <text:p>30,1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11">
            <text:p>-11</text:p>
          </table:table-cell>
          <table:table-cell office:value-type="float" office:value="2">
            <text:p>2</text:p>
          </table:table-cell>
          <table:table-cell office:value-type="float" office:value="37.1333333333333">
            <text:p>37,1333333333</text:p>
          </table:table-cell>
          <table:table-cell office:value-type="float" office:value="-0.847430708019059">
            <text:p>-0,847430708</text:p>
          </table:table-cell>
          <table:table-cell office:value-type="float" office:value="-3.89604039845099">
            <text:p>-3,8960403985</text:p>
          </table:table-cell>
          <table:table-cell table:number-columns-repeated="17"/>
          <table:table-cell office:value-type="float" office:value="10197.002832244">
            <text:p>10197,002832244</text:p>
          </table:table-cell>
          <table:table-cell office:value-type="float" office:value="2.28382793240813">
            <text:p>2,2838279324</text:p>
          </table:table-cell>
          <table:table-cell office:value-type="float" office:value="0.315313426819017">
            <text:p>0,3153134268</text:p>
          </table:table-cell>
          <table:table-cell office:value-type="float" office:value="7.10171625481434">
            <text:p>7,1017162548</text:p>
          </table:table-cell>
          <table:table-cell office:value-type="float" office:value="0.456294139063142">
            <text:p>0,4562941391</text:p>
          </table:table-cell>
          <table:table-cell office:value-type="float" office:value="0.652872350506259">
            <text:p>0,6528723505</text:p>
          </table:table-cell>
          <table:table-cell office:value-type="float" office:value="-0.297561746440969">
            <text:p>-0,2975617464</text:p>
          </table:table-cell>
          <table:table-cell office:value-type="float" office:value="2.87664557294064">
            <text:p>2,8766455729</text:p>
          </table:table-cell>
          <table:table-cell office:value-type="float" office:value="0.417412594754914">
            <text:p>0,4174125948</text:p>
          </table:table-cell>
          <table:table-cell office:value-type="float" office:value="-0.415941781520944">
            <text:p>-0,4159417815</text:p>
          </table:table-cell>
          <table:table-cell office:value-type="float" office:value="-0.605761302167907">
            <text:p>-0,6057613022</text:p>
          </table:table-cell>
          <table:table-cell office:value-type="float" office:value="-0.456861226288436">
            <text:p>-0,4568612263</text:p>
          </table:table-cell>
          <table:table-cell office:value-type="float" office:value="1.54598307437932">
            <text:p>1,5459830744</text:p>
          </table:table-cell>
          <table:table-cell office:value-type="float" office:value="-3.94690253437296">
            <text:p>-3,9469025344</text:p>
          </table:table-cell>
          <table:table-cell table:number-columns-repeated="13"/>
          <table:table-cell office:value-type="float" office:value="-7.79675662549002">
            <text:p>-7,7967566255</text:p>
          </table:table-cell>
          <table:table-cell office:value-type="float" office:value="-1.32599518596079">
            <text:p>-1,325995186</text:p>
          </table:table-cell>
          <table:table-cell office:value-type="float" office:value="0.710517762120797">
            <text:p>0,7105177621</text:p>
          </table:table-cell>
          <table:table-cell office:value-type="float" office:value="-1.28888985802665">
            <text:p>-1,288889858</text:p>
          </table:table-cell>
          <table:table-cell office:value-type="float" office:value="-0.646542761088206">
            <text:p>-0,6465427611</text:p>
          </table:table-cell>
          <table:table-cell office:value-type="float" office:value="0.485341694167384">
            <text:p>0,4853416942</text:p>
          </table:table-cell>
          <table:table-cell office:value-type="float" office:value="-0.743785116533766">
            <text:p>-0,7437851165</text:p>
          </table:table-cell>
          <table:table-cell office:value-type="float" office:value="-1.36739615567009">
            <text:p>-1,3673961557</text:p>
          </table:table-cell>
          <table:table-cell office:value-type="float" office:value="-0.4569334504877">
            <text:p>-0,4569334505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B240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4.43">
            <text:p>24,43</text:p>
          </table:table-cell>
          <table:table-cell office:value-type="float" office:value="25.47">
            <text:p>25,47</text:p>
          </table:table-cell>
          <table:table-cell office:value-type="float" office:value="1.04">
            <text:p>1,04</text:p>
          </table:table-cell>
          <table:table-cell office:value-type="float" office:value="5">
            <text:p>5</text:p>
          </table:table-cell>
          <table:table-cell office:value-type="float" office:value="2.13333333333333">
            <text:p>2,1333333333</text:p>
          </table:table-cell>
          <table:table-cell office:value-type="float" office:value="6">
            <text:p>6</text:p>
          </table:table-cell>
          <table:table-cell office:value-type="float" office:value="-11.2202505349057">
            <text:p>-11,2202505349</text:p>
          </table:table-cell>
          <table:table-cell office:value-type="float" office:value="0.949981464859617">
            <text:p>0,9499814649</text:p>
          </table:table-cell>
          <table:table-cell office:value-type="float" office:value="2.00257042114731">
            <text:p>2,0025704211</text:p>
          </table:table-cell>
          <table:table-cell table:number-columns-repeated="17"/>
          <table:table-cell office:value-type="float" office:value="5391.75618191722">
            <text:p>5391,7561819172</text:p>
          </table:table-cell>
          <table:table-cell office:value-type="float" office:value="2.49174845878928">
            <text:p>2,4917484588</text:p>
          </table:table-cell>
          <table:table-cell office:value-type="float" office:value="0.307754409043536">
            <text:p>0,307754409</text:p>
          </table:table-cell>
          <table:table-cell office:value-type="float" office:value="0.487100420402237">
            <text:p>0,4871004204</text:p>
          </table:table-cell>
          <table:table-cell office:value-type="float" office:value="0.920775736285961">
            <text:p>0,9207757363</text:p>
          </table:table-cell>
          <table:table-cell office:value-type="float" office:value="1.81767555820551">
            <text:p>1,8176755582</text:p>
          </table:table-cell>
          <table:table-cell office:value-type="float" office:value="-0.68041122242039">
            <text:p>-0,6804112224</text:p>
          </table:table-cell>
          <table:table-cell office:value-type="float" office:value="-0.992073195491779">
            <text:p>-0,9920731955</text:p>
          </table:table-cell>
          <table:table-cell office:value-type="float" office:value="-0.165742277902194">
            <text:p>-0,1657422779</text:p>
          </table:table-cell>
          <table:table-cell office:value-type="float" office:value="0.765598074956916">
            <text:p>0,765598075</text:p>
          </table:table-cell>
          <table:table-cell office:value-type="float" office:value="-1.93444707731545">
            <text:p>-1,9344470773</text:p>
          </table:table-cell>
          <table:table-cell office:value-type="float" office:value="-0.793439294129015">
            <text:p>-0,7934392941</text:p>
          </table:table-cell>
          <table:table-cell office:value-type="float" office:value="0.152257258173024">
            <text:p>0,1522572582</text:p>
          </table:table-cell>
          <table:table-cell office:value-type="float" office:value="2.1407084128895">
            <text:p>2,1407084129</text:p>
          </table:table-cell>
          <table:table-cell table:number-columns-repeated="13"/>
          <table:table-cell office:value-type="float" office:value="-0.962398589741934">
            <text:p>-0,9623985897</text:p>
          </table:table-cell>
          <table:table-cell office:value-type="float" office:value="0.658106231019551">
            <text:p>0,658106231</text:p>
          </table:table-cell>
          <table:table-cell office:value-type="float" office:value="-0.0830562360835949">
            <text:p>-0,0830562361</text:p>
          </table:table-cell>
          <table:table-cell office:value-type="float" office:value="3.05168341854541">
            <text:p>3,0516834185</text:p>
          </table:table-cell>
          <table:table-cell office:value-type="float" office:value="0.767397597551757">
            <text:p>0,7673975976</text:p>
          </table:table-cell>
          <table:table-cell office:value-type="float" office:value="0.224014762384626">
            <text:p>0,2240147624</text:p>
          </table:table-cell>
          <table:table-cell office:value-type="float" office:value="-0.448981482195693">
            <text:p>-0,4489814822</text:p>
          </table:table-cell>
          <table:table-cell office:value-type="float" office:value="-2.06498358495343">
            <text:p>-2,064983585</text:p>
          </table:table-cell>
          <table:table-cell office:value-type="float" office:value="-3.48963522492591">
            <text:p>-3,4896352249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B8A2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6.42">
            <text:p>26,42</text:p>
          </table:table-cell>
          <table:table-cell office:value-type="float" office:value="28.22">
            <text:p>28,22</text:p>
          </table:table-cell>
          <table:table-cell office:value-type="float" office:value="1.8">
            <text:p>1,8</text:p>
          </table:table-cell>
          <table:table-cell office:value-type="float" office:value="7">
            <text:p>7</text:p>
          </table:table-cell>
          <table:table-cell office:value-type="float" office:value="-7.91666666666667">
            <text:p>-7,9166666667</text:p>
          </table:table-cell>
          <table:table-cell office:value-type="float" office:value="4">
            <text:p>4</text:p>
          </table:table-cell>
          <table:table-cell office:value-type="float" office:value="6.67463092463093">
            <text:p>6,6746309246</text:p>
          </table:table-cell>
          <table:table-cell office:value-type="float" office:value="-0.0167586291967688">
            <text:p>-0,0167586292</text:p>
          </table:table-cell>
          <table:table-cell office:value-type="float" office:value="1.20246766131873">
            <text:p>1,2024676613</text:p>
          </table:table-cell>
          <table:table-cell table:number-columns-repeated="17"/>
          <table:table-cell office:value-type="float" office:value="5004.77908496732">
            <text:p>5004,7790849673</text:p>
          </table:table-cell>
          <table:table-cell office:value-type="float" office:value="2.23033642778267">
            <text:p>2,2303364278</text:p>
          </table:table-cell>
          <table:table-cell office:value-type="float" office:value="0.247732167632715">
            <text:p>0,2477321676</text:p>
          </table:table-cell>
          <table:table-cell office:value-type="float" office:value="-2.46571759409705">
            <text:p>-2,4657175941</text:p>
          </table:table-cell>
          <table:table-cell office:value-type="float" office:value="1.1792106531507">
            <text:p>1,1792106532</text:p>
          </table:table-cell>
          <table:table-cell office:value-type="float" office:value="2.05199513159561">
            <text:p>2,0519951316</text:p>
          </table:table-cell>
          <table:table-cell office:value-type="float" office:value="0.617211338528913">
            <text:p>0,6172113385</text:p>
          </table:table-cell>
          <table:table-cell office:value-type="float" office:value="0.494211448017452">
            <text:p>0,494211448</text:p>
          </table:table-cell>
          <table:table-cell office:value-type="float" office:value="-1.19713343318178">
            <text:p>-1,1971334332</text:p>
          </table:table-cell>
          <table:table-cell office:value-type="float" office:value="-0.106556585276004">
            <text:p>-0,1065565853</text:p>
          </table:table-cell>
          <table:table-cell office:value-type="float" office:value="-0.756033831414534">
            <text:p>-0,7560338314</text:p>
          </table:table-cell>
          <table:table-cell office:value-type="float" office:value="-0.866339263960949">
            <text:p>-0,866339264</text:p>
          </table:table-cell>
          <table:table-cell office:value-type="float" office:value="0.649632917193423">
            <text:p>0,6496329172</text:p>
          </table:table-cell>
          <table:table-cell office:value-type="float" office:value="0.883102448596957">
            <text:p>0,8831024486</text:p>
          </table:table-cell>
          <table:table-cell table:number-columns-repeated="13"/>
          <table:table-cell office:value-type="float" office:value="3.09526600067886">
            <text:p>3,0952660007</text:p>
          </table:table-cell>
          <table:table-cell office:value-type="float" office:value="0.238219307234996">
            <text:p>0,2382193072</text:p>
          </table:table-cell>
          <table:table-cell office:value-type="float" office:value="1.05617620763389">
            <text:p>1,0561762076</text:p>
          </table:table-cell>
          <table:table-cell office:value-type="float" office:value="2.46969225941084">
            <text:p>2,4696922594</text:p>
          </table:table-cell>
          <table:table-cell office:value-type="float" office:value="2.61505332444332">
            <text:p>2,6150533244</text:p>
          </table:table-cell>
          <table:table-cell office:value-type="float" office:value="-0.730686951889425">
            <text:p>-0,7306869519</text:p>
          </table:table-cell>
          <table:table-cell office:value-type="float" office:value="1.53345891268163">
            <text:p>1,5334589127</text:p>
          </table:table-cell>
          <table:table-cell office:value-type="float" office:value="-1.78154913461882">
            <text:p>-1,7815491346</text:p>
          </table:table-cell>
          <table:table-cell office:value-type="float" office:value="0.913782806186185">
            <text:p>0,9137828062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B9FC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6.52">
            <text:p>26,52</text:p>
          </table:table-cell>
          <table:table-cell office:value-type="float" office:value="28.12">
            <text:p>28,12</text:p>
          </table:table-cell>
          <table:table-cell office:value-type="float" office:value="1.6">
            <text:p>1,6</text:p>
          </table:table-cell>
          <table:table-cell office:value-type="float" office:value="9">
            <text:p>9</text:p>
          </table:table-cell>
          <table:table-cell office:value-type="float" office:value="-19.25">
            <text:p>-19,25</text:p>
          </table:table-cell>
          <table:table-cell office:value-type="float" office:value="8">
            <text:p>8</text:p>
          </table:table-cell>
          <table:table-cell office:value-type="float" office:value="-17.2806832806833">
            <text:p>-17,2806832807</text:p>
          </table:table-cell>
          <table:table-cell office:value-type="float" office:value="0.228770116281409">
            <text:p>0,2287701163</text:p>
          </table:table-cell>
          <table:table-cell office:value-type="float" office:value="1.93913762700052">
            <text:p>1,939137627</text:p>
          </table:table-cell>
          <table:table-cell table:number-columns-repeated="17"/>
          <table:table-cell office:value-type="float" office:value="6821.39438997821">
            <text:p>6821,3943899782</text:p>
          </table:table-cell>
          <table:table-cell office:value-type="float" office:value="1.50951919086231">
            <text:p>1,5095191909</text:p>
          </table:table-cell>
          <table:table-cell office:value-type="float" office:value="0.211979604793489">
            <text:p>0,2119796048</text:p>
          </table:table-cell>
          <table:table-cell office:value-type="float" office:value="0.655953891317838">
            <text:p>0,6559538913</text:p>
          </table:table-cell>
          <table:table-cell office:value-type="float" office:value="1.31998176859212">
            <text:p>1,3199817686</text:p>
          </table:table-cell>
          <table:table-cell office:value-type="float" office:value="-1.46361410283344">
            <text:p>-1,4636141028</text:p>
          </table:table-cell>
          <table:table-cell office:value-type="float" office:value="0.0432466274682826">
            <text:p>0,0432466275</text:p>
          </table:table-cell>
          <table:table-cell office:value-type="float" office:value="0.750872220258185">
            <text:p>0,7508722203</text:p>
          </table:table-cell>
          <table:table-cell office:value-type="float" office:value="0.0959574095707541">
            <text:p>0,0959574096</text:p>
          </table:table-cell>
          <table:table-cell office:value-type="float" office:value="-0.31658144457724">
            <text:p>-0,3165814446</text:p>
          </table:table-cell>
          <table:table-cell office:value-type="float" office:value="1.21877865026707">
            <text:p>1,2187786503</text:p>
          </table:table-cell>
          <table:table-cell office:value-type="float" office:value="-0.292524766115231">
            <text:p>-0,2925247661</text:p>
          </table:table-cell>
          <table:table-cell office:value-type="float" office:value="-0.645054237006175">
            <text:p>-0,645054237</text:p>
          </table:table-cell>
          <table:table-cell office:value-type="float" office:value="2.14475017100819">
            <text:p>2,144750171</text:p>
          </table:table-cell>
          <table:table-cell table:number-columns-repeated="13"/>
          <table:table-cell office:value-type="float" office:value="0.196673997933121">
            <text:p>0,1966739979</text:p>
          </table:table-cell>
          <table:table-cell office:value-type="float" office:value="1.25642679996856">
            <text:p>1,2564268</text:p>
          </table:table-cell>
          <table:table-cell office:value-type="float" office:value="1.27745008767565">
            <text:p>1,2774500877</text:p>
          </table:table-cell>
          <table:table-cell office:value-type="float" office:value="-0.384166028305926">
            <text:p>-0,3841660283</text:p>
          </table:table-cell>
          <table:table-cell office:value-type="float" office:value="-0.0702559761903505">
            <text:p>-0,0702559762</text:p>
          </table:table-cell>
          <table:table-cell office:value-type="float" office:value="0.563560368910459">
            <text:p>0,5635603689</text:p>
          </table:table-cell>
          <table:table-cell office:value-type="float" office:value="3.5841278018765">
            <text:p>3,5841278019</text:p>
          </table:table-cell>
          <table:table-cell office:value-type="float" office:value="-0.157592009655603">
            <text:p>-0,1575920097</text:p>
          </table:table-cell>
          <table:table-cell office:value-type="float" office:value="-1.1980416651203">
            <text:p>-1,1980416651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B59E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8.52">
            <text:p>28,52</text:p>
          </table:table-cell>
          <table:table-cell office:value-type="float" office:value="30.64">
            <text:p>30,64</text:p>
          </table:table-cell>
          <table:table-cell office:value-type="float" office:value="2.12">
            <text:p>2,12</text:p>
          </table:table-cell>
          <table:table-cell office:value-type="float" office:value="3">
            <text:p>3</text:p>
          </table:table-cell>
          <table:table-cell office:value-type="float" office:value="11.75">
            <text:p>11,75</text:p>
          </table:table-cell>
          <table:table-cell office:value-type="float" office:value="1">
            <text:p>1</text:p>
          </table:table-cell>
          <table:table-cell office:value-type="float" office:value="40.5720338983051">
            <text:p>40,5720338983</text:p>
          </table:table-cell>
          <table:table-cell office:value-type="float" office:value="0.175242561538017">
            <text:p>0,1752425615</text:p>
          </table:table-cell>
          <table:table-cell office:value-type="float" office:value="-3.30301791479609">
            <text:p>-3,3030179148</text:p>
          </table:table-cell>
          <table:table-cell table:number-columns-repeated="17"/>
          <table:table-cell office:value-type="float" office:value="5872.36015795207">
            <text:p>5872,3601579521</text:p>
          </table:table-cell>
          <table:table-cell office:value-type="float" office:value="1.61484325956154">
            <text:p>1,6148432596</text:p>
          </table:table-cell>
          <table:table-cell office:value-type="float" office:value="0.155570278611956">
            <text:p>0,1555702786</text:p>
          </table:table-cell>
          <table:table-cell office:value-type="float" office:value="-0.344299264026162">
            <text:p>-0,344299264</text:p>
          </table:table-cell>
          <table:table-cell office:value-type="float" office:value="3.14051578095859">
            <text:p>3,140515781</text:p>
          </table:table-cell>
          <table:table-cell office:value-type="float" office:value="1.31318359686811">
            <text:p>1,3131835969</text:p>
          </table:table-cell>
          <table:table-cell office:value-type="float" office:value="1.26454202907854">
            <text:p>1,2645420291</text:p>
          </table:table-cell>
          <table:table-cell office:value-type="float" office:value="-2.26823835681044">
            <text:p>-2,2682383568</text:p>
          </table:table-cell>
          <table:table-cell office:value-type="float" office:value="3.49104769707966">
            <text:p>3,4910476971</text:p>
          </table:table-cell>
          <table:table-cell office:value-type="float" office:value="-1.94764109201869">
            <text:p>-1,947641092</text:p>
          </table:table-cell>
          <table:table-cell office:value-type="float" office:value="-0.370619740983986">
            <text:p>-0,370619741</text:p>
          </table:table-cell>
          <table:table-cell office:value-type="float" office:value="-1.12808041109073">
            <text:p>-1,1280804111</text:p>
          </table:table-cell>
          <table:table-cell office:value-type="float" office:value="2.2407107240034">
            <text:p>2,240710724</text:p>
          </table:table-cell>
          <table:table-cell office:value-type="float" office:value="-3.41279645045568">
            <text:p>-3,4127964505</text:p>
          </table:table-cell>
          <table:table-cell table:number-columns-repeated="13"/>
          <table:table-cell office:value-type="float" office:value="1.10862348641309">
            <text:p>1,1086234864</text:p>
          </table:table-cell>
          <table:table-cell office:value-type="float" office:value="9.99799592316574">
            <text:p>9,9979959232</text:p>
          </table:table-cell>
          <table:table-cell office:value-type="float" office:value="1.70500585813329">
            <text:p>1,7050058581</text:p>
          </table:table-cell>
          <table:table-cell office:value-type="float" office:value="2.15502904767353">
            <text:p>2,1550290477</text:p>
          </table:table-cell>
          <table:table-cell office:value-type="float" office:value="-0.0893576166189232">
            <text:p>-0,0893576166</text:p>
          </table:table-cell>
          <table:table-cell office:value-type="float" office:value="0.218981669309166">
            <text:p>0,2189816693</text:p>
          </table:table-cell>
          <table:table-cell office:value-type="float" office:value="0.246838327611924">
            <text:p>0,2468383276</text:p>
          </table:table-cell>
          <table:table-cell office:value-type="float" office:value="-1.4835191103197">
            <text:p>-1,4835191103</text:p>
          </table:table-cell>
          <table:table-cell office:value-type="float" office:value="-2.39335164780861">
            <text:p>-2,3933516478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E3D4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6.56">
            <text:p>26,56</text:p>
          </table:table-cell>
          <table:table-cell office:value-type="float" office:value="28.73">
            <text:p>28,73</text:p>
          </table:table-cell>
          <table:table-cell office:value-type="float" office:value="2.17">
            <text:p>2,17</text:p>
          </table:table-cell>
          <table:table-cell office:value-type="float" office:value="4">
            <text:p>4</text:p>
          </table:table-cell>
          <table:table-cell office:value-type="float" office:value="10.0833333333333">
            <text:p>10,0833333333</text:p>
          </table:table-cell>
          <table:table-cell office:value-type="float" office:value="5">
            <text:p>5</text:p>
          </table:table-cell>
          <table:table-cell office:value-type="float" office:value="-4.58318070818071">
            <text:p>-4,5831807082</text:p>
          </table:table-cell>
          <table:table-cell office:value-type="float" office:value="0.315829541933196">
            <text:p>0,3158295419</text:p>
          </table:table-cell>
          <table:table-cell office:value-type="float" office:value="1.93055938469169">
            <text:p>1,9305593847</text:p>
          </table:table-cell>
          <table:table-cell table:number-columns-repeated="17"/>
          <table:table-cell office:value-type="float" office:value="5447.2033496732">
            <text:p>5447,2033496732</text:p>
          </table:table-cell>
          <table:table-cell office:value-type="float" office:value="1.30065622917949">
            <text:p>1,3006562292</text:p>
          </table:table-cell>
          <table:table-cell office:value-type="float" office:value="0.452974157398142">
            <text:p>0,4529741574</text:p>
          </table:table-cell>
          <table:table-cell office:value-type="float" office:value="2.93694921690984">
            <text:p>2,9369492169</text:p>
          </table:table-cell>
          <table:table-cell office:value-type="float" office:value="1.04891361018921">
            <text:p>1,0489136102</text:p>
          </table:table-cell>
          <table:table-cell office:value-type="float" office:value="-2.62201602271373">
            <text:p>-2,6220160227</text:p>
          </table:table-cell>
          <table:table-cell office:value-type="float" office:value="-0.267509140453673">
            <text:p>-0,2675091405</text:p>
          </table:table-cell>
          <table:table-cell office:value-type="float" office:value="1.53580418501772">
            <text:p>1,535804185</text:p>
          </table:table-cell>
          <table:table-cell office:value-type="float" office:value="-0.406236171160194">
            <text:p>-0,4062361712</text:p>
          </table:table-cell>
          <table:table-cell office:value-type="float" office:value="0.970640143067462">
            <text:p>0,9706401431</text:p>
          </table:table-cell>
          <table:table-cell office:value-type="float" office:value="0.522037467425689">
            <text:p>0,5220374674</text:p>
          </table:table-cell>
          <table:table-cell office:value-type="float" office:value="0.514557565258053">
            <text:p>0,5145575653</text:p>
          </table:table-cell>
          <table:table-cell office:value-type="float" office:value="0.536764085453243">
            <text:p>0,5367640855</text:p>
          </table:table-cell>
          <table:table-cell office:value-type="float" office:value="1.72106816265862">
            <text:p>1,7210681627</text:p>
          </table:table-cell>
          <table:table-cell table:number-columns-repeated="13"/>
          <table:table-cell office:value-type="float" office:value="-3.19350691595581">
            <text:p>-3,193506916</text:p>
          </table:table-cell>
          <table:table-cell office:value-type="float" office:value="-6.02018695082277">
            <text:p>-6,0201869508</text:p>
          </table:table-cell>
          <table:table-cell office:value-type="float" office:value="1.86396101201605">
            <text:p>1,863961012</text:p>
          </table:table-cell>
          <table:table-cell office:value-type="float" office:value="-1.89261271331083">
            <text:p>-1,8926127133</text:p>
          </table:table-cell>
          <table:table-cell office:value-type="float" office:value="-3.09118136639221">
            <text:p>-3,0911813664</text:p>
          </table:table-cell>
          <table:table-cell office:value-type="float" office:value="2.81283046952594">
            <text:p>2,8128304695</text:p>
          </table:table-cell>
          <table:table-cell office:value-type="float" office:value="3.36850350452697">
            <text:p>3,3685035045</text:p>
          </table:table-cell>
          <table:table-cell office:value-type="float" office:value="-1.47905436645441">
            <text:p>-1,4790543665</text:p>
          </table:table-cell>
          <table:table-cell office:value-type="float" office:value="-0.182884983845027">
            <text:p>-0,1828849838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E37E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8.04">
            <text:p>28,04</text:p>
          </table:table-cell>
          <table:table-cell office:value-type="float" office:value="30.49">
            <text:p>30,49</text:p>
          </table:table-cell>
          <table:table-cell office:value-type="float" office:value="2.45">
            <text:p>2,45</text:p>
          </table:table-cell>
          <table:table-cell office:value-type="float" office:value="2">
            <text:p>2</text:p>
          </table:table-cell>
          <table:table-cell office:value-type="float" office:value="15.2">
            <text:p>15,2</text:p>
          </table:table-cell>
          <table:table-cell office:value-type="float" office:value="3">
            <text:p>3</text:p>
          </table:table-cell>
          <table:table-cell office:value-type="float" office:value="16.0496515512708">
            <text:p>16,0496515513</text:p>
          </table:table-cell>
          <table:table-cell office:value-type="float" office:value="2.40099533304795">
            <text:p>2,400995333</text:p>
          </table:table-cell>
          <table:table-cell office:value-type="float" office:value="1.73816077648277">
            <text:p>1,7381607765</text:p>
          </table:table-cell>
          <table:table-cell table:number-columns-repeated="17"/>
          <table:table-cell office:value-type="float" office:value="7204.07186819172">
            <text:p>7204,0718681917</text:p>
          </table:table-cell>
          <table:table-cell office:value-type="float" office:value="1.91869927014166">
            <text:p>1,9186992701</text:p>
          </table:table-cell>
          <table:table-cell office:value-type="float" office:value="0.283921532076243">
            <text:p>0,2839215321</text:p>
          </table:table-cell>
          <table:table-cell office:value-type="float" office:value="2.34776547416849">
            <text:p>2,3477654742</text:p>
          </table:table-cell>
          <table:table-cell office:value-type="float" office:value="2.62925600983776">
            <text:p>2,6292560098</text:p>
          </table:table-cell>
          <table:table-cell office:value-type="float" office:value="1.67402173072281">
            <text:p>1,6740217307</text:p>
          </table:table-cell>
          <table:table-cell office:value-type="float" office:value="1.33605646783772">
            <text:p>1,3360564678</text:p>
          </table:table-cell>
          <table:table-cell office:value-type="float" office:value="0.34572425840315">
            <text:p>0,3457242584</text:p>
          </table:table-cell>
          <table:table-cell office:value-type="float" office:value="-2.00057617541202">
            <text:p>-2,0005761754</text:p>
          </table:table-cell>
          <table:table-cell office:value-type="float" office:value="-0.38969763593229">
            <text:p>-0,3896976359</text:p>
          </table:table-cell>
          <table:table-cell office:value-type="float" office:value="1.37498303627162">
            <text:p>1,3749830363</text:p>
          </table:table-cell>
          <table:table-cell office:value-type="float" office:value="-1.80577297124828">
            <text:p>-1,8057729712</text:p>
          </table:table-cell>
          <table:table-cell office:value-type="float" office:value="2.7623464078041">
            <text:p>2,7623464078</text:p>
          </table:table-cell>
          <table:table-cell office:value-type="float" office:value="2.0679390040815">
            <text:p>2,0679390041</text:p>
          </table:table-cell>
          <table:table-cell table:number-columns-repeated="13"/>
          <table:table-cell office:value-type="float" office:value="-2.97821821295652">
            <text:p>-2,978218213</text:p>
          </table:table-cell>
          <table:table-cell office:value-type="float" office:value="-1.48374019235079">
            <text:p>-1,4837401924</text:p>
          </table:table-cell>
          <table:table-cell office:value-type="float" office:value="2.35795651802737">
            <text:p>2,357956518</text:p>
          </table:table-cell>
          <table:table-cell office:value-type="float" office:value="4.52502933166865">
            <text:p>4,5250293317</text:p>
          </table:table-cell>
          <table:table-cell office:value-type="float" office:value="-1.3648000781316">
            <text:p>-1,3648000781</text:p>
          </table:table-cell>
          <table:table-cell office:value-type="float" office:value="0.710708568921071">
            <text:p>0,7107085689</text:p>
          </table:table-cell>
          <table:table-cell office:value-type="float" office:value="1.01833078307945">
            <text:p>1,0183307831</text:p>
          </table:table-cell>
          <table:table-cell office:value-type="float" office:value="-2.01370827419424">
            <text:p>-2,0137082742</text:p>
          </table:table-cell>
          <table:table-cell office:value-type="float" office:value="0.770908103475273">
            <text:p>0,7709081035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E455</text:p>
          </table:table-cell>
          <table:table-cell office:value-type="float" office:value="76">
            <text:p>76</text:p>
          </table:table-cell>
          <table:table-cell table:style-name="ce3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5.24">
            <text:p>25,24</text:p>
          </table:table-cell>
          <table:table-cell office:value-type="float" office:value="25.51">
            <text:p>25,51</text:p>
          </table:table-cell>
          <table:table-cell office:value-type="float" office:value="0.270000000000003">
            <text:p>0,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21.6857142857143">
            <text:p>-21,6857142857</text:p>
          </table:table-cell>
          <table:table-cell office:value-type="float" office:value="-3.74133060466263">
            <text:p>-3,7413306047</text:p>
          </table:table-cell>
          <table:table-cell office:value-type="float" office:value="0.187959053269888">
            <text:p>0,1879590533</text:p>
          </table:table-cell>
          <table:table-cell office:value-type="float" office:value="0.154824040994702">
            <text:p>0,154824041</text:p>
          </table:table-cell>
          <table:table-cell office:value-type="float" office:value="0.45">
            <text:p>0,4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,6666666667</text:p>
          </table:table-cell>
          <table:table-cell office:value-type="float" office:value="0.793540036918262">
            <text:p>0,7935400369</text:p>
          </table:table-cell>
          <table:table-cell office:value-type="float" office:value="0.670947258714462">
            <text:p>0,6709472587</text:p>
          </table:table-cell>
          <table:table-cell office:value-type="float" office:value="0.294169143568338">
            <text:p>0,2941691436</text:p>
          </table:table-cell>
          <table:table-cell office:value-type="float" office:value="-0.0197889631638008">
            <text:p>-0,0197889632</text:p>
          </table:table-cell>
          <table:table-cell office:value-type="float" office:value="3.43519989170224">
            <text:p>3,4351998917</text:p>
          </table:table-cell>
          <table:table-cell office:value-type="float" office:value="1.34537685953662">
            <text:p>1,3453768595</text:p>
          </table:table-cell>
          <table:table-cell office:value-type="float" office:value="0.752720063927134">
            <text:p>0,7527200639</text:p>
          </table:table-cell>
          <table:table-cell office:value-type="float" office:value="1.18465004245402">
            <text:p>1,1846500425</text:p>
          </table:table-cell>
          <table:table-cell office:value-type="float" office:value="1.72454045339782">
            <text:p>1,7245404534</text:p>
          </table:table-cell>
          <table:table-cell office:value-type="float" office:value="-2.05662547082127">
            <text:p>-2,0566254708</text:p>
          </table:table-cell>
          <table:table-cell office:value-type="float" office:value="-1.7624682565545">
            <text:p>-1,7624682566</text:p>
          </table:table-cell>
          <table:table-cell office:value-type="float" office:value="3.57453718800455">
            <text:p>3,574537188</text:p>
          </table:table-cell>
          <table:table-cell office:value-type="float" office:value="-0.1626604868596">
            <text:p>-0,1626604869</text:p>
          </table:table-cell>
          <table:table-cell office:value-type="float" office:value="4430.56888888889">
            <text:p>4430,5688888889</text:p>
          </table:table-cell>
          <table:table-cell office:value-type="float" office:value="1.77861569054155">
            <text:p>1,7786156905</text:p>
          </table:table-cell>
          <table:table-cell office:value-type="float" office:value="0.36703387977265">
            <text:p>0,3670338798</text:p>
          </table:table-cell>
          <table:table-cell office:value-type="float" office:value="5.58831746690796">
            <text:p>5,5883174669</text:p>
          </table:table-cell>
          <table:table-cell office:value-type="float" office:value="-0.0272856089477292">
            <text:p>-0,0272856089</text:p>
          </table:table-cell>
          <table:table-cell office:value-type="float" office:value="0.0129669611732641">
            <text:p>0,0129669612</text:p>
          </table:table-cell>
          <table:table-cell office:value-type="float" office:value="-0.135615004507247">
            <text:p>-0,1356150045</text:p>
          </table:table-cell>
          <table:table-cell office:value-type="float" office:value="1.16207487906118">
            <text:p>1,1620748791</text:p>
          </table:table-cell>
          <table:table-cell office:value-type="float" office:value="-1.47746008925361">
            <text:p>-1,4774600893</text:p>
          </table:table-cell>
          <table:table-cell office:value-type="float" office:value="0.190150148370019">
            <text:p>0,1901501484</text:p>
          </table:table-cell>
          <table:table-cell office:value-type="float" office:value="0.492688372698041">
            <text:p>0,4926883727</text:p>
          </table:table-cell>
          <table:table-cell office:value-type="float" office:value="0.328660499165039">
            <text:p>0,3286604992</text:p>
          </table:table-cell>
          <table:table-cell office:value-type="float" office:value="-4.28710556497334">
            <text:p>-4,287105565</text:p>
          </table:table-cell>
          <table:table-cell office:value-type="float" office:value="-0.394368018176154">
            <text:p>-0,3943680182</text:p>
          </table:table-cell>
          <table:table-cell office:value-type="float" office:value="1.01938318971121">
            <text:p>1,0193831897</text:p>
          </table:table-cell>
          <table:table-cell office:value-type="float" office:value="0.176562368292106">
            <text:p>0,1765623683</text:p>
          </table:table-cell>
          <table:table-cell office:value-type="float" office:value="0.531663558001933">
            <text:p>0,531663558</text:p>
          </table:table-cell>
          <table:table-cell office:value-type="float" office:value="0.340103233856709">
            <text:p>0,3401032339</text:p>
          </table:table-cell>
          <table:table-cell office:value-type="float" office:value="4.64205765886988">
            <text:p>4,6420576589</text:p>
          </table:table-cell>
          <table:table-cell office:value-type="float" office:value="1.98988876844964">
            <text:p>1,9898887684</text:p>
          </table:table-cell>
          <table:table-cell office:value-type="float" office:value="-1.18920359672369">
            <text:p>-1,1892035967</text:p>
          </table:table-cell>
          <table:table-cell office:value-type="float" office:value="0.431397258130424">
            <text:p>0,4313972581</text:p>
          </table:table-cell>
          <table:table-cell office:value-type="float" office:value="0.536191017027095">
            <text:p>0,536191017</text:p>
          </table:table-cell>
          <table:table-cell office:value-type="float" office:value="1.71279040058598">
            <text:p>1,7127904006</text:p>
          </table:table-cell>
          <table:table-cell office:value-type="float" office:value="-2.94708046670065">
            <text:p>-2,9470804667</text:p>
          </table:table-cell>
          <table:table-cell office:value-type="float" office:value="2.24815247343849">
            <text:p>2,2481524734</text:p>
          </table:table-cell>
          <table:table-cell office:value-type="float" office:value="0.197916209412503">
            <text:p>0,1979162094</text:p>
          </table:table-cell>
          <table:table-cell office:value-type="float" office:value="-5.99056584110197">
            <text:p>-5,9905658411</text:p>
          </table:table-cell>
          <table:table-cell office:value-type="float" office:value="-4.93134312615561">
            <text:p>-4,9313431262</text:p>
          </table:table-cell>
          <table:table-cell office:value-type="float" office:value="0.964170438115857">
            <text:p>0,9641704381</text:p>
          </table:table-cell>
          <table:table-cell office:value-type="float" office:value="1.04884099855184">
            <text:p>1,0488409986</text:p>
          </table:table-cell>
          <table:table-cell office:value-type="float" office:value="-1.8017336575027">
            <text:p>-1,8017336575</text:p>
          </table:table-cell>
          <table:table-cell office:value-type="float" office:value="1.5571237232098">
            <text:p>1,5571237232</text:p>
          </table:table-cell>
          <table:table-cell office:value-type="float" office:value="0.242640557994423">
            <text:p>0,242640558</text:p>
          </table:table-cell>
          <table:table-cell office:value-type="float" office:value="1.19527182323424">
            <text:p>1,1952718232</text:p>
          </table:table-cell>
          <table:table-cell office:value-type="float" office:value="0.195402535572786">
            <text:p>0,1954025356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A3B1C</text:p>
          </table:table-cell>
          <table:table-cell office:value-type="float" office:value="40">
            <text:p>40</text:p>
          </table:table-cell>
          <table:table-cell table:style-name="ce3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6.49">
            <text:p>26,49</text:p>
          </table:table-cell>
          <table:table-cell office:value-type="float" office:value="27.79">
            <text:p>27,79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9.5">
            <text:p>9,5</text:p>
          </table:table-cell>
          <table:table-cell office:value-type="float" office:value="3">
            <text:p>3</text:p>
          </table:table-cell>
          <table:table-cell office:value-type="float" office:value="19.8205128205128">
            <text:p>19,8205128205</text:p>
          </table:table-cell>
          <table:table-cell office:value-type="float" office:value="1.10481530566717">
            <text:p>1,1048153057</text:p>
          </table:table-cell>
          <table:table-cell office:value-type="float" office:value="-1.68325675006098">
            <text:p>-1,6832567501</text:p>
          </table:table-cell>
          <table:table-cell office:value-type="float" office:value="-0.482076346185256">
            <text:p>-0,4820763462</text:p>
          </table:table-cell>
          <table:table-cell office:value-type="float" office:value="0.3">
            <text:p>0,3</text:p>
          </table:table-cell>
          <table:table-cell office:value-type="float" office:value="1.28571428571429">
            <text:p>1,2857142857</text:p>
          </table:table-cell>
          <table:table-cell office:value-type="float" office:value="1.14285714285714">
            <text:p>1,1428571429</text:p>
          </table:table-cell>
          <table:table-cell office:value-type="float" office:value="2.46716365509561">
            <text:p>2,4671636551</text:p>
          </table:table-cell>
          <table:table-cell office:value-type="float" office:value="0.412889890306455">
            <text:p>0,4128898903</text:p>
          </table:table-cell>
          <table:table-cell office:value-type="float" office:value="5.145958781542">
            <text:p>5,1459587815</text:p>
          </table:table-cell>
          <table:table-cell office:value-type="float" office:value="-1.40495444550091">
            <text:p>-1,4049544455</text:p>
          </table:table-cell>
          <table:table-cell office:value-type="float" office:value="0.103760104385809">
            <text:p>0,1037601044</text:p>
          </table:table-cell>
          <table:table-cell office:value-type="float" office:value="-4.29074391717463">
            <text:p>-4,2907439172</text:p>
          </table:table-cell>
          <table:table-cell office:value-type="float" office:value="-1.17333363619498">
            <text:p>-1,1733336362</text:p>
          </table:table-cell>
          <table:table-cell office:value-type="float" office:value="-1.01394080772395">
            <text:p>-1,0139408077</text:p>
          </table:table-cell>
          <table:table-cell office:value-type="float" office:value="1.49875682582526">
            <text:p>1,4987568258</text:p>
          </table:table-cell>
          <table:table-cell office:value-type="float" office:value="0.0308958519837821">
            <text:p>0,030895852</text:p>
          </table:table-cell>
          <table:table-cell office:value-type="float" office:value="-0.623019689156877">
            <text:p>-0,6230196892</text:p>
          </table:table-cell>
          <table:table-cell office:value-type="float" office:value="2.01977774633185">
            <text:p>2,0197777463</text:p>
          </table:table-cell>
          <table:table-cell office:value-type="float" office:value="-0.43965061138215">
            <text:p>-0,4396506114</text:p>
          </table:table-cell>
          <table:table-cell office:value-type="float" office:value="2977.13111111111">
            <text:p>2977,1311111111</text:p>
          </table:table-cell>
          <table:table-cell office:value-type="float" office:value="1.64210062505265">
            <text:p>1,6421006251</text:p>
          </table:table-cell>
          <table:table-cell office:value-type="float" office:value="0.18366003363417">
            <text:p>0,1836600336</text:p>
          </table:table-cell>
          <table:table-cell office:value-type="float" office:value="-6.03985497118518">
            <text:p>-6,0398549712</text:p>
          </table:table-cell>
          <table:table-cell office:value-type="float" office:value="0.677389380877872">
            <text:p>0,6773893809</text:p>
          </table:table-cell>
          <table:table-cell office:value-type="float" office:value="1.33640416601235">
            <text:p>1,336404166</text:p>
          </table:table-cell>
          <table:table-cell office:value-type="float" office:value="1.85366741138552">
            <text:p>1,8536674114</text:p>
          </table:table-cell>
          <table:table-cell office:value-type="float" office:value="-2.09265457855868">
            <text:p>-2,0926545786</text:p>
          </table:table-cell>
          <table:table-cell office:value-type="float" office:value="-0.679857756687685">
            <text:p>-0,6798577567</text:p>
          </table:table-cell>
          <table:table-cell office:value-type="float" office:value="-0.233451041462876">
            <text:p>-0,2334510415</text:p>
          </table:table-cell>
          <table:table-cell office:value-type="float" office:value="0.327033384957864">
            <text:p>0,327033385</text:p>
          </table:table-cell>
          <table:table-cell office:value-type="float" office:value="0.983186515688136">
            <text:p>0,9831865157</text:p>
          </table:table-cell>
          <table:table-cell office:value-type="float" office:value="1.86631195175411">
            <text:p>1,8663119518</text:p>
          </table:table-cell>
          <table:table-cell office:value-type="float" office:value="-1.29167152817514">
            <text:p>-1,2916715282</text:p>
          </table:table-cell>
          <table:table-cell office:value-type="float" office:value="2.72763136942036">
            <text:p>2,7276313694</text:p>
          </table:table-cell>
          <table:table-cell office:value-type="float" office:value="-0.543793465215616">
            <text:p>-0,5437934652</text:p>
          </table:table-cell>
          <table:table-cell office:value-type="float" office:value="4.72950562469537">
            <text:p>4,7295056247</text:p>
          </table:table-cell>
          <table:table-cell office:value-type="float" office:value="2.4230454475251">
            <text:p>2,4230454475</text:p>
          </table:table-cell>
          <table:table-cell office:value-type="float" office:value="-0.0415454847578668">
            <text:p>-0,0415454848</text:p>
          </table:table-cell>
          <table:table-cell office:value-type="float" office:value="-2.78645785633606">
            <text:p>-2,7864578563</text:p>
          </table:table-cell>
          <table:table-cell office:value-type="float" office:value="-4.06034078115168">
            <text:p>-4,0603407812</text:p>
          </table:table-cell>
          <table:table-cell office:value-type="float" office:value="-1.72409510209962">
            <text:p>-1,7240951021</text:p>
          </table:table-cell>
          <table:table-cell office:value-type="float" office:value="1.15509332651081">
            <text:p>1,1550933265</text:p>
          </table:table-cell>
          <table:table-cell office:value-type="float" office:value="0.800991904618934">
            <text:p>0,8009919046</text:p>
          </table:table-cell>
          <table:table-cell office:value-type="float" office:value="-1.38492875675915">
            <text:p>-1,3849287568</text:p>
          </table:table-cell>
          <table:table-cell office:value-type="float" office:value="2.00142781737039">
            <text:p>2,0014278174</text:p>
          </table:table-cell>
          <table:table-cell office:value-type="float" office:value="-0.574094900156066">
            <text:p>-0,5740949002</text:p>
          </table:table-cell>
          <table:table-cell office:value-type="float" office:value="6.57930584986948">
            <text:p>6,5793058499</text:p>
          </table:table-cell>
          <table:table-cell office:value-type="float" office:value="0.438957310323085">
            <text:p>0,4389573103</text:p>
          </table:table-cell>
          <table:table-cell office:value-type="float" office:value="1.4022218926144">
            <text:p>1,4022218926</text:p>
          </table:table-cell>
          <table:table-cell office:value-type="float" office:value="3.34678552450341">
            <text:p>3,3467855245</text:p>
          </table:table-cell>
          <table:table-cell office:value-type="float" office:value="2.06038407271846">
            <text:p>2,0603840727</text:p>
          </table:table-cell>
          <table:table-cell office:value-type="float" office:value="0.469048867430256">
            <text:p>0,4690488674</text:p>
          </table:table-cell>
          <table:table-cell office:value-type="float" office:value="0.723036485271082">
            <text:p>0,7230364853</text:p>
          </table:table-cell>
          <table:table-cell office:value-type="float" office:value="2.49180140685932">
            <text:p>2,4918014069</text:p>
          </table:table-cell>
          <table:table-cell office:value-type="float" office:value="0.172132489348316">
            <text:p>0,1721324893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B1E1F</text:p>
          </table:table-cell>
          <table:table-cell office:value-type="float" office:value="47">
            <text:p>47</text:p>
          </table:table-cell>
          <table:table-cell table:style-name="ce3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8.75">
            <text:p>28,75</text:p>
          </table:table-cell>
          <table:table-cell office:value-type="float" office:value="29.53">
            <text:p>29,53</text:p>
          </table:table-cell>
          <table:table-cell office:value-type="float" office:value="0.780000000000001">
            <text:p>0,78</text:p>
          </table:table-cell>
          <table:table-cell office:value-type="float" office:value="7">
            <text:p>7</text:p>
          </table:table-cell>
          <table:table-cell office:value-type="float" office:value="-5">
            <text:p>-5</text:p>
          </table:table-cell>
          <table:table-cell office:value-type="float" office:value="4">
            <text:p>4</text:p>
          </table:table-cell>
          <table:table-cell office:value-type="float" office:value="15.0009873167768">
            <text:p>15,0009873168</text:p>
          </table:table-cell>
          <table:table-cell office:value-type="float" office:value="2.03200345374397">
            <text:p>2,0320034537</text:p>
          </table:table-cell>
          <table:table-cell office:value-type="float" office:value="-0.776855141177581">
            <text:p>-0,7768551412</text:p>
          </table:table-cell>
          <table:table-cell office:value-type="float" office:value="-0.258137919265214">
            <text:p>-0,2581379193</text:p>
          </table:table-cell>
          <table:table-cell office:value-type="float" office:value="0.45">
            <text:p>0,45</text:p>
          </table:table-cell>
          <table:table-cell office:value-type="float" office:value="0.9">
            <text:p>0,9</text:p>
          </table:table-cell>
          <table:table-cell office:value-type="float" office:value="0.909090909090909">
            <text:p>0,9090909091</text:p>
          </table:table-cell>
          <table:table-cell office:value-type="float" office:value="1.7316137297262">
            <text:p>1,7316137297</text:p>
          </table:table-cell>
          <table:table-cell office:value-type="float" office:value="0.764008850856107">
            <text:p>0,7640088509</text:p>
          </table:table-cell>
          <table:table-cell office:value-type="float" office:value="3.97760574095659">
            <text:p>3,977605741</text:p>
          </table:table-cell>
          <table:table-cell office:value-type="float" office:value="-1.40497839026416">
            <text:p>-1,4049783903</text:p>
          </table:table-cell>
          <table:table-cell office:value-type="float" office:value="3.27951448425114">
            <text:p>3,2795144843</text:p>
          </table:table-cell>
          <table:table-cell office:value-type="float" office:value="-0.904480239460962">
            <text:p>-0,9044802395</text:p>
          </table:table-cell>
          <table:table-cell office:value-type="float" office:value="0.17172139548517">
            <text:p>0,1717213955</text:p>
          </table:table-cell>
          <table:table-cell office:value-type="float" office:value="3.0630857561421">
            <text:p>3,0630857561</text:p>
          </table:table-cell>
          <table:table-cell office:value-type="float" office:value="0.975115474818948">
            <text:p>0,9751154748</text:p>
          </table:table-cell>
          <table:table-cell office:value-type="float" office:value="-0.704905119788585">
            <text:p>-0,7049051198</text:p>
          </table:table-cell>
          <table:table-cell office:value-type="float" office:value="-2.99437632864167">
            <text:p>-2,9943763286</text:p>
          </table:table-cell>
          <table:table-cell office:value-type="float" office:value="2.58230623506637">
            <text:p>2,5823062351</text:p>
          </table:table-cell>
          <table:table-cell office:value-type="float" office:value="-1.28622182091835">
            <text:p>-1,2862218209</text:p>
          </table:table-cell>
          <table:table-cell office:value-type="float" office:value="3543.95777777778">
            <text:p>3543,9577777778</text:p>
          </table:table-cell>
          <table:table-cell office:value-type="float" office:value="1.21262866476883">
            <text:p>1,2126286648</text:p>
          </table:table-cell>
          <table:table-cell office:value-type="float" office:value="0.196461457717392">
            <text:p>0,1964614577</text:p>
          </table:table-cell>
          <table:table-cell office:value-type="float" office:value="0.798918294093763">
            <text:p>0,7989182941</text:p>
          </table:table-cell>
          <table:table-cell office:value-type="float" office:value="-1.62588639397313">
            <text:p>-1,625886394</text:p>
          </table:table-cell>
          <table:table-cell office:value-type="float" office:value="0.278095118728663">
            <text:p>0,2780951187</text:p>
          </table:table-cell>
          <table:table-cell office:value-type="float" office:value="-1.90289840968752">
            <text:p>-1,9028984097</text:p>
          </table:table-cell>
          <table:table-cell office:value-type="float" office:value="-0.963473865313683">
            <text:p>-0,9634738653</text:p>
          </table:table-cell>
          <table:table-cell office:value-type="float" office:value="-0.810137852620071">
            <text:p>-0,8101378526</text:p>
          </table:table-cell>
          <table:table-cell office:value-type="float" office:value="-0.736703777336687">
            <text:p>-0,7367037773</text:p>
          </table:table-cell>
          <table:table-cell office:value-type="float" office:value="-1.19230921452093">
            <text:p>-1,1923092145</text:p>
          </table:table-cell>
          <table:table-cell office:value-type="float" office:value="-0.756672083925451">
            <text:p>-0,7566720839</text:p>
          </table:table-cell>
          <table:table-cell office:value-type="float" office:value="1.68669951485217">
            <text:p>1,6866995149</text:p>
          </table:table-cell>
          <table:table-cell office:value-type="float" office:value="-0.653966025061105">
            <text:p>-0,6539660251</text:p>
          </table:table-cell>
          <table:table-cell office:value-type="float" office:value="2.07289149583274">
            <text:p>2,0728914958</text:p>
          </table:table-cell>
          <table:table-cell office:value-type="float" office:value="-0.0527676948767048">
            <text:p>-0,0527676949</text:p>
          </table:table-cell>
          <table:table-cell office:value-type="float" office:value="3.58761032125439">
            <text:p>3,5876103213</text:p>
          </table:table-cell>
          <table:table-cell office:value-type="float" office:value="2.21545465897485">
            <text:p>2,215454659</text:p>
          </table:table-cell>
          <table:table-cell office:value-type="float" office:value="4.28526521518005">
            <text:p>4,2852652152</text:p>
          </table:table-cell>
          <table:table-cell office:value-type="float" office:value="-0.313435228559705">
            <text:p>-0,3134352286</text:p>
          </table:table-cell>
          <table:table-cell office:value-type="float" office:value="-2.70465076908594">
            <text:p>-2,7046507691</text:p>
          </table:table-cell>
          <table:table-cell office:value-type="float" office:value="2.38028758050617">
            <text:p>2,3802875805</text:p>
          </table:table-cell>
          <table:table-cell office:value-type="float" office:value="0.686811575468083">
            <text:p>0,6868115755</text:p>
          </table:table-cell>
          <table:table-cell office:value-type="float" office:value="0.340868563082931">
            <text:p>0,3408685631</text:p>
          </table:table-cell>
          <table:table-cell office:value-type="float" office:value="-4.02670918082012">
            <text:p>-4,0267091808</text:p>
          </table:table-cell>
          <table:table-cell office:value-type="float" office:value="1.9466924476102">
            <text:p>1,9466924476</text:p>
          </table:table-cell>
          <table:table-cell office:value-type="float" office:value="-0.74842240372195">
            <text:p>-0,7484224037</text:p>
          </table:table-cell>
          <table:table-cell office:value-type="float" office:value="-1.48066542825548">
            <text:p>-1,4806654283</text:p>
          </table:table-cell>
          <table:table-cell office:value-type="float" office:value="-0.23623155099096">
            <text:p>-0,236231551</text:p>
          </table:table-cell>
          <table:table-cell office:value-type="float" office:value="-2.08841885558174">
            <text:p>-2,0884188556</text:p>
          </table:table-cell>
          <table:table-cell office:value-type="float" office:value="0.542048320713349">
            <text:p>0,5420483207</text:p>
          </table:table-cell>
          <table:table-cell office:value-type="float" office:value="0.183408795843779">
            <text:p>0,1834087958</text:p>
          </table:table-cell>
          <table:table-cell office:value-type="float" office:value="-1.87226790335689">
            <text:p>-1,8722679034</text:p>
          </table:table-cell>
          <table:table-cell office:value-type="float" office:value="-1.30758378795601">
            <text:p>-1,307583788</text:p>
          </table:table-cell>
          <table:table-cell office:value-type="float" office:value="3.35324512223084">
            <text:p>3,3532451222</text:p>
          </table:table-cell>
          <table:table-cell office:value-type="float" office:value="-0.383305663213495">
            <text:p>-0,3833056632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B3D9B</text:p>
          </table:table-cell>
          <table:table-cell office:value-type="float" office:value="54">
            <text:p>54</text:p>
          </table:table-cell>
          <table:table-cell table:style-name="ce3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5.72">
            <text:p>25,72</text:p>
          </table:table-cell>
          <table:table-cell office:value-type="float" office:value="27.61">
            <text:p>27,61</text:p>
          </table:table-cell>
          <table:table-cell office:value-type="float" office:value="1.89">
            <text:p>1,89</text:p>
          </table:table-cell>
          <table:table-cell office:value-type="float" office:value="3">
            <text:p>3</text:p>
          </table:table-cell>
          <table:table-cell office:value-type="float" office:value="6.83333333333333">
            <text:p>6,8333333333</text:p>
          </table:table-cell>
          <table:table-cell office:value-type="float" office:value="2">
            <text:p>2</text:p>
          </table:table-cell>
          <table:table-cell office:value-type="float" office:value="21.9325236167341">
            <text:p>21,9325236167</text:p>
          </table:table-cell>
          <table:table-cell office:value-type="float" office:value="-0.168006766929399">
            <text:p>-0,1680067669</text:p>
          </table:table-cell>
          <table:table-cell office:value-type="float" office:value="-0.950762280099737">
            <text:p>-0,9507622801</text:p>
          </table:table-cell>
          <table:table-cell office:value-type="float" office:value="0.660430966572788">
            <text:p>0,6604309666</text:p>
          </table:table-cell>
          <table:table-cell office:value-type="float" office:value="0.35">
            <text:p>0,35</text:p>
          </table:table-cell>
          <table:table-cell office:value-type="float" office:value="1.14285714285714">
            <text:p>1,1428571429</text:p>
          </table:table-cell>
          <table:table-cell office:value-type="float" office:value="1.4">
            <text:p>1,4</text:p>
          </table:table-cell>
          <table:table-cell office:value-type="float" office:value="-0.855021504937743">
            <text:p>-0,8550215049</text:p>
          </table:table-cell>
          <table:table-cell office:value-type="float" office:value="0.605111828450666">
            <text:p>0,6051118285</text:p>
          </table:table-cell>
          <table:table-cell office:value-type="float" office:value="-3.16699753812581">
            <text:p>-3,1669975381</text:p>
          </table:table-cell>
          <table:table-cell office:value-type="float" office:value="-0.563143980224758">
            <text:p>-0,5631439802</text:p>
          </table:table-cell>
          <table:table-cell office:value-type="float" office:value="-2.52803638600282">
            <text:p>-2,528036386</text:p>
          </table:table-cell>
          <table:table-cell office:value-type="float" office:value="-2.5624656486476">
            <text:p>-2,5624656486</text:p>
          </table:table-cell>
          <table:table-cell office:value-type="float" office:value="0.234706957288153">
            <text:p>0,2347069573</text:p>
          </table:table-cell>
          <table:table-cell office:value-type="float" office:value="-0.723614430204085">
            <text:p>-0,7236144302</text:p>
          </table:table-cell>
          <table:table-cell office:value-type="float" office:value="-0.378794357266132">
            <text:p>-0,3787943573</text:p>
          </table:table-cell>
          <table:table-cell office:value-type="float" office:value="-0.153697205407362">
            <text:p>-0,1536972054</text:p>
          </table:table-cell>
          <table:table-cell office:value-type="float" office:value="-0.434385427473109">
            <text:p>-0,4343854275</text:p>
          </table:table-cell>
          <table:table-cell office:value-type="float" office:value="-0.489217869779891">
            <text:p>-0,4892178698</text:p>
          </table:table-cell>
          <table:table-cell office:value-type="float" office:value="-0.0345534524115407">
            <text:p>-0,0345534524</text:p>
          </table:table-cell>
          <table:table-cell office:value-type="float" office:value="4785.63888888889">
            <text:p>4785,6388888889</text:p>
          </table:table-cell>
          <table:table-cell office:value-type="float" office:value="1.88943175065196">
            <text:p>1,8894317507</text:p>
          </table:table-cell>
          <table:table-cell office:value-type="float" office:value="0.215193373693284">
            <text:p>0,2151933737</text:p>
          </table:table-cell>
          <table:table-cell office:value-type="float" office:value="1.1247173968105">
            <text:p>1,1247173968</text:p>
          </table:table-cell>
          <table:table-cell office:value-type="float" office:value="-2.37636226347003">
            <text:p>-2,3763622635</text:p>
          </table:table-cell>
          <table:table-cell office:value-type="float" office:value="3.01222236447349">
            <text:p>3,0122223645</text:p>
          </table:table-cell>
          <table:table-cell office:value-type="float" office:value="-0.943057786787987">
            <text:p>-0,9430577868</text:p>
          </table:table-cell>
          <table:table-cell office:value-type="float" office:value="1.48412414621717">
            <text:p>1,4841241462</text:p>
          </table:table-cell>
          <table:table-cell office:value-type="float" office:value="-0.967528998715452">
            <text:p>-0,9675289987</text:p>
          </table:table-cell>
          <table:table-cell office:value-type="float" office:value="1.38958183182277">
            <text:p>1,3895818318</text:p>
          </table:table-cell>
          <table:table-cell office:value-type="float" office:value="0.727702420999467">
            <text:p>0,727702421</text:p>
          </table:table-cell>
          <table:table-cell office:value-type="float" office:value="2.44329683322685">
            <text:p>2,4432968332</text:p>
          </table:table-cell>
          <table:table-cell office:value-type="float" office:value="1.71139746153974">
            <text:p>1,7113974615</text:p>
          </table:table-cell>
          <table:table-cell office:value-type="float" office:value="-1.42737168532814">
            <text:p>-1,4273716853</text:p>
          </table:table-cell>
          <table:table-cell office:value-type="float" office:value="-0.405639838288566">
            <text:p>-0,4056398383</text:p>
          </table:table-cell>
          <table:table-cell office:value-type="float" office:value="0.986222929095749">
            <text:p>0,9862229291</text:p>
          </table:table-cell>
          <table:table-cell office:value-type="float" office:value="-3.09438476376499">
            <text:p>-3,0943847638</text:p>
          </table:table-cell>
          <table:table-cell office:value-type="float" office:value="0.0272735933385688">
            <text:p>0,0272735933</text:p>
          </table:table-cell>
          <table:table-cell office:value-type="float" office:value="-2.97499082169507">
            <text:p>-2,9749908217</text:p>
          </table:table-cell>
          <table:table-cell office:value-type="float" office:value="-1.89149975284139">
            <text:p>-1,8914997528</text:p>
          </table:table-cell>
          <table:table-cell office:value-type="float" office:value="-1.27050717300048">
            <text:p>-1,270507173</text:p>
          </table:table-cell>
          <table:table-cell office:value-type="float" office:value="0.375491761364717">
            <text:p>0,3754917614</text:p>
          </table:table-cell>
          <table:table-cell office:value-type="float" office:value="0.326253221941862">
            <text:p>0,3262532219</text:p>
          </table:table-cell>
          <table:table-cell office:value-type="float" office:value="1.39610324437512">
            <text:p>1,3961032444</text:p>
          </table:table-cell>
          <table:table-cell office:value-type="float" office:value="-0.0640835468839646">
            <text:p>-0,0640835469</text:p>
          </table:table-cell>
          <table:table-cell office:value-type="float" office:value="-0.665251865633047">
            <text:p>-0,6652518656</text:p>
          </table:table-cell>
          <table:table-cell office:value-type="float" office:value="-0.401255032008147">
            <text:p>-0,401255032</text:p>
          </table:table-cell>
          <table:table-cell office:value-type="float" office:value="-1.2391132677377">
            <text:p>-1,2391132677</text:p>
          </table:table-cell>
          <table:table-cell office:value-type="float" office:value="-2.59764900212561">
            <text:p>-2,5976490021</text:p>
          </table:table-cell>
          <table:table-cell office:value-type="float" office:value="0.433388309635742">
            <text:p>0,4333883096</text:p>
          </table:table-cell>
          <table:table-cell office:value-type="float" office:value="-1.43712545843747">
            <text:p>-1,4371254584</text:p>
          </table:table-cell>
          <table:table-cell office:value-type="float" office:value="5.04136085051224">
            <text:p>5,0413608505</text:p>
          </table:table-cell>
          <table:table-cell office:value-type="float" office:value="2.27705095195383">
            <text:p>2,277050952</text:p>
          </table:table-cell>
          <table:table-cell office:value-type="float" office:value="1.85470402218504">
            <text:p>1,8547040222</text:p>
          </table:table-cell>
          <table:table-cell office:value-type="float" office:value="-0.265261551642714">
            <text:p>-0,2652615516</text:p>
          </table:table-cell>
          <table:table-cell office:value-type="float" office:value="1.70661494426137">
            <text:p>1,7066149443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B3F5E</text:p>
          </table:table-cell>
          <table:table-cell office:value-type="float" office:value="55">
            <text:p>55</text:p>
          </table:table-cell>
          <table:table-cell table:style-name="ce3"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float" office:value="22">
            <text:p>22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6.67">
            <text:p>26,67</text:p>
          </table:table-cell>
          <table:table-cell office:value-type="float" office:value="27.86">
            <text:p>27,86</text:p>
          </table:table-cell>
          <table:table-cell office:value-type="float" office:value="1.19">
            <text:p>1,19</text:p>
          </table:table-cell>
          <table:table-cell office:value-type="float" office:value="6">
            <text:p>6</text:p>
          </table:table-cell>
          <table:table-cell office:value-type="float" office:value="-1.16666666666667">
            <text:p>-1,1666666667</text:p>
          </table:table-cell>
          <table:table-cell office:value-type="float" office:value="1">
            <text:p>1</text:p>
          </table:table-cell>
          <table:table-cell office:value-type="float" office:value="41.54329004329">
            <text:p>41,5432900433</text:p>
          </table:table-cell>
          <table:table-cell office:value-type="float" office:value="-0.486477670324647">
            <text:p>-0,4864776703</text:p>
          </table:table-cell>
          <table:table-cell office:value-type="float" office:value="-4.28927110892744">
            <text:p>-4,2892711089</text:p>
          </table:table-cell>
          <table:table-cell office:value-type="float" office:value="0.657571313542936">
            <text:p>0,6575713135</text:p>
          </table:table-cell>
          <table:table-cell office:value-type="float" office:value="0.3">
            <text:p>0,3</text:p>
          </table:table-cell>
          <table:table-cell office:value-type="float" office:value="0.4">
            <text:p>0,4</text:p>
          </table:table-cell>
          <table:table-cell office:value-type="float" office:value="1.4">
            <text:p>1,4</text:p>
          </table:table-cell>
          <table:table-cell office:value-type="float" office:value="-0.71885100454233">
            <text:p>-0,7188510045</text:p>
          </table:table-cell>
          <table:table-cell office:value-type="float" office:value="0.608135020390305">
            <text:p>0,6081350204</text:p>
          </table:table-cell>
          <table:table-cell office:value-type="float" office:value="1.30067840779549">
            <text:p>1,3006784078</text:p>
          </table:table-cell>
          <table:table-cell office:value-type="float" office:value="1.25614921228616">
            <text:p>1,2561492123</text:p>
          </table:table-cell>
          <table:table-cell office:value-type="float" office:value="-4.27810862164599">
            <text:p>-4,2781086216</text:p>
          </table:table-cell>
          <table:table-cell office:value-type="float" office:value="-1.76308155763163">
            <text:p>-1,7630815576</text:p>
          </table:table-cell>
          <table:table-cell office:value-type="float" office:value="0.596434219597016">
            <text:p>0,5964342196</text:p>
          </table:table-cell>
          <table:table-cell office:value-type="float" office:value="-0.628555218380224">
            <text:p>-0,6285552184</text:p>
          </table:table-cell>
          <table:table-cell office:value-type="float" office:value="-0.641924117358373">
            <text:p>-0,6419241174</text:p>
          </table:table-cell>
          <table:table-cell office:value-type="float" office:value="0.0794063645083881">
            <text:p>0,0794063645</text:p>
          </table:table-cell>
          <table:table-cell office:value-type="float" office:value="-0.355735097708234">
            <text:p>-0,3557350977</text:p>
          </table:table-cell>
          <table:table-cell office:value-type="float" office:value="-0.365296996688403">
            <text:p>-0,3652969967</text:p>
          </table:table-cell>
          <table:table-cell office:value-type="float" office:value="0.709524486363735">
            <text:p>0,7095244864</text:p>
          </table:table-cell>
          <table:table-cell office:value-type="float" office:value="4073.67777777778">
            <text:p>4073,6777777778</text:p>
          </table:table-cell>
          <table:table-cell office:value-type="float" office:value="1.4627637304532">
            <text:p>1,4627637305</text:p>
          </table:table-cell>
          <table:table-cell office:value-type="float" office:value="0.236493913498859">
            <text:p>0,2364939135</text:p>
          </table:table-cell>
          <table:table-cell office:value-type="float" office:value="6.42689926574384">
            <text:p>6,4268992657</text:p>
          </table:table-cell>
          <table:table-cell office:value-type="float" office:value="0.477205244419222">
            <text:p>0,4772052444</text:p>
          </table:table-cell>
          <table:table-cell office:value-type="float" office:value="-3.43348089246703">
            <text:p>-3,4334808925</text:p>
          </table:table-cell>
          <table:table-cell office:value-type="float" office:value="-0.391400826848446">
            <text:p>-0,3914008268</text:p>
          </table:table-cell>
          <table:table-cell office:value-type="float" office:value="-0.874792719492585">
            <text:p>-0,8747927195</text:p>
          </table:table-cell>
          <table:table-cell office:value-type="float" office:value="0.0717440687352831">
            <text:p>0,0717440687</text:p>
          </table:table-cell>
          <table:table-cell office:value-type="float" office:value="-1.71311046337328">
            <text:p>-1,7131104634</text:p>
          </table:table-cell>
          <table:table-cell office:value-type="float" office:value="1.56419226352109">
            <text:p>1,5641922635</text:p>
          </table:table-cell>
          <table:table-cell office:value-type="float" office:value="-0.625935737692631">
            <text:p>-0,6259357377</text:p>
          </table:table-cell>
          <table:table-cell office:value-type="float" office:value="1.31207064551477">
            <text:p>1,3120706455</text:p>
          </table:table-cell>
          <table:table-cell office:value-type="float" office:value="-4.98795957494932">
            <text:p>-4,9879595749</text:p>
          </table:table-cell>
          <table:table-cell office:value-type="float" office:value="-0.309838911538205">
            <text:p>-0,3098389115</text:p>
          </table:table-cell>
          <table:table-cell office:value-type="float" office:value="0.90083253121252">
            <text:p>0,9008325312</text:p>
          </table:table-cell>
          <table:table-cell office:value-type="float" office:value="1.5294422289225">
            <text:p>1,5294422289</text:p>
          </table:table-cell>
          <table:table-cell office:value-type="float" office:value="-0.989434874523919">
            <text:p>-0,9894348745</text:p>
          </table:table-cell>
          <table:table-cell office:value-type="float" office:value="-4.94222533086102">
            <text:p>-4,9422253309</text:p>
          </table:table-cell>
          <table:table-cell office:value-type="float" office:value="-1.16804684361201">
            <text:p>-1,1680468436</text:p>
          </table:table-cell>
          <table:table-cell office:value-type="float" office:value="-0.733691689868828">
            <text:p>-0,7336916899</text:p>
          </table:table-cell>
          <table:table-cell office:value-type="float" office:value="0.499747876485184">
            <text:p>0,4997478765</text:p>
          </table:table-cell>
          <table:table-cell office:value-type="float" office:value="0.154938223909226">
            <text:p>0,1549382239</text:p>
          </table:table-cell>
          <table:table-cell office:value-type="float" office:value="0.539837967472292">
            <text:p>0,5398379675</text:p>
          </table:table-cell>
          <table:table-cell office:value-type="float" office:value="-0.0505386916504259">
            <text:p>-0,0505386917</text:p>
          </table:table-cell>
          <table:table-cell office:value-type="float" office:value="-0.70892329131084">
            <text:p>-0,7089232913</text:p>
          </table:table-cell>
          <table:table-cell office:value-type="float" office:value="0.462899830479907">
            <text:p>0,4628998305</text:p>
          </table:table-cell>
          <table:table-cell office:value-type="float" office:value="-6.20696709970487">
            <text:p>-6,2069670997</text:p>
          </table:table-cell>
          <table:table-cell office:value-type="float" office:value="1.71866568738872">
            <text:p>1,7186656874</text:p>
          </table:table-cell>
          <table:table-cell office:value-type="float" office:value="0.881960409400192">
            <text:p>0,8819604094</text:p>
          </table:table-cell>
          <table:table-cell office:value-type="float" office:value="-0.747183245316181">
            <text:p>-0,7471832453</text:p>
          </table:table-cell>
          <table:table-cell office:value-type="float" office:value="-4.55395084185797">
            <text:p>-4,5539508419</text:p>
          </table:table-cell>
          <table:table-cell office:value-type="float" office:value="1.79690559317893">
            <text:p>1,7969055932</text:p>
          </table:table-cell>
          <table:table-cell office:value-type="float" office:value="0.807104716509434">
            <text:p>0,8071047165</text:p>
          </table:table-cell>
          <table:table-cell office:value-type="float" office:value="3.86927180535697">
            <text:p>3,8692718054</text:p>
          </table:table-cell>
          <table:table-cell office:value-type="float" office:value="-1.89470450390096">
            <text:p>-1,8947045039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B6BC3</text:p>
          </table:table-cell>
          <table:table-cell office:value-type="float" office:value="58">
            <text:p>58</text:p>
          </table:table-cell>
          <table:table-cell table:style-name="ce3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6.87">
            <text:p>26,87</text:p>
          </table:table-cell>
          <table:table-cell office:value-type="float" office:value="28.28">
            <text:p>28,28</text:p>
          </table:table-cell>
          <table:table-cell office:value-type="float" office:value="1.41">
            <text:p>1,41</text:p>
          </table:table-cell>
          <table:table-cell office:value-type="float" office:value="8">
            <text:p>8</text:p>
          </table:table-cell>
          <table:table-cell office:value-type="float" office:value="-5.66666666666667">
            <text:p>-5,6666666667</text:p>
          </table:table-cell>
          <table:table-cell office:value-type="float" office:value="7">
            <text:p>7</text:p>
          </table:table-cell>
          <table:table-cell office:value-type="float" office:value="-12.4444444444444">
            <text:p>-12,4444444444</text:p>
          </table:table-cell>
          <table:table-cell office:value-type="float" office:value="0.1349235251226">
            <text:p>0,1349235251</text:p>
          </table:table-cell>
          <table:table-cell office:value-type="float" office:value="-0.228969940165711">
            <text:p>-0,2289699402</text:p>
          </table:table-cell>
          <table:table-cell office:value-type="float" office:value="0.0655160678946319">
            <text:p>0,0655160679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1.33333333333333">
            <text:p>1,3333333333</text:p>
          </table:table-cell>
          <table:table-cell office:value-type="float" office:value="1.06203290490639">
            <text:p>1,0620329049</text:p>
          </table:table-cell>
          <table:table-cell office:value-type="float" office:value="0.448191371026528">
            <text:p>0,448191371</text:p>
          </table:table-cell>
          <table:table-cell office:value-type="float" office:value="1.83136111114257">
            <text:p>1,8313611111</text:p>
          </table:table-cell>
          <table:table-cell office:value-type="float" office:value="0.0112440851628564">
            <text:p>0,0112440852</text:p>
          </table:table-cell>
          <table:table-cell office:value-type="float" office:value="1.69435755682946">
            <text:p>1,6943575568</text:p>
          </table:table-cell>
          <table:table-cell office:value-type="float" office:value="-1.97893997625001">
            <text:p>-1,9789399763</text:p>
          </table:table-cell>
          <table:table-cell office:value-type="float" office:value="-0.282559241555918">
            <text:p>-0,2825592416</text:p>
          </table:table-cell>
          <table:table-cell office:value-type="float" office:value="3.82160267641844">
            <text:p>3,8216026764</text:p>
          </table:table-cell>
          <table:table-cell office:value-type="float" office:value="0.0759639014783771">
            <text:p>0,0759639015</text:p>
          </table:table-cell>
          <table:table-cell office:value-type="float" office:value="1.44851933659326">
            <text:p>1,4485193366</text:p>
          </table:table-cell>
          <table:table-cell office:value-type="float" office:value="-4.44982960179546">
            <text:p>-4,4498296018</text:p>
          </table:table-cell>
          <table:table-cell office:value-type="float" office:value="-0.495196548031234">
            <text:p>-0,495196548</text:p>
          </table:table-cell>
          <table:table-cell office:value-type="float" office:value="-0.701402086741331">
            <text:p>-0,7014020867</text:p>
          </table:table-cell>
          <table:table-cell office:value-type="float" office:value="3753.44">
            <text:p>3753,44</text:p>
          </table:table-cell>
          <table:table-cell office:value-type="float" office:value="1.3427647239031">
            <text:p>1,3427647239</text:p>
          </table:table-cell>
          <table:table-cell office:value-type="float" office:value="0.146722591661101">
            <text:p>0,1467225917</text:p>
          </table:table-cell>
          <table:table-cell office:value-type="float" office:value="-3.42716308614833">
            <text:p>-3,4271630861</text:p>
          </table:table-cell>
          <table:table-cell office:value-type="float" office:value="0.451323940390274">
            <text:p>0,4513239404</text:p>
          </table:table-cell>
          <table:table-cell office:value-type="float" office:value="1.29442609507101">
            <text:p>1,2944260951</text:p>
          </table:table-cell>
          <table:table-cell office:value-type="float" office:value="1.15692664459256">
            <text:p>1,1569266446</text:p>
          </table:table-cell>
          <table:table-cell office:value-type="float" office:value="-1.46387241687299">
            <text:p>-1,4638724169</text:p>
          </table:table-cell>
          <table:table-cell office:value-type="float" office:value="2.05313474683562">
            <text:p>2,0531347468</text:p>
          </table:table-cell>
          <table:table-cell office:value-type="float" office:value="0.373487451086866">
            <text:p>0,3734874511</text:p>
          </table:table-cell>
          <table:table-cell office:value-type="float" office:value="2.35772329397542">
            <text:p>2,357723294</text:p>
          </table:table-cell>
          <table:table-cell office:value-type="float" office:value="0.0500842583219659">
            <text:p>0,0500842583</text:p>
          </table:table-cell>
          <table:table-cell office:value-type="float" office:value="-0.67053286563615">
            <text:p>-0,6705328656</text:p>
          </table:table-cell>
          <table:table-cell office:value-type="float" office:value="0.163617350832702">
            <text:p>0,1636173508</text:p>
          </table:table-cell>
          <table:table-cell office:value-type="float" office:value="1.31337139162462">
            <text:p>1,3133713916</text:p>
          </table:table-cell>
          <table:table-cell office:value-type="float" office:value="0.00115727134235728">
            <text:p>0,0011572713</text:p>
          </table:table-cell>
          <table:table-cell office:value-type="float" office:value="2.03792793232289">
            <text:p>2,0379279323</text:p>
          </table:table-cell>
          <table:table-cell office:value-type="float" office:value="0.707661704793968">
            <text:p>0,7076617048</text:p>
          </table:table-cell>
          <table:table-cell office:value-type="float" office:value="2.0394739202723">
            <text:p>2,0394739203</text:p>
          </table:table-cell>
          <table:table-cell office:value-type="float" office:value="-1.05477143776008">
            <text:p>-1,0547714378</text:p>
          </table:table-cell>
          <table:table-cell office:value-type="float" office:value="-2.99676133969073">
            <text:p>-2,9967613397</text:p>
          </table:table-cell>
          <table:table-cell office:value-type="float" office:value="3.56301022092976">
            <text:p>3,5630102209</text:p>
          </table:table-cell>
          <table:table-cell office:value-type="float" office:value="2.08029258656737">
            <text:p>2,0802925866</text:p>
          </table:table-cell>
          <table:table-cell office:value-type="float" office:value="-0.882662238012637">
            <text:p>-0,882662238</text:p>
          </table:table-cell>
          <table:table-cell office:value-type="float" office:value="-4.19884243690733">
            <text:p>-4,1988424369</text:p>
          </table:table-cell>
          <table:table-cell office:value-type="float" office:value="-2.12719776788485">
            <text:p>-2,1271977679</text:p>
          </table:table-cell>
          <table:table-cell office:value-type="float" office:value="0.110627641608147">
            <text:p>0,1106276416</text:p>
          </table:table-cell>
          <table:table-cell office:value-type="float" office:value="4.04295937572214">
            <text:p>4,0429593757</text:p>
          </table:table-cell>
          <table:table-cell office:value-type="float" office:value="4.66559100507573">
            <text:p>4,6655910051</text:p>
          </table:table-cell>
          <table:table-cell office:value-type="float" office:value="1.16830932340316">
            <text:p>1,1683093234</text:p>
          </table:table-cell>
          <table:table-cell office:value-type="float" office:value="-0.876141108708389">
            <text:p>-0,8761411087</text:p>
          </table:table-cell>
          <table:table-cell office:value-type="float" office:value="1.50029876323748">
            <text:p>1,5002987632</text:p>
          </table:table-cell>
          <table:table-cell office:value-type="float" office:value="2.71556344737446">
            <text:p>2,7155634474</text:p>
          </table:table-cell>
          <table:table-cell office:value-type="float" office:value="-0.729113975475933">
            <text:p>-0,7291139755</text:p>
          </table:table-cell>
          <table:table-cell office:value-type="float" office:value="-0.337497219638512">
            <text:p>-0,3374972196</text:p>
          </table:table-cell>
          <table:table-cell office:value-type="float" office:value="1.1549099144586">
            <text:p>1,1549099145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B2183</text:p>
          </table:table-cell>
          <table:table-cell office:value-type="float" office:value="48">
            <text:p>48</text:p>
          </table:table-cell>
          <table:table-cell table:style-name="ce3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5.83">
            <text:p>25,83</text:p>
          </table:table-cell>
          <table:table-cell office:value-type="float" office:value="26.26">
            <text:p>26,26</text:p>
          </table:table-cell>
          <table:table-cell office:value-type="float" office:value="0.430000000000003">
            <text:p>0,43</text:p>
          </table:table-cell>
          <table:table-cell office:value-type="float" office:value="9">
            <text:p>9</text:p>
          </table:table-cell>
          <table:table-cell office:value-type="float" office:value="-6.83333333333333">
            <text:p>-6,8333333333</text:p>
          </table:table-cell>
          <table:table-cell office:value-type="float" office:value="9">
            <text:p>9</text:p>
          </table:table-cell>
          <table:table-cell office:value-type="float" office:value="-30.6428571428571">
            <text:p>-30,6428571429</text:p>
          </table:table-cell>
          <table:table-cell office:value-type="float" office:value="-2.6813961469473">
            <text:p>-2,6813961469</text:p>
          </table:table-cell>
          <table:table-cell office:value-type="float" office:value="1.30496462337022">
            <text:p>1,3049646234</text:p>
          </table:table-cell>
          <table:table-cell office:value-type="float" office:value="0.399668672063844">
            <text:p>0,3996686721</text:p>
          </table:table-cell>
          <table:table-cell office:value-type="float" office:value="0.3">
            <text:p>0,3</text:p>
          </table:table-cell>
          <table:table-cell table:number-columns-repeated="2" office:value-type="float" office:value="1">
            <text:p>1</text:p>
          </table:table-cell>
          <table:table-cell office:value-type="float" office:value="0.113218910128992">
            <text:p>0,1132189101</text:p>
          </table:table-cell>
          <table:table-cell office:value-type="float" office:value="0.353677904006133">
            <text:p>0,353677904</text:p>
          </table:table-cell>
          <table:table-cell office:value-type="float" office:value="0.692418187598826">
            <text:p>0,6924181876</text:p>
          </table:table-cell>
          <table:table-cell office:value-type="float" office:value="0.590402058707269">
            <text:p>0,5904020587</text:p>
          </table:table-cell>
          <table:table-cell office:value-type="float" office:value="-0.592521087129159">
            <text:p>-0,5925210871</text:p>
          </table:table-cell>
          <table:table-cell office:value-type="float" office:value="-2.33067727234866">
            <text:p>-2,3306772723</text:p>
          </table:table-cell>
          <table:table-cell office:value-type="float" office:value="-0.430853163146577">
            <text:p>-0,4308531631</text:p>
          </table:table-cell>
          <table:table-cell office:value-type="float" office:value="1.92240562482292">
            <text:p>1,9224056248</text:p>
          </table:table-cell>
          <table:table-cell office:value-type="float" office:value="0.328359752581165">
            <text:p>0,3283597526</text:p>
          </table:table-cell>
          <table:table-cell office:value-type="float" office:value="-0.626412435057439">
            <text:p>-0,6264124351</text:p>
          </table:table-cell>
          <table:table-cell office:value-type="float" office:value="-1.21425811075069">
            <text:p>-1,2142581108</text:p>
          </table:table-cell>
          <table:table-cell office:value-type="float" office:value="-0.21214612416044">
            <text:p>-0,2121461242</text:p>
          </table:table-cell>
          <table:table-cell office:value-type="float" office:value="1.48344686832259">
            <text:p>1,4834468683</text:p>
          </table:table-cell>
          <table:table-cell office:value-type="float" office:value="1745.21444444444">
            <text:p>1745,2144444445</text:p>
          </table:table-cell>
          <table:table-cell office:value-type="float" office:value="2.1394626333705">
            <text:p>2,1394626334</text:p>
          </table:table-cell>
          <table:table-cell office:value-type="float" office:value="0.288903687735286">
            <text:p>0,2889036877</text:p>
          </table:table-cell>
          <table:table-cell office:value-type="float" office:value="-8.06237106789262">
            <text:p>-8,0623710679</text:p>
          </table:table-cell>
          <table:table-cell office:value-type="float" office:value="-1.19385553058881">
            <text:p>-1,1938555306</text:p>
          </table:table-cell>
          <table:table-cell office:value-type="float" office:value="-0.338688292840445">
            <text:p>-0,3386882928</text:p>
          </table:table-cell>
          <table:table-cell office:value-type="float" office:value="-0.725496266437446">
            <text:p>-0,7254962664</text:p>
          </table:table-cell>
          <table:table-cell office:value-type="float" office:value="-1.33918138889329">
            <text:p>-1,3391813889</text:p>
          </table:table-cell>
          <table:table-cell office:value-type="float" office:value="-1.82903298689472">
            <text:p>-1,8290329869</text:p>
          </table:table-cell>
          <table:table-cell office:value-type="float" office:value="1.96519795579496">
            <text:p>1,9651979558</text:p>
          </table:table-cell>
          <table:table-cell office:value-type="float" office:value="-0.518528401851927">
            <text:p>-0,5185284019</text:p>
          </table:table-cell>
          <table:table-cell office:value-type="float" office:value="2.25606335359447">
            <text:p>2,2560633536</text:p>
          </table:table-cell>
          <table:table-cell office:value-type="float" office:value="-3.43008285064267">
            <text:p>-3,4300828506</text:p>
          </table:table-cell>
          <table:table-cell office:value-type="float" office:value="0.825725164086625">
            <text:p>0,8257251641</text:p>
          </table:table-cell>
          <table:table-cell office:value-type="float" office:value="0.222710417445195">
            <text:p>0,2227104174</text:p>
          </table:table-cell>
          <table:table-cell office:value-type="float" office:value="0.212598066406972">
            <text:p>0,2125980664</text:p>
          </table:table-cell>
          <table:table-cell office:value-type="float" office:value="0.667313627162495">
            <text:p>0,6673136272</text:p>
          </table:table-cell>
          <table:table-cell office:value-type="float" office:value="-0.662276154653841">
            <text:p>-0,6622761547</text:p>
          </table:table-cell>
          <table:table-cell office:value-type="float" office:value="-0.561910909008139">
            <text:p>-0,561910909</text:p>
          </table:table-cell>
          <table:table-cell office:value-type="float" office:value="-1.35500812649892">
            <text:p>-1,3550081265</text:p>
          </table:table-cell>
          <table:table-cell office:value-type="float" office:value="-2.52463632441125">
            <text:p>-2,5246363244</text:p>
          </table:table-cell>
          <table:table-cell office:value-type="float" office:value="1.44662900973179">
            <text:p>1,4466290097</text:p>
          </table:table-cell>
          <table:table-cell office:value-type="float" office:value="-0.0666068478327512">
            <text:p>-0,0666068478</text:p>
          </table:table-cell>
          <table:table-cell office:value-type="float" office:value="0.634099116989166">
            <text:p>0,634099117</text:p>
          </table:table-cell>
          <table:table-cell office:value-type="float" office:value="-0.607750986688513">
            <text:p>-0,6077509867</text:p>
          </table:table-cell>
          <table:table-cell office:value-type="float" office:value="-1.38551824661345">
            <text:p>-1,3855182466</text:p>
          </table:table-cell>
          <table:table-cell office:value-type="float" office:value="0.971202565079248">
            <text:p>0,9712025651</text:p>
          </table:table-cell>
          <table:table-cell office:value-type="float" office:value="8.09509944038943">
            <text:p>8,0950994404</text:p>
          </table:table-cell>
          <table:table-cell office:value-type="float" office:value="-4.71261708671587">
            <text:p>-4,7126170867</text:p>
          </table:table-cell>
          <table:table-cell office:value-type="float" office:value="-1.69580529730313">
            <text:p>-1,6958052973</text:p>
          </table:table-cell>
          <table:table-cell office:value-type="float" office:value="0.477618320855634">
            <text:p>0,4776183209</text:p>
          </table:table-cell>
          <table:table-cell office:value-type="float" office:value="1.68212780264304">
            <text:p>1,6821278026</text:p>
          </table:table-cell>
          <table:table-cell office:value-type="float" office:value="0.73822117162521">
            <text:p>0,7382211716</text:p>
          </table:table-cell>
          <table:table-cell office:value-type="float" office:value="0.50973146299001">
            <text:p>0,509731463</text:p>
          </table:table-cell>
          <table:table-cell office:value-type="float" office:value="0.36752573445302">
            <text:p>0,3675257345</text:p>
          </table:table-cell>
          <table:table-cell office:value-type="float" office:value="-0.824967285099758">
            <text:p>-0,8249672851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B2277</text:p>
          </table:table-cell>
          <table:table-cell office:value-type="float" office:value="49">
            <text:p>49</text:p>
          </table:table-cell>
          <table:table-cell table:style-name="ce3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7.41">
            <text:p>27,41</text:p>
          </table:table-cell>
          <table:table-cell office:value-type="float" office:value="28.22">
            <text:p>28,22</text:p>
          </table:table-cell>
          <table:table-cell office:value-type="float" office:value="0.809999999999999">
            <text:p>0,81</text:p>
          </table:table-cell>
          <table:table-cell office:value-type="float" office:value="2">
            <text:p>2</text:p>
          </table:table-cell>
          <table:table-cell office:value-type="float" office:value="7.83333333333333">
            <text:p>7,8333333333</text:p>
          </table:table-cell>
          <table:table-cell office:value-type="float" office:value="5">
            <text:p>5</text:p>
          </table:table-cell>
          <table:table-cell office:value-type="float" office:value="9.44536019536019">
            <text:p>9,4453601954</text:p>
          </table:table-cell>
          <table:table-cell office:value-type="float" office:value="1.2624330881634">
            <text:p>1,2624330882</text:p>
          </table:table-cell>
          <table:table-cell office:value-type="float" office:value="-1.17245873159546">
            <text:p>-1,1724587316</text:p>
          </table:table-cell>
          <table:table-cell office:value-type="float" office:value="0.132150611910597">
            <text:p>0,1321506119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1.4">
            <text:p>1,4</text:p>
          </table:table-cell>
          <table:table-cell office:value-type="float" office:value="0.86175890096998">
            <text:p>0,861758901</text:p>
          </table:table-cell>
          <table:table-cell office:value-type="float" office:value="0.468021936498178">
            <text:p>0,4680219365</text:p>
          </table:table-cell>
          <table:table-cell office:value-type="float" office:value="1.34187182715874">
            <text:p>1,3418718272</text:p>
          </table:table-cell>
          <table:table-cell office:value-type="float" office:value="0.216302162438486">
            <text:p>0,2163021624</text:p>
          </table:table-cell>
          <table:table-cell office:value-type="float" office:value="0.743526074838673">
            <text:p>0,7435260748</text:p>
          </table:table-cell>
          <table:table-cell office:value-type="float" office:value="-2.11486306043181">
            <text:p>-2,1148630604</text:p>
          </table:table-cell>
          <table:table-cell office:value-type="float" office:value="-1.25581221821385">
            <text:p>-1,2558122182</text:p>
          </table:table-cell>
          <table:table-cell office:value-type="float" office:value="-0.579138852770032">
            <text:p>-0,5791388528</text:p>
          </table:table-cell>
          <table:table-cell office:value-type="float" office:value="1.57768623338426">
            <text:p>1,5776862334</text:p>
          </table:table-cell>
          <table:table-cell office:value-type="float" office:value="0.750419220473842">
            <text:p>0,7504192205</text:p>
          </table:table-cell>
          <table:table-cell office:value-type="float" office:value="-0.133365499510679">
            <text:p>-0,1333654995</text:p>
          </table:table-cell>
          <table:table-cell office:value-type="float" office:value="1.76847080885154">
            <text:p>1,7684708089</text:p>
          </table:table-cell>
          <table:table-cell office:value-type="float" office:value="0.843923724374028">
            <text:p>0,8439237244</text:p>
          </table:table-cell>
          <table:table-cell office:value-type="float" office:value="3741.99333333333">
            <text:p>3741,9933333333</text:p>
          </table:table-cell>
          <table:table-cell office:value-type="float" office:value="1.28063748975823">
            <text:p>1,2806374898</text:p>
          </table:table-cell>
          <table:table-cell office:value-type="float" office:value="0.242391904017882">
            <text:p>0,242391904</text:p>
          </table:table-cell>
          <table:table-cell office:value-type="float" office:value="4.06988235865776">
            <text:p>4,0698823587</text:p>
          </table:table-cell>
          <table:table-cell office:value-type="float" office:value="-0.420737885681096">
            <text:p>-0,4207378857</text:p>
          </table:table-cell>
          <table:table-cell office:value-type="float" office:value="-2.67062305933203">
            <text:p>-2,6706230593</text:p>
          </table:table-cell>
          <table:table-cell office:value-type="float" office:value="-1.62009057587335">
            <text:p>-1,6200905759</text:p>
          </table:table-cell>
          <table:table-cell office:value-type="float" office:value="-0.42897271216429">
            <text:p>-0,4289727122</text:p>
          </table:table-cell>
          <table:table-cell office:value-type="float" office:value="0.192710829163844">
            <text:p>0,1927108292</text:p>
          </table:table-cell>
          <table:table-cell office:value-type="float" office:value="-1.16322099546515">
            <text:p>-1,1632209955</text:p>
          </table:table-cell>
          <table:table-cell office:value-type="float" office:value="0.370699459899364">
            <text:p>0,3706994599</text:p>
          </table:table-cell>
          <table:table-cell office:value-type="float" office:value="-0.592768965204338">
            <text:p>-0,5927689652</text:p>
          </table:table-cell>
          <table:table-cell office:value-type="float" office:value="1.49184581861285">
            <text:p>1,4918458186</text:p>
          </table:table-cell>
          <table:table-cell office:value-type="float" office:value="-0.77970619524961">
            <text:p>-0,7797061952</text:p>
          </table:table-cell>
          <table:table-cell office:value-type="float" office:value="1.06508988268816">
            <text:p>1,0650898827</text:p>
          </table:table-cell>
          <table:table-cell office:value-type="float" office:value="0.0515703567577266">
            <text:p>0,0515703568</text:p>
          </table:table-cell>
          <table:table-cell office:value-type="float" office:value="1.64640179023408">
            <text:p>1,6464017902</text:p>
          </table:table-cell>
          <table:table-cell office:value-type="float" office:value="0.421243815082749">
            <text:p>0,4212438151</text:p>
          </table:table-cell>
          <table:table-cell office:value-type="float" office:value="0.668005839154669">
            <text:p>0,6680058392</text:p>
          </table:table-cell>
          <table:table-cell office:value-type="float" office:value="-1.02321980029971">
            <text:p>-1,0232198003</text:p>
          </table:table-cell>
          <table:table-cell office:value-type="float" office:value="-2.96875687233336">
            <text:p>-2,9687568723</text:p>
          </table:table-cell>
          <table:table-cell office:value-type="float" office:value="-1.46446430070316">
            <text:p>-1,4644643007</text:p>
          </table:table-cell>
          <table:table-cell office:value-type="float" office:value="1.14356390422615">
            <text:p>1,1435639042</text:p>
          </table:table-cell>
          <table:table-cell office:value-type="float" office:value="0.241354840173522">
            <text:p>0,2413548402</text:p>
          </table:table-cell>
          <table:table-cell office:value-type="float" office:value="-0.797045034249138">
            <text:p>-0,7970450342</text:p>
          </table:table-cell>
          <table:table-cell office:value-type="float" office:value="1.03547767976543">
            <text:p>1,0354776798</text:p>
          </table:table-cell>
          <table:table-cell office:value-type="float" office:value="1.0599595853901">
            <text:p>1,0599595854</text:p>
          </table:table-cell>
          <table:table-cell office:value-type="float" office:value="-4.08879806841817">
            <text:p>-4,0887980684</text:p>
          </table:table-cell>
          <table:table-cell office:value-type="float" office:value="1.17564982323062">
            <text:p>1,1756498232</text:p>
          </table:table-cell>
          <table:table-cell office:value-type="float" office:value="-0.214754074394716">
            <text:p>-0,2147540744</text:p>
          </table:table-cell>
          <table:table-cell office:value-type="float" office:value="-2.08335582439042">
            <text:p>-2,0833558244</text:p>
          </table:table-cell>
          <table:table-cell office:value-type="float" office:value="-1.37229086974974">
            <text:p>-1,3722908697</text:p>
          </table:table-cell>
          <table:table-cell office:value-type="float" office:value="0.650443245759216">
            <text:p>0,6504432458</text:p>
          </table:table-cell>
          <table:table-cell office:value-type="float" office:value="2.25238881605607">
            <text:p>2,2523888161</text:p>
          </table:table-cell>
          <table:table-cell office:value-type="float" office:value="2.39329167137131">
            <text:p>2,3932916714</text:p>
          </table:table-cell>
          <table:table-cell office:value-type="float" office:value="-2.62140992341828">
            <text:p>-2,6214099234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B8A6</text:p>
          </table:table-cell>
          <table:table-cell office:value-type="float" office:value="67">
            <text:p>67</text:p>
          </table:table-cell>
          <table:table-cell table:style-name="ce3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6.76">
            <text:p>26,76</text:p>
          </table:table-cell>
          <table:table-cell office:value-type="float" office:value="27.33">
            <text:p>27,33</text:p>
          </table:table-cell>
          <table:table-cell office:value-type="float" office:value="0.569999999999997">
            <text:p>0,57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-8.96965811965812">
            <text:p>-8,9696581197</text:p>
          </table:table-cell>
          <table:table-cell office:value-type="float" office:value="0.45761408758046">
            <text:p>0,4576140876</text:p>
          </table:table-cell>
          <table:table-cell office:value-type="float" office:value="-0.432030539019961">
            <text:p>-0,432030539</text:p>
          </table:table-cell>
          <table:table-cell office:value-type="float" office:value="0.0923301315541863">
            <text:p>0,0923301316</text:p>
          </table:table-cell>
          <table:table-cell office:value-type="float" office:value="0.1">
            <text:p>0,1</text:p>
          </table:table-cell>
          <table:table-cell office:value-type="float" office:value="2.5">
            <text:p>2,5</text:p>
          </table:table-cell>
          <table:table-cell office:value-type="float" office:value="0.5">
            <text:p>0,5</text:p>
          </table:table-cell>
          <table:table-cell office:value-type="float" office:value="0.502911030894397">
            <text:p>0,5029110309</text:p>
          </table:table-cell>
          <table:table-cell office:value-type="float" office:value="0.870870606672445">
            <text:p>0,8708706067</text:p>
          </table:table-cell>
          <table:table-cell office:value-type="float" office:value="0.712997783829441">
            <text:p>0,7129977838</text:p>
          </table:table-cell>
          <table:table-cell office:value-type="float" office:value="-0.0510915350818211">
            <text:p>-0,0510915351</text:p>
          </table:table-cell>
          <table:table-cell office:value-type="float" office:value="-0.498235198981902">
            <text:p>-0,498235199</text:p>
          </table:table-cell>
          <table:table-cell office:value-type="float" office:value="-2.26855297856018">
            <text:p>-2,2685529786</text:p>
          </table:table-cell>
          <table:table-cell office:value-type="float" office:value="0.704378228693131">
            <text:p>0,7043782287</text:p>
          </table:table-cell>
          <table:table-cell office:value-type="float" office:value="2.25268693198008">
            <text:p>2,252686932</text:p>
          </table:table-cell>
          <table:table-cell office:value-type="float" office:value="0.493887736242129">
            <text:p>0,4938877362</text:p>
          </table:table-cell>
          <table:table-cell office:value-type="float" office:value="0.0282434582344241">
            <text:p>0,0282434582</text:p>
          </table:table-cell>
          <table:table-cell office:value-type="float" office:value="-2.30960916278112">
            <text:p>-2,3096091628</text:p>
          </table:table-cell>
          <table:table-cell office:value-type="float" office:value="-0.25300184039789">
            <text:p>-0,2530018404</text:p>
          </table:table-cell>
          <table:table-cell office:value-type="float" office:value="-3.87598217412528">
            <text:p>-3,8759821741</text:p>
          </table:table-cell>
          <table:table-cell office:value-type="float" office:value="3387.24444444444">
            <text:p>3387,2444444445</text:p>
          </table:table-cell>
          <table:table-cell office:value-type="float" office:value="1.67439258743649">
            <text:p>1,6743925874</text:p>
          </table:table-cell>
          <table:table-cell office:value-type="float" office:value="0.259259247110073">
            <text:p>0,2592592471</text:p>
          </table:table-cell>
          <table:table-cell office:value-type="float" office:value="1.50755570805518">
            <text:p>1,5075557081</text:p>
          </table:table-cell>
          <table:table-cell office:value-type="float" office:value="-2.29089659925782">
            <text:p>-2,2908965993</text:p>
          </table:table-cell>
          <table:table-cell office:value-type="float" office:value="0.451090319224481">
            <text:p>0,4510903192</text:p>
          </table:table-cell>
          <table:table-cell office:value-type="float" office:value="-2.64120686650211">
            <text:p>-2,6412068665</text:p>
          </table:table-cell>
          <table:table-cell office:value-type="float" office:value="-0.750431267741338">
            <text:p>-0,7504312677</text:p>
          </table:table-cell>
          <table:table-cell office:value-type="float" office:value="0.310555408882045">
            <text:p>0,3105554089</text:p>
          </table:table-cell>
          <table:table-cell office:value-type="float" office:value="0.0538544223763761">
            <text:p>0,0538544224</text:p>
          </table:table-cell>
          <table:table-cell office:value-type="float" office:value="-0.923980472972734">
            <text:p>-0,923980473</text:p>
          </table:table-cell>
          <table:table-cell office:value-type="float" office:value="0.842379417219527">
            <text:p>0,8423794172</text:p>
          </table:table-cell>
          <table:table-cell office:value-type="float" office:value="0.00288701537449413">
            <text:p>0,0028870154</text:p>
          </table:table-cell>
          <table:table-cell office:value-type="float" office:value="-0.00100913259372907">
            <text:p>-0,0010091326</text:p>
          </table:table-cell>
          <table:table-cell office:value-type="float" office:value="1.21139567663619">
            <text:p>1,2113956766</text:p>
          </table:table-cell>
          <table:table-cell office:value-type="float" office:value="0.796366033440429">
            <text:p>0,7963660334</text:p>
          </table:table-cell>
          <table:table-cell office:value-type="float" office:value="0.916304962656282">
            <text:p>0,9163049627</text:p>
          </table:table-cell>
          <table:table-cell office:value-type="float" office:value="0.480609924556768">
            <text:p>0,4806099246</text:p>
          </table:table-cell>
          <table:table-cell office:value-type="float" office:value="-0.637396951001091">
            <text:p>-0,637396951</text:p>
          </table:table-cell>
          <table:table-cell office:value-type="float" office:value="-1.0714306562785">
            <text:p>-1,0714306563</text:p>
          </table:table-cell>
          <table:table-cell office:value-type="float" office:value="-2.34277196743355">
            <text:p>-2,3427719674</text:p>
          </table:table-cell>
          <table:table-cell office:value-type="float" office:value="2.82770098615787">
            <text:p>2,8277009862</text:p>
          </table:table-cell>
          <table:table-cell office:value-type="float" office:value="-0.311804148399559">
            <text:p>-0,3118041484</text:p>
          </table:table-cell>
          <table:table-cell office:value-type="float" office:value="0.538374943342851">
            <text:p>0,5383749433</text:p>
          </table:table-cell>
          <table:table-cell office:value-type="float" office:value="-2.64057263817801">
            <text:p>-2,6405726382</text:p>
          </table:table-cell>
          <table:table-cell office:value-type="float" office:value="-0.853195026692156">
            <text:p>-0,8531950267</text:p>
          </table:table-cell>
          <table:table-cell office:value-type="float" office:value="-3.01456305122718">
            <text:p>-3,0145630512</text:p>
          </table:table-cell>
          <table:table-cell office:value-type="float" office:value="-1.45054837358632">
            <text:p>-1,4505483736</text:p>
          </table:table-cell>
          <table:table-cell office:value-type="float" office:value="0.0726540215914773">
            <text:p>0,0726540216</text:p>
          </table:table-cell>
          <table:table-cell office:value-type="float" office:value="-1.84418416144232">
            <text:p>-1,8441841614</text:p>
          </table:table-cell>
          <table:table-cell office:value-type="float" office:value="-0.341116010287977">
            <text:p>-0,3411160103</text:p>
          </table:table-cell>
          <table:table-cell office:value-type="float" office:value="2.42140733199811">
            <text:p>2,421407332</text:p>
          </table:table-cell>
          <table:table-cell office:value-type="float" office:value="-1.33014772381612">
            <text:p>-1,3301477238</text:p>
          </table:table-cell>
          <table:table-cell office:value-type="float" office:value="-0.342558951776012">
            <text:p>-0,3425589518</text:p>
          </table:table-cell>
          <table:table-cell office:value-type="float" office:value="3.06268943731718">
            <text:p>3,0626894373</text:p>
          </table:table-cell>
          <table:table-cell office:value-type="float" office:value="-1.76223134802387">
            <text:p>-1,762231348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945F</text:p>
          </table:table-cell>
          <table:table-cell office:value-type="float" office:value="60">
            <text:p>60</text:p>
          </table:table-cell>
          <table:table-cell table:style-name="ce3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4.34">
            <text:p>24,34</text:p>
          </table:table-cell>
          <table:table-cell office:value-type="float" office:value="25.13">
            <text:p>25,13</text:p>
          </table:table-cell>
          <table:table-cell office:value-type="float" office:value="0.789999999999999">
            <text:p>0,79</text:p>
          </table:table-cell>
          <table:table-cell office:value-type="float" office:value="10">
            <text:p>10</text:p>
          </table:table-cell>
          <table:table-cell office:value-type="float" office:value="-13.5">
            <text:p>-13,5</text:p>
          </table:table-cell>
          <table:table-cell office:value-type="float" office:value="10">
            <text:p>10</text:p>
          </table:table-cell>
          <table:table-cell office:value-type="float" office:value="-34">
            <text:p>-34</text:p>
          </table:table-cell>
          <table:table-cell office:value-type="float" office:value="-2.63234733194191">
            <text:p>-2,6323473319</text:p>
          </table:table-cell>
          <table:table-cell office:value-type="float" office:value="1.03807251086959">
            <text:p>1,0380725109</text:p>
          </table:table-cell>
          <table:table-cell office:value-type="float" office:value="0.166130100278067">
            <text:p>0,1661301003</text:p>
          </table:table-cell>
          <table:table-cell office:value-type="float" office:value="0.35">
            <text:p>0,35</text:p>
          </table:table-cell>
          <table:table-cell office:value-type="float" office:value="1.33333333333333">
            <text:p>1,3333333333</text:p>
          </table:table-cell>
          <table:table-cell office:value-type="float" office:value="2.33333333333333">
            <text:p>2,3333333333</text:p>
          </table:table-cell>
          <table:table-cell office:value-type="float" office:value="-0.185384473666869">
            <text:p>-0,1853844737</text:p>
          </table:table-cell>
          <table:table-cell office:value-type="float" office:value="0.340412408274754">
            <text:p>0,3404124083</text:p>
          </table:table-cell>
          <table:table-cell office:value-type="float" office:value="1.36818002132251">
            <text:p>1,3681800213</text:p>
          </table:table-cell>
          <table:table-cell office:value-type="float" office:value="0.0112351596942342">
            <text:p>0,0112351597</text:p>
          </table:table-cell>
          <table:table-cell office:value-type="float" office:value="3.83212070469076">
            <text:p>3,8321207047</text:p>
          </table:table-cell>
          <table:table-cell office:value-type="float" office:value="0.317284485634464">
            <text:p>0,3172844856</text:p>
          </table:table-cell>
          <table:table-cell office:value-type="float" office:value="-0.217376511797705">
            <text:p>-0,2173765118</text:p>
          </table:table-cell>
          <table:table-cell office:value-type="float" office:value="1.61422192289308">
            <text:p>1,6142219229</text:p>
          </table:table-cell>
          <table:table-cell office:value-type="float" office:value="1.37108153529138">
            <text:p>1,3710815353</text:p>
          </table:table-cell>
          <table:table-cell office:value-type="float" office:value="-0.390787212048519">
            <text:p>-0,390787212</text:p>
          </table:table-cell>
          <table:table-cell office:value-type="float" office:value="0.881763908900165">
            <text:p>0,8817639089</text:p>
          </table:table-cell>
          <table:table-cell office:value-type="float" office:value="-2.40342079123456">
            <text:p>-2,4034207912</text:p>
          </table:table-cell>
          <table:table-cell office:value-type="float" office:value="-0.414478598581494">
            <text:p>-0,4144785986</text:p>
          </table:table-cell>
          <table:table-cell office:value-type="float" office:value="3185.98444444444">
            <text:p>3185,9844444445</text:p>
          </table:table-cell>
          <table:table-cell office:value-type="float" office:value="1.31486564432126">
            <text:p>1,3148656443</text:p>
          </table:table-cell>
          <table:table-cell office:value-type="float" office:value="0.212623971798704">
            <text:p>0,2126239718</text:p>
          </table:table-cell>
          <table:table-cell office:value-type="float" office:value="-0.0316333487563578">
            <text:p>-0,0316333488</text:p>
          </table:table-cell>
          <table:table-cell office:value-type="float" office:value="-1.70546037204663">
            <text:p>-1,705460372</text:p>
          </table:table-cell>
          <table:table-cell office:value-type="float" office:value="0.556425581010086">
            <text:p>0,556425581</text:p>
          </table:table-cell>
          <table:table-cell office:value-type="float" office:value="-2.17972645225253">
            <text:p>-2,1797264523</text:p>
          </table:table-cell>
          <table:table-cell office:value-type="float" office:value="-1.20435843583064">
            <text:p>-1,2043584358</text:p>
          </table:table-cell>
          <table:table-cell office:value-type="float" office:value="-0.0764609819098738">
            <text:p>-0,0764609819</text:p>
          </table:table-cell>
          <table:table-cell office:value-type="float" office:value="0.585346329738883">
            <text:p>0,5853463297</text:p>
          </table:table-cell>
          <table:table-cell office:value-type="float" office:value="-1.24283369562393">
            <text:p>-1,2428336956</text:p>
          </table:table-cell>
          <table:table-cell office:value-type="float" office:value="-0.810467207555112">
            <text:p>-0,8104672076</text:p>
          </table:table-cell>
          <table:table-cell office:value-type="float" office:value="-3.84710074028077">
            <text:p>-3,8471007403</text:p>
          </table:table-cell>
          <table:table-cell office:value-type="float" office:value="0.579277905034369">
            <text:p>0,579277905</text:p>
          </table:table-cell>
          <table:table-cell office:value-type="float" office:value="0.238964996104379">
            <text:p>0,2389649961</text:p>
          </table:table-cell>
          <table:table-cell office:value-type="float" office:value="0.584004015552598">
            <text:p>0,5840040156</text:p>
          </table:table-cell>
          <table:table-cell office:value-type="float" office:value="1.58325196945155">
            <text:p>1,5832519695</text:p>
          </table:table-cell>
          <table:table-cell office:value-type="float" office:value="0.607716397660448">
            <text:p>0,6077163977</text:p>
          </table:table-cell>
          <table:table-cell office:value-type="float" office:value="4.48218221835013">
            <text:p>4,4821822184</text:p>
          </table:table-cell>
          <table:table-cell office:value-type="float" office:value="-0.272347418048742">
            <text:p>-0,272347418</text:p>
          </table:table-cell>
          <table:table-cell office:value-type="float" office:value="-0.042007124882269">
            <text:p>-0,0420071249</text:p>
          </table:table-cell>
          <table:table-cell office:value-type="float" office:value="-0.202022620451991">
            <text:p>-0,2020226205</text:p>
          </table:table-cell>
          <table:table-cell office:value-type="float" office:value="-1.26337149317979">
            <text:p>-1,2633714932</text:p>
          </table:table-cell>
          <table:table-cell office:value-type="float" office:value="-2.50729493302193">
            <text:p>-2,507294933</text:p>
          </table:table-cell>
          <table:table-cell office:value-type="float" office:value="2.22526580928682">
            <text:p>2,2252658093</text:p>
          </table:table-cell>
          <table:table-cell office:value-type="float" office:value="-2.44895370706637">
            <text:p>-2,4489537071</text:p>
          </table:table-cell>
          <table:table-cell office:value-type="float" office:value="-2.37824869330634">
            <text:p>-2,3782486933</text:p>
          </table:table-cell>
          <table:table-cell office:value-type="float" office:value="-0.551293822793097">
            <text:p>-0,5512938228</text:p>
          </table:table-cell>
          <table:table-cell office:value-type="float" office:value="0.117838826825724">
            <text:p>0,1178388268</text:p>
          </table:table-cell>
          <table:table-cell office:value-type="float" office:value="-1.69058520741745">
            <text:p>-1,6905852074</text:p>
          </table:table-cell>
          <table:table-cell office:value-type="float" office:value="0.0753773067183008">
            <text:p>0,0753773067</text:p>
          </table:table-cell>
          <table:table-cell office:value-type="float" office:value="0.540694558986162">
            <text:p>0,540694559</text:p>
          </table:table-cell>
          <table:table-cell office:value-type="float" office:value="0.758910037964412">
            <text:p>0,758910038</text:p>
          </table:table-cell>
          <table:table-cell office:value-type="float" office:value="-1.50118241237019">
            <text:p>-1,5011824124</text:p>
          </table:table-cell>
          <table:table-cell office:value-type="float" office:value="0.395847120307305">
            <text:p>0,3958471203</text:p>
          </table:table-cell>
          <table:table-cell office:value-type="float" office:value="-1.77802430914856">
            <text:p>-1,7780243091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B0CDD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5.19">
            <text:p>25,19</text:p>
          </table:table-cell>
          <table:table-cell office:value-type="float" office:value="28.58">
            <text:p>28,58</text:p>
          </table:table-cell>
          <table:table-cell office:value-type="float" office:value="3.39">
            <text:p>3,39</text:p>
          </table:table-cell>
          <table:table-cell office:value-type="float" office:value="6">
            <text:p>6</text:p>
          </table:table-cell>
          <table:table-cell office:value-type="float" office:value="-1.68333333333333">
            <text:p>-1,6833333333</text:p>
          </table:table-cell>
          <table:table-cell office:value-type="float" office:value="5">
            <text:p>5</text:p>
          </table:table-cell>
          <table:table-cell office:value-type="float" office:value="5.69119769119769">
            <text:p>5,6911976912</text:p>
          </table:table-cell>
          <table:table-cell office:value-type="float" office:value="1.20278496255641">
            <text:p>1,2027849626</text:p>
          </table:table-cell>
          <table:table-cell office:value-type="float" office:value="-0.0532084021256313">
            <text:p>-0,0532084021</text:p>
          </table:table-cell>
          <table:table-cell office:value-type="float" office:value="0.745213949368051">
            <text:p>0,7452139494</text:p>
          </table:table-cell>
          <table:table-cell/>
          <table:table-cell office:value-type="float" office:value="4.33333333333333">
            <text:p>4,3333333333</text:p>
          </table:table-cell>
          <table:table-cell office:value-type="float" office:value="0.375">
            <text:p>0,375</text:p>
          </table:table-cell>
          <table:table-cell office:value-type="float" office:value="-1.52448478721985">
            <text:p>-1,5244847872</text:p>
          </table:table-cell>
          <table:table-cell office:value-type="float" office:value="0.701914376403352">
            <text:p>0,7019143764</text:p>
          </table:table-cell>
          <table:table-cell office:value-type="float" office:value="1.2553155000577">
            <text:p>1,2553155001</text:p>
          </table:table-cell>
          <table:table-cell office:value-type="float" office:value="1.49332967754719">
            <text:p>1,4933296775</text:p>
          </table:table-cell>
          <table:table-cell office:value-type="float" office:value="3.92489795783928">
            <text:p>3,9248979578</text:p>
          </table:table-cell>
          <table:table-cell office:value-type="float" office:value="2.91204295455824">
            <text:p>2,9120429546</text:p>
          </table:table-cell>
          <table:table-cell office:value-type="float" office:value="-0.121379224092107">
            <text:p>-0,1213792241</text:p>
          </table:table-cell>
          <table:table-cell office:value-type="float" office:value="-1.05453553749972">
            <text:p>-1,0545355375</text:p>
          </table:table-cell>
          <table:table-cell office:value-type="float" office:value="2.70214306887863">
            <text:p>2,7021430689</text:p>
          </table:table-cell>
          <table:table-cell office:value-type="float" office:value="-1.25896019424201">
            <text:p>-1,2589601942</text:p>
          </table:table-cell>
          <table:table-cell office:value-type="float" office:value="-0.828196418041832">
            <text:p>-0,828196418</text:p>
          </table:table-cell>
          <table:table-cell office:value-type="float" office:value="-1.0488857763726">
            <text:p>-1,0488857764</text:p>
          </table:table-cell>
          <table:table-cell office:value-type="float" office:value="1.51279660953864">
            <text:p>1,5127966095</text:p>
          </table:table-cell>
          <table:table-cell office:value-type="float" office:value="5510.13">
            <text:p>5510,13</text:p>
          </table:table-cell>
          <table:table-cell office:value-type="float" office:value="1.74143665827629">
            <text:p>1,7414366583</text:p>
          </table:table-cell>
          <table:table-cell office:value-type="float" office:value="0.141507248165349">
            <text:p>0,1415072482</text:p>
          </table:table-cell>
          <table:table-cell office:value-type="float" office:value="4.15726439951537">
            <text:p>4,1572643995</text:p>
          </table:table-cell>
          <table:table-cell office:value-type="float" office:value="-2.53120619738875">
            <text:p>-2,5312061974</text:p>
          </table:table-cell>
          <table:table-cell office:value-type="float" office:value="0.662010173525521">
            <text:p>0,6620101735</text:p>
          </table:table-cell>
          <table:table-cell office:value-type="float" office:value="-0.669696326306502">
            <text:p>-0,6696963263</text:p>
          </table:table-cell>
          <table:table-cell office:value-type="float" office:value="3.06354042909378">
            <text:p>3,0635404291</text:p>
          </table:table-cell>
          <table:table-cell office:value-type="float" office:value="-0.807402217746115">
            <text:p>-0,8074022177</text:p>
          </table:table-cell>
          <table:table-cell office:value-type="float" office:value="-0.342295295807666">
            <text:p>-0,3422952958</text:p>
          </table:table-cell>
          <table:table-cell office:value-type="float" office:value="-1.59149687600457">
            <text:p>-1,591496876</text:p>
          </table:table-cell>
          <table:table-cell office:value-type="float" office:value="2.2743241658887">
            <text:p>2,2743241659</text:p>
          </table:table-cell>
          <table:table-cell office:value-type="float" office:value="1.52405157724496">
            <text:p>1,5240515772</text:p>
          </table:table-cell>
          <table:table-cell office:value-type="float" office:value="0.195586112297784">
            <text:p>0,1955861123</text:p>
          </table:table-cell>
          <table:table-cell office:value-type="float" office:value="-1.0797480944615">
            <text:p>-1,0797480945</text:p>
          </table:table-cell>
          <table:table-cell office:value-type="float" office:value="1.28807416047798">
            <text:p>1,2880741605</text:p>
          </table:table-cell>
          <table:table-cell office:value-type="float" office:value="1.56906030869235">
            <text:p>1,5690603087</text:p>
          </table:table-cell>
          <table:table-cell office:value-type="float" office:value="-1.14869982895291">
            <text:p>-1,148699829</text:p>
          </table:table-cell>
          <table:table-cell office:value-type="float" office:value="5.25769831338174">
            <text:p>5,2576983134</text:p>
          </table:table-cell>
          <table:table-cell office:value-type="float" office:value="4.56171625063889">
            <text:p>4,5617162506</text:p>
          </table:table-cell>
          <table:table-cell office:value-type="float" office:value="-0.679350287256398">
            <text:p>-0,6793502873</text:p>
          </table:table-cell>
          <table:table-cell office:value-type="float" office:value="-1.91608078733166">
            <text:p>-1,9160807873</text:p>
          </table:table-cell>
          <table:table-cell office:value-type="float" office:value="-0.065400639780952">
            <text:p>-0,0654006398</text:p>
          </table:table-cell>
          <table:table-cell office:value-type="float" office:value="5.44370456637986">
            <text:p>5,4437045664</text:p>
          </table:table-cell>
          <table:table-cell office:value-type="float" office:value="-0.476407975517185">
            <text:p>-0,4764079755</text:p>
          </table:table-cell>
          <table:table-cell office:value-type="float" office:value="-0.810696198607136">
            <text:p>-0,8106961986</text:p>
          </table:table-cell>
          <table:table-cell office:value-type="float" office:value="2.31641307647115">
            <text:p>2,3164130765</text:p>
          </table:table-cell>
          <table:table-cell office:value-type="float" office:value="-4.66343587326215">
            <text:p>-4,6634358733</text:p>
          </table:table-cell>
          <table:table-cell office:value-type="float" office:value="-3.61444784204308">
            <text:p>-3,614447842</text:p>
          </table:table-cell>
          <table:table-cell office:value-type="float" office:value="-1.10686705629424">
            <text:p>-1,1068670563</text:p>
          </table:table-cell>
          <table:table-cell office:value-type="float" office:value="-1.75760261124427">
            <text:p>-1,7576026112</text:p>
          </table:table-cell>
          <table:table-cell office:value-type="float" office:value="2.88588321443271">
            <text:p>2,8858832144</text:p>
          </table:table-cell>
          <table:table-cell office:value-type="float" office:value="-1.42077636724916">
            <text:p>-1,4207763672</text:p>
          </table:table-cell>
          <table:table-cell office:value-type="float" office:value="-0.0960773690230548">
            <text:p>-0,096077369</text:p>
          </table:table-cell>
          <table:table-cell office:value-type="float" office:value="2.10048201967405">
            <text:p>2,1004820197</text:p>
          </table:table-cell>
          <table:table-cell office:value-type="float" office:value="1.41103222769982">
            <text:p>1,4110322277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B0F67</text:p>
          </table:table-cell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9.21">
            <text:p>29,21</text:p>
          </table:table-cell>
          <table:table-cell office:value-type="float" office:value="29.88">
            <text:p>29,88</text:p>
          </table:table-cell>
          <table:table-cell office:value-type="float" office:value="0.669999999999998">
            <text:p>0,67</text:p>
          </table:table-cell>
          <table:table-cell office:value-type="float" office:value="4">
            <text:p>4</text:p>
          </table:table-cell>
          <table:table-cell office:value-type="float" office:value="12.4333333333333">
            <text:p>12,4333333333</text:p>
          </table:table-cell>
          <table:table-cell office:value-type="float" office:value="6">
            <text:p>6</text:p>
          </table:table-cell>
          <table:table-cell office:value-type="float" office:value="-3.19917440660475">
            <text:p>-3,1991744066</text:p>
          </table:table-cell>
          <table:table-cell office:value-type="float" office:value="1.10632695373217">
            <text:p>1,1063269537</text:p>
          </table:table-cell>
          <table:table-cell office:value-type="float" office:value="0.25049136264733">
            <text:p>0,2504913626</text:p>
          </table:table-cell>
          <table:table-cell office:value-type="float" office:value="0.376918763964999">
            <text:p>0,376918764</text:p>
          </table:table-cell>
          <table:table-cell office:value-type="float" office:value="0.35">
            <text:p>0,35</text:p>
          </table:table-cell>
          <table:table-cell office:value-type="float" office:value="0.75">
            <text:p>0,75</text:p>
          </table:table-cell>
          <table:table-cell office:value-type="float" office:value="0.666666666666667">
            <text:p>0,6666666667</text:p>
          </table:table-cell>
          <table:table-cell office:value-type="float" office:value="-1.02378912236337">
            <text:p>-1,0237891224</text:p>
          </table:table-cell>
          <table:table-cell office:value-type="float" office:value="0.456934771266487">
            <text:p>0,4569347713</text:p>
          </table:table-cell>
          <table:table-cell office:value-type="float" office:value="-2.23512918255778">
            <text:p>-2,2351291826</text:p>
          </table:table-cell>
          <table:table-cell office:value-type="float" office:value="-0.785047957890002">
            <text:p>-0,7850479579</text:p>
          </table:table-cell>
          <table:table-cell office:value-type="float" office:value="1.08422352278641">
            <text:p>1,0842235228</text:p>
          </table:table-cell>
          <table:table-cell office:value-type="float" office:value="-0.0916468817152103">
            <text:p>-0,0916468817</text:p>
          </table:table-cell>
          <table:table-cell office:value-type="float" office:value="-1.11470919798096">
            <text:p>-1,114709198</text:p>
          </table:table-cell>
          <table:table-cell office:value-type="float" office:value="-2.11818577313555">
            <text:p>-2,1181857731</text:p>
          </table:table-cell>
          <table:table-cell office:value-type="float" office:value="0.269758526885015">
            <text:p>0,2697585269</text:p>
          </table:table-cell>
          <table:table-cell office:value-type="float" office:value="-0.626565986462793">
            <text:p>-0,6265659865</text:p>
          </table:table-cell>
          <table:table-cell office:value-type="float" office:value="2.55986872822023">
            <text:p>2,5598687282</text:p>
          </table:table-cell>
          <table:table-cell office:value-type="float" office:value="-0.189746255238518">
            <text:p>-0,1897462552</text:p>
          </table:table-cell>
          <table:table-cell office:value-type="float" office:value="0.806671874247684">
            <text:p>0,8066718742</text:p>
          </table:table-cell>
          <table:table-cell office:value-type="float" office:value="3523.84333333333">
            <text:p>3523,8433333333</text:p>
          </table:table-cell>
          <table:table-cell office:value-type="float" office:value="1.34783269646976">
            <text:p>1,3478326965</text:p>
          </table:table-cell>
          <table:table-cell office:value-type="float" office:value="0.116470369000514">
            <text:p>0,116470369</text:p>
          </table:table-cell>
          <table:table-cell office:value-type="float" office:value="1.41522001492158">
            <text:p>1,4152200149</text:p>
          </table:table-cell>
          <table:table-cell office:value-type="float" office:value="2.79579667087563">
            <text:p>2,7957966709</text:p>
          </table:table-cell>
          <table:table-cell office:value-type="float" office:value="0.155987895995452">
            <text:p>0,155987896</text:p>
          </table:table-cell>
          <table:table-cell office:value-type="float" office:value="1.02133447791269">
            <text:p>1,0213344779</text:p>
          </table:table-cell>
          <table:table-cell office:value-type="float" office:value="-1.33578740408631">
            <text:p>-1,3357874041</text:p>
          </table:table-cell>
          <table:table-cell office:value-type="float" office:value="0.415011509067471">
            <text:p>0,4150115091</text:p>
          </table:table-cell>
          <table:table-cell office:value-type="float" office:value="-0.542687524137935">
            <text:p>-0,5426875241</text:p>
          </table:table-cell>
          <table:table-cell office:value-type="float" office:value="0.962645292830949">
            <text:p>0,9626452928</text:p>
          </table:table-cell>
          <table:table-cell office:value-type="float" office:value="-1.69858288367027">
            <text:p>-1,6985828837</text:p>
          </table:table-cell>
          <table:table-cell office:value-type="float" office:value="1.27376847955693">
            <text:p>1,2737684796</text:p>
          </table:table-cell>
          <table:table-cell office:value-type="float" office:value="0.63055289924382">
            <text:p>0,6305528992</text:p>
          </table:table-cell>
          <table:table-cell office:value-type="float" office:value="-0.616446230378311">
            <text:p>-0,6164462304</text:p>
          </table:table-cell>
          <table:table-cell office:value-type="float" office:value="0.945374310609265">
            <text:p>0,9453743106</text:p>
          </table:table-cell>
          <table:table-cell office:value-type="float" office:value="-2.27408942921739">
            <text:p>-2,2740894292</text:p>
          </table:table-cell>
          <table:table-cell office:value-type="float" office:value="0.384413865595637">
            <text:p>0,3844138656</text:p>
          </table:table-cell>
          <table:table-cell office:value-type="float" office:value="1.37871911001196">
            <text:p>1,37871911</text:p>
          </table:table-cell>
          <table:table-cell office:value-type="float" office:value="-0.950183477093108">
            <text:p>-0,9501834771</text:p>
          </table:table-cell>
          <table:table-cell office:value-type="float" office:value="0.698633874829234">
            <text:p>0,6986338748</text:p>
          </table:table-cell>
          <table:table-cell office:value-type="float" office:value="-4.01836671820231">
            <text:p>-4,0183667182</text:p>
          </table:table-cell>
          <table:table-cell office:value-type="float" office:value="-2.19963957425421">
            <text:p>-2,1996395743</text:p>
          </table:table-cell>
          <table:table-cell office:value-type="float" office:value="-0.390451058501625">
            <text:p>-0,3904510585</text:p>
          </table:table-cell>
          <table:table-cell office:value-type="float" office:value="2.40072978549572">
            <text:p>2,4007297855</text:p>
          </table:table-cell>
          <table:table-cell office:value-type="float" office:value="1.14568284079926">
            <text:p>1,1456828408</text:p>
          </table:table-cell>
          <table:table-cell office:value-type="float" office:value="0.764261859990405">
            <text:p>0,76426186</text:p>
          </table:table-cell>
          <table:table-cell office:value-type="float" office:value="-1.13216107241182">
            <text:p>-1,1321610724</text:p>
          </table:table-cell>
          <table:table-cell office:value-type="float" office:value="-1.0562418769735">
            <text:p>-1,056241877</text:p>
          </table:table-cell>
          <table:table-cell office:value-type="float" office:value="2.45124568643465">
            <text:p>2,4512456864</text:p>
          </table:table-cell>
          <table:table-cell office:value-type="float" office:value="2.55285283188964">
            <text:p>2,5528528319</text:p>
          </table:table-cell>
          <table:table-cell office:value-type="float" office:value="-3.50488271858049">
            <text:p>-3,5048827186</text:p>
          </table:table-cell>
          <table:table-cell office:value-type="float" office:value="1.65600220808647">
            <text:p>1,6560022081</text:p>
          </table:table-cell>
          <table:table-cell office:value-type="float" office:value="2.95784749663646">
            <text:p>2,9578474966</text:p>
          </table:table-cell>
          <table:table-cell office:value-type="float" office:value="-0.0404505381854025">
            <text:p>-0,0404505382</text:p>
          </table:table-cell>
          <table:table-cell office:value-type="float" office:value="2.56656102456459">
            <text:p>2,5665610246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B6DFA</text:p>
          </table:table-cell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5.86">
            <text:p>25,86</text:p>
          </table:table-cell>
          <table:table-cell office:value-type="float" office:value="28.04">
            <text:p>28,04</text:p>
          </table:table-cell>
          <table:table-cell office:value-type="float" office:value="2.18">
            <text:p>2,18</text:p>
          </table:table-cell>
          <table:table-cell office:value-type="float" office:value="8">
            <text:p>8</text:p>
          </table:table-cell>
          <table:table-cell office:value-type="float" office:value="-13.5166666666667">
            <text:p>-13,5166666667</text:p>
          </table:table-cell>
          <table:table-cell office:value-type="float" office:value="10">
            <text:p>10</text:p>
          </table:table-cell>
          <table:table-cell office:value-type="float" office:value="-33.3333333333333">
            <text:p>-33,3333333333</text:p>
          </table:table-cell>
          <table:table-cell office:value-type="float" office:value="-3.35664825788203">
            <text:p>-3,3566482579</text:p>
          </table:table-cell>
          <table:table-cell office:value-type="float" office:value="1.11450753917933">
            <text:p>1,1145075392</text:p>
          </table:table-cell>
          <table:table-cell office:value-type="float" office:value="0.762367984415853">
            <text:p>0,7623679844</text:p>
          </table:table-cell>
          <table:table-cell office:value-type="float" office:value="0.65">
            <text:p>0,65</text:p>
          </table:table-cell>
          <table:table-cell office:value-type="float" office:value="1.42857142857143">
            <text:p>1,4285714286</text:p>
          </table:table-cell>
          <table:table-cell office:value-type="float" office:value="1">
            <text:p>1</text:p>
          </table:table-cell>
          <table:table-cell office:value-type="float" office:value="-1.15034705274941">
            <text:p>-1,1503470527</text:p>
          </table:table-cell>
          <table:table-cell office:value-type="float" office:value="0.754396619419132">
            <text:p>0,7543966194</text:p>
          </table:table-cell>
          <table:table-cell office:value-type="float" office:value="-0.0592891549704885">
            <text:p>-0,059289155</text:p>
          </table:table-cell>
          <table:table-cell office:value-type="float" office:value="0.967776947357643">
            <text:p>0,9677769474</text:p>
          </table:table-cell>
          <table:table-cell office:value-type="float" office:value="-0.452030439809402">
            <text:p>-0,4520304398</text:p>
          </table:table-cell>
          <table:table-cell office:value-type="float" office:value="2.21994490328574">
            <text:p>2,2199449033</text:p>
          </table:table-cell>
          <table:table-cell office:value-type="float" office:value="-1.30009869648794">
            <text:p>-1,3000986965</text:p>
          </table:table-cell>
          <table:table-cell office:value-type="float" office:value="-1.18368661676916">
            <text:p>-1,1836866168</text:p>
          </table:table-cell>
          <table:table-cell office:value-type="float" office:value="-1.45284376420457">
            <text:p>-1,4528437642</text:p>
          </table:table-cell>
          <table:table-cell office:value-type="float" office:value="0.32330169743877">
            <text:p>0,3233016974</text:p>
          </table:table-cell>
          <table:table-cell office:value-type="float" office:value="2.25685136122532">
            <text:p>2,2568513612</text:p>
          </table:table-cell>
          <table:table-cell office:value-type="float" office:value="1.04399633904645">
            <text:p>1,043996339</text:p>
          </table:table-cell>
          <table:table-cell office:value-type="float" office:value="1.19859485963976">
            <text:p>1,1985948596</text:p>
          </table:table-cell>
          <table:table-cell office:value-type="float" office:value="3889.93">
            <text:p>3889,93</text:p>
          </table:table-cell>
          <table:table-cell office:value-type="float" office:value="1.71358129438451">
            <text:p>1,7135812944</text:p>
          </table:table-cell>
          <table:table-cell office:value-type="float" office:value="0.0833785355177771">
            <text:p>0,0833785355</text:p>
          </table:table-cell>
          <table:table-cell office:value-type="float" office:value="-2.01580030662932">
            <text:p>-2,0158003066</text:p>
          </table:table-cell>
          <table:table-cell office:value-type="float" office:value="-1.54382245239108">
            <text:p>-1,5438224524</text:p>
          </table:table-cell>
          <table:table-cell office:value-type="float" office:value="0.635893356955057">
            <text:p>0,635893357</text:p>
          </table:table-cell>
          <table:table-cell office:value-type="float" office:value="-0.422109707976936">
            <text:p>-0,422109708</text:p>
          </table:table-cell>
          <table:table-cell office:value-type="float" office:value="0.093321706759362">
            <text:p>0,0933217068</text:p>
          </table:table-cell>
          <table:table-cell office:value-type="float" office:value="1.71081905059867">
            <text:p>1,7108190506</text:p>
          </table:table-cell>
          <table:table-cell office:value-type="float" office:value="0.0758851582513239">
            <text:p>0,0758851583</text:p>
          </table:table-cell>
          <table:table-cell office:value-type="float" office:value="0.314477331423861">
            <text:p>0,3144773314</text:p>
          </table:table-cell>
          <table:table-cell office:value-type="float" office:value="-1.56796821347953">
            <text:p>-1,5679682135</text:p>
          </table:table-cell>
          <table:table-cell office:value-type="float" office:value="-4.29505982481517">
            <text:p>-4,2950598248</text:p>
          </table:table-cell>
          <table:table-cell office:value-type="float" office:value="0.550085739204346">
            <text:p>0,5500857392</text:p>
          </table:table-cell>
          <table:table-cell office:value-type="float" office:value="-0.689526342834703">
            <text:p>-0,6895263428</text:p>
          </table:table-cell>
          <table:table-cell office:value-type="float" office:value="1.1745650978701">
            <text:p>1,1745650979</text:p>
          </table:table-cell>
          <table:table-cell office:value-type="float" office:value="0.0623496474431964">
            <text:p>0,0623496474</text:p>
          </table:table-cell>
          <table:table-cell office:value-type="float" office:value="-1.01612378700051">
            <text:p>-1,016123787</text:p>
          </table:table-cell>
          <table:table-cell office:value-type="float" office:value="-0.533154733858262">
            <text:p>-0,5331547339</text:p>
          </table:table-cell>
          <table:table-cell office:value-type="float" office:value="0.278552032800703">
            <text:p>0,2785520328</text:p>
          </table:table-cell>
          <table:table-cell office:value-type="float" office:value="3.22073291189914">
            <text:p>3,2207329119</text:p>
          </table:table-cell>
          <table:table-cell office:value-type="float" office:value="-0.854994722536879">
            <text:p>-0,8549947225</text:p>
          </table:table-cell>
          <table:table-cell office:value-type="float" office:value="0.803982341326351">
            <text:p>0,8039823413</text:p>
          </table:table-cell>
          <table:table-cell office:value-type="float" office:value="1.88418813276245">
            <text:p>1,8841881328</text:p>
          </table:table-cell>
          <table:table-cell office:value-type="float" office:value="1.6803513364833">
            <text:p>1,6803513365</text:p>
          </table:table-cell>
          <table:table-cell office:value-type="float" office:value="2.09982205326756">
            <text:p>2,0998220533</text:p>
          </table:table-cell>
          <table:table-cell office:value-type="float" office:value="1.59205882396179">
            <text:p>1,592058824</text:p>
          </table:table-cell>
          <table:table-cell office:value-type="float" office:value="2.28805412931141">
            <text:p>2,2880541293</text:p>
          </table:table-cell>
          <table:table-cell office:value-type="float" office:value="1.56128665632407">
            <text:p>1,5612866563</text:p>
          </table:table-cell>
          <table:table-cell office:value-type="float" office:value="-1.63708748743925">
            <text:p>-1,6370874874</text:p>
          </table:table-cell>
          <table:table-cell office:value-type="float" office:value="-2.64976210182755">
            <text:p>-2,6497621018</text:p>
          </table:table-cell>
          <table:table-cell office:value-type="float" office:value="0.0212633050518514">
            <text:p>0,0212633051</text:p>
          </table:table-cell>
          <table:table-cell office:value-type="float" office:value="2.44775590417357">
            <text:p>2,4477559042</text:p>
          </table:table-cell>
          <table:table-cell office:value-type="float" office:value="-1.83128535514498">
            <text:p>-1,8312853551</text:p>
          </table:table-cell>
          <table:table-cell office:value-type="float" office:value="-3.69119739989817">
            <text:p>-3,6911973999</text:p>
          </table:table-cell>
          <table:table-cell office:value-type="float" office:value="2.05824290234262">
            <text:p>2,0582429023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B48B4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6.15">
            <text:p>26,15</text:p>
          </table:table-cell>
          <table:table-cell office:value-type="float" office:value="30.35">
            <text:p>30,35</text:p>
          </table:table-cell>
          <table:table-cell office:value-type="float" office:value="4.2">
            <text:p>4,2</text:p>
          </table:table-cell>
          <table:table-cell office:value-type="float" office:value="5">
            <text:p>5</text:p>
          </table:table-cell>
          <table:table-cell office:value-type="float" office:value="11.6666666666667">
            <text:p>11,6666666667</text:p>
          </table:table-cell>
          <table:table-cell office:value-type="float" office:value="3">
            <text:p>3</text:p>
          </table:table-cell>
          <table:table-cell office:value-type="float" office:value="21.2728850097271">
            <text:p>21,2728850097</text:p>
          </table:table-cell>
          <table:table-cell office:value-type="float" office:value="1.43871000899622">
            <text:p>1,438710009</text:p>
          </table:table-cell>
          <table:table-cell office:value-type="float" office:value="0.562127076956458">
            <text:p>0,562127077</text:p>
          </table:table-cell>
          <table:table-cell office:value-type="float" office:value="0.441656167916965">
            <text:p>0,4416561679</text:p>
          </table:table-cell>
          <table:table-cell office:value-type="float" office:value="0.35">
            <text:p>0,35</text:p>
          </table:table-cell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float" office:value="-0.771371272150006">
            <text:p>-0,7713712722</text:p>
          </table:table-cell>
          <table:table-cell office:value-type="float" office:value="0.182679826635971">
            <text:p>0,1826798266</text:p>
          </table:table-cell>
          <table:table-cell office:value-type="float" office:value="-0.997111098709754">
            <text:p>-0,9971110987</text:p>
          </table:table-cell>
          <table:table-cell office:value-type="float" office:value="-0.70451091506733">
            <text:p>-0,7045109151</text:p>
          </table:table-cell>
          <table:table-cell office:value-type="float" office:value="1.67537106844286">
            <text:p>1,6753710684</text:p>
          </table:table-cell>
          <table:table-cell office:value-type="float" office:value="0.770551248814843">
            <text:p>0,7705512488</text:p>
          </table:table-cell>
          <table:table-cell office:value-type="float" office:value="-0.418345274336114">
            <text:p>-0,4183452743</text:p>
          </table:table-cell>
          <table:table-cell office:value-type="float" office:value="-1.15465964916641">
            <text:p>-1,1546596492</text:p>
          </table:table-cell>
          <table:table-cell office:value-type="float" office:value="0.958852830055635">
            <text:p>0,9588528301</text:p>
          </table:table-cell>
          <table:table-cell office:value-type="float" office:value="-0.708845151955086">
            <text:p>-0,708845152</text:p>
          </table:table-cell>
          <table:table-cell office:value-type="float" office:value="1.58342714603997">
            <text:p>1,583427146</text:p>
          </table:table-cell>
          <table:table-cell office:value-type="float" office:value="-0.460200387967242">
            <text:p>-0,460200388</text:p>
          </table:table-cell>
          <table:table-cell office:value-type="float" office:value="0.298016336325943">
            <text:p>0,2980163363</text:p>
          </table:table-cell>
          <table:table-cell office:value-type="float" office:value="4778.41333333333">
            <text:p>4778,4133333333</text:p>
          </table:table-cell>
          <table:table-cell office:value-type="float" office:value="1.55073221398716">
            <text:p>1,550732214</text:p>
          </table:table-cell>
          <table:table-cell office:value-type="float" office:value="0.12106668601293">
            <text:p>0,121066686</text:p>
          </table:table-cell>
          <table:table-cell office:value-type="float" office:value="5.87010370858258">
            <text:p>5,8701037086</text:p>
          </table:table-cell>
          <table:table-cell office:value-type="float" office:value="1.70292379452103">
            <text:p>1,7029237945</text:p>
          </table:table-cell>
          <table:table-cell office:value-type="float" office:value="-0.865991942943592">
            <text:p>-0,8659919429</text:p>
          </table:table-cell>
          <table:table-cell office:value-type="float" office:value="0.0352254074580486">
            <text:p>0,0352254075</text:p>
          </table:table-cell>
          <table:table-cell office:value-type="float" office:value="0.0448758047302853">
            <text:p>0,0448758047</text:p>
          </table:table-cell>
          <table:table-cell office:value-type="float" office:value="0.935668338374018">
            <text:p>0,9356683384</text:p>
          </table:table-cell>
          <table:table-cell office:value-type="float" office:value="-1.43867971190721">
            <text:p>-1,4386797119</text:p>
          </table:table-cell>
          <table:table-cell office:value-type="float" office:value="0.393219643270016">
            <text:p>0,3932196433</text:p>
          </table:table-cell>
          <table:table-cell office:value-type="float" office:value="-1.36133347597356">
            <text:p>-1,361333476</text:p>
          </table:table-cell>
          <table:table-cell office:value-type="float" office:value="1.77813295513569">
            <text:p>1,7781329551</text:p>
          </table:table-cell>
          <table:table-cell office:value-type="float" office:value="0.241124347981107">
            <text:p>0,241124348</text:p>
          </table:table-cell>
          <table:table-cell office:value-type="float" office:value="-0.619476411773022">
            <text:p>-0,6194764118</text:p>
          </table:table-cell>
          <table:table-cell office:value-type="float" office:value="0.504922436367926">
            <text:p>0,5049224364</text:p>
          </table:table-cell>
          <table:table-cell office:value-type="float" office:value="-1.02644467369172">
            <text:p>-1,0264446737</text:p>
          </table:table-cell>
          <table:table-cell office:value-type="float" office:value="0.591328098202424">
            <text:p>0,5913280982</text:p>
          </table:table-cell>
          <table:table-cell office:value-type="float" office:value="2.41859342919959">
            <text:p>2,4185934292</text:p>
          </table:table-cell>
          <table:table-cell office:value-type="float" office:value="-0.0243653280320287">
            <text:p>-0,024365328</text:p>
          </table:table-cell>
          <table:table-cell office:value-type="float" office:value="1.22374030804105">
            <text:p>1,223740308</text:p>
          </table:table-cell>
          <table:table-cell office:value-type="float" office:value="-3.72567662250313">
            <text:p>-3,7256766225</text:p>
          </table:table-cell>
          <table:table-cell office:value-type="float" office:value="-2.35730784323378">
            <text:p>-2,3573078432</text:p>
          </table:table-cell>
          <table:table-cell office:value-type="float" office:value="0.990997822914588">
            <text:p>0,9909978229</text:p>
          </table:table-cell>
          <table:table-cell office:value-type="float" office:value="1.41819556477338">
            <text:p>1,4181955648</text:p>
          </table:table-cell>
          <table:table-cell office:value-type="float" office:value="0.502754221941938">
            <text:p>0,5027542219</text:p>
          </table:table-cell>
          <table:table-cell office:value-type="float" office:value="0.811390445517434">
            <text:p>0,8113904455</text:p>
          </table:table-cell>
          <table:table-cell office:value-type="float" office:value="-6.02583961082351">
            <text:p>-6,0258396108</text:p>
          </table:table-cell>
          <table:table-cell office:value-type="float" office:value="1.585417097704">
            <text:p>1,5854170977</text:p>
          </table:table-cell>
          <table:table-cell office:value-type="float" office:value="0.696133066994552">
            <text:p>0,696133067</text:p>
          </table:table-cell>
          <table:table-cell office:value-type="float" office:value="0.670388184143786">
            <text:p>0,6703881841</text:p>
          </table:table-cell>
          <table:table-cell office:value-type="float" office:value="-2.48536326498309">
            <text:p>-2,485363265</text:p>
          </table:table-cell>
          <table:table-cell office:value-type="float" office:value="-1.44966415868689">
            <text:p>-1,4496641587</text:p>
          </table:table-cell>
          <table:table-cell office:value-type="float" office:value="1.39756750011308">
            <text:p>1,3975675001</text:p>
          </table:table-cell>
          <table:table-cell office:value-type="float" office:value="1.39460474457192">
            <text:p>1,3946047446</text:p>
          </table:table-cell>
          <table:table-cell office:value-type="float" office:value="-0.657583074588877">
            <text:p>-0,6575830746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B88A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5.22">
            <text:p>25,22</text:p>
          </table:table-cell>
          <table:table-cell office:value-type="float" office:value="27.35">
            <text:p>27,35</text:p>
          </table:table-cell>
          <table:table-cell office:value-type="float" office:value="2.13">
            <text:p>2,13</text:p>
          </table:table-cell>
          <table:table-cell office:value-type="float" office:value="7">
            <text:p>7</text:p>
          </table:table-cell>
          <table:table-cell office:value-type="float" office:value="-13">
            <text:p>-13</text:p>
          </table:table-cell>
          <table:table-cell office:value-type="float" office:value="7">
            <text:p>7</text:p>
          </table:table-cell>
          <table:table-cell office:value-type="float" office:value="-13.6666666666667">
            <text:p>-13,6666666667</text:p>
          </table:table-cell>
          <table:table-cell office:value-type="float" office:value="-0.0476876905656028">
            <text:p>-0,0476876906</text:p>
          </table:table-cell>
          <table:table-cell office:value-type="float" office:value="0.295587988221208">
            <text:p>0,2955879882</text:p>
          </table:table-cell>
          <table:table-cell office:value-type="float" office:value="0.71071071844638">
            <text:p>0,7107107184</text:p>
          </table:table-cell>
          <table:table-cell office:value-type="float" office:value="0.45">
            <text:p>0,45</text:p>
          </table:table-cell>
          <table:table-cell office:value-type="float" office:value="1">
            <text:p>1</text:p>
          </table:table-cell>
          <table:table-cell office:value-type="float" office:value="3.5">
            <text:p>3,5</text:p>
          </table:table-cell>
          <table:table-cell office:value-type="float" office:value="-1.42127900408001">
            <text:p>-1,4212790041</text:p>
          </table:table-cell>
          <table:table-cell office:value-type="float" office:value="0.180752188269117">
            <text:p>0,1807521883</text:p>
          </table:table-cell>
          <table:table-cell office:value-type="float" office:value="-0.646439870656973">
            <text:p>-0,6464398707</text:p>
          </table:table-cell>
          <table:table-cell office:value-type="float" office:value="1.12936425630546">
            <text:p>1,1293642563</text:p>
          </table:table-cell>
          <table:table-cell office:value-type="float" office:value="-1.6874294450587">
            <text:p>-1,6874294451</text:p>
          </table:table-cell>
          <table:table-cell office:value-type="float" office:value="2.88390933540838">
            <text:p>2,8839093354</text:p>
          </table:table-cell>
          <table:table-cell office:value-type="float" office:value="0.793922859398949">
            <text:p>0,7939228594</text:p>
          </table:table-cell>
          <table:table-cell office:value-type="float" office:value="0.40145014998213">
            <text:p>0,40145015</text:p>
          </table:table-cell>
          <table:table-cell office:value-type="float" office:value="-0.287947090889891">
            <text:p>-0,2879470909</text:p>
          </table:table-cell>
          <table:table-cell office:value-type="float" office:value="0.643718472042437">
            <text:p>0,643718472</text:p>
          </table:table-cell>
          <table:table-cell office:value-type="float" office:value="0.509524908748664">
            <text:p>0,5095249087</text:p>
          </table:table-cell>
          <table:table-cell office:value-type="float" office:value="-0.288633228764282">
            <text:p>-0,2886332288</text:p>
          </table:table-cell>
          <table:table-cell office:value-type="float" office:value="0.484285539332986">
            <text:p>0,4842855393</text:p>
          </table:table-cell>
          <table:table-cell office:value-type="float" office:value="2892.83333333333">
            <text:p>2892,8333333333</text:p>
          </table:table-cell>
          <table:table-cell office:value-type="float" office:value="1.26280524890929">
            <text:p>1,2628052489</text:p>
          </table:table-cell>
          <table:table-cell office:value-type="float" office:value="0.0844881027827389">
            <text:p>0,0844881028</text:p>
          </table:table-cell>
          <table:table-cell office:value-type="float" office:value="-7.59066045256932">
            <text:p>-7,5906604526</text:p>
          </table:table-cell>
          <table:table-cell office:value-type="float" office:value="2.35093714436742">
            <text:p>2,3509371444</text:p>
          </table:table-cell>
          <table:table-cell office:value-type="float" office:value="-0.436518095814645">
            <text:p>-0,4365180958</text:p>
          </table:table-cell>
          <table:table-cell office:value-type="float" office:value="1.59905741900792">
            <text:p>1,599057419</text:p>
          </table:table-cell>
          <table:table-cell office:value-type="float" office:value="-2.50667482315275">
            <text:p>-2,5066748232</text:p>
          </table:table-cell>
          <table:table-cell office:value-type="float" office:value="1.63011125879605">
            <text:p>1,6301112588</text:p>
          </table:table-cell>
          <table:table-cell office:value-type="float" office:value="-0.448977686052422">
            <text:p>-0,4489776861</text:p>
          </table:table-cell>
          <table:table-cell office:value-type="float" office:value="-0.487939061064229">
            <text:p>-0,4879390611</text:p>
          </table:table-cell>
          <table:table-cell office:value-type="float" office:value="-0.603285051654884">
            <text:p>-0,6032850517</text:p>
          </table:table-cell>
          <table:table-cell office:value-type="float" office:value="-0.947445624239757">
            <text:p>-0,9474456242</text:p>
          </table:table-cell>
          <table:table-cell office:value-type="float" office:value="0.322798271492228">
            <text:p>0,3227982715</text:p>
          </table:table-cell>
          <table:table-cell office:value-type="float" office:value="-1.15231151977833">
            <text:p>-1,1523115198</text:p>
          </table:table-cell>
          <table:table-cell office:value-type="float" office:value="0.863796645513545">
            <text:p>0,8637966455</text:p>
          </table:table-cell>
          <table:table-cell office:value-type="float" office:value="-0.444343337526795">
            <text:p>-0,4443433375</text:p>
          </table:table-cell>
          <table:table-cell office:value-type="float" office:value="-1.33146185580991">
            <text:p>-1,3314618558</text:p>
          </table:table-cell>
          <table:table-cell office:value-type="float" office:value="-1.60891995492862">
            <text:p>-1,6089199549</text:p>
          </table:table-cell>
          <table:table-cell office:value-type="float" office:value="1.96909791797065">
            <text:p>1,969097918</text:p>
          </table:table-cell>
          <table:table-cell office:value-type="float" office:value="2.60513782303083">
            <text:p>2,605137823</text:p>
          </table:table-cell>
          <table:table-cell office:value-type="float" office:value="0.875715061997098">
            <text:p>0,875715062</text:p>
          </table:table-cell>
          <table:table-cell office:value-type="float" office:value="-1.20178651778123">
            <text:p>-1,2017865178</text:p>
          </table:table-cell>
          <table:table-cell office:value-type="float" office:value="1.29795699986467">
            <text:p>1,2979569999</text:p>
          </table:table-cell>
          <table:table-cell office:value-type="float" office:value="0.417450311265047">
            <text:p>0,4174503113</text:p>
          </table:table-cell>
          <table:table-cell office:value-type="float" office:value="0.226199651915298">
            <text:p>0,2261996519</text:p>
          </table:table-cell>
          <table:table-cell office:value-type="float" office:value="0.903655654423386">
            <text:p>0,9036556544</text:p>
          </table:table-cell>
          <table:table-cell office:value-type="float" office:value="7.90051544276061">
            <text:p>7,9005154428</text:p>
          </table:table-cell>
          <table:table-cell office:value-type="float" office:value="0.720629300386173">
            <text:p>0,7206293004</text:p>
          </table:table-cell>
          <table:table-cell office:value-type="float" office:value="1.52000796398443">
            <text:p>1,520007964</text:p>
          </table:table-cell>
          <table:table-cell office:value-type="float" office:value="3.23982188528818">
            <text:p>3,2398218853</text:p>
          </table:table-cell>
          <table:table-cell office:value-type="float" office:value="-0.78450735450652">
            <text:p>-0,7845073545</text:p>
          </table:table-cell>
          <table:table-cell office:value-type="float" office:value="1.10505048798857">
            <text:p>1,105050488</text:p>
          </table:table-cell>
          <table:table-cell office:value-type="float" office:value="2.70240716494408">
            <text:p>2,7024071649</text:p>
          </table:table-cell>
          <table:table-cell office:value-type="float" office:value="0.223325495615761">
            <text:p>0,2233254956</text:p>
          </table:table-cell>
          <table:table-cell office:value-type="float" office:value="-0.726493057670333">
            <text:p>-0,7264930577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C687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5.96">
            <text:p>25,96</text:p>
          </table:table-cell>
          <table:table-cell office:value-type="float" office:value="28.14">
            <text:p>28,14</text:p>
          </table:table-cell>
          <table:table-cell office:value-type="float" office:value="2.18">
            <text:p>2,18</text:p>
          </table:table-cell>
          <table:table-cell office:value-type="float" office:value="10">
            <text:p>10</text:p>
          </table:table-cell>
          <table:table-cell office:value-type="float" office:value="-34.5">
            <text:p>-34,5</text:p>
          </table:table-cell>
          <table:table-cell office:value-type="float" office:value="8">
            <text:p>8</text:p>
          </table:table-cell>
          <table:table-cell office:value-type="float" office:value="-18.6282051282051">
            <text:p>-18,6282051282</text:p>
          </table:table-cell>
          <table:table-cell office:value-type="float" office:value="-0.944705963722702">
            <text:p>-0,9447059637</text:p>
          </table:table-cell>
          <table:table-cell office:value-type="float" office:value="0.155907762525038">
            <text:p>0,1559077625</text:p>
          </table:table-cell>
          <table:table-cell office:value-type="float" office:value="0.492398115267996">
            <text:p>0,4923981153</text:p>
          </table:table-cell>
          <table:table-cell office:value-type="float" office:value="0.4">
            <text:p>0,4</text:p>
          </table:table-cell>
          <table:table-cell office:value-type="float" office:value="0.875">
            <text:p>0,875</text:p>
          </table:table-cell>
          <table:table-cell office:value-type="float" office:value="1.6">
            <text:p>1,6</text:p>
          </table:table-cell>
          <table:table-cell office:value-type="float" office:value="-0.976686105556119">
            <text:p>-0,9766861056</text:p>
          </table:table-cell>
          <table:table-cell office:value-type="float" office:value="0.589665826098792">
            <text:p>0,5896658261</text:p>
          </table:table-cell>
          <table:table-cell office:value-type="float" office:value="-1.54240357934559">
            <text:p>-1,5424035793</text:p>
          </table:table-cell>
          <table:table-cell office:value-type="float" office:value="-0.792796408089573">
            <text:p>-0,7927964081</text:p>
          </table:table-cell>
          <table:table-cell office:value-type="float" office:value="2.23767802490191">
            <text:p>2,2376780249</text:p>
          </table:table-cell>
          <table:table-cell office:value-type="float" office:value="2.35766107116378">
            <text:p>2,3576610712</text:p>
          </table:table-cell>
          <table:table-cell office:value-type="float" office:value="-0.960607760121044">
            <text:p>-0,9606077601</text:p>
          </table:table-cell>
          <table:table-cell office:value-type="float" office:value="-1.66808299487948">
            <text:p>-1,6680829949</text:p>
          </table:table-cell>
          <table:table-cell office:value-type="float" office:value="-2.89344410370901">
            <text:p>-2,8934441037</text:p>
          </table:table-cell>
          <table:table-cell office:value-type="float" office:value="-0.115169282192365">
            <text:p>-0,1151692822</text:p>
          </table:table-cell>
          <table:table-cell office:value-type="float" office:value="2.38815067906969">
            <text:p>2,3881506791</text:p>
          </table:table-cell>
          <table:table-cell office:value-type="float" office:value="0.168108999421344">
            <text:p>0,1681089994</text:p>
          </table:table-cell>
          <table:table-cell office:value-type="float" office:value="-0.74458161772362">
            <text:p>-0,7445816177</text:p>
          </table:table-cell>
          <table:table-cell office:value-type="float" office:value="4034.26333333333">
            <text:p>4034,2633333333</text:p>
          </table:table-cell>
          <table:table-cell office:value-type="float" office:value="1.55797129379107">
            <text:p>1,5579712938</text:p>
          </table:table-cell>
          <table:table-cell office:value-type="float" office:value="0.126987248394792">
            <text:p>0,1269872484</text:p>
          </table:table-cell>
          <table:table-cell office:value-type="float" office:value="1.99016458583265">
            <text:p>1,9901645858</text:p>
          </table:table-cell>
          <table:table-cell office:value-type="float" office:value="0.43899340343609">
            <text:p>0,4389934034</text:p>
          </table:table-cell>
          <table:table-cell office:value-type="float" office:value="-0.241065998980105">
            <text:p>-0,241065999</text:p>
          </table:table-cell>
          <table:table-cell office:value-type="float" office:value="0.0920324359182656">
            <text:p>0,0920324359</text:p>
          </table:table-cell>
          <table:table-cell office:value-type="float" office:value="0.531164006434347">
            <text:p>0,5311640064</text:p>
          </table:table-cell>
          <table:table-cell office:value-type="float" office:value="-0.88878519022996">
            <text:p>-0,8887851902</text:p>
          </table:table-cell>
          <table:table-cell office:value-type="float" office:value="-0.573547007260616">
            <text:p>-0,5735470073</text:p>
          </table:table-cell>
          <table:table-cell office:value-type="float" office:value="0.231069246086987">
            <text:p>0,2310692461</text:p>
          </table:table-cell>
          <table:table-cell office:value-type="float" office:value="-0.897903018232603">
            <text:p>-0,8979030182</text:p>
          </table:table-cell>
          <table:table-cell office:value-type="float" office:value="-2.06833635680156">
            <text:p>-2,0683363568</text:p>
          </table:table-cell>
          <table:table-cell office:value-type="float" office:value="0.303040666700955">
            <text:p>0,3030406667</text:p>
          </table:table-cell>
          <table:table-cell office:value-type="float" office:value="-0.641451657599385">
            <text:p>-0,6414516576</text:p>
          </table:table-cell>
          <table:table-cell office:value-type="float" office:value="0.926383850687006">
            <text:p>0,9263838507</text:p>
          </table:table-cell>
          <table:table-cell office:value-type="float" office:value="-1.59744521930441">
            <text:p>-1,5974452193</text:p>
          </table:table-cell>
          <table:table-cell office:value-type="float" office:value="0.53686178340561">
            <text:p>0,5368617834</text:p>
          </table:table-cell>
          <table:table-cell office:value-type="float" office:value="1.83011181872782">
            <text:p>1,8301118187</text:p>
          </table:table-cell>
          <table:table-cell office:value-type="float" office:value="-0.534409072946784">
            <text:p>-0,5344090729</text:p>
          </table:table-cell>
          <table:table-cell office:value-type="float" office:value="4.38720794865189">
            <text:p>4,3872079487</text:p>
          </table:table-cell>
          <table:table-cell office:value-type="float" office:value="-1.56300002017741">
            <text:p>-1,5630000202</text:p>
          </table:table-cell>
          <table:table-cell office:value-type="float" office:value="-0.71088412917185">
            <text:p>-0,7108841292</text:p>
          </table:table-cell>
          <table:table-cell office:value-type="float" office:value="2.32863232333955">
            <text:p>2,3286323233</text:p>
          </table:table-cell>
          <table:table-cell office:value-type="float" office:value="1.7874619164018">
            <text:p>1,7874619164</text:p>
          </table:table-cell>
          <table:table-cell office:value-type="float" office:value="1.60541314121887">
            <text:p>1,6054131412</text:p>
          </table:table-cell>
          <table:table-cell office:value-type="float" office:value="-0.414993296778234">
            <text:p>-0,4149932968</text:p>
          </table:table-cell>
          <table:table-cell office:value-type="float" office:value="-2.0109472869165">
            <text:p>-2,0109472869</text:p>
          </table:table-cell>
          <table:table-cell office:value-type="float" office:value="-1.36944184727682">
            <text:p>-1,3694418473</text:p>
          </table:table-cell>
          <table:table-cell office:value-type="float" office:value="0.368136969172738">
            <text:p>0,3681369692</text:p>
          </table:table-cell>
          <table:table-cell office:value-type="float" office:value="0.354092604914121">
            <text:p>0,3540926049</text:p>
          </table:table-cell>
          <table:table-cell office:value-type="float" office:value="-0.430136059521659">
            <text:p>-0,4301360595</text:p>
          </table:table-cell>
          <table:table-cell office:value-type="float" office:value="-0.175743340281374">
            <text:p>-0,1757433403</text:p>
          </table:table-cell>
          <table:table-cell office:value-type="float" office:value="1.46860702119757">
            <text:p>1,4686070212</text:p>
          </table:table-cell>
          <table:table-cell office:value-type="float" office:value="-0.19248718304412">
            <text:p>-0,192487183</text:p>
          </table:table-cell>
          <table:table-cell office:value-type="float" office:value="0.164510876027449">
            <text:p>0,164510876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EEFA</text:p>
          </table:table-cell>
          <table:table-cell office:value-type="float" office:value="77">
            <text:p>7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5.61">
            <text:p>25,61</text:p>
          </table:table-cell>
          <table:table-cell office:value-type="float" office:value="28.93">
            <text:p>28,93</text:p>
          </table:table-cell>
          <table:table-cell office:value-type="float" office:value="3.32">
            <text:p>3,32</text:p>
          </table:table-cell>
          <table:table-cell office:value-type="float" office:value="2">
            <text:p>2</text:p>
          </table:table-cell>
          <table:table-cell office:value-type="float" office:value="19.4333333333333">
            <text:p>19,4333333333</text:p>
          </table:table-cell>
          <table:table-cell office:value-type="float" office:value="4">
            <text:p>4</text:p>
          </table:table-cell>
          <table:table-cell office:value-type="float" office:value="13.0067593225488">
            <text:p>13,0067593225</text:p>
          </table:table-cell>
          <table:table-cell office:value-type="float" office:value="0.728260446286335">
            <text:p>0,7282604463</text:p>
          </table:table-cell>
          <table:table-cell office:value-type="float" office:value="0.379878039779857">
            <text:p>0,3798780398</text:p>
          </table:table-cell>
          <table:table-cell office:value-type="float" office:value="0.305624516462624">
            <text:p>0,3056245165</text:p>
          </table:table-cell>
          <table:table-cell office:value-type="float" office:value="0.55">
            <text:p>0,55</text:p>
          </table:table-cell>
          <table:table-cell office:value-type="float" office:value="0.888888888888889">
            <text:p>0,8888888889</text:p>
          </table:table-cell>
          <table:table-cell office:value-type="float" office:value="0.8">
            <text:p>0,8</text:p>
          </table:table-cell>
          <table:table-cell office:value-type="float" office:value="0.375741339149062">
            <text:p>0,3757413391</text:p>
          </table:table-cell>
          <table:table-cell office:value-type="float" office:value="0.798321732936171">
            <text:p>0,7983217329</text:p>
          </table:table-cell>
          <table:table-cell office:value-type="float" office:value="-1.94879004417899">
            <text:p>-1,9487900442</text:p>
          </table:table-cell>
          <table:table-cell office:value-type="float" office:value="-0.507027815247752">
            <text:p>-0,5070278152</text:p>
          </table:table-cell>
          <table:table-cell office:value-type="float" office:value="6.83226205221736">
            <text:p>6,8322620522</text:p>
          </table:table-cell>
          <table:table-cell office:value-type="float" office:value="0.606113819283606">
            <text:p>0,6061138193</text:p>
          </table:table-cell>
          <table:table-cell office:value-type="float" office:value="-0.496456181207131">
            <text:p>-0,4964561812</text:p>
          </table:table-cell>
          <table:table-cell office:value-type="float" office:value="3.49498906619921">
            <text:p>3,4949890662</text:p>
          </table:table-cell>
          <table:table-cell office:value-type="float" office:value="-0.177314364811844">
            <text:p>-0,1773143648</text:p>
          </table:table-cell>
          <table:table-cell office:value-type="float" office:value="-2.92379131576055">
            <text:p>-2,9237913158</text:p>
          </table:table-cell>
          <table:table-cell office:value-type="float" office:value="-0.62274100203658">
            <text:p>-0,622741002</text:p>
          </table:table-cell>
          <table:table-cell office:value-type="float" office:value="0.104825771535971">
            <text:p>0,1048257715</text:p>
          </table:table-cell>
          <table:table-cell office:value-type="float" office:value="1.92548669231875">
            <text:p>1,9254866923</text:p>
          </table:table-cell>
          <table:table-cell office:value-type="float" office:value="2554.61">
            <text:p>2554,61</text:p>
          </table:table-cell>
          <table:table-cell office:value-type="float" office:value="1.62259091540963">
            <text:p>1,6225909154</text:p>
          </table:table-cell>
          <table:table-cell office:value-type="float" office:value="0.150748385598324">
            <text:p>0,1507483856</text:p>
          </table:table-cell>
          <table:table-cell office:value-type="float" office:value="-4.67088777853226">
            <text:p>-4,6708877785</text:p>
          </table:table-cell>
          <table:table-cell office:value-type="float" office:value="0.584135077729576">
            <text:p>0,5841350777</text:p>
          </table:table-cell>
          <table:table-cell office:value-type="float" office:value="0.141301488577371">
            <text:p>0,1413014886</text:p>
          </table:table-cell>
          <table:table-cell office:value-type="float" office:value="2.15816996467161">
            <text:p>2,1581699647</text:p>
          </table:table-cell>
          <table:table-cell office:value-type="float" office:value="-1.13793035584218">
            <text:p>-1,1379303558</text:p>
          </table:table-cell>
          <table:table-cell office:value-type="float" office:value="0.198922627555043">
            <text:p>0,1989226276</text:p>
          </table:table-cell>
          <table:table-cell office:value-type="float" office:value="0.0375463155057962">
            <text:p>0,0375463155</text:p>
          </table:table-cell>
          <table:table-cell office:value-type="float" office:value="0.125093918834129">
            <text:p>0,1250939188</text:p>
          </table:table-cell>
          <table:table-cell office:value-type="float" office:value="2.6606237663302">
            <text:p>2,6606237663</text:p>
          </table:table-cell>
          <table:table-cell office:value-type="float" office:value="1.5777501296491">
            <text:p>1,5777501296</text:p>
          </table:table-cell>
          <table:table-cell office:value-type="float" office:value="0.340927261574068">
            <text:p>0,3409272616</text:p>
          </table:table-cell>
          <table:table-cell office:value-type="float" office:value="0.576664980828683">
            <text:p>0,5766649808</text:p>
          </table:table-cell>
          <table:table-cell office:value-type="float" office:value="0.365189010572224">
            <text:p>0,3651890106</text:p>
          </table:table-cell>
          <table:table-cell office:value-type="float" office:value="-1.88409509258439">
            <text:p>-1,8840950926</text:p>
          </table:table-cell>
          <table:table-cell office:value-type="float" office:value="0.251863211503745">
            <text:p>0,2518632115</text:p>
          </table:table-cell>
          <table:table-cell office:value-type="float" office:value="7.63547144598233">
            <text:p>7,635471446</text:p>
          </table:table-cell>
          <table:table-cell office:value-type="float" office:value="-1.02883300599238">
            <text:p>-1,028833006</text:p>
          </table:table-cell>
          <table:table-cell office:value-type="float" office:value="0.639465534659866">
            <text:p>0,6394655347</text:p>
          </table:table-cell>
          <table:table-cell office:value-type="float" office:value="2.94611874965213">
            <text:p>2,9461187497</text:p>
          </table:table-cell>
          <table:table-cell office:value-type="float" office:value="-0.823868587251901">
            <text:p>-0,8238685873</text:p>
          </table:table-cell>
          <table:table-cell office:value-type="float" office:value="-0.276397547021701">
            <text:p>-0,276397547</text:p>
          </table:table-cell>
          <table:table-cell office:value-type="float" office:value="-0.487987372366838">
            <text:p>-0,4879873724</text:p>
          </table:table-cell>
          <table:table-cell office:value-type="float" office:value="-0.757731231763863">
            <text:p>-0,7577312318</text:p>
          </table:table-cell>
          <table:table-cell office:value-type="float" office:value="2.0690405282698">
            <text:p>2,0690405283</text:p>
          </table:table-cell>
          <table:table-cell office:value-type="float" office:value="5.786609727603">
            <text:p>5,7866097276</text:p>
          </table:table-cell>
          <table:table-cell office:value-type="float" office:value="0.796992009480376">
            <text:p>0,7969920095</text:p>
          </table:table-cell>
          <table:table-cell office:value-type="float" office:value="0.177542321842057">
            <text:p>0,1775423218</text:p>
          </table:table-cell>
          <table:table-cell office:value-type="float" office:value="1.2345256966713">
            <text:p>1,2345256967</text:p>
          </table:table-cell>
          <table:table-cell office:value-type="float" office:value="4.46793630745411">
            <text:p>4,4679363075</text:p>
          </table:table-cell>
          <table:table-cell office:value-type="float" office:value="-2.76399002492761">
            <text:p>-2,7639900249</text:p>
          </table:table-cell>
          <table:table-cell office:value-type="float" office:value="2.61163661415722">
            <text:p>2,6116366142</text:p>
          </table:table-cell>
          <table:table-cell office:value-type="float" office:value="1.62596362876681">
            <text:p>1,6259636288</text:p>
          </table:table-cell>
          <table:table-cell office:value-type="float" office:value="-0.838692045887441">
            <text:p>-0,8386920459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F26A</text:p>
          </table:table-cell>
          <table:table-cell office:value-type="float" office:value="78">
            <text:p>7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6.72">
            <text:p>26,72</text:p>
          </table:table-cell>
          <table:table-cell office:value-type="float" office:value="28.06">
            <text:p>28,06</text:p>
          </table:table-cell>
          <table:table-cell office:value-type="float" office:value="1.34">
            <text:p>1,34</text:p>
          </table:table-cell>
          <table:table-cell office:value-type="float" office:value="1">
            <text:p>1</text:p>
          </table:table-cell>
          <table:table-cell office:value-type="float" office:value="20.8333333333333">
            <text:p>20,8333333333</text:p>
          </table:table-cell>
          <table:table-cell office:value-type="float" office:value="2">
            <text:p>2</text:p>
          </table:table-cell>
          <table:table-cell office:value-type="float" office:value="21.4905244394409">
            <text:p>21,4905244394</text:p>
          </table:table-cell>
          <table:table-cell office:value-type="float" office:value="1.74197288137674">
            <text:p>1,7419728814</text:p>
          </table:table-cell>
          <table:table-cell office:value-type="float" office:value="0.833794790167887">
            <text:p>0,8337947902</text:p>
          </table:table-cell>
          <table:table-cell office:value-type="float" office:value="0.76635262336242">
            <text:p>0,7663526234</text:p>
          </table:table-cell>
          <table:table-cell office:value-type="float" office:value="0.4">
            <text:p>0,4</text:p>
          </table:table-cell>
          <table:table-cell office:value-type="float" office:value="1.28571428571429">
            <text:p>1,2857142857</text:p>
          </table:table-cell>
          <table:table-cell office:value-type="float" office:value="1">
            <text:p>1</text:p>
          </table:table-cell>
          <table:table-cell office:value-type="float" office:value="-1.08049695581748">
            <text:p>-1,0804969558</text:p>
          </table:table-cell>
          <table:table-cell office:value-type="float" office:value="0.630627994562745">
            <text:p>0,6306279946</text:p>
          </table:table-cell>
          <table:table-cell office:value-type="float" office:value="-0.741632022462684">
            <text:p>-0,7416320225</text:p>
          </table:table-cell>
          <table:table-cell office:value-type="float" office:value="0.536238744179029">
            <text:p>0,5362387442</text:p>
          </table:table-cell>
          <table:table-cell office:value-type="float" office:value="0.140472506027757">
            <text:p>0,140472506</text:p>
          </table:table-cell>
          <table:table-cell office:value-type="float" office:value="2.27644581657046">
            <text:p>2,2764458166</text:p>
          </table:table-cell>
          <table:table-cell office:value-type="float" office:value="-0.902040118119736">
            <text:p>-0,9020401181</text:p>
          </table:table-cell>
          <table:table-cell office:value-type="float" office:value="-1.11817394102559">
            <text:p>-1,118173941</text:p>
          </table:table-cell>
          <table:table-cell office:value-type="float" office:value="-0.421898988717288">
            <text:p>-0,4218989887</text:p>
          </table:table-cell>
          <table:table-cell office:value-type="float" office:value="-0.876605249835325">
            <text:p>-0,8766052498</text:p>
          </table:table-cell>
          <table:table-cell office:value-type="float" office:value="2.20956850491436">
            <text:p>2,2095685049</text:p>
          </table:table-cell>
          <table:table-cell office:value-type="float" office:value="-0.067156534981435">
            <text:p>-0,067156535</text:p>
          </table:table-cell>
          <table:table-cell office:value-type="float" office:value="2.05388202066659">
            <text:p>2,0538820207</text:p>
          </table:table-cell>
          <table:table-cell office:value-type="float" office:value="4188.23">
            <text:p>4188,23</text:p>
          </table:table-cell>
          <table:table-cell office:value-type="float" office:value="1.85654157684411">
            <text:p>1,8565415768</text:p>
          </table:table-cell>
          <table:table-cell office:value-type="float" office:value="0.133673015410647">
            <text:p>0,1336730154</text:p>
          </table:table-cell>
          <table:table-cell office:value-type="float" office:value="2.92760635954534">
            <text:p>2,9276063595</text:p>
          </table:table-cell>
          <table:table-cell office:value-type="float" office:value="-1.32511849041258">
            <text:p>-1,3251184904</text:p>
          </table:table-cell>
          <table:table-cell office:value-type="float" office:value="-0.929066567867104">
            <text:p>-0,9290665679</text:p>
          </table:table-cell>
          <table:table-cell office:value-type="float" office:value="-0.311255865829868">
            <text:p>-0,3112558658</text:p>
          </table:table-cell>
          <table:table-cell office:value-type="float" office:value="1.12289195821017">
            <text:p>1,1228919582</text:p>
          </table:table-cell>
          <table:table-cell office:value-type="float" office:value="-0.299349052511587">
            <text:p>-0,2993490525</text:p>
          </table:table-cell>
          <table:table-cell office:value-type="float" office:value="-0.19077543255861">
            <text:p>-0,1907754326</text:p>
          </table:table-cell>
          <table:table-cell office:value-type="float" office:value="0.624229444998247">
            <text:p>0,624229445</text:p>
          </table:table-cell>
          <table:table-cell office:value-type="float" office:value="-0.322242352611093">
            <text:p>-0,3222423526</text:p>
          </table:table-cell>
          <table:table-cell office:value-type="float" office:value="2.22308962978432">
            <text:p>2,2230896298</text:p>
          </table:table-cell>
          <table:table-cell office:value-type="float" office:value="0.578219240778923">
            <text:p>0,5782192408</text:p>
          </table:table-cell>
          <table:table-cell office:value-type="float" office:value="-0.689159303229296">
            <text:p>-0,6891593032</text:p>
          </table:table-cell>
          <table:table-cell office:value-type="float" office:value="1.03616888737001">
            <text:p>1,0361688874</text:p>
          </table:table-cell>
          <table:table-cell office:value-type="float" office:value="-0.782275124981615">
            <text:p>-0,782275125</text:p>
          </table:table-cell>
          <table:table-cell office:value-type="float" office:value="-0.869695118216906">
            <text:p>-0,8696951182</text:p>
          </table:table-cell>
          <table:table-cell office:value-type="float" office:value="0.39400931844371">
            <text:p>0,3940093184</text:p>
          </table:table-cell>
          <table:table-cell office:value-type="float" office:value="1.44462347938922">
            <text:p>1,4446234794</text:p>
          </table:table-cell>
          <table:table-cell office:value-type="float" office:value="2.24333338284265">
            <text:p>2,2433333828</text:p>
          </table:table-cell>
          <table:table-cell office:value-type="float" office:value="-0.345302400642576">
            <text:p>-0,3453024006</text:p>
          </table:table-cell>
          <table:table-cell office:value-type="float" office:value="-0.160070310528991">
            <text:p>-0,1600703105</text:p>
          </table:table-cell>
          <table:table-cell office:value-type="float" office:value="1.826712337132">
            <text:p>1,8267123371</text:p>
          </table:table-cell>
          <table:table-cell office:value-type="float" office:value="2.32645537153446">
            <text:p>2,3264553715</text:p>
          </table:table-cell>
          <table:table-cell office:value-type="float" office:value="1.05853159874628">
            <text:p>1,0585315987</text:p>
          </table:table-cell>
          <table:table-cell office:value-type="float" office:value="1.82952457197835">
            <text:p>1,829524572</text:p>
          </table:table-cell>
          <table:table-cell office:value-type="float" office:value="-3.64884846388963">
            <text:p>-3,6488484639</text:p>
          </table:table-cell>
          <table:table-cell office:value-type="float" office:value="-1.81741453484412">
            <text:p>-1,8174145348</text:p>
          </table:table-cell>
          <table:table-cell office:value-type="float" office:value="-0.997194535169833">
            <text:p>-0,9971945352</text:p>
          </table:table-cell>
          <table:table-cell office:value-type="float" office:value="-2.43147761435727">
            <text:p>-2,4314776144</text:p>
          </table:table-cell>
          <table:table-cell office:value-type="float" office:value="-0.994828043437976">
            <text:p>-0,9948280434</text:p>
          </table:table-cell>
          <table:table-cell office:value-type="float" office:value="1.24802851520986">
            <text:p>1,2480285152</text:p>
          </table:table-cell>
          <table:table-cell office:value-type="float" office:value="0.583934932102568">
            <text:p>0,5839349321</text:p>
          </table:table-cell>
          <table:table-cell office:value-type="float" office:value="-1.01433467314678">
            <text:p>-1,0143346731</text:p>
          </table:table-cell>
          <table:table-cell office:value-type="float" office:value="0.583966624389407">
            <text:p>0,5839666244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F283</text:p>
          </table:table-cell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5.74">
            <text:p>25,74</text:p>
          </table:table-cell>
          <table:table-cell office:value-type="float" office:value="29.07">
            <text:p>29,07</text:p>
          </table:table-cell>
          <table:table-cell office:value-type="float" office:value="3.33">
            <text:p>3,33</text:p>
          </table:table-cell>
          <table:table-cell office:value-type="float" office:value="9">
            <text:p>9</text:p>
          </table:table-cell>
          <table:table-cell office:value-type="float" office:value="-16.75">
            <text:p>-16,75</text:p>
          </table:table-cell>
          <table:table-cell office:value-type="float" office:value="1">
            <text:p>1</text:p>
          </table:table-cell>
          <table:table-cell office:value-type="float" office:value="27.6269841269841">
            <text:p>27,626984127</text:p>
          </table:table-cell>
          <table:table-cell office:value-type="float" office:value="0.470425757627298">
            <text:p>0,4704257576</text:p>
          </table:table-cell>
          <table:table-cell office:value-type="float" office:value="-1.17065827222777">
            <text:p>-1,1706582722</text:p>
          </table:table-cell>
          <table:table-cell table:number-columns-repeated="17"/>
          <table:table-cell office:value-type="float" office:value="4401.48333333333">
            <text:p>4401,4833333333</text:p>
          </table:table-cell>
          <table:table-cell office:value-type="float" office:value="1.31846504121816">
            <text:p>1,3184650412</text:p>
          </table:table-cell>
          <table:table-cell office:value-type="float" office:value="0.104721514337969">
            <text:p>0,1047215143</text:p>
          </table:table-cell>
          <table:table-cell office:value-type="float" office:value="1.36334134667296">
            <text:p>1,3633413467</text:p>
          </table:table-cell>
          <table:table-cell office:value-type="float" office:value="1.56887534066663">
            <text:p>1,5688753407</text:p>
          </table:table-cell>
          <table:table-cell office:value-type="float" office:value="1.63243560905433">
            <text:p>1,6324356091</text:p>
          </table:table-cell>
          <table:table-cell office:value-type="float" office:value="0.527891270442515">
            <text:p>0,5278912704</text:p>
          </table:table-cell>
          <table:table-cell office:value-type="float" office:value="-0.600933292811041">
            <text:p>-0,6009332928</text:p>
          </table:table-cell>
          <table:table-cell office:value-type="float" office:value="-0.163477923507643">
            <text:p>-0,1634779235</text:p>
          </table:table-cell>
          <table:table-cell office:value-type="float" office:value="-0.888924171246608">
            <text:p>-0,8889241712</text:p>
          </table:table-cell>
          <table:table-cell office:value-type="float" office:value="-0.0272404407713392">
            <text:p>-0,0272404408</text:p>
          </table:table-cell>
          <table:table-cell office:value-type="float" office:value="-0.627046205550698">
            <text:p>-0,6270462056</text:p>
          </table:table-cell>
          <table:table-cell office:value-type="float" office:value="1.31232390775935">
            <text:p>1,3123239078</text:p>
          </table:table-cell>
          <table:table-cell office:value-type="float" office:value="-1.29470836221578">
            <text:p>-1,2947083622</text:p>
          </table:table-cell>
          <table:table-cell table:number-columns-repeated="13"/>
          <table:table-cell office:value-type="float" office:value="-0.882041490635893">
            <text:p>-0,8820414906</text:p>
          </table:table-cell>
          <table:table-cell office:value-type="float" office:value="2.18500215928858">
            <text:p>2,1850021593</text:p>
          </table:table-cell>
          <table:table-cell office:value-type="float" office:value="1.18458064842141">
            <text:p>1,1845806484</text:p>
          </table:table-cell>
          <table:table-cell office:value-type="float" office:value="3.09219859912013">
            <text:p>3,0921985991</text:p>
          </table:table-cell>
          <table:table-cell office:value-type="float" office:value="0.601101166577439">
            <text:p>0,6011011666</text:p>
          </table:table-cell>
          <table:table-cell office:value-type="float" office:value="-1.28406560162526">
            <text:p>-1,2840656016</text:p>
          </table:table-cell>
          <table:table-cell office:value-type="float" office:value="0.917366000456821">
            <text:p>0,9173660005</text:p>
          </table:table-cell>
          <table:table-cell office:value-type="float" office:value="0.980351261570581">
            <text:p>0,9803512616</text:p>
          </table:table-cell>
          <table:table-cell office:value-type="float" office:value="2.20798476390389">
            <text:p>2,2079847639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F29741</text:p>
          </table:table-cell>
          <table:table-cell office:value-type="float" office:value="61">
            <text:p>6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5.49">
            <text:p>25,49</text:p>
          </table:table-cell>
          <table:table-cell office:value-type="float" office:value="28.35">
            <text:p>28,35</text:p>
          </table:table-cell>
          <table:table-cell office:value-type="float" office:value="2.86">
            <text:p>2,86</text:p>
          </table:table-cell>
          <table:table-cell office:value-type="float" office:value="3">
            <text:p>3</text:p>
          </table:table-cell>
          <table:table-cell office:value-type="float" office:value="15.0833333333333">
            <text:p>15,0833333333</text:p>
          </table:table-cell>
          <table:table-cell office:value-type="float" office:value="9">
            <text:p>9</text:p>
          </table:table-cell>
          <table:table-cell office:value-type="float" office:value="-20.2609710550887">
            <text:p>-20,2609710551</text:p>
          </table:table-cell>
          <table:table-cell office:value-type="float" office:value="0.986366375284332">
            <text:p>0,9863663753</text:p>
          </table:table-cell>
          <table:table-cell office:value-type="float" office:value="0.559905871651359">
            <text:p>0,5599058717</text:p>
          </table:table-cell>
          <table:table-cell office:value-type="float" office:value="0.554433062538446">
            <text:p>0,5544330625</text:p>
          </table:table-cell>
          <table:table-cell office:value-type="float" office:value="0.55">
            <text:p>0,55</text:p>
          </table:table-cell>
          <table:table-cell office:value-type="float" office:value="0.857142857142857">
            <text:p>0,8571428571</text:p>
          </table:table-cell>
          <table:table-cell office:value-type="float" office:value="2.33333333333333">
            <text:p>2,3333333333</text:p>
          </table:table-cell>
          <table:table-cell office:value-type="float" office:value="-0.400248792216773">
            <text:p>-0,4002487922</text:p>
          </table:table-cell>
          <table:table-cell office:value-type="float" office:value="0.771718496821579">
            <text:p>0,7717184968</text:p>
          </table:table-cell>
          <table:table-cell office:value-type="float" office:value="-0.366479803221989">
            <text:p>-0,3664798032</text:p>
          </table:table-cell>
          <table:table-cell office:value-type="float" office:value="1.42491118070974">
            <text:p>1,4249111807</text:p>
          </table:table-cell>
          <table:table-cell office:value-type="float" office:value="2.77901290861374">
            <text:p>2,7790129086</text:p>
          </table:table-cell>
          <table:table-cell office:value-type="float" office:value="3.35428449080923">
            <text:p>3,3542844908</text:p>
          </table:table-cell>
          <table:table-cell office:value-type="float" office:value="-1.56407352251462">
            <text:p>-1,5640735225</text:p>
          </table:table-cell>
          <table:table-cell office:value-type="float" office:value="1.65049999071818">
            <text:p>1,6504999907</text:p>
          </table:table-cell>
          <table:table-cell office:value-type="float" office:value="-1.18893868533384">
            <text:p>-1,1889386853</text:p>
          </table:table-cell>
          <table:table-cell office:value-type="float" office:value="1.08333924341752">
            <text:p>1,0833392434</text:p>
          </table:table-cell>
          <table:table-cell office:value-type="float" office:value="0.765727789126038">
            <text:p>0,7657277891</text:p>
          </table:table-cell>
          <table:table-cell office:value-type="float" office:value="-2.21247028434267">
            <text:p>-2,2124702843</text:p>
          </table:table-cell>
          <table:table-cell office:value-type="float" office:value="0.383763928746988">
            <text:p>0,3837639287</text:p>
          </table:table-cell>
          <table:table-cell office:value-type="float" office:value="3378.14666666667">
            <text:p>3378,1466666667</text:p>
          </table:table-cell>
          <table:table-cell office:value-type="float" office:value="2.45041246721964">
            <text:p>2,4504124672</text:p>
          </table:table-cell>
          <table:table-cell office:value-type="float" office:value="0.114546042997936">
            <text:p>0,114546043</text:p>
          </table:table-cell>
          <table:table-cell office:value-type="float" office:value="0.922673922384259">
            <text:p>0,9226739224</text:p>
          </table:table-cell>
          <table:table-cell office:value-type="float" office:value="-0.92288826861864">
            <text:p>-0,9228882686</text:p>
          </table:table-cell>
          <table:table-cell office:value-type="float" office:value="-1.63596755412508">
            <text:p>-1,6359675541</text:p>
          </table:table-cell>
          <table:table-cell office:value-type="float" office:value="-2.29746956491686">
            <text:p>-2,2974695649</text:p>
          </table:table-cell>
          <table:table-cell office:value-type="float" office:value="0.0428815234198778">
            <text:p>0,0428815234</text:p>
          </table:table-cell>
          <table:table-cell office:value-type="float" office:value="3.90224301527248">
            <text:p>3,9022430153</text:p>
          </table:table-cell>
          <table:table-cell office:value-type="float" office:value="-0.107580290826763">
            <text:p>-0,1075802908</text:p>
          </table:table-cell>
          <table:table-cell office:value-type="float" office:value="0.119710320524028">
            <text:p>0,1197103205</text:p>
          </table:table-cell>
          <table:table-cell office:value-type="float" office:value="-0.242245112812381">
            <text:p>-0,2422451128</text:p>
          </table:table-cell>
          <table:table-cell office:value-type="float" office:value="-0.00564521602776395">
            <text:p>-0,005645216</text:p>
          </table:table-cell>
          <table:table-cell office:value-type="float" office:value="1.21759511359807">
            <text:p>1,2175951136</text:p>
          </table:table-cell>
          <table:table-cell office:value-type="float" office:value="-0.0527619421790869">
            <text:p>-0,0527619422</text:p>
          </table:table-cell>
          <table:table-cell office:value-type="float" office:value="0.787355280297863">
            <text:p>0,7873552803</text:p>
          </table:table-cell>
          <table:table-cell office:value-type="float" office:value="-0.0494491656033762">
            <text:p>-0,0494491656</text:p>
          </table:table-cell>
          <table:table-cell office:value-type="float" office:value="-1.47755586517288">
            <text:p>-1,4775558652</text:p>
          </table:table-cell>
          <table:table-cell office:value-type="float" office:value="2.87786153487459">
            <text:p>2,8778615349</text:p>
          </table:table-cell>
          <table:table-cell office:value-type="float" office:value="0.482064467867493">
            <text:p>0,4820644679</text:p>
          </table:table-cell>
          <table:table-cell office:value-type="float" office:value="4.11617734174591">
            <text:p>4,1161773417</text:p>
          </table:table-cell>
          <table:table-cell office:value-type="float" office:value="0.995774744568017">
            <text:p>0,9957747446</text:p>
          </table:table-cell>
          <table:table-cell office:value-type="float" office:value="1.13743718930567">
            <text:p>1,1374371893</text:p>
          </table:table-cell>
          <table:table-cell office:value-type="float" office:value="-1.47486264649032">
            <text:p>-1,4748626465</text:p>
          </table:table-cell>
          <table:table-cell office:value-type="float" office:value="1.55770178766228">
            <text:p>1,5577017877</text:p>
          </table:table-cell>
          <table:table-cell office:value-type="float" office:value="-1.30408929092272">
            <text:p>-1,3040892909</text:p>
          </table:table-cell>
          <table:table-cell office:value-type="float" office:value="0.472956132118977">
            <text:p>0,4729561321</text:p>
          </table:table-cell>
          <table:table-cell office:value-type="float" office:value="0.171805888949258">
            <text:p>0,1718058889</text:p>
          </table:table-cell>
          <table:table-cell office:value-type="float" office:value="2.58219680989951">
            <text:p>2,5821968099</text:p>
          </table:table-cell>
          <table:table-cell office:value-type="float" office:value="-1.24341881223858">
            <text:p>-1,2434188122</text:p>
          </table:table-cell>
          <table:table-cell office:value-type="float" office:value="-4.59185871154613">
            <text:p>-4,5918587115</text:p>
          </table:table-cell>
          <table:table-cell office:value-type="float" office:value="-0.331491133358214">
            <text:p>-0,3314911334</text:p>
          </table:table-cell>
          <table:table-cell office:value-type="float" office:value="0.192669017509656">
            <text:p>0,1926690175</text:p>
          </table:table-cell>
          <table:table-cell office:value-type="float" office:value="0.883970507480253">
            <text:p>0,8839705075</text:p>
          </table:table-cell>
          <table:table-cell office:value-type="float" office:value="0.501299043736555">
            <text:p>0,5012990437</text:p>
          </table:table-cell>
          <table:table-cell office:value-type="float" office:value="2.14713060282905">
            <text:p>2,1471306028</text:p>
          </table:table-cell>
          <table:table-cell table:number-columns-repeated="955"/>
        </table:table-row>
        <table:table-row table:style-name="ro1">
          <table:table-cell table:style-name="ce1" office:value-type="string">
            <text:p>0007CB240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5.84">
            <text:p>25,84</text:p>
          </table:table-cell>
          <table:table-cell office:value-type="float" office:value="26.92">
            <text:p>26,92</text:p>
          </table:table-cell>
          <table:table-cell office:value-type="float" office:value="1.08">
            <text:p>1,08</text:p>
          </table:table-cell>
          <table:table-cell office:value-type="float" office:value="5">
            <text:p>5</text:p>
          </table:table-cell>
          <table:table-cell office:value-type="float" office:value="2.46666666666666">
            <text:p>2,4666666667</text:p>
          </table:table-cell>
          <table:table-cell office:value-type="float" office:value="2">
            <text:p>2</text:p>
          </table:table-cell>
          <table:table-cell office:value-type="float" office:value="22.1235994397759">
            <text:p>22,1235994398</text:p>
          </table:table-cell>
          <table:table-cell office:value-type="float" office:value="1.28489374762257">
            <text:p>1,2848937476</text:p>
          </table:table-cell>
          <table:table-cell office:value-type="float" office:value="0.19479834315212">
            <text:p>0,1947983432</text:p>
          </table:table-cell>
          <table:table-cell office:value-type="float" office:value="0.251403993178072">
            <text:p>0,2514039932</text:p>
          </table:table-cell>
          <table:table-cell office:value-type="float" office:value="0.45">
            <text:p>0,45</text:p>
          </table:table-cell>
          <table:table-cell office:value-type="float" office:value="2.66666666666667">
            <text:p>2,6666666667</text:p>
          </table:table-cell>
          <table:table-cell office:value-type="float" office:value="1.16666666666667">
            <text:p>1,1666666667</text:p>
          </table:table-cell>
          <table:table-cell office:value-type="float" office:value="-0.0457018014729527">
            <text:p>-0,0457018015</text:p>
          </table:table-cell>
          <table:table-cell office:value-type="float" office:value="0.70890858032477">
            <text:p>0,7089085803</text:p>
          </table:table-cell>
          <table:table-cell office:value-type="float" office:value="-0.82420960643726">
            <text:p>-0,8242096064</text:p>
          </table:table-cell>
          <table:table-cell office:value-type="float" office:value="-1.61659189307032">
            <text:p>-1,6165918931</text:p>
          </table:table-cell>
          <table:table-cell office:value-type="float" office:value="1.15271999144339">
            <text:p>1,1527199914</text:p>
          </table:table-cell>
          <table:table-cell office:value-type="float" office:value="2.30106427067109">
            <text:p>2,3010642707</text:p>
          </table:table-cell>
          <table:table-cell office:value-type="float" office:value="-0.82188843470187">
            <text:p>-0,8218884347</text:p>
          </table:table-cell>
          <table:table-cell office:value-type="float" office:value="-0.23889313013744">
            <text:p>-0,2388931301</text:p>
          </table:table-cell>
          <table:table-cell office:value-type="float" office:value="1.329843581339">
            <text:p>1,3298435813</text:p>
          </table:table-cell>
          <table:table-cell office:value-type="float" office:value="1.50889213523579">
            <text:p>1,5088921352</text:p>
          </table:table-cell>
          <table:table-cell office:value-type="float" office:value="0.945104718203503">
            <text:p>0,9451047182</text:p>
          </table:table-cell>
          <table:table-cell office:value-type="float" office:value="0.187757656429162">
            <text:p>0,1877576564</text:p>
          </table:table-cell>
          <table:table-cell office:value-type="float" office:value="-2.35492150757683">
            <text:p>-2,3549215076</text:p>
          </table:table-cell>
          <table:table-cell table:number-columns-repeated="12"/>
          <table:table-cell office:value-type="float" office:value="2.25324143969139">
            <text:p>2,2532414397</text:p>
          </table:table-cell>
          <table:table-cell office:value-type="float" office:value="-0.0694116783641739">
            <text:p>-0,0694116784</text:p>
          </table:table-cell>
          <table:table-cell office:value-type="float" office:value="0.211839731624078">
            <text:p>0,2118397316</text:p>
          </table:table-cell>
          <table:table-cell office:value-type="float" office:value="0.534735703128866">
            <text:p>0,5347357031</text:p>
          </table:table-cell>
          <table:table-cell office:value-type="float" office:value="-1.24036937465447">
            <text:p>-1,2403693747</text:p>
          </table:table-cell>
          <table:table-cell office:value-type="float" office:value="1.35117699759802">
            <text:p>1,3511769976</text:p>
          </table:table-cell>
          <table:table-cell office:value-type="float" office:value="1.0349284672203">
            <text:p>1,0349284672</text:p>
          </table:table-cell>
          <table:table-cell office:value-type="float" office:value="1.36665142938099">
            <text:p>1,3666514294</text:p>
          </table:table-cell>
          <table:table-cell office:value-type="float" office:value="1.36465053981685">
            <text:p>1,3646505398</text:p>
          </table:table-cell>
          <table:table-cell office:value-type="float" office:value="-0.583089063813818">
            <text:p>-0,5830890638</text:p>
          </table:table-cell>
          <table:table-cell office:value-type="float" office:value="1.32148390443162">
            <text:p>1,3214839044</text:p>
          </table:table-cell>
          <table:table-cell office:value-type="float" office:value="0.157842351110536">
            <text:p>0,1578423511</text:p>
          </table:table-cell>
          <table:table-cell office:value-type="float" office:value="0.580025785360286">
            <text:p>0,5800257854</text:p>
          </table:table-cell>
          <table:table-cell office:value-type="float" office:value="0.467430568019524">
            <text:p>0,467430568</text:p>
          </table:table-cell>
          <table:table-cell office:value-type="float" office:value="-2.35687728652881">
            <text:p>-2,3568772865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F2E3D4</text:p>
          </table:table-cell>
          <table:table-cell office:value-type="float" office:value="74">
            <text:p>7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8.97">
            <text:p>28,97</text:p>
          </table:table-cell>
          <table:table-cell office:value-type="float" office:value="29.51">
            <text:p>29,51</text:p>
          </table:table-cell>
          <table:table-cell office:value-type="float" office:value="0.540000000000003">
            <text:p>0,54</text:p>
          </table:table-cell>
          <table:table-cell office:value-type="float" office:value="3">
            <text:p>3</text:p>
          </table:table-cell>
          <table:table-cell office:value-type="float" office:value="6.16666666666666">
            <text:p>6,1666666667</text:p>
          </table:table-cell>
          <table:table-cell office:value-type="float" office:value="3">
            <text:p>3</text:p>
          </table:table-cell>
          <table:table-cell office:value-type="float" office:value="14.3333333333333">
            <text:p>14,3333333333</text:p>
          </table:table-cell>
          <table:table-cell office:value-type="float" office:value="0.628571356187398">
            <text:p>0,6285713562</text:p>
          </table:table-cell>
          <table:table-cell office:value-type="float" office:value="-0.869003200364111">
            <text:p>-0,8690032004</text:p>
          </table:table-cell>
          <table:table-cell office:value-type="float" office:value="-0.185550652729949">
            <text:p>-0,1855506527</text:p>
          </table:table-cell>
          <table:table-cell office:value-type="float" office:value="0.35">
            <text:p>0,35</text:p>
          </table:table-cell>
          <table:table-cell office:value-type="float" office:value="0.875">
            <text:p>0,875</text:p>
          </table:table-cell>
          <table:table-cell office:value-type="float" office:value="1.33333333333333">
            <text:p>1,3333333333</text:p>
          </table:table-cell>
          <table:table-cell office:value-type="float" office:value="1.6130856313238">
            <text:p>1,6130856313</text:p>
          </table:table-cell>
          <table:table-cell office:value-type="float" office:value="0.461582159398456">
            <text:p>0,4615821594</text:p>
          </table:table-cell>
          <table:table-cell office:value-type="float" office:value="-2.49680945976231">
            <text:p>-2,4968094598</text:p>
          </table:table-cell>
          <table:table-cell office:value-type="float" office:value="-1.4901668026831">
            <text:p>-1,4901668027</text:p>
          </table:table-cell>
          <table:table-cell office:value-type="float" office:value="-1.40768559296929">
            <text:p>-1,407685593</text:p>
          </table:table-cell>
          <table:table-cell office:value-type="float" office:value="-2.94226360360499">
            <text:p>-2,9422636036</text:p>
          </table:table-cell>
          <table:table-cell office:value-type="float" office:value="0.218412808584098">
            <text:p>0,2184128086</text:p>
          </table:table-cell>
          <table:table-cell office:value-type="float" office:value="-0.881783575848398">
            <text:p>-0,8817835758</text:p>
          </table:table-cell>
          <table:table-cell office:value-type="float" office:value="0.740406617872254">
            <text:p>0,7404066179</text:p>
          </table:table-cell>
          <table:table-cell office:value-type="float" office:value="-1.22253155419638">
            <text:p>-1,2225315542</text:p>
          </table:table-cell>
          <table:table-cell office:value-type="float" office:value="-0.352082030254589">
            <text:p>-0,3520820303</text:p>
          </table:table-cell>
          <table:table-cell office:value-type="float" office:value="2.32407066858938">
            <text:p>2,3240706686</text:p>
          </table:table-cell>
          <table:table-cell office:value-type="float" office:value="-1.65854616555653">
            <text:p>-1,6585461656</text:p>
          </table:table-cell>
          <table:table-cell table:number-columns-repeated="12"/>
          <table:table-cell office:value-type="float" office:value="1.46058915651999">
            <text:p>1,4605891565</text:p>
          </table:table-cell>
          <table:table-cell office:value-type="float" office:value="-0.719145069347322">
            <text:p>-0,7191450693</text:p>
          </table:table-cell>
          <table:table-cell office:value-type="float" office:value="1.8492765630144">
            <text:p>1,849276563</text:p>
          </table:table-cell>
          <table:table-cell office:value-type="float" office:value="-0.220593140885918">
            <text:p>-0,2205931409</text:p>
          </table:table-cell>
          <table:table-cell office:value-type="float" office:value="-2.81808501705056">
            <text:p>-2,8180850171</text:p>
          </table:table-cell>
          <table:table-cell office:value-type="float" office:value="0.927115666188929">
            <text:p>0,9271156662</text:p>
          </table:table-cell>
          <table:table-cell office:value-type="float" office:value="-1.53421048826173">
            <text:p>-1,5342104883</text:p>
          </table:table-cell>
          <table:table-cell office:value-type="float" office:value="-1.43615148922368">
            <text:p>-1,4361514892</text:p>
          </table:table-cell>
          <table:table-cell office:value-type="float" office:value="-2.80479672102308">
            <text:p>-2,804796721</text:p>
          </table:table-cell>
          <table:table-cell office:value-type="float" office:value="-0.273165103872993">
            <text:p>-0,2731651039</text:p>
          </table:table-cell>
          <table:table-cell office:value-type="float" office:value="-0.373279354246862">
            <text:p>-0,3732793542</text:p>
          </table:table-cell>
          <table:table-cell office:value-type="float" office:value="1.44945124038732">
            <text:p>1,4494512404</text:p>
          </table:table-cell>
          <table:table-cell office:value-type="float" office:value="-1.12649773169525">
            <text:p>-1,1264977317</text:p>
          </table:table-cell>
          <table:table-cell office:value-type="float" office:value="1.63165318162941">
            <text:p>1,6316531816</text:p>
          </table:table-cell>
          <table:table-cell office:value-type="float" office:value="-1.94941689248077">
            <text:p>-1,9494168925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F2E455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6.29">
            <text:p>26,29</text:p>
          </table:table-cell>
          <table:table-cell office:value-type="float" office:value="28.08">
            <text:p>28,08</text:p>
          </table:table-cell>
          <table:table-cell office:value-type="float" office:value="1.79">
            <text:p>1,79</text:p>
          </table:table-cell>
          <table:table-cell office:value-type="float" office:value="10">
            <text:p>10</text:p>
          </table:table-cell>
          <table:table-cell office:value-type="float" office:value="-19.6666666666667">
            <text:p>-19,6666666667</text:p>
          </table:table-cell>
          <table:table-cell office:value-type="float" office:value="10">
            <text:p>10</text:p>
          </table:table-cell>
          <table:table-cell office:value-type="float" office:value="-38.0416666666667">
            <text:p>-38,0416666667</text:p>
          </table:table-cell>
          <table:table-cell office:value-type="float" office:value="-6.94494311919698">
            <text:p>-6,9449431192</text:p>
          </table:table-cell>
          <table:table-cell office:value-type="float" office:value="3.23852792035533">
            <text:p>3,2385279204</text:p>
          </table:table-cell>
          <table:table-cell office:value-type="float" office:value="0.0619469248440423">
            <text:p>0,0619469248</text:p>
          </table:table-cell>
          <table:table-cell office:value-type="float" office:value="0.35">
            <text:p>0,35</text:p>
          </table:table-cell>
          <table:table-cell office:value-type="float" office:value="0.571428571428571">
            <text:p>0,5714285714</text:p>
          </table:table-cell>
          <table:table-cell office:value-type="float" office:value="1.4">
            <text:p>1,4</text:p>
          </table:table-cell>
          <table:table-cell office:value-type="float" office:value="0.499841646029943">
            <text:p>0,499841646</text:p>
          </table:table-cell>
          <table:table-cell office:value-type="float" office:value="0.135648022206736">
            <text:p>0,1356480222</text:p>
          </table:table-cell>
          <table:table-cell office:value-type="float" office:value="-0.608397465765786">
            <text:p>-0,6083974658</text:p>
          </table:table-cell>
          <table:table-cell office:value-type="float" office:value="-0.104384550945213">
            <text:p>-0,1043845509</text:p>
          </table:table-cell>
          <table:table-cell office:value-type="float" office:value="1.0850115264884">
            <text:p>1,0850115265</text:p>
          </table:table-cell>
          <table:table-cell office:value-type="float" office:value="0.163987665121277">
            <text:p>0,1639876651</text:p>
          </table:table-cell>
          <table:table-cell office:value-type="float" office:value="-0.112334635356632">
            <text:p>-0,1123346354</text:p>
          </table:table-cell>
          <table:table-cell office:value-type="float" office:value="-3.02536993076155">
            <text:p>-3,0253699308</text:p>
          </table:table-cell>
          <table:table-cell office:value-type="float" office:value="2.27391944833025">
            <text:p>2,2739194483</text:p>
          </table:table-cell>
          <table:table-cell office:value-type="float" office:value="0.0944594226000164">
            <text:p>0,0944594226</text:p>
          </table:table-cell>
          <table:table-cell office:value-type="float" office:value="1.56357692433055">
            <text:p>1,5635769243</text:p>
          </table:table-cell>
          <table:table-cell office:value-type="float" office:value="1.5731746879223">
            <text:p>1,5731746879</text:p>
          </table:table-cell>
          <table:table-cell office:value-type="float" office:value="-1.45715810721394">
            <text:p>-1,4571581072</text:p>
          </table:table-cell>
          <table:table-cell table:number-columns-repeated="12"/>
          <table:table-cell office:value-type="float" office:value="-6.75518451245486">
            <text:p>-6,7551845125</text:p>
          </table:table-cell>
          <table:table-cell office:value-type="float" office:value="1.02768064228513">
            <text:p>1,0276806423</text:p>
          </table:table-cell>
          <table:table-cell office:value-type="float" office:value="0.809184009486405">
            <text:p>0,8091840095</text:p>
          </table:table-cell>
          <table:table-cell office:value-type="float" office:value="0.12584890333905">
            <text:p>0,1258489033</text:p>
          </table:table-cell>
          <table:table-cell office:value-type="float" office:value="-0.399907097365526">
            <text:p>-0,3999070974</text:p>
          </table:table-cell>
          <table:table-cell office:value-type="float" office:value="0.247516700578728">
            <text:p>0,2475167006</text:p>
          </table:table-cell>
          <table:table-cell office:value-type="float" office:value="1.28400278328628">
            <text:p>1,2840027833</text:p>
          </table:table-cell>
          <table:table-cell office:value-type="float" office:value="1.09496365770084">
            <text:p>1,0949636577</text:p>
          </table:table-cell>
          <table:table-cell office:value-type="float" office:value="-1.73705456003416">
            <text:p>-1,73705456</text:p>
          </table:table-cell>
          <table:table-cell office:value-type="float" office:value="-3.22627180275196">
            <text:p>-3,2262718028</text:p>
          </table:table-cell>
          <table:table-cell office:value-type="float" office:value="1.2888238260464">
            <text:p>1,288823826</text:p>
          </table:table-cell>
          <table:table-cell office:value-type="float" office:value="-0.888045507380435">
            <text:p>-0,8880455074</text:p>
          </table:table-cell>
          <table:table-cell office:value-type="float" office:value="0.939341511034938">
            <text:p>0,939341511</text:p>
          </table:table-cell>
          <table:table-cell office:value-type="float" office:value="1.75645726776964">
            <text:p>1,7564572678</text:p>
          </table:table-cell>
          <table:table-cell office:value-type="float" office:value="-2.26242201640822">
            <text:p>-2,2624220164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CB0AD4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3.92">
            <text:p>23,92</text:p>
          </table:table-cell>
          <table:table-cell office:value-type="float" office:value="24.97">
            <text:p>24,97</text:p>
          </table:table-cell>
          <table:table-cell office:value-type="float" office:value="1.05">
            <text:p>1,05</text:p>
          </table:table-cell>
          <table:table-cell office:value-type="float" office:value="6">
            <text:p>6</text:p>
          </table:table-cell>
          <table:table-cell office:value-type="float" office:value="-0.333333333333332">
            <text:p>-0,3333333333</text:p>
          </table:table-cell>
          <table:table-cell office:value-type="float" office:value="8">
            <text:p>8</text:p>
          </table:table-cell>
          <table:table-cell office:value-type="float" office:value="-14.4166666666667">
            <text:p>-14,4166666667</text:p>
          </table:table-cell>
          <table:table-cell office:value-type="float" office:value="-0.708957860914637">
            <text:p>-0,7089578609</text:p>
          </table:table-cell>
          <table:table-cell office:value-type="float" office:value="-0.313893412927146">
            <text:p>-0,3138934129</text:p>
          </table:table-cell>
          <table:table-cell table:number-columns-repeated="29"/>
          <table:table-cell office:value-type="float" office:value="-1.31712094079688">
            <text:p>-1,3171209408</text:p>
          </table:table-cell>
          <table:table-cell office:value-type="float" office:value="0.174138074428211">
            <text:p>0,1741380744</text:p>
          </table:table-cell>
          <table:table-cell table:number-columns-repeated="977"/>
        </table:table-row>
        <table:table-row table:style-name="ro1">
          <table:table-cell table:style-name="ce1" office:value-type="string">
            <text:p>0007F2BA9B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8.36">
            <text:p>28,36</text:p>
          </table:table-cell>
          <table:table-cell office:value-type="float" office:value="28.38">
            <text:p>28,38</text:p>
          </table:table-cell>
          <table:table-cell office:value-type="float" office:value="0.0199999999999996">
            <text:p>0,02</text:p>
          </table:table-cell>
          <table:table-cell office:value-type="float" office:value="7">
            <text:p>7</text:p>
          </table:table-cell>
          <table:table-cell office:value-type="float" office:value="-0.333333333333332">
            <text:p>-0,3333333333</text:p>
          </table:table-cell>
          <table:table-cell office:value-type="float" office:value="4">
            <text:p>4</text:p>
          </table:table-cell>
          <table:table-cell office:value-type="float" office:value="12.7666666666667">
            <text:p>12,7666666667</text:p>
          </table:table-cell>
          <table:table-cell office:value-type="float" office:value="1.73388647995462">
            <text:p>1,73388648</text:p>
          </table:table-cell>
          <table:table-cell office:value-type="float" office:value="-0.765190180347972">
            <text:p>-0,7651901803</text:p>
          </table:table-cell>
          <table:table-cell office:value-type="float" office:value="0.563876265814967">
            <text:p>0,5638762658</text:p>
          </table:table-cell>
          <table:table-cell office:value-type="float" office:value="0.3">
            <text:p>0,3</text:p>
          </table:table-cell>
          <table:table-cell office:value-type="float" office:value="1.66666666666667">
            <text:p>1,6666666667</text:p>
          </table:table-cell>
          <table:table-cell office:value-type="float" office:value="1.5">
            <text:p>1,5</text:p>
          </table:table-cell>
          <table:table-cell office:value-type="float" office:value="-0.417993625256829">
            <text:p>-0,4179936253</text:p>
          </table:table-cell>
          <table:table-cell office:value-type="float" office:value="-3.97602785481441">
            <text:p>-3,9760278548</text:p>
          </table:table-cell>
          <table:table-cell office:value-type="float" office:value="1.35336163485826">
            <text:p>1,3533616349</text:p>
          </table:table-cell>
          <table:table-cell office:value-type="float" office:value="0.895468452129753">
            <text:p>0,8954684521</text:p>
          </table:table-cell>
          <table:table-cell office:value-type="float" office:value="-0.163066227939387">
            <text:p>-0,1630662279</text:p>
          </table:table-cell>
          <table:table-cell office:value-type="float" office:value="3.91638043726935">
            <text:p>3,9163804373</text:p>
          </table:table-cell>
          <table:table-cell office:value-type="float" office:value="0.463544677835625">
            <text:p>0,4635446778</text:p>
          </table:table-cell>
          <table:table-cell office:value-type="float" office:value="-2.15812036228043">
            <text:p>-2,1581203623</text:p>
          </table:table-cell>
          <table:table-cell office:value-type="float" office:value="0.925615148835844">
            <text:p>0,9256151488</text:p>
          </table:table-cell>
          <table:table-cell office:value-type="float" office:value="2.86709898502335">
            <text:p>2,867098985</text:p>
          </table:table-cell>
          <table:table-cell table:number-columns-repeated="15"/>
          <table:table-cell office:value-type="float" office:value="1.87694997909911">
            <text:p>1,8769499791</text:p>
          </table:table-cell>
          <table:table-cell office:value-type="float" office:value="-0.539475582471433">
            <text:p>-0,5394755825</text:p>
          </table:table-cell>
          <table:table-cell office:value-type="float" office:value="-2.89170088895491">
            <text:p>-2,891700889</text:p>
          </table:table-cell>
          <table:table-cell office:value-type="float" office:value="-3.71702402427118">
            <text:p>-3,7170240243</text:p>
          </table:table-cell>
          <table:table-cell office:value-type="float" office:value="1.42972526026158">
            <text:p>1,4297252603</text:p>
          </table:table-cell>
          <table:table-cell office:value-type="float" office:value="-0.729220341850506">
            <text:p>-0,7292203419</text:p>
          </table:table-cell>
          <table:table-cell office:value-type="float" office:value="-0.354953575415131">
            <text:p>-0,3549535754</text:p>
          </table:table-cell>
          <table:table-cell office:value-type="float" office:value="4.73559682834691">
            <text:p>4,7355968283</text:p>
          </table:table-cell>
          <table:table-cell office:value-type="float" office:value="1.57358412892463">
            <text:p>1,5735841289</text:p>
          </table:table-cell>
          <table:table-cell office:value-type="float" office:value="-3.395955491087">
            <text:p>-3,3959554911</text:p>
          </table:table-cell>
          <table:table-cell office:value-type="float" office:value="4.82036159219074">
            <text:p>4,8203615922</text:p>
          </table:table-cell>
          <table:table-cell office:value-type="float" office:value="-2.70630259323353">
            <text:p>-2,7063025932</text:p>
          </table:table-cell>
          <table:table-cell table:number-columns-repeated="967"/>
        </table:table-row>
        <table:table-row table:style-name="ro1">
          <table:table-cell table:style-name="ce1" office:value-type="string">
            <text:p>0007CA3B1C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7.78">
            <text:p>27,78</text:p>
          </table:table-cell>
          <table:table-cell office:value-type="float" office:value="28.21">
            <text:p>28,21</text:p>
          </table:table-cell>
          <table:table-cell office:value-type="float" office:value="0.43">
            <text:p>0,43</text:p>
          </table:table-cell>
          <table:table-cell office:value-type="float" office:value="2">
            <text:p>2</text:p>
          </table:table-cell>
          <table:table-cell office:value-type="float" office:value="9.76666666666667">
            <text:p>9,7666666667</text:p>
          </table:table-cell>
          <table:table-cell office:value-type="float" office:value="6">
            <text:p>6</text:p>
          </table:table-cell>
          <table:table-cell office:value-type="float" office:value="-0.45483870967742">
            <text:p>-0,4548387097</text:p>
          </table:table-cell>
          <table:table-cell office:value-type="float" office:value="0.990249309043118">
            <text:p>0,990249309</text:p>
          </table:table-cell>
          <table:table-cell office:value-type="float" office:value="-0.0278783258789308">
            <text:p>-0,0278783259</text:p>
          </table:table-cell>
          <table:table-cell office:value-type="float" office:value="-0.245589650601958">
            <text:p>-0,2455896506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1.16666666666667">
            <text:p>1,1666666667</text:p>
          </table:table-cell>
          <table:table-cell office:value-type="float" office:value="2.59816042009604">
            <text:p>2,5981604201</text:p>
          </table:table-cell>
          <table:table-cell office:value-type="float" office:value="-0.171526199043583">
            <text:p>-0,171526199</text:p>
          </table:table-cell>
          <table:table-cell office:value-type="float" office:value="-1.76372704757028">
            <text:p>-1,7637270476</text:p>
          </table:table-cell>
          <table:table-cell office:value-type="float" office:value="-0.949321441065718">
            <text:p>-0,9493214411</text:p>
          </table:table-cell>
          <table:table-cell office:value-type="float" office:value="0.247558657962854">
            <text:p>0,247558658</text:p>
          </table:table-cell>
          <table:table-cell office:value-type="float" office:value="-2.74486124446471">
            <text:p>-2,7448612445</text:p>
          </table:table-cell>
          <table:table-cell office:value-type="float" office:value="-0.0628556509398133">
            <text:p>-0,0628556509</text:p>
          </table:table-cell>
          <table:table-cell office:value-type="float" office:value="-0.511561212400043">
            <text:p>-0,5115612124</text:p>
          </table:table-cell>
          <table:table-cell office:value-type="float" office:value="0.890071573998955">
            <text:p>0,890071574</text:p>
          </table:table-cell>
          <table:table-cell office:value-type="float" office:value="-1.38444219159705">
            <text:p>-1,3844421916</text:p>
          </table:table-cell>
          <table:table-cell office:value-type="float" office:value="0.398440282348116">
            <text:p>0,3984402823</text:p>
          </table:table-cell>
          <table:table-cell office:value-type="float" office:value="-2.72589531375147">
            <text:p>-2,7258953138</text:p>
          </table:table-cell>
          <table:table-cell office:value-type="float" office:value="-0.30467493892015">
            <text:p>-0,3046749389</text:p>
          </table:table-cell>
          <table:table-cell/>
          <table:table-cell>
            <draw:frame table:end-cell-address="Sheet1.AL96" table:end-x="1.167cm" table:end-y="0.108cm" draw:z-index="0" draw:style-name="gr1" draw:text-style-name="P1" svg:width="15.999cm" svg:height="8.999cm" svg:x="2.748cm" svg:y="0.492cm">
              <draw:object draw:notify-on-update-of-ranges="Sheet1.AH2:Sheet1.AH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Sheet1.AP96" table:end-x="1.897cm" table:end-y="0.021cm" draw:z-index="1" draw:style-name="gr1" draw:text-style-name="P1" svg:width="15.999cm" svg:height="8.999cm" svg:x="2.276cm" svg:y="0.405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 office:value-type="float" office:value="0.202992147187499">
            <text:p>0,2029921472</text:p>
          </table:table-cell>
          <table:table-cell office:value-type="float" office:value="0.552104593904578">
            <text:p>0,5521045939</text:p>
          </table:table-cell>
          <table:table-cell office:value-type="float" office:value="2.02082031385124">
            <text:p>2,0208203139</text:p>
          </table:table-cell>
          <table:table-cell office:value-type="float" office:value="-1.56444796632423">
            <text:p>-1,5644479663</text:p>
          </table:table-cell>
          <table:table-cell office:value-type="float" office:value="-1.86906471666004">
            <text:p>-1,8690647167</text:p>
          </table:table-cell>
          <table:table-cell office:value-type="float" office:value="0.568042293373545">
            <text:p>0,5680422934</text:p>
          </table:table-cell>
          <table:table-cell office:value-type="float" office:value="0.252330532250591">
            <text:p>0,2523305323</text:p>
          </table:table-cell>
          <table:table-cell office:value-type="float" office:value="-2.13095805462299">
            <text:p>-2,1309580546</text:p>
          </table:table-cell>
          <table:table-cell office:value-type="float" office:value="-1.78521479528557">
            <text:p>-1,7852147953</text:p>
          </table:table-cell>
          <table:table-cell office:value-type="float" office:value="-0.94583655098692">
            <text:p>-0,945836551</text:p>
          </table:table-cell>
          <table:table-cell office:value-type="float" office:value="-3.57698070848651">
            <text:p>-3,5769807085</text:p>
          </table:table-cell>
          <table:table-cell office:value-type="float" office:value="-0.62485601189731">
            <text:p>-0,6248560119</text:p>
          </table:table-cell>
          <table:table-cell office:value-type="float" office:value="1.42631590683207">
            <text:p>1,4263159068</text:p>
          </table:table-cell>
          <table:table-cell office:value-type="float" office:value="-3.05434463673966">
            <text:p>-3,0543446367</text:p>
          </table:table-cell>
          <table:table-cell office:value-type="float" office:value="-0.147844923391118">
            <text:p>-0,1478449234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CB3F5E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9.41">
            <text:p>29,41</text:p>
          </table:table-cell>
          <table:table-cell office:value-type="float" office:value="27.83">
            <text:p>27,83</text:p>
          </table:table-cell>
          <table:table-cell office:value-type="float" office:value="-1.58">
            <text:p>-1,58</text:p>
          </table:table-cell>
          <table:table-cell office:value-type="float" office:value="1">
            <text:p>1</text:p>
          </table:table-cell>
          <table:table-cell office:value-type="float" office:value="10.1666666666667">
            <text:p>10,1666666667</text:p>
          </table:table-cell>
          <table:table-cell office:value-type="float" office:value="1">
            <text:p>1</text:p>
          </table:table-cell>
          <table:table-cell office:value-type="float" office:value="23.5294418842806">
            <text:p>23,5294418843</text:p>
          </table:table-cell>
          <table:table-cell office:value-type="float" office:value="0.0925741545258631">
            <text:p>0,0925741545</text:p>
          </table:table-cell>
          <table:table-cell office:value-type="float" office:value="-0.527722287953068">
            <text:p>-0,527722288</text:p>
          </table:table-cell>
          <table:table-cell office:value-type="float" office:value="0.735200119123427">
            <text:p>0,7352001191</text:p>
          </table:table-cell>
          <table:table-cell office:value-type="float" office:value="0.25">
            <text:p>0,25</text:p>
          </table:table-cell>
          <table:table-cell office:value-type="float" office:value="1.25">
            <text:p>1,25</text:p>
          </table:table-cell>
          <table:table-cell office:value-type="float" office:value="1">
            <text:p>1</text:p>
          </table:table-cell>
          <table:table-cell office:value-type="float" office:value="-0.742147698114491">
            <text:p>-0,7421476981</text:p>
          </table:table-cell>
          <table:table-cell office:value-type="float" office:value="0.558998290759335">
            <text:p>0,5589982908</text:p>
          </table:table-cell>
          <table:table-cell office:value-type="float" office:value="-0.826829757939074">
            <text:p>-0,8268297579</text:p>
          </table:table-cell>
          <table:table-cell office:value-type="float" office:value="0.688138992787755">
            <text:p>0,6881389928</text:p>
          </table:table-cell>
          <table:table-cell office:value-type="float" office:value="-3.15311027033729">
            <text:p>-3,1531102703</text:p>
          </table:table-cell>
          <table:table-cell office:value-type="float" office:value="-0.242083589499291">
            <text:p>-0,2420835895</text:p>
          </table:table-cell>
          <table:table-cell office:value-type="float" office:value="0.361527454749662">
            <text:p>0,3615274547</text:p>
          </table:table-cell>
          <table:table-cell office:value-type="float" office:value="-1.59814161944391">
            <text:p>-1,5981416194</text:p>
          </table:table-cell>
          <table:table-cell office:value-type="float" office:value="-0.435540906003544">
            <text:p>-0,435540906</text:p>
          </table:table-cell>
          <table:table-cell office:value-type="float" office:value="0.755661953945771">
            <text:p>0,7556619539</text:p>
          </table:table-cell>
          <table:table-cell office:value-type="float" office:value="1.01196592349508">
            <text:p>1,0119659235</text:p>
          </table:table-cell>
          <table:table-cell office:value-type="float" office:value="-0.313971212236527">
            <text:p>-0,3139712122</text:p>
          </table:table-cell>
          <table:table-cell office:value-type="float" office:value="-2.61050850517827">
            <text:p>-2,6105085052</text:p>
          </table:table-cell>
          <table:table-cell table:number-columns-repeated="12"/>
          <table:table-cell office:value-type="float" office:value="1.52294432464449">
            <text:p>1,5229443246</text:p>
          </table:table-cell>
          <table:table-cell office:value-type="float" office:value="-1.13281424044039">
            <text:p>-1,1328142404</text:p>
          </table:table-cell>
          <table:table-cell office:value-type="float" office:value="-0.380769190484428">
            <text:p>-0,3807691905</text:p>
          </table:table-cell>
          <table:table-cell office:value-type="float" office:value="0.847868509141407">
            <text:p>0,8478685091</text:p>
          </table:table-cell>
          <table:table-cell office:value-type="float" office:value="-0.772673411586867">
            <text:p>-0,7726734116</text:p>
          </table:table-cell>
          <table:table-cell office:value-type="float" office:value="-1.07803456578448">
            <text:p>-1,0780345658</text:p>
          </table:table-cell>
          <table:table-cell office:value-type="float" office:value="-4.22338891637438">
            <text:p>-4,2233889164</text:p>
          </table:table-cell>
          <table:table-cell office:value-type="float" office:value="-0.103640209919731">
            <text:p>-0,1036402099</text:p>
          </table:table-cell>
          <table:table-cell office:value-type="float" office:value="0.310675928336783">
            <text:p>0,3106759283</text:p>
          </table:table-cell>
          <table:table-cell office:value-type="float" office:value="0.287462357575117">
            <text:p>0,2874623576</text:p>
          </table:table-cell>
          <table:table-cell office:value-type="float" office:value="1.83219416264429">
            <text:p>1,8321941626</text:p>
          </table:table-cell>
          <table:table-cell office:value-type="float" office:value="-0.677222853087581">
            <text:p>-0,6772228531</text:p>
          </table:table-cell>
          <table:table-cell office:value-type="float" office:value="1.0620544659571">
            <text:p>1,062054466</text:p>
          </table:table-cell>
          <table:table-cell office:value-type="float" office:value="0.409748410407634">
            <text:p>0,4097484104</text:p>
          </table:table-cell>
          <table:table-cell office:value-type="float" office:value="-2.91718805282327">
            <text:p>-2,9171880528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CB2183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6.82">
            <text:p>26,82</text:p>
          </table:table-cell>
          <table:table-cell office:value-type="float" office:value="29.13">
            <text:p>29,13</text:p>
          </table:table-cell>
          <table:table-cell office:value-type="float" office:value="2.31">
            <text:p>2,31</text:p>
          </table:table-cell>
          <table:table-cell office:value-type="float" office:value="8">
            <text:p>8</text:p>
          </table:table-cell>
          <table:table-cell office:value-type="float" office:value="-4.16666666666667">
            <text:p>-4,1666666667</text:p>
          </table:table-cell>
          <table:table-cell office:value-type="float" office:value="9">
            <text:p>9</text:p>
          </table:table-cell>
          <table:table-cell office:value-type="float" office:value="-15.5833333333333">
            <text:p>-15,5833333333</text:p>
          </table:table-cell>
          <table:table-cell office:value-type="float" office:value="-1.98431672098345">
            <text:p>-1,984316721</text:p>
          </table:table-cell>
          <table:table-cell office:value-type="float" office:value="0.0847641463116101">
            <text:p>0,0847641463</text:p>
          </table:table-cell>
          <table:table-cell office:value-type="float" office:value="0.568707165221622">
            <text:p>0,5687071652</text:p>
          </table:table-cell>
          <table:table-cell office:value-type="float" office:value="0.3">
            <text:p>0,3</text:p>
          </table:table-cell>
          <table:table-cell office:value-type="float" office:value="1.66666666666667">
            <text:p>1,6666666667</text:p>
          </table:table-cell>
          <table:table-cell office:value-type="float" office:value="2">
            <text:p>2</text:p>
          </table:table-cell>
          <table:table-cell office:value-type="float" office:value="-0.223305571198877">
            <text:p>-0,2233055712</text:p>
          </table:table-cell>
          <table:table-cell office:value-type="float" office:value="0.451146812835228">
            <text:p>0,4511468128</text:p>
          </table:table-cell>
          <table:table-cell office:value-type="float" office:value="-2.15196407152328">
            <text:p>-2,1519640715</text:p>
          </table:table-cell>
          <table:table-cell office:value-type="float" office:value="0.936906581142764">
            <text:p>0,9369065811</text:p>
          </table:table-cell>
          <table:table-cell office:value-type="float" office:value="-0.940288631829296">
            <text:p>-0,9402886318</text:p>
          </table:table-cell>
          <table:table-cell office:value-type="float" office:value="-0.930087524388954">
            <text:p>-0,9300875244</text:p>
          </table:table-cell>
          <table:table-cell office:value-type="float" office:value="-0.442100811191652">
            <text:p>-0,4421008112</text:p>
          </table:table-cell>
          <table:table-cell office:value-type="float" office:value="-0.140688193535434">
            <text:p>-0,1406881935</text:p>
          </table:table-cell>
          <table:table-cell office:value-type="float" office:value="-1.02381621177618">
            <text:p>-1,0238162118</text:p>
          </table:table-cell>
          <table:table-cell office:value-type="float" office:value="-0.658432073117031">
            <text:p>-0,6584320731</text:p>
          </table:table-cell>
          <table:table-cell office:value-type="float" office:value="0.564971662518018">
            <text:p>0,5649716625</text:p>
          </table:table-cell>
          <table:table-cell office:value-type="float" office:value="2.51684707921228">
            <text:p>2,5168470792</text:p>
          </table:table-cell>
          <table:table-cell office:value-type="float" office:value="-0.58464897572363">
            <text:p>-0,5846489757</text:p>
          </table:table-cell>
          <table:table-cell table:number-columns-repeated="12"/>
          <table:table-cell office:value-type="float" office:value="-2.4061711637041">
            <text:p>-2,4061711637</text:p>
          </table:table-cell>
          <table:table-cell office:value-type="float" office:value="0.128102937842699">
            <text:p>0,1281029378</text:p>
          </table:table-cell>
          <table:table-cell office:value-type="float" office:value="-0.0349528588392981">
            <text:p>-0,0349528588</text:p>
          </table:table-cell>
          <table:table-cell office:value-type="float" office:value="0.453606700389012">
            <text:p>0,4536067004</text:p>
          </table:table-cell>
          <table:table-cell office:value-type="float" office:value="-1.96451328049256">
            <text:p>-1,9645132805</text:p>
          </table:table-cell>
          <table:table-cell office:value-type="float" office:value="-1.58424730580342">
            <text:p>-1,5842473058</text:p>
          </table:table-cell>
          <table:table-cell office:value-type="float" office:value="-1.17495489457826">
            <text:p>-1,1749548946</text:p>
          </table:table-cell>
          <table:table-cell office:value-type="float" office:value="-1.30996968108142">
            <text:p>-1,3099696811</text:p>
          </table:table-cell>
          <table:table-cell office:value-type="float" office:value="-0.0497278996355666">
            <text:p>-0,0497278996</text:p>
          </table:table-cell>
          <table:table-cell office:value-type="float" office:value="0.26202232752497">
            <text:p>0,2620223275</text:p>
          </table:table-cell>
          <table:table-cell office:value-type="float" office:value="-0.383863174303569">
            <text:p>-0,3838631743</text:p>
          </table:table-cell>
          <table:table-cell office:value-type="float" office:value="0.499480156391579">
            <text:p>0,4994801564</text:p>
          </table:table-cell>
          <table:table-cell office:value-type="float" office:value="-0.35199481990933">
            <text:p>-0,3519948199</text:p>
          </table:table-cell>
          <table:table-cell office:value-type="float" office:value="2.20776526713992">
            <text:p>2,2077652671</text:p>
          </table:table-cell>
          <table:table-cell office:value-type="float" office:value="-1.15247711980159">
            <text:p>-1,1524771198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CB0F67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9.38">
            <text:p>29,38</text:p>
          </table:table-cell>
          <table:table-cell office:value-type="float" office:value="28.92">
            <text:p>28,92</text:p>
          </table:table-cell>
          <table:table-cell office:value-type="float" office:value="-0.459999999999997">
            <text:p>-0,4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-13.8055555555556">
            <text:p>-13,8055555556</text:p>
          </table:table-cell>
          <table:table-cell office:value-type="float" office:value="-0.472491242896138">
            <text:p>-0,4724912429</text:p>
          </table:table-cell>
          <table:table-cell office:value-type="float" office:value="-0.341005349636824">
            <text:p>-0,3410053496</text:p>
          </table:table-cell>
          <table:table-cell office:value-type="float" office:value="0.416164828778237">
            <text:p>0,4161648288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1.25">
            <text:p>1,25</text:p>
          </table:table-cell>
          <table:table-cell office:value-type="float" office:value="-1.12256955038748">
            <text:p>-1,1225695504</text:p>
          </table:table-cell>
          <table:table-cell office:value-type="float" office:value="-1.19886663424456">
            <text:p>-1,1988666342</text:p>
          </table:table-cell>
          <table:table-cell office:value-type="float" office:value="-2.70134625372971">
            <text:p>-2,7013462537</text:p>
          </table:table-cell>
          <table:table-cell office:value-type="float" office:value="-1.28323295528187">
            <text:p>-1,2832329553</text:p>
          </table:table-cell>
          <table:table-cell office:value-type="float" office:value="1.90263027531316">
            <text:p>1,9026302753</text:p>
          </table:table-cell>
          <table:table-cell office:value-type="float" office:value="-0.1776942633966">
            <text:p>-0,1776942634</text:p>
          </table:table-cell>
          <table:table-cell office:value-type="float" office:value="-1.23927391474722">
            <text:p>-1,2392739147</text:p>
          </table:table-cell>
          <table:table-cell office:value-type="float" office:value="-1.74325971117442">
            <text:p>-1,7432597112</text:p>
          </table:table-cell>
          <table:table-cell office:value-type="float" office:value="-0.923968277843187">
            <text:p>-0,9239682778</text:p>
          </table:table-cell>
          <table:table-cell office:value-type="float" office:value="-0.127883325490252">
            <text:p>-0,1278833255</text:p>
          </table:table-cell>
          <table:table-cell office:value-type="float" office:value="2.49426149541024">
            <text:p>2,4942614954</text:p>
          </table:table-cell>
          <table:table-cell office:value-type="float" office:value="-4.12663962887875">
            <text:p>-4,1266396289</text:p>
          </table:table-cell>
          <table:table-cell office:value-type="float" office:value="-1.03120653308688">
            <text:p>-1,0312065331</text:p>
          </table:table-cell>
          <table:table-cell table:number-columns-repeated="12"/>
          <table:table-cell office:value-type="float" office:value="-0.872503340732876">
            <text:p>-0,8725033407</text:p>
          </table:table-cell>
          <table:table-cell office:value-type="float" office:value="-0.151451492779957">
            <text:p>-0,1514514928</text:p>
          </table:table-cell>
          <table:table-cell office:value-type="float" office:value="-1.48448394576801">
            <text:p>-1,4844839458</text:p>
          </table:table-cell>
          <table:table-cell office:value-type="float" office:value="-0.411639082951314">
            <text:p>-0,411639083</text:p>
          </table:table-cell>
          <table:table-cell office:value-type="float" office:value="-2.92169946873459">
            <text:p>-2,9216994687</text:p>
          </table:table-cell>
          <table:table-cell office:value-type="float" office:value="0.646168601910854">
            <text:p>0,6461686019</text:p>
          </table:table-cell>
          <table:table-cell office:value-type="float" office:value="1.46989030029535">
            <text:p>1,4698903003</text:p>
          </table:table-cell>
          <table:table-cell office:value-type="float" office:value="-2.65111473750484">
            <text:p>-2,6511147375</text:p>
          </table:table-cell>
          <table:table-cell office:value-type="float" office:value="2.63271241355124">
            <text:p>2,6327124136</text:p>
          </table:table-cell>
          <table:table-cell office:value-type="float" office:value="-3.41387490457806">
            <text:p>-3,4138749046</text:p>
          </table:table-cell>
          <table:table-cell office:value-type="float" office:value="-1.71010455753176">
            <text:p>-1,7101045575</text:p>
          </table:table-cell>
          <table:table-cell office:value-type="float" office:value="-4.61026921518144">
            <text:p>-4,6102692152</text:p>
          </table:table-cell>
          <table:table-cell office:value-type="float" office:value="3.93121364595511">
            <text:p>3,931213646</text:p>
          </table:table-cell>
          <table:table-cell office:value-type="float" office:value="-3.33630037530518">
            <text:p>-3,3363003753</text:p>
          </table:table-cell>
          <table:table-cell office:value-type="float" office:value="-1.85243358914041">
            <text:p>-1,8524335891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CB48B4</text:p>
          </table:table-cell>
          <table:table-cell office:value-type="float" office:value="57">
            <text:p>57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7.93">
            <text:p>27,93</text:p>
          </table:table-cell>
          <table:table-cell office:value-type="float" office:value="29.88">
            <text:p>29,88</text:p>
          </table:table-cell>
          <table:table-cell office:value-type="float" office:value="1.95">
            <text:p>1,95</text:p>
          </table:table-cell>
          <table:table-cell office:value-type="float" office:value="9">
            <text:p>9</text:p>
          </table:table-cell>
          <table:table-cell office:value-type="float" office:value="-9.06666666666667">
            <text:p>-9,0666666667</text:p>
          </table:table-cell>
          <table:table-cell office:value-type="float" office:value="5">
            <text:p>5</text:p>
          </table:table-cell>
          <table:table-cell office:value-type="float" office:value="9.54901960784314">
            <text:p>9,5490196078</text:p>
          </table:table-cell>
          <table:table-cell office:value-type="float" office:value="0.839381773539134">
            <text:p>0,8393817735</text:p>
          </table:table-cell>
          <table:table-cell office:value-type="float" office:value="-1.43491955133738">
            <text:p>-1,4349195513</text:p>
          </table:table-cell>
          <table:table-cell office:value-type="float" office:value="0.368799118287087">
            <text:p>0,3687991183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-0.29198234433823">
            <text:p>-0,2919823443</text:p>
          </table:table-cell>
          <table:table-cell office:value-type="float" office:value="-0.148550086431776">
            <text:p>-0,1485500864</text:p>
          </table:table-cell>
          <table:table-cell office:value-type="float" office:value="-0.533130352165148">
            <text:p>-0,5331303522</text:p>
          </table:table-cell>
          <table:table-cell office:value-type="float" office:value="-1.16209802495409">
            <text:p>-1,162098025</text:p>
          </table:table-cell>
          <table:table-cell office:value-type="float" office:value="0.172131250342838">
            <text:p>0,1721312503</text:p>
          </table:table-cell>
          <table:table-cell office:value-type="float" office:value="-0.0970434447773617">
            <text:p>-0,0970434448</text:p>
          </table:table-cell>
          <table:table-cell office:value-type="float" office:value="0.0658867811252716">
            <text:p>0,0658867811</text:p>
          </table:table-cell>
          <table:table-cell office:value-type="float" office:value="-0.157434856924998">
            <text:p>-0,1574348569</text:p>
          </table:table-cell>
          <table:table-cell office:value-type="float" office:value="-0.427614239505072">
            <text:p>-0,4276142395</text:p>
          </table:table-cell>
          <table:table-cell office:value-type="float" office:value="-1.17045637777328">
            <text:p>-1,1704563778</text:p>
          </table:table-cell>
          <table:table-cell office:value-type="float" office:value="1.62424332167309">
            <text:p>1,6242433217</text:p>
          </table:table-cell>
          <table:table-cell office:value-type="float" office:value="-1.72218168610493">
            <text:p>-1,7221816861</text:p>
          </table:table-cell>
          <table:table-cell office:value-type="float" office:value="0.962467419131746">
            <text:p>0,9624674191</text:p>
          </table:table-cell>
          <table:table-cell table:number-columns-repeated="12"/>
          <table:table-cell office:value-type="float" office:value="1.16571206618122">
            <text:p>1,1657120662</text:p>
          </table:table-cell>
          <table:table-cell office:value-type="float" office:value="-0.938465098283939">
            <text:p>-0,9384650983</text:p>
          </table:table-cell>
          <table:table-cell office:value-type="float" office:value="-0.374497059558427">
            <text:p>-0,3744970596</text:p>
          </table:table-cell>
          <table:table-cell office:value-type="float" office:value="-0.0423401156374859">
            <text:p>-0,0423401156</text:p>
          </table:table-cell>
          <table:table-cell office:value-type="float" office:value="-0.745131436766425">
            <text:p>-0,7451314368</text:p>
          </table:table-cell>
          <table:table-cell office:value-type="float" office:value="1.16482356401159">
            <text:p>1,164823564</text:p>
          </table:table-cell>
          <table:table-cell office:value-type="float" office:value="0.0313121404186085">
            <text:p>0,0313121404</text:p>
          </table:table-cell>
          <table:table-cell office:value-type="float" office:value="-1.13077977222696">
            <text:p>-1,1307797722</text:p>
          </table:table-cell>
          <table:table-cell office:value-type="float" office:value="1.64530945119961">
            <text:p>1,6453094512</text:p>
          </table:table-cell>
          <table:table-cell office:value-type="float" office:value="-0.458656067125841">
            <text:p>-0,4586560671</text:p>
          </table:table-cell>
          <table:table-cell office:value-type="float" office:value="-2.94955164593072">
            <text:p>-2,9495516459</text:p>
          </table:table-cell>
          <table:table-cell office:value-type="float" office:value="0.492475953140624">
            <text:p>0,4924759531</text:p>
          </table:table-cell>
          <table:table-cell office:value-type="float" office:value="2.13430439770518">
            <text:p>2,1343043977</text:p>
          </table:table-cell>
          <table:table-cell office:value-type="float" office:value="-1.22707238933031">
            <text:p>-1,2270723893</text:p>
          </table:table-cell>
          <table:table-cell office:value-type="float" office:value="0.964386728607948">
            <text:p>0,9643867286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CB0AD4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2.81">
            <text:p>22,81</text:p>
          </table:table-cell>
          <table:table-cell office:value-type="float" office:value="22.03">
            <text:p>22,03</text:p>
          </table:table-cell>
          <table:table-cell office:value-type="float" office:value="-0.779999999999997">
            <text:p>-0,78</text:p>
          </table:table-cell>
          <table:table-cell office:value-type="float" office:value="3">
            <text:p>3</text:p>
          </table:table-cell>
          <table:table-cell office:value-type="float" office:value="6.6">
            <text:p>6,6</text:p>
          </table:table-cell>
          <table:table-cell office:value-type="float" office:value="8">
            <text:p>8</text:p>
          </table:table-cell>
          <table:table-cell office:value-type="float" office:value="-14.0987228883648">
            <text:p>-14,0987228884</text:p>
          </table:table-cell>
          <table:table-cell office:value-type="float" office:value="0.832558819524265">
            <text:p>0,8325588195</text:p>
          </table:table-cell>
          <table:table-cell office:value-type="float" office:value="3.03970155792772">
            <text:p>3,0397015579</text:p>
          </table:table-cell>
          <table:table-cell table:number-columns-repeated="29"/>
          <table:table-cell office:value-type="float" office:value="0.950811646111571">
            <text:p>0,9508116461</text:p>
          </table:table-cell>
          <table:table-cell office:value-type="float" office:value="3.25861691663938">
            <text:p>3,2586169166</text:p>
          </table:table-cell>
          <table:table-cell table:number-columns-repeated="977"/>
        </table:table-row>
        <table:table-row table:style-name="ro1">
          <table:table-cell table:style-name="ce1" office:value-type="string">
            <text:p>0007CB2ED2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30.42">
            <text:p>30,42</text:p>
          </table:table-cell>
          <table:table-cell office:value-type="float" office:value="30.62">
            <text:p>30,62</text:p>
          </table:table-cell>
          <table:table-cell office:value-type="float" office:value="0.199999999999999">
            <text:p>0,2</text:p>
          </table:table-cell>
          <table:table-cell office:value-type="float" office:value="2">
            <text:p>2</text:p>
          </table:table-cell>
          <table:table-cell office:value-type="float" office:value="16.7">
            <text:p>16,7</text:p>
          </table:table-cell>
          <table:table-cell office:value-type="float" office:value="3">
            <text:p>3</text:p>
          </table:table-cell>
          <table:table-cell office:value-type="float" office:value="12.1917597498231">
            <text:p>12,1917597498</text:p>
          </table:table-cell>
          <table:table-cell office:value-type="float" office:value="2.10968103343869">
            <text:p>2,1096810334</text:p>
          </table:table-cell>
          <table:table-cell office:value-type="float" office:value="2.79211608939906">
            <text:p>2,7921160894</text:p>
          </table:table-cell>
          <table:table-cell office:value-type="float" office:value="0.694805129435789">
            <text:p>0,6948051294</text:p>
          </table:table-cell>
          <table:table-cell office:value-type="float" office:value="0.2">
            <text:p>0,2</text:p>
          </table:table-cell>
          <table:table-cell office:value-type="float" office:value="0.75">
            <text:p>0,75</text:p>
          </table:table-cell>
          <table:table-cell office:value-type="float" office:value="1.5">
            <text:p>1,5</text:p>
          </table:table-cell>
          <table:table-cell office:value-type="float" office:value="-0.972846252658955">
            <text:p>-0,9728462527</text:p>
          </table:table-cell>
          <table:table-cell office:value-type="float" office:value="-2.58274983694233">
            <text:p>-2,5827498369</text:p>
          </table:table-cell>
          <table:table-cell office:value-type="float" office:value="0.98632250162676">
            <text:p>0,9863225016</text:p>
          </table:table-cell>
          <table:table-cell office:value-type="float" office:value="0.907526427300851">
            <text:p>0,9075264273</text:p>
          </table:table-cell>
          <table:table-cell office:value-type="float" office:value="-1.95371022193382">
            <text:p>-1,9537102219</text:p>
          </table:table-cell>
          <table:table-cell office:value-type="float" office:value="1.31633208879131">
            <text:p>1,3163320888</text:p>
          </table:table-cell>
          <table:table-cell office:value-type="float" office:value="2.03493226512699">
            <text:p>2,0349322651</text:p>
          </table:table-cell>
          <table:table-cell office:value-type="float" office:value="3.02395906574222">
            <text:p>3,0239590657</text:p>
          </table:table-cell>
          <table:table-cell office:value-type="float" office:value="-0.864695625514116">
            <text:p>-0,8646956255</text:p>
          </table:table-cell>
          <table:table-cell office:value-type="float" office:value="2.39194496985078">
            <text:p>2,3919449699</text:p>
          </table:table-cell>
          <table:table-cell office:value-type="float" office:value="-3.11623636940375">
            <text:p>-3,1162363694</text:p>
          </table:table-cell>
          <table:table-cell office:value-type="float" office:value="-1.00479203434423">
            <text:p>-1,0047920343</text:p>
          </table:table-cell>
          <table:table-cell office:value-type="float" office:value="2.72697011932024">
            <text:p>2,7269701193</text:p>
          </table:table-cell>
          <table:table-cell table:number-columns-repeated="12"/>
          <table:table-cell office:value-type="float" office:value="2.61427027995197">
            <text:p>2,61427028</text:p>
          </table:table-cell>
          <table:table-cell office:value-type="float" office:value="3.03622402815048">
            <text:p>3,0362240282</text:p>
          </table:table-cell>
          <table:table-cell office:value-type="float" office:value="-2.06416822097937">
            <text:p>-2,064168221</text:p>
          </table:table-cell>
          <table:table-cell office:value-type="float" office:value="-1.70371063142391">
            <text:p>-1,7037106314</text:p>
          </table:table-cell>
          <table:table-cell office:value-type="float" office:value="1.06339418383445">
            <text:p>1,0633941838</text:p>
          </table:table-cell>
          <table:table-cell office:value-type="float" office:value="-0.741113266693853">
            <text:p>-0,7411132667</text:p>
          </table:table-cell>
          <table:table-cell office:value-type="float" office:value="-2.30666974004437">
            <text:p>-2,30666974</text:p>
          </table:table-cell>
          <table:table-cell office:value-type="float" office:value="3.22720094967532">
            <text:p>3,2272009497</text:p>
          </table:table-cell>
          <table:table-cell office:value-type="float" office:value="-0.136995877406953">
            <text:p>-0,1369958774</text:p>
          </table:table-cell>
          <table:table-cell office:value-type="float" office:value="3.78916285142857">
            <text:p>3,7891628514</text:p>
          </table:table-cell>
          <table:table-cell office:value-type="float" office:value="-4.23356466702601">
            <text:p>-4,233564667</text:p>
          </table:table-cell>
          <table:table-cell office:value-type="float" office:value="-1.51087256084655">
            <text:p>-1,5108725608</text:p>
          </table:table-cell>
          <table:table-cell office:value-type="float" office:value="-1.57506076391574">
            <text:p>-1,5750607639</text:p>
          </table:table-cell>
          <table:table-cell office:value-type="float" office:value="-2.73760790929641">
            <text:p>-2,7376079093</text:p>
          </table:table-cell>
          <table:table-cell office:value-type="float" office:value="1.22859869774486">
            <text:p>1,2285986977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CB39C9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6.18">
            <text:p>26,18</text:p>
          </table:table-cell>
          <table:table-cell office:value-type="float" office:value="26.85">
            <text:p>26,85</text:p>
          </table:table-cell>
          <table:table-cell office:value-type="float" office:value="0.670000000000002">
            <text:p>0,67</text:p>
          </table:table-cell>
          <table:table-cell office:value-type="float" office:value="5">
            <text:p>5</text:p>
          </table:table-cell>
          <table:table-cell office:value-type="float" office:value="-2.66666666666667">
            <text:p>-2,6666666667</text:p>
          </table:table-cell>
          <table:table-cell office:value-type="float" office:value="7">
            <text:p>7</text:p>
          </table:table-cell>
          <table:table-cell office:value-type="float" office:value="-13.9244990303814">
            <text:p>-13,9244990304</text:p>
          </table:table-cell>
          <table:table-cell office:value-type="float" office:value="1.65586579955479">
            <text:p>1,6558657996</text:p>
          </table:table-cell>
          <table:table-cell office:value-type="float" office:value="1.62824954524086">
            <text:p>1,6282495452</text:p>
          </table:table-cell>
          <table:table-cell office:value-type="float" office:value="0.68367191117665">
            <text:p>0,6836719112</text:p>
          </table:table-cell>
          <table:table-cell/>
          <table:table-cell office:value-type="float" office:value="0.625">
            <text:p>0,625</text:p>
          </table:table-cell>
          <table:table-cell office:value-type="float" office:value="4.5">
            <text:p>4,5</text:p>
          </table:table-cell>
          <table:table-cell office:value-type="float" office:value="-1.59721483126034">
            <text:p>-1,5972148313</text:p>
          </table:table-cell>
          <table:table-cell office:value-type="float" office:value="-3.08438232598082">
            <text:p>-3,084382326</text:p>
          </table:table-cell>
          <table:table-cell office:value-type="float" office:value="-0.102355890612094">
            <text:p>-0,1023558906</text:p>
          </table:table-cell>
          <table:table-cell office:value-type="float" office:value="0.987538448096463">
            <text:p>0,9875384481</text:p>
          </table:table-cell>
          <table:table-cell office:value-type="float" office:value="-0.808851107826013">
            <text:p>-0,8088511078</text:p>
          </table:table-cell>
          <table:table-cell office:value-type="float" office:value="0.414612579815239">
            <text:p>0,4146125798</text:p>
          </table:table-cell>
          <table:table-cell office:value-type="float" office:value="4.19514645774622">
            <text:p>4,1951464577</text:p>
          </table:table-cell>
          <table:table-cell office:value-type="float" office:value="1.21002583314856">
            <text:p>1,2100258331</text:p>
          </table:table-cell>
          <table:table-cell office:value-type="float" office:value="2.3372297844202">
            <text:p>2,3372297844</text:p>
          </table:table-cell>
          <table:table-cell office:value-type="float" office:value="-0.0559535929239387">
            <text:p>-0,0559535929</text:p>
          </table:table-cell>
          <table:table-cell office:value-type="float" office:value="-3.99897203329248">
            <text:p>-3,9989720333</text:p>
          </table:table-cell>
          <table:table-cell office:value-type="float" office:value="-1.48960291998674">
            <text:p>-1,48960292</text:p>
          </table:table-cell>
          <table:table-cell office:value-type="float" office:value="-0.949992654996534">
            <text:p>-0,949992655</text:p>
          </table:table-cell>
          <table:table-cell table:number-columns-repeated="12"/>
          <table:table-cell office:value-type="float" office:value="0.880841208631009">
            <text:p>0,8808412086</text:p>
          </table:table-cell>
          <table:table-cell office:value-type="float" office:value="2.4806130917489">
            <text:p>2,4806130917</text:p>
          </table:table-cell>
          <table:table-cell office:value-type="float" office:value="-3.02803318448782">
            <text:p>-3,0280331845</text:p>
          </table:table-cell>
          <table:table-cell office:value-type="float" office:value="-1.96190944510355">
            <text:p>-1,9619094451</text:p>
          </table:table-cell>
          <table:table-cell office:value-type="float" office:value="0.0329576306492005">
            <text:p>0,0329576306</text:p>
          </table:table-cell>
          <table:table-cell office:value-type="float" office:value="-1.05691249016886">
            <text:p>-1,0569124902</text:p>
          </table:table-cell>
          <table:table-cell office:value-type="float" office:value="-0.703532268966254">
            <text:p>-0,703532269</text:p>
          </table:table-cell>
          <table:table-cell office:value-type="float" office:value="5.37977130675328">
            <text:p>5,3797713068</text:p>
          </table:table-cell>
          <table:table-cell office:value-type="float" office:value="-4.02855924802689">
            <text:p>-4,028559248</text:p>
          </table:table-cell>
          <table:table-cell office:value-type="float" office:value="1.27248268722061">
            <text:p>1,2724826872</text:p>
          </table:table-cell>
          <table:table-cell office:value-type="float" office:value="-4.69071399753235">
            <text:p>-4,6907139975</text:p>
          </table:table-cell>
          <table:table-cell office:value-type="float" office:value="-0.642112685592541">
            <text:p>-0,6421126856</text:p>
          </table:table-cell>
          <table:table-cell office:value-type="float" office:value="-3.46502645188961">
            <text:p>-3,4650264519</text:p>
          </table:table-cell>
          <table:table-cell office:value-type="float" office:value="-2.45224675585705">
            <text:p>-2,4522467559</text:p>
          </table:table-cell>
          <table:table-cell office:value-type="float" office:value="0.0205009932607657">
            <text:p>0,0205009933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CB321B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6.19">
            <text:p>26,19</text:p>
          </table:table-cell>
          <table:table-cell office:value-type="float" office:value="28.38">
            <text:p>28,38</text:p>
          </table:table-cell>
          <table:table-cell office:value-type="float" office:value="2.19">
            <text:p>2,19</text:p>
          </table:table-cell>
          <table:table-cell office:value-type="float" office:value="9">
            <text:p>9</text:p>
          </table:table-cell>
          <table:table-cell office:value-type="float" office:value="-15.1">
            <text:p>-15,1</text:p>
          </table:table-cell>
          <table:table-cell office:value-type="float" office:value="9">
            <text:p>9</text:p>
          </table:table-cell>
          <table:table-cell office:value-type="float" office:value="-29.9211038961039">
            <text:p>-29,9211038961</text:p>
          </table:table-cell>
          <table:table-cell office:value-type="float" office:value="-0.994982826877966">
            <text:p>-0,9949828269</text:p>
          </table:table-cell>
          <table:table-cell office:value-type="float" office:value="1.63587538672747">
            <text:p>1,6358753867</text:p>
          </table:table-cell>
          <table:table-cell office:value-type="float" office:value="0.838836299615948">
            <text:p>0,8388362996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-1.19427421885263">
            <text:p>-1,1942742189</text:p>
          </table:table-cell>
          <table:table-cell office:value-type="float" office:value="0.717165861707088">
            <text:p>0,7171658617</text:p>
          </table:table-cell>
          <table:table-cell office:value-type="float" office:value="2.14264789887857">
            <text:p>2,1426478989</text:p>
          </table:table-cell>
          <table:table-cell office:value-type="float" office:value="1.86889902398167">
            <text:p>1,868899024</text:p>
          </table:table-cell>
          <table:table-cell office:value-type="float" office:value="-3.61399674436499">
            <text:p>-3,6139967444</text:p>
          </table:table-cell>
          <table:table-cell office:value-type="float" office:value="3.73296074857662">
            <text:p>3,7329607486</text:p>
          </table:table-cell>
          <table:table-cell office:value-type="float" office:value="1.37945613511772">
            <text:p>1,3794561351</text:p>
          </table:table-cell>
          <table:table-cell office:value-type="float" office:value="0.231268873053691">
            <text:p>0,2312688731</text:p>
          </table:table-cell>
          <table:table-cell office:value-type="float" office:value="1.67777733585893">
            <text:p>1,6777773359</text:p>
          </table:table-cell>
          <table:table-cell office:value-type="float" office:value="1.24314312223309">
            <text:p>1,2431431222</text:p>
          </table:table-cell>
          <table:table-cell office:value-type="float" office:value="-0.173412981293109">
            <text:p>-0,1734129813</text:p>
          </table:table-cell>
          <table:table-cell office:value-type="float" office:value="-0.500789056832002">
            <text:p>-0,5007890568</text:p>
          </table:table-cell>
          <table:table-cell office:value-type="float" office:value="1.47103016580501">
            <text:p>1,4710301658</text:p>
          </table:table-cell>
          <table:table-cell table:number-columns-repeated="12"/>
          <table:table-cell office:value-type="float" office:value="-2.24868536791203">
            <text:p>-2,2486853679</text:p>
          </table:table-cell>
          <table:table-cell office:value-type="float" office:value="2.17047600214393">
            <text:p>2,1704760021</text:p>
          </table:table-cell>
          <table:table-cell office:value-type="float" office:value="-0.735374204877841">
            <text:p>-0,7353742049</text:p>
          </table:table-cell>
          <table:table-cell office:value-type="float" office:value="1.17410573679535">
            <text:p>1,1741057368</text:p>
          </table:table-cell>
          <table:table-cell office:value-type="float" office:value="2.59541739900219">
            <text:p>2,595417399</text:p>
          </table:table-cell>
          <table:table-cell office:value-type="float" office:value="-1.25250871168074">
            <text:p>-1,2525087117</text:p>
          </table:table-cell>
          <table:table-cell office:value-type="float" office:value="-3.27819090126496">
            <text:p>-3,2781909013</text:p>
          </table:table-cell>
          <table:table-cell office:value-type="float" office:value="4.80335467729199">
            <text:p>4,8033546773</text:p>
          </table:table-cell>
          <table:table-cell office:value-type="float" office:value="0.937049257309143">
            <text:p>0,9370492573</text:p>
          </table:table-cell>
          <table:table-cell office:value-type="float" office:value="0.683831167777195">
            <text:p>0,6838311678</text:p>
          </table:table-cell>
          <table:table-cell office:value-type="float" office:value="0.530721930335026">
            <text:p>0,5307219303</text:p>
          </table:table-cell>
          <table:table-cell office:value-type="float" office:value="0.0857776909763087">
            <text:p>0,085777691</text:p>
          </table:table-cell>
          <table:table-cell office:value-type="float" office:value="0.190933892340896">
            <text:p>0,1909338923</text:p>
          </table:table-cell>
          <table:table-cell office:value-type="float" office:value="-0.484981040044008">
            <text:p>-0,48498104</text:p>
          </table:table-cell>
          <table:table-cell office:value-type="float" office:value="1.29264973752166">
            <text:p>1,2926497375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F2B770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7.57">
            <text:p>27,57</text:p>
          </table:table-cell>
          <table:table-cell office:value-type="float" office:value="28.63">
            <text:p>28,63</text:p>
          </table:table-cell>
          <table:table-cell office:value-type="float" office:value="1.06">
            <text:p>1,06</text:p>
          </table:table-cell>
          <table:table-cell office:value-type="float" office:value="6">
            <text:p>6</text:p>
          </table:table-cell>
          <table:table-cell office:value-type="float" office:value="-5.65">
            <text:p>-5,65</text:p>
          </table:table-cell>
          <table:table-cell office:value-type="float" office:value="2">
            <text:p>2</text:p>
          </table:table-cell>
          <table:table-cell office:value-type="float" office:value="12.3426781507206">
            <text:p>12,3426781507</text:p>
          </table:table-cell>
          <table:table-cell office:value-type="float" office:value="1.10709217749389">
            <text:p>1,1070921775</text:p>
          </table:table-cell>
          <table:table-cell office:value-type="float" office:value="1.26985600955749">
            <text:p>1,2698560096</text:p>
          </table:table-cell>
          <table:table-cell office:value-type="float" office:value="0.904332221609662">
            <text:p>0,9043322216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1">
            <text:p>1</text:p>
          </table:table-cell>
          <table:table-cell office:value-type="float" office:value="-1.28130314992017">
            <text:p>-1,2813031499</text:p>
          </table:table-cell>
          <table:table-cell office:value-type="float" office:value="0.686355587568146">
            <text:p>0,6863555876</text:p>
          </table:table-cell>
          <table:table-cell office:value-type="float" office:value="1.96592387865409">
            <text:p>1,9659238787</text:p>
          </table:table-cell>
          <table:table-cell office:value-type="float" office:value="1.67479607265871">
            <text:p>1,6747960727</text:p>
          </table:table-cell>
          <table:table-cell office:value-type="float" office:value="-4.11847913112014">
            <text:p>-4,1184791311</text:p>
          </table:table-cell>
          <table:table-cell office:value-type="float" office:value="2.92155851384451">
            <text:p>2,9215585138</text:p>
          </table:table-cell>
          <table:table-cell office:value-type="float" office:value="1.65454325991611">
            <text:p>1,6545432599</text:p>
          </table:table-cell>
          <table:table-cell office:value-type="float" office:value="-0.229229508119155">
            <text:p>-0,2292295081</text:p>
          </table:table-cell>
          <table:table-cell office:value-type="float" office:value="0.919908337070146">
            <text:p>0,9199083371</text:p>
          </table:table-cell>
          <table:table-cell office:value-type="float" office:value="1.15070797421732">
            <text:p>1,1507079742</text:p>
          </table:table-cell>
          <table:table-cell office:value-type="float" office:value="0.0127593253271843">
            <text:p>0,0127593253</text:p>
          </table:table-cell>
          <table:table-cell office:value-type="float" office:value="-0.360582614371683">
            <text:p>-0,3605826144</text:p>
          </table:table-cell>
          <table:table-cell office:value-type="float" office:value="-0.396380466859839">
            <text:p>-0,3963804669</text:p>
          </table:table-cell>
          <table:table-cell table:number-columns-repeated="12"/>
          <table:table-cell office:value-type="float" office:value="1.80632566090175">
            <text:p>1,8063256609</text:p>
          </table:table-cell>
          <table:table-cell office:value-type="float" office:value="1.52168876604052">
            <text:p>1,521688766</text:p>
          </table:table-cell>
          <table:table-cell office:value-type="float" office:value="-0.835062850003911">
            <text:p>-0,83506285</text:p>
          </table:table-cell>
          <table:table-cell office:value-type="float" office:value="1.18647803767593">
            <text:p>1,1864780377</text:p>
          </table:table-cell>
          <table:table-cell office:value-type="float" office:value="2.3390299899218">
            <text:p>2,3390299899</text:p>
          </table:table-cell>
          <table:table-cell office:value-type="float" office:value="-1.11800514470582">
            <text:p>-1,1180051447</text:p>
          </table:table-cell>
          <table:table-cell office:value-type="float" office:value="-4.23925000209396">
            <text:p>-4,2392500021</text:p>
          </table:table-cell>
          <table:table-cell office:value-type="float" office:value="3.7975996167464">
            <text:p>3,7975996167</text:p>
          </table:table-cell>
          <table:table-cell office:value-type="float" office:value="1.07342104455785">
            <text:p>1,0734210446</text:p>
          </table:table-cell>
          <table:table-cell office:value-type="float" office:value="1.06594061573992">
            <text:p>1,0659406157</text:p>
          </table:table-cell>
          <table:table-cell office:value-type="float" office:value="0.503492139658467">
            <text:p>0,5034921397</text:p>
          </table:table-cell>
          <table:table-cell office:value-type="float" office:value="-0.178126666257562">
            <text:p>-0,1781266663</text:p>
          </table:table-cell>
          <table:table-cell office:value-type="float" office:value="0.0634124888349253">
            <text:p>0,0634124888</text:p>
          </table:table-cell>
          <table:table-cell office:value-type="float" office:value="-0.121033140424523">
            <text:p>-0,1210331404</text:p>
          </table:table-cell>
          <table:table-cell office:value-type="float" office:value="-0.359870932557739">
            <text:p>-0,3598709326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F2B957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30.19">
            <text:p>30,19</text:p>
          </table:table-cell>
          <table:table-cell office:value-type="float" office:value="31.85">
            <text:p>31,85</text:p>
          </table:table-cell>
          <table:table-cell office:value-type="float" office:value="1.66">
            <text:p>1,66</text:p>
          </table:table-cell>
          <table:table-cell office:value-type="float" office:value="4">
            <text:p>4</text:p>
          </table:table-cell>
          <table:table-cell office:value-type="float" office:value="3.78333333333333">
            <text:p>3,7833333333</text:p>
          </table:table-cell>
          <table:table-cell office:value-type="float" office:value="5">
            <text:p>5</text:p>
          </table:table-cell>
          <table:table-cell office:value-type="float" office:value="5.87378835374594">
            <text:p>5,8737883537</text:p>
          </table:table-cell>
          <table:table-cell office:value-type="float" office:value="1.39291629051484">
            <text:p>1,3929162905</text:p>
          </table:table-cell>
          <table:table-cell office:value-type="float" office:value="0.916302033010293">
            <text:p>0,916302033</text:p>
          </table:table-cell>
          <table:table-cell office:value-type="float" office:value="0.928444766749493">
            <text:p>0,9284447667</text:p>
          </table:table-cell>
          <table:table-cell/>
          <table:table-cell office:value-type="float" office:value="0.181818181818182">
            <text:p>0,1818181818</text:p>
          </table:table-cell>
          <table:table-cell office:value-type="float" office:value="1.22222222222222">
            <text:p>1,2222222222</text:p>
          </table:table-cell>
          <table:table-cell office:value-type="float" office:value="-1.18062815101149">
            <text:p>-1,180628151</text:p>
          </table:table-cell>
          <table:table-cell office:value-type="float" office:value="0.430867892186956">
            <text:p>0,4308678922</text:p>
          </table:table-cell>
          <table:table-cell office:value-type="float" office:value="0.684336251573362">
            <text:p>0,6843362516</text:p>
          </table:table-cell>
          <table:table-cell office:value-type="float" office:value="1.11315681987679">
            <text:p>1,1131568199</text:p>
          </table:table-cell>
          <table:table-cell office:value-type="float" office:value="-3.82350989776837">
            <text:p>-3,8235098978</text:p>
          </table:table-cell>
          <table:table-cell office:value-type="float" office:value="4.41622243026539">
            <text:p>4,4162224303</text:p>
          </table:table-cell>
          <table:table-cell office:value-type="float" office:value="1.81433329155841">
            <text:p>1,8143332916</text:p>
          </table:table-cell>
          <table:table-cell office:value-type="float" office:value="0.750920685638795">
            <text:p>0,7509206856</text:p>
          </table:table-cell>
          <table:table-cell office:value-type="float" office:value="1.0110652135668">
            <text:p>1,0110652136</text:p>
          </table:table-cell>
          <table:table-cell office:value-type="float" office:value="1.15349079799115">
            <text:p>1,153490798</text:p>
          </table:table-cell>
          <table:table-cell office:value-type="float" office:value="-0.0766087629658552">
            <text:p>-0,076608763</text:p>
          </table:table-cell>
          <table:table-cell office:value-type="float" office:value="-0.429503401793427">
            <text:p>-0,4295034018</text:p>
          </table:table-cell>
          <table:table-cell office:value-type="float" office:value="0.887141062562774">
            <text:p>0,8871410626</text:p>
          </table:table-cell>
          <table:table-cell table:number-columns-repeated="12"/>
          <table:table-cell office:value-type="float" office:value="1.49048625144079">
            <text:p>1,4904862514</text:p>
          </table:table-cell>
          <table:table-cell office:value-type="float" office:value="1.46558018844789">
            <text:p>1,4655801884</text:p>
          </table:table-cell>
          <table:table-cell office:value-type="float" office:value="-1.05846132336445">
            <text:p>-1,0584613234</text:p>
          </table:table-cell>
          <table:table-cell office:value-type="float" office:value="0.756488914193277">
            <text:p>0,7564889142</text:p>
          </table:table-cell>
          <table:table-cell office:value-type="float" office:value="0.873347235209923">
            <text:p>0,8733472352</text:p>
          </table:table-cell>
          <table:table-cell office:value-type="float" office:value="-1.00747753458578">
            <text:p>-1,0074775346</text:p>
          </table:table-cell>
          <table:table-cell office:value-type="float" office:value="-3.89045996979786">
            <text:p>-3,8904599698</text:p>
          </table:table-cell>
          <table:table-cell office:value-type="float" office:value="4.85492571329602">
            <text:p>4,8549257133</text:p>
          </table:table-cell>
          <table:table-cell office:value-type="float" office:value="2.10972519746749">
            <text:p>2,1097251975</text:p>
          </table:table-cell>
          <table:table-cell office:value-type="float" office:value="2.26959301391266">
            <text:p>2,2695930139</text:p>
          </table:table-cell>
          <table:table-cell office:value-type="float" office:value="1.11342575735558">
            <text:p>1,1134257574</text:p>
          </table:table-cell>
          <table:table-cell office:value-type="float" office:value="0.158947100599467">
            <text:p>0,1589471006</text:p>
          </table:table-cell>
          <table:table-cell office:value-type="float" office:value="0.293787999136272">
            <text:p>0,2937879991</text:p>
          </table:table-cell>
          <table:table-cell office:value-type="float" office:value="-0.412003905244737">
            <text:p>-0,4120039052</text:p>
          </table:table-cell>
          <table:table-cell office:value-type="float" office:value="0.644691853906396">
            <text:p>0,6446918539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F2BA9B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6.18">
            <text:p>26,18</text:p>
          </table:table-cell>
          <table:table-cell office:value-type="float" office:value="27.22">
            <text:p>27,22</text:p>
          </table:table-cell>
          <table:table-cell office:value-type="float" office:value="1.04">
            <text:p>1,04</text:p>
          </table:table-cell>
          <table:table-cell office:value-type="float" office:value="7">
            <text:p>7</text:p>
          </table:table-cell>
          <table:table-cell office:value-type="float" office:value="-7.38333333333333">
            <text:p>-7,3833333333</text:p>
          </table:table-cell>
          <table:table-cell office:value-type="float" office:value="4">
            <text:p>4</text:p>
          </table:table-cell>
          <table:table-cell office:value-type="float" office:value="7.24336977244647">
            <text:p>7,2433697724</text:p>
          </table:table-cell>
          <table:table-cell office:value-type="float" office:value="1.21069720156071">
            <text:p>1,2106972016</text:p>
          </table:table-cell>
          <table:table-cell office:value-type="float" office:value="2.01488636159343">
            <text:p>2,0148863616</text:p>
          </table:table-cell>
          <table:table-cell office:value-type="float" office:value="0.508244196111022">
            <text:p>0,5082441961</text:p>
          </table:table-cell>
          <table:table-cell/>
          <table:table-cell office:value-type="float" office:value="0.875">
            <text:p>0,875</text:p>
          </table:table-cell>
          <table:table-cell office:value-type="float" office:value="1">
            <text:p>1</text:p>
          </table:table-cell>
          <table:table-cell office:value-type="float" office:value="-1.2624270920075">
            <text:p>-1,262427092</text:p>
          </table:table-cell>
          <table:table-cell office:value-type="float" office:value="-3.59690932790002">
            <text:p>-3,5969093279</text:p>
          </table:table-cell>
          <table:table-cell office:value-type="float" office:value="1.72442044748393">
            <text:p>1,7244204475</text:p>
          </table:table-cell>
          <table:table-cell office:value-type="float" office:value="1.00363584847029">
            <text:p>1,0036358485</text:p>
          </table:table-cell>
          <table:table-cell office:value-type="float" office:value="0.405476369523336">
            <text:p>0,4054763695</text:p>
          </table:table-cell>
          <table:table-cell office:value-type="float" office:value="-0.543520280875034">
            <text:p>-0,5435202809</text:p>
          </table:table-cell>
          <table:table-cell office:value-type="float" office:value="1.14735727613865">
            <text:p>1,1473572761</text:p>
          </table:table-cell>
          <table:table-cell office:value-type="float" office:value="-0.618901137585532">
            <text:p>-0,6189011376</text:p>
          </table:table-cell>
          <table:table-cell office:value-type="float" office:value="2.47047186307483">
            <text:p>2,4704718631</text:p>
          </table:table-cell>
          <table:table-cell office:value-type="float" office:value="1.99148941932652">
            <text:p>1,9914894193</text:p>
          </table:table-cell>
          <table:table-cell table:number-columns-repeated="15"/>
          <table:table-cell office:value-type="float" office:value="2.13260866451016">
            <text:p>2,1326086645</text:p>
          </table:table-cell>
          <table:table-cell office:value-type="float" office:value="2.23731856645253">
            <text:p>2,2373185665</text:p>
          </table:table-cell>
          <table:table-cell office:value-type="float" office:value="-3.30091129297681">
            <text:p>-3,300911293</text:p>
          </table:table-cell>
          <table:table-cell office:value-type="float" office:value="-2.84620369682982">
            <text:p>-2,8462036968</text:p>
          </table:table-cell>
          <table:table-cell office:value-type="float" office:value="1.83791343614776">
            <text:p>1,8379134361</text:p>
          </table:table-cell>
          <table:table-cell office:value-type="float" office:value="-0.686568420039575">
            <text:p>-0,68656842</text:p>
          </table:table-cell>
          <table:table-cell office:value-type="float" office:value="0.549316148683632">
            <text:p>0,5493161487</text:p>
          </table:table-cell>
          <table:table-cell office:value-type="float" office:value="3.26319273269153">
            <text:p>3,2631927327</text:p>
          </table:table-cell>
          <table:table-cell office:value-type="float" office:value="-4.02177368185782">
            <text:p>-4,0217736819</text:p>
          </table:table-cell>
          <table:table-cell office:value-type="float" office:value="-1.78678045094355">
            <text:p>-1,7867804509</text:p>
          </table:table-cell>
          <table:table-cell office:value-type="float" office:value="1.6317815300872">
            <text:p>1,6317815301</text:p>
          </table:table-cell>
          <table:table-cell office:value-type="float" office:value="-2.96819429306806">
            <text:p>-2,9681942931</text:p>
          </table:table-cell>
          <table:table-cell table:number-columns-repeated="967"/>
        </table:table-row>
        <table:table-row table:style-name="ro1">
          <table:table-cell table:style-name="ce1" office:value-type="string">
            <text:p>0007F2CA05</text:p>
          </table:table-cell>
          <table:table-cell office:value-type="float" office:value="72">
            <text:p>7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5.88">
            <text:p>25,88</text:p>
          </table:table-cell>
          <table:table-cell office:value-type="float" office:value="26.96">
            <text:p>26,96</text:p>
          </table:table-cell>
          <table:table-cell office:value-type="float" office:value="1.08">
            <text:p>1,08</text:p>
          </table:table-cell>
          <table:table-cell office:value-type="float" office:value="8">
            <text:p>8</text:p>
          </table:table-cell>
          <table:table-cell office:value-type="float" office:value="-13.1166666666667">
            <text:p>-13,1166666667</text:p>
          </table:table-cell>
          <table:table-cell office:value-type="float" office:value="6">
            <text:p>6</text:p>
          </table:table-cell>
          <table:table-cell office:value-type="float" office:value="-3.0996130225714">
            <text:p>-3,0996130226</text:p>
          </table:table-cell>
          <table:table-cell office:value-type="float" office:value="1.03405203198369">
            <text:p>1,034052032</text:p>
          </table:table-cell>
          <table:table-cell office:value-type="float" office:value="2.27087186719287">
            <text:p>2,2708718672</text:p>
          </table:table-cell>
          <table:table-cell office:value-type="float" office:value="0.622936881129305">
            <text:p>0,6229368811</text:p>
          </table:table-cell>
          <table:table-cell office:value-type="float" office:value="0.3">
            <text:p>0,3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-0.546028189336065">
            <text:p>-0,5460281893</text:p>
          </table:table-cell>
          <table:table-cell office:value-type="float" office:value="0.625262024229466">
            <text:p>0,6252620242</text:p>
          </table:table-cell>
          <table:table-cell office:value-type="float" office:value="0.0425657432023142">
            <text:p>0,0425657432</text:p>
          </table:table-cell>
          <table:table-cell office:value-type="float" office:value="0.474741472402932">
            <text:p>0,4747414724</text:p>
          </table:table-cell>
          <table:table-cell office:value-type="float" office:value="-2.03820365756596">
            <text:p>-2,0382036576</text:p>
          </table:table-cell>
          <table:table-cell office:value-type="float" office:value="0.353405542108078">
            <text:p>0,3534055421</text:p>
          </table:table-cell>
          <table:table-cell office:value-type="float" office:value="0.455098189188483">
            <text:p>0,4550981892</text:p>
          </table:table-cell>
          <table:table-cell office:value-type="float" office:value="0.226730044285614">
            <text:p>0,2267300443</text:p>
          </table:table-cell>
          <table:table-cell office:value-type="float" office:value="-0.69622921432614">
            <text:p>-0,6962292143</text:p>
          </table:table-cell>
          <table:table-cell office:value-type="float" office:value="-0.0733514642784306">
            <text:p>-0,0733514643</text:p>
          </table:table-cell>
          <table:table-cell office:value-type="float" office:value="0.0554162508769949">
            <text:p>0,0554162509</text:p>
          </table:table-cell>
          <table:table-cell office:value-type="float" office:value="0.374588379178022">
            <text:p>0,3745883792</text:p>
          </table:table-cell>
          <table:table-cell office:value-type="float" office:value="1.8762659545901">
            <text:p>1,8762659546</text:p>
          </table:table-cell>
          <table:table-cell table:number-columns-repeated="12"/>
          <table:table-cell office:value-type="float" office:value="2.01391191534676">
            <text:p>2,0139119153</text:p>
          </table:table-cell>
          <table:table-cell office:value-type="float" office:value="2.5066978264306">
            <text:p>2,5066978264</text:p>
          </table:table-cell>
          <table:table-cell office:value-type="float" office:value="-0.127946767243241">
            <text:p>-0,1279467672</text:p>
          </table:table-cell>
          <table:table-cell office:value-type="float" office:value="0.847782401857882">
            <text:p>0,8477824019</text:p>
          </table:table-cell>
          <table:table-cell office:value-type="float" office:value="-0.0364856722588594">
            <text:p>-0,0364856723</text:p>
          </table:table-cell>
          <table:table-cell office:value-type="float" office:value="-0.659825999738616">
            <text:p>-0,6598259997</text:p>
          </table:table-cell>
          <table:table-cell office:value-type="float" office:value="-2.19025622786924">
            <text:p>-2,1902562279</text:p>
          </table:table-cell>
          <table:table-cell office:value-type="float" office:value="0.00459167108467307">
            <text:p>0,0045916711</text:p>
          </table:table-cell>
          <table:table-cell office:value-type="float" office:value="0.955331391466573">
            <text:p>0,9553313915</text:p>
          </table:table-cell>
          <table:table-cell office:value-type="float" office:value="0.895918066185802">
            <text:p>0,8959180662</text:p>
          </table:table-cell>
          <table:table-cell office:value-type="float" office:value="0.671734493767605">
            <text:p>0,6717344938</text:p>
          </table:table-cell>
          <table:table-cell office:value-type="float" office:value="0.124476149385681">
            <text:p>0,1244761494</text:p>
          </table:table-cell>
          <table:table-cell office:value-type="float" office:value="0.210901220115946">
            <text:p>0,2109012201</text:p>
          </table:table-cell>
          <table:table-cell office:value-type="float" office:value="0.330558769289948">
            <text:p>0,3305587693</text:p>
          </table:table-cell>
          <table:table-cell office:value-type="float" office:value="1.59028682031512">
            <text:p>1,5902868203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F2E42C</text:p>
          </table:table-cell>
          <table:table-cell office:value-type="float" office:value="75">
            <text:p>7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30.91">
            <text:p>30,91</text:p>
          </table:table-cell>
          <table:table-cell office:value-type="float" office:value="31.41">
            <text:p>31,4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16.8333333333333">
            <text:p>16,8333333333</text:p>
          </table:table-cell>
          <table:table-cell office:value-type="float" office:value="1">
            <text:p>1</text:p>
          </table:table-cell>
          <table:table-cell office:value-type="float" office:value="23.3923428106855">
            <text:p>23,3923428107</text:p>
          </table:table-cell>
          <table:table-cell office:value-type="float" office:value="2.23511198732207">
            <text:p>2,2351119873</text:p>
          </table:table-cell>
          <table:table-cell office:value-type="float" office:value="2.58113203850322">
            <text:p>2,5811320385</text:p>
          </table:table-cell>
          <table:table-cell office:value-type="float" office:value="0.149527447875398">
            <text:p>0,1495274479</text:p>
          </table:table-cell>
          <table:table-cell office:value-type="float" office:value="0.3">
            <text:p>0,3</text:p>
          </table:table-cell>
          <table:table-cell table:number-columns-repeated="2" office:value-type="float" office:value="1">
            <text:p>1</text:p>
          </table:table-cell>
          <table:table-cell office:value-type="float" office:value="0.319486491389424">
            <text:p>0,3194864914</text:p>
          </table:table-cell>
          <table:table-cell office:value-type="float" office:value="0.550012482070316">
            <text:p>0,5500124821</text:p>
          </table:table-cell>
          <table:table-cell office:value-type="float" office:value="0.559593233291347">
            <text:p>0,5595932333</text:p>
          </table:table-cell>
          <table:table-cell office:value-type="float" office:value="-0.968320183216573">
            <text:p>-0,9683201832</text:p>
          </table:table-cell>
          <table:table-cell office:value-type="float" office:value="1.55987049062774">
            <text:p>1,5598704906</text:p>
          </table:table-cell>
          <table:table-cell office:value-type="float" office:value="1.1703690607628">
            <text:p>1,1703690608</text:p>
          </table:table-cell>
          <table:table-cell office:value-type="float" office:value="1.11095378521437">
            <text:p>1,1109537852</text:p>
          </table:table-cell>
          <table:table-cell office:value-type="float" office:value="0.24518362681574">
            <text:p>0,2451836268</text:p>
          </table:table-cell>
          <table:table-cell office:value-type="float" office:value="-2.7207166006081">
            <text:p>-2,7207166006</text:p>
          </table:table-cell>
          <table:table-cell office:value-type="float" office:value="-2.4763743881544">
            <text:p>-2,4763743882</text:p>
          </table:table-cell>
          <table:table-cell office:value-type="float" office:value="0.307809174644753">
            <text:p>0,3078091746</text:p>
          </table:table-cell>
          <table:table-cell office:value-type="float" office:value="-0.346952647271643">
            <text:p>-0,3469526473</text:p>
          </table:table-cell>
          <table:table-cell office:value-type="float" office:value="0.428514045593307">
            <text:p>0,4285140456</text:p>
          </table:table-cell>
          <table:table-cell table:number-columns-repeated="12"/>
          <table:table-cell office:value-type="float" office:value="2.81338050318776">
            <text:p>2,8133805032</text:p>
          </table:table-cell>
          <table:table-cell office:value-type="float" office:value="2.54539507629952">
            <text:p>2,5453950763</text:p>
          </table:table-cell>
          <table:table-cell office:value-type="float" office:value="0.650288346854179">
            <text:p>0,6502883469</text:p>
          </table:table-cell>
          <table:table-cell office:value-type="float" office:value="0.390200345229522">
            <text:p>0,3902003452</text:p>
          </table:table-cell>
          <table:table-cell office:value-type="float" office:value="0.369571278361126">
            <text:p>0,3695712784</text:p>
          </table:table-cell>
          <table:table-cell office:value-type="float" office:value="1.24349425277661">
            <text:p>1,2434942528</text:p>
          </table:table-cell>
          <table:table-cell office:value-type="float" office:value="1.76824329328239">
            <text:p>1,7682432933</text:p>
          </table:table-cell>
          <table:table-cell office:value-type="float" office:value="-0.687353504648637">
            <text:p>-0,6873535046</text:p>
          </table:table-cell>
          <table:table-cell office:value-type="float" office:value="2.67684248685819">
            <text:p>2,6768424869</text:p>
          </table:table-cell>
          <table:table-cell office:value-type="float" office:value="2.27922242670845">
            <text:p>2,2792224267</text:p>
          </table:table-cell>
          <table:table-cell office:value-type="float" office:value="0.534608301991208">
            <text:p>0,534608302</text:p>
          </table:table-cell>
          <table:table-cell office:value-type="float" office:value="-0.384320208723673">
            <text:p>-0,3843202087</text:p>
          </table:table-cell>
          <table:table-cell office:value-type="float" office:value="0.364569603648042">
            <text:p>0,3645696036</text:p>
          </table:table-cell>
          <table:table-cell office:value-type="float" office:value="-0.401937318897715">
            <text:p>-0,4019373189</text:p>
          </table:table-cell>
          <table:table-cell office:value-type="float" office:value="0.431845905894994">
            <text:p>0,4318459059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CB0DBC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30.82">
            <text:p>30,8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-1.25">
            <text:p>-1,25</text:p>
          </table:table-cell>
          <table:table-cell office:value-type="float" office:value="1">
            <text:p>1</text:p>
          </table:table-cell>
          <table:table-cell office:value-type="float" office:value="32.25">
            <text:p>32,25</text:p>
          </table:table-cell>
          <table:table-cell office:value-type="float" office:value="-1.8047489964958">
            <text:p>-1,8047489965</text:p>
          </table:table-cell>
          <table:table-cell office:value-type="float" office:value="-4.08963341243908">
            <text:p>-4,0896334124</text:p>
          </table:table-cell>
          <table:table-cell table:number-columns-repeated="29"/>
          <table:table-cell office:value-type="float" office:value="0.2479919372947">
            <text:p>0,2479919373</text:p>
          </table:table-cell>
          <table:table-cell office:value-type="float" office:value="-4.68038309021136">
            <text:p>-4,6803830902</text:p>
          </table:table-cell>
          <table:table-cell table:number-columns-repeated="977"/>
        </table:table-row>
        <table:table-row table:style-name="ro1">
          <table:table-cell table:style-name="ce1" office:value-type="string">
            <text:p>0007F2B9FC</text:p>
          </table:table-cell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7.96">
            <text:p>27,96</text:p>
          </table:table-cell>
          <table:table-cell office:value-type="float" office:value="29.78">
            <text:p>29,78</text:p>
          </table:table-cell>
          <table:table-cell office:value-type="float" office:value="1.82">
            <text:p>1,8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6">
            <text:p>6</text:p>
          </table:table-cell>
          <table:table-cell office:value-type="float" office:value="-6.58888888888889">
            <text:p>-6,5888888889</text:p>
          </table:table-cell>
          <table:table-cell office:value-type="float" office:value="0.910698330787378">
            <text:p>0,9106983308</text:p>
          </table:table-cell>
          <table:table-cell office:value-type="float" office:value="-1.01287441149792">
            <text:p>-1,0128744115</text:p>
          </table:table-cell>
          <table:table-cell table:number-columns-repeated="29"/>
          <table:table-cell office:value-type="float" office:value="0.118653229700663">
            <text:p>0,1186532297</text:p>
          </table:table-cell>
          <table:table-cell office:value-type="float" office:value="-0.395454064598147">
            <text:p>-0,3954540646</text:p>
          </table:table-cell>
          <table:table-cell table:number-columns-repeated="977"/>
        </table:table-row>
        <table:table-row table:style-name="ro1">
          <table:table-cell table:style-name="ce1" office:value-type="string">
            <text:p>0007F2E37E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9.92">
            <text:p>29,92</text:p>
          </table:table-cell>
          <table:table-cell office:value-type="float" office:value="31.29">
            <text:p>31,29</text:p>
          </table:table-cell>
          <table:table-cell office:value-type="float" office:value="1.37">
            <text:p>1,37</text:p>
          </table:table-cell>
          <table:table-cell office:value-type="float" office:value="1">
            <text:p>1</text:p>
          </table:table-cell>
          <table:table-cell office:value-type="float" office:value="20.25">
            <text:p>20,25</text:p>
          </table:table-cell>
          <table:table-cell office:value-type="float" office:value="2">
            <text:p>2</text:p>
          </table:table-cell>
          <table:table-cell office:value-type="float" office:value="17.9210440234428">
            <text:p>17,9210440234</text:p>
          </table:table-cell>
          <table:table-cell office:value-type="float" office:value="2.34164460765453">
            <text:p>2,3416446077</text:p>
          </table:table-cell>
          <table:table-cell office:value-type="float" office:value="0.994972050714867">
            <text:p>0,9949720507</text:p>
          </table:table-cell>
          <table:table-cell table:number-columns-repeated="29"/>
          <table:table-cell office:value-type="float" office:value="2.43153578861979">
            <text:p>2,4315357886</text:p>
          </table:table-cell>
          <table:table-cell office:value-type="float" office:value="1.1592620104784">
            <text:p>1,1592620105</text:p>
          </table:table-cell>
          <table:table-cell table:number-columns-repeated="977"/>
        </table:table-row>
        <table:table-row table:style-name="ro1">
          <table:table-cell table:style-name="ce1" office:value-type="string">
            <text:p>0007CB321B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8.21">
            <text:p>28,21</text:p>
          </table:table-cell>
          <table:table-cell office:value-type="float" office:value="29.94">
            <text:p>29,94</text:p>
          </table:table-cell>
          <table:table-cell office:value-type="float" office:value="1.73">
            <text:p>1,7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17.791514041514">
            <text:p>-17,7915140415</text:p>
          </table:table-cell>
          <table:table-cell office:value-type="float" office:value="-2.6319865567679">
            <text:p>-2,6319865568</text:p>
          </table:table-cell>
          <table:table-cell office:value-type="float" office:value="-0.236927203634949">
            <text:p>-0,2369272036</text:p>
          </table:table-cell>
          <table:table-cell table:number-columns-repeated="29"/>
          <table:table-cell office:value-type="float" office:value="-2.53507432950235">
            <text:p>-2,5350743295</text:p>
          </table:table-cell>
          <table:table-cell office:value-type="float" office:value="-0.572752648346617">
            <text:p>-0,5727526483</text:p>
          </table:table-cell>
          <table:table-cell table:number-columns-repeated="977"/>
        </table:table-row>
        <table:table-row table:style-name="ro1">
          <table:table-cell table:style-name="ce1" office:value-type="string">
            <text:p>0007F2B770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9.14">
            <text:p>29,14</text:p>
          </table:table-cell>
          <table:table-cell office:value-type="float" office:value="28.94">
            <text:p>28,94</text:p>
          </table:table-cell>
          <table:table-cell office:value-type="float" office:value="-0.199999999999999">
            <text:p>-0,2</text:p>
          </table:table-cell>
          <table:table-cell office:value-type="float" office:value="9">
            <text:p>9</text:p>
          </table:table-cell>
          <table:table-cell office:value-type="float" office:value="-8.75">
            <text:p>-8,75</text:p>
          </table:table-cell>
          <table:table-cell office:value-type="float" office:value="3">
            <text:p>3</text:p>
          </table:table-cell>
          <table:table-cell office:value-type="float" office:value="13.5296198054819">
            <text:p>13,5296198055</text:p>
          </table:table-cell>
          <table:table-cell office:value-type="float" office:value="1.31131113249467">
            <text:p>1,3113111325</text:p>
          </table:table-cell>
          <table:table-cell office:value-type="float" office:value="0.811872431584809">
            <text:p>0,8118724316</text:p>
          </table:table-cell>
          <table:table-cell table:number-columns-repeated="29"/>
          <table:table-cell office:value-type="float" office:value="1.88528324674608">
            <text:p>1,8852832467</text:p>
          </table:table-cell>
          <table:table-cell office:value-type="float" office:value="0.6188080741644">
            <text:p>0,6188080742</text:p>
          </table:table-cell>
          <table:table-cell table:number-columns-repeated="977"/>
        </table:table-row>
        <table:table-row table:style-name="ro1">
          <table:table-cell table:style-name="ce1" office:value-type="string">
            <text:p>0007F2CA05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6.27">
            <text:p>26,27</text:p>
          </table:table-cell>
          <table:table-cell office:value-type="float" office:value="27.36">
            <text:p>27,36</text:p>
          </table:table-cell>
          <table:table-cell office:value-type="float" office:value="1.09">
            <text:p>1,0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-7.25882450882451">
            <text:p>-7,2588245088</text:p>
          </table:table-cell>
          <table:table-cell office:value-type="float" office:value="0.577902893731319">
            <text:p>0,5779028937</text:p>
          </table:table-cell>
          <table:table-cell office:value-type="float" office:value="0.740705663563478">
            <text:p>0,7407056636</text:p>
          </table:table-cell>
          <table:table-cell table:number-columns-repeated="29"/>
          <table:table-cell office:value-type="float" office:value="0.159653954098637">
            <text:p>0,1596539541</text:p>
          </table:table-cell>
          <table:table-cell office:value-type="float" office:value="0.758662488931663">
            <text:p>0,7586624889</text:p>
          </table:table-cell>
          <table:table-cell table:number-columns-repeated="977"/>
        </table:table-row>
        <table:table-row table:style-name="ro1">
          <table:table-cell table:style-name="ce1" office:value-type="string">
            <text:p>0007CB1E1F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30.65">
            <text:p>30,65</text:p>
          </table:table-cell>
          <table:table-cell office:value-type="float" office:value="25.93">
            <text:p>25,93</text:p>
          </table:table-cell>
          <table:table-cell office:value-type="float" office:value="-4.72">
            <text:p>-4,7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4.50914423740511">
            <text:p>-4,5091442374</text:p>
          </table:table-cell>
          <table:table-cell office:value-type="float" office:value="1.51988328350332">
            <text:p>1,5198832835</text:p>
          </table:table-cell>
          <table:table-cell office:value-type="float" office:value="-0.403991936959438">
            <text:p>-0,403991937</text:p>
          </table:table-cell>
          <table:table-cell table:number-columns-repeated="29"/>
          <table:table-cell office:value-type="float" office:value="0.15676663831871">
            <text:p>0,1567666383</text:p>
          </table:table-cell>
          <table:table-cell office:value-type="float" office:value="0.0602094723604713">
            <text:p>0,0602094724</text:p>
          </table:table-cell>
          <table:table-cell table:number-columns-repeated="977"/>
        </table:table-row>
        <table:table-row table:style-name="ro1">
          <table:table-cell table:style-name="ce1" office:value-type="string">
            <text:p>0007F2EEFA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8.03">
            <text:p>28,03</text:p>
          </table:table-cell>
          <table:table-cell office:value-type="float" office:value="28.38">
            <text:p>28,38</text:p>
          </table:table-cell>
          <table:table-cell office:value-type="float" office:value="0.349999999999998">
            <text:p>0,35</text:p>
          </table:table-cell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-1.92954822954823">
            <text:p>-1,9295482295</text:p>
          </table:table-cell>
          <table:table-cell office:value-type="float" office:value="0.664265205730693">
            <text:p>0,6642652057</text:p>
          </table:table-cell>
          <table:table-cell office:value-type="float" office:value="0.870833233120651">
            <text:p>0,8708332331</text:p>
          </table:table-cell>
          <table:table-cell table:number-columns-repeated="29"/>
          <table:table-cell office:value-type="float" office:value="0.289621332042705">
            <text:p>0,289621332</text:p>
          </table:table-cell>
          <table:table-cell office:value-type="float" office:value="0.743439806115544">
            <text:p>0,7434398061</text:p>
          </table:table-cell>
          <table:table-cell table:number-columns-repeated="977"/>
        </table:table-row>
        <table:table-row table:style-name="ro1">
          <table:table-cell table:style-name="ce1" office:value-type="string">
            <text:p>0007F2F283</text:p>
          </table:table-cell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7.64">
            <text:p>27,64</text:p>
          </table:table-cell>
          <table:table-cell office:value-type="float" office:value="28.38">
            <text:p>28,38</text:p>
          </table:table-cell>
          <table:table-cell office:value-type="float" office:value="0.739999999999998">
            <text:p>0,74</text:p>
          </table:table-cell>
          <table:table-cell office:value-type="float" office:value="10">
            <text:p>10</text:p>
          </table:table-cell>
          <table:table-cell office:value-type="float" office:value="-11">
            <text:p>-11</text:p>
          </table:table-cell>
          <table:table-cell office:value-type="float" office:value="8">
            <text:p>8</text:p>
          </table:table-cell>
          <table:table-cell office:value-type="float" office:value="-8.55952380952381">
            <text:p>-8,5595238095</text:p>
          </table:table-cell>
          <table:table-cell office:value-type="float" office:value="-0.606282659526529">
            <text:p>-0,6062826595</text:p>
          </table:table-cell>
          <table:table-cell office:value-type="float" office:value="-0.688705205515713">
            <text:p>-0,6887052055</text:p>
          </table:table-cell>
          <table:table-cell table:number-columns-repeated="29"/>
          <table:table-cell office:value-type="float" office:value="-1.37495049404617">
            <text:p>-1,374950494</text:p>
          </table:table-cell>
          <table:table-cell office:value-type="float" office:value="-0.782365953775206">
            <text:p>-0,7823659538</text:p>
          </table:table-cell>
          <table:table-cell table:number-columns-repeated="977"/>
        </table:table-row>
        <table:table-row table:style-name="ro1">
          <table:table-cell table:style-name="ce1" office:value-type="string">
            <text:p>0007F29741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7.97">
            <text:p>27,97</text:p>
          </table:table-cell>
          <table:table-cell office:value-type="float" office:value="29.82">
            <text:p>29,82</text:p>
          </table:table-cell>
          <table:table-cell office:value-type="float" office:value="1.85">
            <text:p>1,85</text:p>
          </table:table-cell>
          <table:table-cell office:value-type="float" office:value="7">
            <text:p>7</text:p>
          </table:table-cell>
          <table:table-cell office:value-type="float" office:value="-2.25">
            <text:p>-2,25</text:p>
          </table:table-cell>
          <table:table-cell office:value-type="float" office:value="9">
            <text:p>9</text:p>
          </table:table-cell>
          <table:table-cell office:value-type="float" office:value="-17.0632201132201">
            <text:p>-17,0632201132</text:p>
          </table:table-cell>
          <table:table-cell office:value-type="float" office:value="-4.07711151495139">
            <text:p>-4,077111515</text:p>
          </table:table-cell>
          <table:table-cell office:value-type="float" office:value="-0.681785345059714">
            <text:p>-0,6817853451</text:p>
          </table:table-cell>
          <table:table-cell table:number-columns-repeated="29"/>
          <table:table-cell office:value-type="float" office:value="-4.03673876027816">
            <text:p>-4,0367387603</text:p>
          </table:table-cell>
          <table:table-cell office:value-type="float" office:value="-1.32829228473059">
            <text:p>-1,3282922847</text:p>
          </table:table-cell>
          <table:table-cell table:number-columns-repeated="977"/>
        </table:table-row>
        <table:table-row table:style-name="ro1">
          <table:table-cell table:style-name="ce1" office:value-type="string">
            <text:p>0007F2B3FF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7.05">
            <text:p>27,05</text:p>
          </table:table-cell>
          <table:table-cell office:value-type="float" office:value="27.29">
            <text:p>27,29</text:p>
          </table:table-cell>
          <table:table-cell office:value-type="float" office:value="0.239999999999998">
            <text:p>0,24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-6.62380952380953">
            <text:p>-6,6238095238</text:p>
          </table:table-cell>
          <table:table-cell office:value-type="float" office:value="-1.22461238925122">
            <text:p>-1,2246123893</text:p>
          </table:table-cell>
          <table:table-cell office:value-type="float" office:value="0.312597971645234">
            <text:p>0,3125979716</text:p>
          </table:table-cell>
          <table:table-cell office:value-type="float" office:value="-0.380149687678209">
            <text:p>-0,3801496877</text:p>
          </table:table-cell>
          <table:table-cell office:value-type="float" office:value="0.45">
            <text:p>0,45</text:p>
          </table:table-cell>
          <table:table-cell office:value-type="float" office:value="0.909090909090909">
            <text:p>0,9090909091</text:p>
          </table:table-cell>
          <table:table-cell office:value-type="float" office:value="1.25">
            <text:p>1,25</text:p>
          </table:table-cell>
          <table:table-cell office:value-type="float" office:value="2.20815358508057">
            <text:p>2,2081535851</text:p>
          </table:table-cell>
          <table:table-cell office:value-type="float" office:value="0.4696534912515">
            <text:p>0,4696534913</text:p>
          </table:table-cell>
          <table:table-cell office:value-type="float" office:value="-1.15431233720823">
            <text:p>-1,1543123372</text:p>
          </table:table-cell>
          <table:table-cell office:value-type="float" office:value="-1.15613352634163">
            <text:p>-1,1561335263</text:p>
          </table:table-cell>
          <table:table-cell office:value-type="float" office:value="3.73553364457465">
            <text:p>3,7355336446</text:p>
          </table:table-cell>
          <table:table-cell office:value-type="float" office:value="-0.485367158146133">
            <text:p>-0,4853671581</text:p>
          </table:table-cell>
          <table:table-cell office:value-type="float" office:value="-0.91963637899623">
            <text:p>-0,919636379</text:p>
          </table:table-cell>
          <table:table-cell office:value-type="float" office:value="1.35568977277743">
            <text:p>1,3556897728</text:p>
          </table:table-cell>
          <table:table-cell office:value-type="float" office:value="-3.7557203852886">
            <text:p>-3,7557203853</text:p>
          </table:table-cell>
          <table:table-cell office:value-type="float" office:value="-1.83933820717534">
            <text:p>-1,8393382072</text:p>
          </table:table-cell>
          <table:table-cell office:value-type="float" office:value="1.13222360168353">
            <text:p>1,1322236017</text:p>
          </table:table-cell>
          <table:table-cell office:value-type="float" office:value="0.0743573879987578">
            <text:p>0,074357388</text:p>
          </table:table-cell>
          <table:table-cell office:value-type="float" office:value="0.380857249321568">
            <text:p>0,3808572493</text:p>
          </table:table-cell>
          <table:table-cell table:number-columns-repeated="12"/>
          <table:table-cell office:value-type="float" office:value="-0.783125294343826">
            <text:p>-0,7831252943</text:p>
          </table:table-cell>
          <table:table-cell office:value-type="float" office:value="-0.456738917133949">
            <text:p>-0,4567389171</text:p>
          </table:table-cell>
          <table:table-cell office:value-type="float" office:value="2.3814963346844">
            <text:p>2,3814963347</text:p>
          </table:table-cell>
          <table:table-cell office:value-type="float" office:value="-0.502778767816079">
            <text:p>-0,5027787678</text:p>
          </table:table-cell>
          <table:table-cell office:value-type="float" office:value="-1.34594703456907">
            <text:p>-1,3459470346</text:p>
          </table:table-cell>
          <table:table-cell office:value-type="float" office:value="0.82154408862688">
            <text:p>0,8215440886</text:p>
          </table:table-cell>
          <table:table-cell office:value-type="float" office:value="3.51277932550575">
            <text:p>3,5127793255</text:p>
          </table:table-cell>
          <table:table-cell office:value-type="float" office:value="-3.85131520407105">
            <text:p>-3,8513152041</text:p>
          </table:table-cell>
          <table:table-cell office:value-type="float" office:value="2.67827153598979">
            <text:p>2,678271536</text:p>
          </table:table-cell>
          <table:table-cell office:value-type="float" office:value="3.08713833653901">
            <text:p>3,0871383365</text:p>
          </table:table-cell>
          <table:table-cell office:value-type="float" office:value="1.40991263351783">
            <text:p>1,4099126335</text:p>
          </table:table-cell>
          <table:table-cell office:value-type="float" office:value="-0.67779671811852">
            <text:p>-0,6777967181</text:p>
          </table:table-cell>
          <table:table-cell office:value-type="float" office:value="0.87043464809913">
            <text:p>0,8704346481</text:p>
          </table:table-cell>
          <table:table-cell office:value-type="float" office:value="0.749138010282433">
            <text:p>0,7491380103</text:p>
          </table:table-cell>
          <table:table-cell office:value-type="float" office:value="0.244773909747361">
            <text:p>0,2447739097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CA3A72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7.51">
            <text:p>27,51</text:p>
          </table:table-cell>
          <table:table-cell office:value-type="float" office:value="28.73">
            <text:p>28,73</text:p>
          </table:table-cell>
          <table:table-cell office:value-type="float" office:value="1.22">
            <text:p>1,22</text:p>
          </table:table-cell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9">
            <text:p>9</text:p>
          </table:table-cell>
          <table:table-cell office:value-type="float" office:value="-24.5225108225108">
            <text:p>-24,5225108225</text:p>
          </table:table-cell>
          <table:table-cell office:value-type="float" office:value="-2.19623907594958">
            <text:p>-2,1962390759</text:p>
          </table:table-cell>
          <table:table-cell office:value-type="float" office:value="-0.600841324964275">
            <text:p>-0,600841325</text:p>
          </table:table-cell>
          <table:table-cell office:value-type="float" office:value="-0.514871685820198">
            <text:p>-0,5148716858</text:p>
          </table:table-cell>
          <table:table-cell office:value-type="float" office:value="0.45">
            <text:p>0,45</text:p>
          </table:table-cell>
          <table:table-cell office:value-type="float" office:value="1">
            <text:p>1</text:p>
          </table:table-cell>
          <table:table-cell office:value-type="float" office:value="1.14285714285714">
            <text:p>1,1428571429</text:p>
          </table:table-cell>
          <table:table-cell office:value-type="float" office:value="2.4029537380618">
            <text:p>2,4029537381</text:p>
          </table:table-cell>
          <table:table-cell office:value-type="float" office:value="0.612794540466601">
            <text:p>0,6127945405</text:p>
          </table:table-cell>
          <table:table-cell office:value-type="float" office:value="1.63206760903932">
            <text:p>1,632067609</text:p>
          </table:table-cell>
          <table:table-cell office:value-type="float" office:value="-0.865489288952977">
            <text:p>-0,865489289</text:p>
          </table:table-cell>
          <table:table-cell office:value-type="float" office:value="2.64493541149907">
            <text:p>2,6449354115</text:p>
          </table:table-cell>
          <table:table-cell office:value-type="float" office:value="-1.74567224547175">
            <text:p>-1,7456722455</text:p>
          </table:table-cell>
          <table:table-cell office:value-type="float" office:value="-1.22819982307223">
            <text:p>-1,2281998231</text:p>
          </table:table-cell>
          <table:table-cell office:value-type="float" office:value="2.76572522614727">
            <text:p>2,7657252261</text:p>
          </table:table-cell>
          <table:table-cell office:value-type="float" office:value="-3.49542453940852">
            <text:p>-3,4954245394</text:p>
          </table:table-cell>
          <table:table-cell office:value-type="float" office:value="-0.969039323880614">
            <text:p>-0,9690393239</text:p>
          </table:table-cell>
          <table:table-cell office:value-type="float" office:value="-1.91931045506437">
            <text:p>-1,9193104551</text:p>
          </table:table-cell>
          <table:table-cell office:value-type="float" office:value="0.358978045487481">
            <text:p>0,3589780455</text:p>
          </table:table-cell>
          <table:table-cell office:value-type="float" office:value="0.0418699931569586">
            <text:p>0,0418699932</text:p>
          </table:table-cell>
          <table:table-cell table:number-columns-repeated="12"/>
          <table:table-cell office:value-type="float" office:value="-3.05014035671328">
            <text:p>-3,0501403567</text:p>
          </table:table-cell>
          <table:table-cell office:value-type="float" office:value="-1.17008871035701">
            <text:p>-1,1700887104</text:p>
          </table:table-cell>
          <table:table-cell office:value-type="float" office:value="2.77888616288009">
            <text:p>2,7788861629</text:p>
          </table:table-cell>
          <table:table-cell office:value-type="float" office:value="-0.341388537041703">
            <text:p>-0,341388537</text:p>
          </table:table-cell>
          <table:table-cell office:value-type="float" office:value="1.49467334994889">
            <text:p>1,4946733499</text:p>
          </table:table-cell>
          <table:table-cell office:value-type="float" office:value="1.28841113791154">
            <text:p>1,2884111379</text:p>
          </table:table-cell>
          <table:table-cell office:value-type="float" office:value="2.4099413998122">
            <text:p>2,4099413998</text:p>
          </table:table-cell>
          <table:table-cell office:value-type="float" office:value="-4.49057711282805">
            <text:p>-4,4905771128</text:p>
          </table:table-cell>
          <table:table-cell office:value-type="float" office:value="1.30385238340977">
            <text:p>1,3038523834</text:p>
          </table:table-cell>
          <table:table-cell office:value-type="float" office:value="4.00712393851832">
            <text:p>4,0071239385</text:p>
          </table:table-cell>
          <table:table-cell office:value-type="float" office:value="1.49884694814208">
            <text:p>1,4988469481</text:p>
          </table:table-cell>
          <table:table-cell office:value-type="float" office:value="-0.485835410762623">
            <text:p>-0,4858354108</text:p>
          </table:table-cell>
          <table:table-cell office:value-type="float" office:value="-1.87694621421178">
            <text:p>-1,8769462142</text:p>
          </table:table-cell>
          <table:table-cell office:value-type="float" office:value="-0.407103029497245">
            <text:p>-0,4071030295</text:p>
          </table:table-cell>
          <table:table-cell office:value-type="float" office:value="0.213875047455973">
            <text:p>0,2138750475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F2B59E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table:number-columns-repeated="2"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31.52">
            <text:p>31,52</text:p>
          </table:table-cell>
          <table:table-cell office:value-type="float" office:value="31.89">
            <text:p>31,89</text:p>
          </table:table-cell>
          <table:table-cell office:value-type="float" office:value="0.370000000000001">
            <text:p>0,37</text:p>
          </table:table-cell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24.521645021645">
            <text:p>24,5216450216</text:p>
          </table:table-cell>
          <table:table-cell office:value-type="float" office:value="0.0893188976044032">
            <text:p>0,0893188976</text:p>
          </table:table-cell>
          <table:table-cell office:value-type="float" office:value="-2.73286548670557">
            <text:p>-2,7328654867</text:p>
          </table:table-cell>
          <table:table-cell office:value-type="float" office:value="-1.04385533010735">
            <text:p>-1,0438553301</text:p>
          </table:table-cell>
          <table:table-cell office:value-type="float" office:value="0.35">
            <text:p>0,35</text:p>
          </table:table-cell>
          <table:table-cell office:value-type="float" office:value="0.857142857142857">
            <text:p>0,8571428571</text:p>
          </table:table-cell>
          <table:table-cell office:value-type="float" office:value="1">
            <text:p>1</text:p>
          </table:table-cell>
          <table:table-cell office:value-type="float" office:value="5.42791546003166">
            <text:p>5,42791546</text:p>
          </table:table-cell>
          <table:table-cell office:value-type="float" office:value="-1.13658015107092">
            <text:p>-1,1365801511</text:p>
          </table:table-cell>
          <table:table-cell office:value-type="float" office:value="-1.38214673774517">
            <text:p>-1,3821467377</text:p>
          </table:table-cell>
          <table:table-cell office:value-type="float" office:value="-3.07984811891624">
            <text:p>-3,0798481189</text:p>
          </table:table-cell>
          <table:table-cell office:value-type="float" office:value="-1.51943564806984">
            <text:p>-1,5194356481</text:p>
          </table:table-cell>
          <table:table-cell office:value-type="float" office:value="-3.38214958615665">
            <text:p>-3,3821495862</text:p>
          </table:table-cell>
          <table:table-cell office:value-type="float" office:value="-2.1393308615382">
            <text:p>-2,1393308615</text:p>
          </table:table-cell>
          <table:table-cell office:value-type="float" office:value="-2.39919454603818">
            <text:p>-2,399194546</text:p>
          </table:table-cell>
          <table:table-cell office:value-type="float" office:value="-2.68035340234362">
            <text:p>-2,6803534023</text:p>
          </table:table-cell>
          <table:table-cell office:value-type="float" office:value="-0.625349947492937">
            <text:p>-0,6253499475</text:p>
          </table:table-cell>
          <table:table-cell office:value-type="float" office:value="1.91748306934892">
            <text:p>1,9174830693</text:p>
          </table:table-cell>
          <table:table-cell office:value-type="float" office:value="1.76155332813422">
            <text:p>1,7615533281</text:p>
          </table:table-cell>
          <table:table-cell office:value-type="float" office:value="0.396412769460956">
            <text:p>0,3964127695</text:p>
          </table:table-cell>
          <table:table-cell table:number-columns-repeated="12"/>
          <table:table-cell office:value-type="float" office:value="0.294933342400616">
            <text:p>0,2949333424</text:p>
          </table:table-cell>
          <table:table-cell office:value-type="float" office:value="-2.97933593355959">
            <text:p>-2,9793359336</text:p>
          </table:table-cell>
          <table:table-cell office:value-type="float" office:value="3.82636174948974">
            <text:p>3,8263617495</text:p>
          </table:table-cell>
          <table:table-cell office:value-type="float" office:value="-3.94768910153263">
            <text:p>-3,9476891015</text:p>
          </table:table-cell>
          <table:table-cell office:value-type="float" office:value="-2.36153756271771">
            <text:p>-2,3615375627</text:p>
          </table:table-cell>
          <table:table-cell office:value-type="float" office:value="2.16575519452367">
            <text:p>2,1657551945</text:p>
          </table:table-cell>
          <table:table-cell office:value-type="float" office:value="-2.20672057864211">
            <text:p>-2,2067205786</text:p>
          </table:table-cell>
          <table:table-cell office:value-type="float" office:value="-4.28383243651489">
            <text:p>-4,2838324365</text:p>
          </table:table-cell>
          <table:table-cell office:value-type="float" office:value="0.147538685661528">
            <text:p>0,1475386857</text:p>
          </table:table-cell>
          <table:table-cell office:value-type="float" office:value="-1.81197003455077">
            <text:p>-1,8119700346</text:p>
          </table:table-cell>
          <table:table-cell office:value-type="float" office:value="0.581954798854143">
            <text:p>0,5819547989</text:p>
          </table:table-cell>
          <table:table-cell office:value-type="float" office:value="1.56924817052497">
            <text:p>1,5692481705</text:p>
          </table:table-cell>
          <table:table-cell office:value-type="float" office:value="1.07765374090251">
            <text:p>1,0776537409</text:p>
          </table:table-cell>
          <table:table-cell office:value-type="float" office:value="2.72329291119751">
            <text:p>2,7232929112</text:p>
          </table:table-cell>
          <table:table-cell office:value-type="float" office:value="0.512909242717114">
            <text:p>0,5129092427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CB464C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8.02">
            <text:p>28,02</text:p>
          </table:table-cell>
          <table:table-cell office:value-type="float" office:value="30.7">
            <text:p>30,7</text:p>
          </table:table-cell>
          <table:table-cell office:value-type="float" office:value="2.68">
            <text:p>2,68</text:p>
          </table:table-cell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 office:value-type="float" office:value="4">
            <text:p>4</text:p>
          </table:table-cell>
          <table:table-cell office:value-type="float" office:value="5.16666666666666">
            <text:p>5,1666666667</text:p>
          </table:table-cell>
          <table:table-cell office:value-type="float" office:value="2.17304910136401">
            <text:p>2,1730491014</text:p>
          </table:table-cell>
          <table:table-cell office:value-type="float" office:value="-1.36764491355469">
            <text:p>-1,3676449136</text:p>
          </table:table-cell>
          <table:table-cell office:value-type="float" office:value="0.3771293276716">
            <text:p>0,3771293277</text:p>
          </table:table-cell>
          <table:table-cell office:value-type="float" office:value="0.3">
            <text:p>0,3</text:p>
          </table:table-cell>
          <table:table-cell office:value-type="float" office:value="1.25">
            <text:p>1,25</text:p>
          </table:table-cell>
          <table:table-cell office:value-type="float" office:value="0.8">
            <text:p>0,8</text:p>
          </table:table-cell>
          <table:table-cell office:value-type="float" office:value="-0.420953578193331">
            <text:p>-0,4209535782</text:p>
          </table:table-cell>
          <table:table-cell office:value-type="float" office:value="-0.807726279327786">
            <text:p>-0,8077262793</text:p>
          </table:table-cell>
          <table:table-cell office:value-type="float" office:value="0.34071110587034">
            <text:p>0,3407111059</text:p>
          </table:table-cell>
          <table:table-cell office:value-type="float" office:value="0.401971930204847">
            <text:p>0,4019719302</text:p>
          </table:table-cell>
          <table:table-cell office:value-type="float" office:value="5.78939635152423">
            <text:p>5,7893963515</text:p>
          </table:table-cell>
          <table:table-cell office:value-type="float" office:value="0.766499854900237">
            <text:p>0,7664998549</text:p>
          </table:table-cell>
          <table:table-cell office:value-type="float" office:value="0.392807839174507">
            <text:p>0,3928078392</text:p>
          </table:table-cell>
          <table:table-cell office:value-type="float" office:value="1.23719641700178">
            <text:p>1,237196417</text:p>
          </table:table-cell>
          <table:table-cell office:value-type="float" office:value="3.47357863538236">
            <text:p>3,4735786354</text:p>
          </table:table-cell>
          <table:table-cell office:value-type="float" office:value="-0.900923619776909">
            <text:p>-0,9009236198</text:p>
          </table:table-cell>
          <table:table-cell office:value-type="float" office:value="-2.38335565876891">
            <text:p>-2,3833556588</text:p>
          </table:table-cell>
          <table:table-cell office:value-type="float" office:value="0.0216419920338499">
            <text:p>0,021641992</text:p>
          </table:table-cell>
          <table:table-cell office:value-type="float" office:value="0.660313114969208">
            <text:p>0,660313115</text:p>
          </table:table-cell>
          <table:table-cell table:number-columns-repeated="12"/>
          <table:table-cell office:value-type="float" office:value="0.768448196571873">
            <text:p>0,7684481966</text:p>
          </table:table-cell>
          <table:table-cell office:value-type="float" office:value="-0.941999352124042">
            <text:p>-0,9419993521</text:p>
          </table:table-cell>
          <table:table-cell office:value-type="float" office:value="-0.727903783242919">
            <text:p>-0,7279037832</text:p>
          </table:table-cell>
          <table:table-cell office:value-type="float" office:value="-0.455112012471478">
            <text:p>-0,4551120125</text:p>
          </table:table-cell>
          <table:table-cell office:value-type="float" office:value="0.244462965153916">
            <text:p>0,2444629652</text:p>
          </table:table-cell>
          <table:table-cell office:value-type="float" office:value="-0.606185456164412">
            <text:p>-0,6061854562</text:p>
          </table:table-cell>
          <table:table-cell office:value-type="float" office:value="7.1473910056618">
            <text:p>7,1473910057</text:p>
          </table:table-cell>
          <table:table-cell office:value-type="float" office:value="1.99294490601334">
            <text:p>1,992944906</text:p>
          </table:table-cell>
          <table:table-cell office:value-type="float" office:value="-2.26911517701446">
            <text:p>-2,269115177</text:p>
          </table:table-cell>
          <table:table-cell office:value-type="float" office:value="-1.31771726952579">
            <text:p>-1,3177172695</text:p>
          </table:table-cell>
          <table:table-cell office:value-type="float" office:value="1.33733997383433">
            <text:p>1,3373399738</text:p>
          </table:table-cell>
          <table:table-cell office:value-type="float" office:value="-1.06008473818246">
            <text:p>-1,0600847382</text:p>
          </table:table-cell>
          <table:table-cell office:value-type="float" office:value="-2.31997638639546">
            <text:p>-2,3199763864</text:p>
          </table:table-cell>
          <table:table-cell office:value-type="float" office:value="-0.902971492656706">
            <text:p>-0,9029714927</text:p>
          </table:table-cell>
          <table:table-cell office:value-type="float" office:value="1.43564141984591">
            <text:p>1,4356414198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F2B957</text:p>
          </table:table-cell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31.32">
            <text:p>31,32</text:p>
          </table:table-cell>
          <table:table-cell office:value-type="float" office:value="32.88">
            <text:p>32,88</text:p>
          </table:table-cell>
          <table:table-cell office:value-type="float" office:value="1.56">
            <text:p>1,56</text:p>
          </table:table-cell>
          <table:table-cell office:value-type="float" office:value="2">
            <text:p>2</text:p>
          </table:table-cell>
          <table:table-cell office:value-type="float" office:value="3.5">
            <text:p>3,5</text:p>
          </table:table-cell>
          <table:table-cell office:value-type="float" office:value="3">
            <text:p>3</text:p>
          </table:table-cell>
          <table:table-cell office:value-type="float" office:value="12.8116883116883">
            <text:p>12,8116883117</text:p>
          </table:table-cell>
          <table:table-cell office:value-type="float" office:value="0.40358097505556">
            <text:p>0,4035809751</text:p>
          </table:table-cell>
          <table:table-cell office:value-type="float" office:value="-3.24033598712122">
            <text:p>-3,2403359871</text:p>
          </table:table-cell>
          <table:table-cell office:value-type="float" office:value="0.869505236936425">
            <text:p>0,8695052369</text:p>
          </table:table-cell>
          <table:table-cell office:value-type="float" office:value="0.7">
            <text:p>0,7</text:p>
          </table:table-cell>
          <table:table-cell office:value-type="float" office:value="6">
            <text:p>6</text:p>
          </table:table-cell>
          <table:table-cell office:value-type="float" office:value="1.22222222222222">
            <text:p>1,2222222222</text:p>
          </table:table-cell>
          <table:table-cell office:value-type="float" office:value="-1.04167057595901">
            <text:p>-1,041670576</text:p>
          </table:table-cell>
          <table:table-cell office:value-type="float" office:value="0.137576273683167">
            <text:p>0,1375762737</text:p>
          </table:table-cell>
          <table:table-cell office:value-type="float" office:value="-1.62907356302006">
            <text:p>-1,629073563</text:p>
          </table:table-cell>
          <table:table-cell office:value-type="float" office:value="0.519811196134279">
            <text:p>0,5198111961</text:p>
          </table:table-cell>
          <table:table-cell office:value-type="float" office:value="-3.55717029849133">
            <text:p>-3,5571702985</text:p>
          </table:table-cell>
          <table:table-cell office:value-type="float" office:value="-1.23859113392769">
            <text:p>-1,2385911339</text:p>
          </table:table-cell>
          <table:table-cell office:value-type="float" office:value="0.331916207699341">
            <text:p>0,3319162077</text:p>
          </table:table-cell>
          <table:table-cell office:value-type="float" office:value="-1.61052092314797">
            <text:p>-1,6105209231</text:p>
          </table:table-cell>
          <table:table-cell office:value-type="float" office:value="0.0265656655829027">
            <text:p>0,0265656656</text:p>
          </table:table-cell>
          <table:table-cell office:value-type="float" office:value="1.38965594013117">
            <text:p>1,3896559401</text:p>
          </table:table-cell>
          <table:table-cell office:value-type="float" office:value="0.164733098950576">
            <text:p>0,164733099</text:p>
          </table:table-cell>
          <table:table-cell office:value-type="float" office:value="0.00517775725038117">
            <text:p>0,0051777573</text:p>
          </table:table-cell>
          <table:table-cell office:value-type="float" office:value="-0.757986091283359">
            <text:p>-0,7579860913</text:p>
          </table:table-cell>
          <table:table-cell table:number-columns-repeated="12"/>
          <table:table-cell office:value-type="float" office:value="-0.37237939119396">
            <text:p>-0,3723793912</text:p>
          </table:table-cell>
          <table:table-cell office:value-type="float" office:value="-2.95023861519572">
            <text:p>-2,9502386152</text:p>
          </table:table-cell>
          <table:table-cell office:value-type="float" office:value="-1.08777195637878">
            <text:p>-1,0877719564</text:p>
          </table:table-cell>
          <table:table-cell office:value-type="float" office:value="0.427928843424724">
            <text:p>0,4279288434</text:p>
          </table:table-cell>
          <table:table-cell office:value-type="float" office:value="-1.63295836680115">
            <text:p>-1,6329583668</text:p>
          </table:table-cell>
          <table:table-cell office:value-type="float" office:value="-1.02240189275402">
            <text:p>-1,0224018928</text:p>
          </table:table-cell>
          <table:table-cell office:value-type="float" office:value="-4.31408589112945">
            <text:p>-4,3140858911</text:p>
          </table:table-cell>
          <table:table-cell office:value-type="float" office:value="-0.369442579150057">
            <text:p>-0,3694425792</text:p>
          </table:table-cell>
          <table:table-cell office:value-type="float" office:value="-1.06828701071876">
            <text:p>-1,0682870107</text:p>
          </table:table-cell>
          <table:table-cell office:value-type="float" office:value="-0.237066056051775">
            <text:p>-0,2370660561</text:p>
          </table:table-cell>
          <table:table-cell office:value-type="float" office:value="2.59767486591556">
            <text:p>2,5976748659</text:p>
          </table:table-cell>
          <table:table-cell office:value-type="float" office:value="0.49510392426957">
            <text:p>0,4951039243</text:p>
          </table:table-cell>
          <table:table-cell office:value-type="float" office:value="-0.00994938931543868">
            <text:p>-0,0099493893</text:p>
          </table:table-cell>
          <table:table-cell office:value-type="float" office:value="0.346996802079622">
            <text:p>0,3469968021</text:p>
          </table:table-cell>
          <table:table-cell office:value-type="float" office:value="-0.641608941195821">
            <text:p>-0,6416089412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CB2277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9.32">
            <text:p>29,32</text:p>
          </table:table-cell>
          <table:table-cell office:value-type="float" office:value="28.29">
            <text:p>28,29</text:p>
          </table:table-cell>
          <table:table-cell office:value-type="float" office:value="-1.03">
            <text:p>-1,03</text:p>
          </table:table-cell>
          <table:table-cell office:value-type="float" office:value="4">
            <text:p>4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float" office:value="28.1071428571429">
            <text:p>28,1071428571</text:p>
          </table:table-cell>
          <table:table-cell office:value-type="float" office:value="0.479862788450283">
            <text:p>0,4798627885</text:p>
          </table:table-cell>
          <table:table-cell office:value-type="float" office:value="-3.17962532096933">
            <text:p>-3,179625321</text:p>
          </table:table-cell>
          <table:table-cell office:value-type="float" office:value="-0.0910053244644744">
            <text:p>-0,0910053245</text:p>
          </table:table-cell>
          <table:table-cell office:value-type="float" office:value="0.25">
            <text:p>0,25</text:p>
          </table:table-cell>
          <table:table-cell office:value-type="float" office:value="1.25">
            <text:p>1,25</text:p>
          </table:table-cell>
          <table:table-cell office:value-type="float" office:value="1">
            <text:p>1</text:p>
          </table:table-cell>
          <table:table-cell office:value-type="float" office:value="1.88917389724715">
            <text:p>1,8891738972</text:p>
          </table:table-cell>
          <table:table-cell office:value-type="float" office:value="-0.00805586408092386">
            <text:p>-0,0080558641</text:p>
          </table:table-cell>
          <table:table-cell office:value-type="float" office:value="0.188811207299208">
            <text:p>0,1888112073</text:p>
          </table:table-cell>
          <table:table-cell office:value-type="float" office:value="-1.77622911290743">
            <text:p>-1,7762291129</text:p>
          </table:table-cell>
          <table:table-cell office:value-type="float" office:value="-4.09802301603058">
            <text:p>-4,098023016</text:p>
          </table:table-cell>
          <table:table-cell office:value-type="float" office:value="-4.40303683059382">
            <text:p>-4,4030368306</text:p>
          </table:table-cell>
          <table:table-cell office:value-type="float" office:value="-0.555660651675425">
            <text:p>-0,5556606517</text:p>
          </table:table-cell>
          <table:table-cell office:value-type="float" office:value="-1.74665254636623">
            <text:p>-1,7466525464</text:p>
          </table:table-cell>
          <table:table-cell office:value-type="float" office:value="-1.15202987430922">
            <text:p>-1,1520298743</text:p>
          </table:table-cell>
          <table:table-cell office:value-type="float" office:value="0.780984145201361">
            <text:p>0,7809841452</text:p>
          </table:table-cell>
          <table:table-cell office:value-type="float" office:value="0.393649277866075">
            <text:p>0,3936492779</text:p>
          </table:table-cell>
          <table:table-cell office:value-type="float" office:value="0.321816377842935">
            <text:p>0,3218163778</text:p>
          </table:table-cell>
          <table:table-cell office:value-type="float" office:value="-0.816870239760024">
            <text:p>-0,8168702398</text:p>
          </table:table-cell>
          <table:table-cell table:number-columns-repeated="12"/>
          <table:table-cell office:value-type="float" office:value="1.52765463325735">
            <text:p>1,5276546333</text:p>
          </table:table-cell>
          <table:table-cell office:value-type="float" office:value="-3.24311858741497">
            <text:p>-3,2431185874</text:p>
          </table:table-cell>
          <table:table-cell office:value-type="float" office:value="1.56528642126872">
            <text:p>1,5652864213</text:p>
          </table:table-cell>
          <table:table-cell office:value-type="float" office:value="-1.00108175997387">
            <text:p>-1,00108176</text:p>
          </table:table-cell>
          <table:table-cell office:value-type="float" office:value="-0.317105728871487">
            <text:p>-0,3171057289</text:p>
          </table:table-cell>
          <table:table-cell office:value-type="float" office:value="1.76906299435502">
            <text:p>1,7690629944</text:p>
          </table:table-cell>
          <table:table-cell office:value-type="float" office:value="-4.7073956504253">
            <text:p>-4,7073956504</text:p>
          </table:table-cell>
          <table:table-cell office:value-type="float" office:value="-3.42744885192075">
            <text:p>-3,4274488519</text:p>
          </table:table-cell>
          <table:table-cell office:value-type="float" office:value="-1.9690260561157">
            <text:p>-1,9690260561</text:p>
          </table:table-cell>
          <table:table-cell office:value-type="float" office:value="-1.36959674223027">
            <text:p>-1,3695967422</text:p>
          </table:table-cell>
          <table:table-cell office:value-type="float" office:value="0.522013016313425">
            <text:p>0,5220130163</text:p>
          </table:table-cell>
          <table:table-cell office:value-type="float" office:value="-0.0199379071520862">
            <text:p>-0,0199379072</text:p>
          </table:table-cell>
          <table:table-cell office:value-type="float" office:value="-0.0651005540066734">
            <text:p>-0,065100554</text:p>
          </table:table-cell>
          <table:table-cell office:value-type="float" office:value="0.851428025314735">
            <text:p>0,8514280253</text:p>
          </table:table-cell>
          <table:table-cell office:value-type="float" office:value="-0.469752254915705">
            <text:p>-0,4697522549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F2B8A6</text:p>
          </table:table-cell>
          <table:table-cell office:value-type="float" office:value="67">
            <text:p>67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style-name="ce4" table:formula="of:=TRUE()" office:value-type="boolean" office:boolean-value="true">
            <text:p>VRAI</text:p>
          </table:table-cell>
          <table:table-cell office:value-type="float" office:value="28.69">
            <text:p>28,69</text:p>
          </table:table-cell>
          <table:table-cell office:value-type="float" office:value="26.19">
            <text:p>26,19</text:p>
          </table:table-cell>
          <table:table-cell office:value-type="float" office:value="-2.5">
            <text:p>-2,5</text:p>
          </table:table-cell>
          <table:table-cell office:value-type="float" office:value="1">
            <text:p>1</text:p>
          </table:table-cell>
          <table:table-cell office:value-type="float" office:value="17.5">
            <text:p>17,5</text:p>
          </table:table-cell>
          <table:table-cell office:value-type="float" office:value="6">
            <text:p>6</text:p>
          </table:table-cell>
          <table:table-cell office:value-type="float" office:value="-4.57748917748918">
            <text:p>-4,5774891775</text:p>
          </table:table-cell>
          <table:table-cell office:value-type="float" office:value="0.785403927192665">
            <text:p>0,7854039272</text:p>
          </table:table-cell>
          <table:table-cell office:value-type="float" office:value="0.33430466956948">
            <text:p>0,3343046696</text:p>
          </table:table-cell>
          <table:table-cell office:value-type="float" office:value="0.261997941873278">
            <text:p>0,2619979419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office:value-type="float" office:value="0.19397572271067">
            <text:p>0,1939757227</text:p>
          </table:table-cell>
          <table:table-cell office:value-type="float" office:value="0.807420169397272">
            <text:p>0,8074201694</text:p>
          </table:table-cell>
          <table:table-cell office:value-type="float" office:value="-1.50643660421275">
            <text:p>-1,5064366042</text:p>
          </table:table-cell>
          <table:table-cell office:value-type="float" office:value="-0.7239836579588">
            <text:p>-0,723983658</text:p>
          </table:table-cell>
          <table:table-cell office:value-type="float" office:value="-2.29894825182094">
            <text:p>-2,2989482518</text:p>
          </table:table-cell>
          <table:table-cell office:value-type="float" office:value="-0.971849941076682">
            <text:p>-0,9718499411</text:p>
          </table:table-cell>
          <table:table-cell office:value-type="float" office:value="-0.0766679624583038">
            <text:p>-0,0766679625</text:p>
          </table:table-cell>
          <table:table-cell office:value-type="float" office:value="-0.0821675338622167">
            <text:p>-0,0821675339</text:p>
          </table:table-cell>
          <table:table-cell office:value-type="float" office:value="-1.50691220554563">
            <text:p>-1,5069122055</text:p>
          </table:table-cell>
          <table:table-cell office:value-type="float" office:value="0.732649309237201">
            <text:p>0,7326493092</text:p>
          </table:table-cell>
          <table:table-cell office:value-type="float" office:value="0.0865136566641932">
            <text:p>0,0865136567</text:p>
          </table:table-cell>
          <table:table-cell office:value-type="float" office:value="-1.10190321902454">
            <text:p>-1,101903219</text:p>
          </table:table-cell>
          <table:table-cell office:value-type="float" office:value="-0.882179519713192">
            <text:p>-0,8821795197</text:p>
          </table:table-cell>
          <table:table-cell table:number-columns-repeated="12"/>
          <table:table-cell office:value-type="float" office:value="0.270098435843858">
            <text:p>0,2700984358</text:p>
          </table:table-cell>
          <table:table-cell office:value-type="float" office:value="-0.055895111422545">
            <text:p>-0,0558951114</text:p>
          </table:table-cell>
          <table:table-cell office:value-type="float" office:value="0.823359896004822">
            <text:p>0,823359896</text:p>
          </table:table-cell>
          <table:table-cell office:value-type="float" office:value="0.823252919754598">
            <text:p>0,8232529198</text:p>
          </table:table-cell>
          <table:table-cell office:value-type="float" office:value="-1.54991197215499">
            <text:p>-1,5499119722</text:p>
          </table:table-cell>
          <table:table-cell office:value-type="float" office:value="0.509068391559082">
            <text:p>0,5090683916</text:p>
          </table:table-cell>
          <table:table-cell office:value-type="float" office:value="-2.84225937759439">
            <text:p>-2,8422593776</text:p>
          </table:table-cell>
          <table:table-cell office:value-type="float" office:value="-1.89685315969473">
            <text:p>-1,8968531597</text:p>
          </table:table-cell>
          <table:table-cell office:value-type="float" office:value="0.746566874929783">
            <text:p>0,7465668749</text:p>
          </table:table-cell>
          <table:table-cell office:value-type="float" office:value="0.999215342278769">
            <text:p>0,9992153423</text:p>
          </table:table-cell>
          <table:table-cell office:value-type="float" office:value="0.587550228007415">
            <text:p>0,587550228</text:p>
          </table:table-cell>
          <table:table-cell office:value-type="float" office:value="-0.621693771300514">
            <text:p>-0,6216937713</text:p>
          </table:table-cell>
          <table:table-cell office:value-type="float" office:value="0.577112894509835">
            <text:p>0,5771128945</text:p>
          </table:table-cell>
          <table:table-cell office:value-type="float" office:value="-0.762043632188687">
            <text:p>-0,7620436322</text:p>
          </table:table-cell>
          <table:table-cell office:value-type="float" office:value="-1.10254672435564">
            <text:p>-1,1025467244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F2B88A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8.08">
            <text:p>28,08</text:p>
          </table:table-cell>
          <table:table-cell office:value-type="float" office:value="27.34">
            <text:p>27,34</text:p>
          </table:table-cell>
          <table:table-cell office:value-type="float" office:value="-0.739999999999998">
            <text:p>-0,74</text:p>
          </table:table-cell>
          <table:table-cell office:value-type="float" office:value="10">
            <text:p>10</text:p>
          </table:table-cell>
          <table:table-cell office:value-type="float" office:value="-17.5">
            <text:p>-17,5</text:p>
          </table:table-cell>
          <table:table-cell office:value-type="float" office:value="5">
            <text:p>5</text:p>
          </table:table-cell>
          <table:table-cell office:value-type="float" office:value="-3.06666666666666">
            <text:p>-3,0666666667</text:p>
          </table:table-cell>
          <table:table-cell office:value-type="float" office:value="0.969370614546218">
            <text:p>0,9693706145</text:p>
          </table:table-cell>
          <table:table-cell office:value-type="float" office:value="-1.80311103782351">
            <text:p>-1,8031110378</text:p>
          </table:table-cell>
          <table:table-cell office:value-type="float" office:value="0.626231290212439">
            <text:p>0,6262312902</text:p>
          </table:table-cell>
          <table:table-cell office:value-type="float" office:value="0.2">
            <text:p>0,2</text:p>
          </table:table-cell>
          <table:table-cell office:value-type="float" office:value="0.4">
            <text:p>0,4</text:p>
          </table:table-cell>
          <table:table-cell office:value-type="float" office:value="2.5">
            <text:p>2,5</text:p>
          </table:table-cell>
          <table:table-cell office:value-type="float" office:value="-1.39349168093001">
            <text:p>-1,3934916809</text:p>
          </table:table-cell>
          <table:table-cell office:value-type="float" office:value="-1.24127590450884">
            <text:p>-1,2412759045</text:p>
          </table:table-cell>
          <table:table-cell office:value-type="float" office:value="0.174286119799184">
            <text:p>0,1742861198</text:p>
          </table:table-cell>
          <table:table-cell office:value-type="float" office:value="1.01493245918812">
            <text:p>1,0149324592</text:p>
          </table:table-cell>
          <table:table-cell office:value-type="float" office:value="-2.89914225583051">
            <text:p>-2,8991422558</text:p>
          </table:table-cell>
          <table:table-cell office:value-type="float" office:value="-0.0321094626638027">
            <text:p>-0,0321094627</text:p>
          </table:table-cell>
          <table:table-cell office:value-type="float" office:value="-0.155611174488015">
            <text:p>-0,1556111745</text:p>
          </table:table-cell>
          <table:table-cell office:value-type="float" office:value="0.1628953099027">
            <text:p>0,1628953099</text:p>
          </table:table-cell>
          <table:table-cell office:value-type="float" office:value="-0.80886996337411">
            <text:p>-0,8088699634</text:p>
          </table:table-cell>
          <table:table-cell office:value-type="float" office:value="1.61985269183162">
            <text:p>1,6198526918</text:p>
          </table:table-cell>
          <table:table-cell office:value-type="float" office:value="-1.08751485554193">
            <text:p>-1,0875148555</text:p>
          </table:table-cell>
          <table:table-cell office:value-type="float" office:value="-1.74484093453579">
            <text:p>-1,7448409345</text:p>
          </table:table-cell>
          <table:table-cell office:value-type="float" office:value="-0.358984800039291">
            <text:p>-0,3589848</text:p>
          </table:table-cell>
          <table:table-cell table:number-columns-repeated="12"/>
          <table:table-cell office:value-type="float" office:value="-0.107967917477379">
            <text:p>-0,1079679175</text:p>
          </table:table-cell>
          <table:table-cell office:value-type="float" office:value="-1.37095549883238">
            <text:p>-1,3709554988</text:p>
          </table:table-cell>
          <table:table-cell office:value-type="float" office:value="-1.82734638806107">
            <text:p>-1,8273463881</text:p>
          </table:table-cell>
          <table:table-cell office:value-type="float" office:value="-0.380441538608388">
            <text:p>-0,3804415386</text:p>
          </table:table-cell>
          <table:table-cell office:value-type="float" office:value="0.312826159869469">
            <text:p>0,3128261599</text:p>
          </table:table-cell>
          <table:table-cell office:value-type="float" office:value="-0.993657017050752">
            <text:p>-0,9936570171</text:p>
          </table:table-cell>
          <table:table-cell office:value-type="float" office:value="-3.11842167675038">
            <text:p>-3,1184216768</text:p>
          </table:table-cell>
          <table:table-cell office:value-type="float" office:value="-0.406486894494531">
            <text:p>-0,4064868945</text:p>
          </table:table-cell>
          <table:table-cell office:value-type="float" office:value="0.933393805363521">
            <text:p>0,9333938054</text:p>
          </table:table-cell>
          <table:table-cell office:value-type="float" office:value="-0.831925414556111">
            <text:p>-0,8319254146</text:p>
          </table:table-cell>
          <table:table-cell office:value-type="float" office:value="-2.18716377911973">
            <text:p>-2,1871637791</text:p>
          </table:table-cell>
          <table:table-cell office:value-type="float" office:value="-2.64517812087713">
            <text:p>-2,6451781209</text:p>
          </table:table-cell>
          <table:table-cell office:value-type="float" office:value="-0.308912506989158">
            <text:p>-0,308912507</text:p>
          </table:table-cell>
          <table:table-cell office:value-type="float" office:value="-2.48441620369604">
            <text:p>-2,4844162037</text:p>
          </table:table-cell>
          <table:table-cell office:value-type="float" office:value="-0.553145319231882">
            <text:p>-0,5531453192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F2C687</text:p>
          </table:table-cell>
          <table:table-cell office:value-type="float" office:value="71">
            <text:p>7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7.81">
            <text:p>27,81</text:p>
          </table:table-cell>
          <table:table-cell office:value-type="float" office:value="27.63">
            <text:p>27,63</text:p>
          </table:table-cell>
          <table:table-cell office:value-type="float" office:value="-0.18">
            <text:p>-0,18</text:p>
          </table:table-cell>
          <table:table-cell office:value-type="float" office:value="8">
            <text:p>8</text:p>
          </table:table-cell>
          <table:table-cell office:value-type="float" office:value="-5.5">
            <text:p>-5,5</text:p>
          </table:table-cell>
          <table:table-cell office:value-type="float" office:value="10">
            <text:p>10</text:p>
          </table:table-cell>
          <table:table-cell office:value-type="float" office:value="-27.0833333333333">
            <text:p>-27,0833333333</text:p>
          </table:table-cell>
          <table:table-cell office:value-type="float" office:value="-1.05528228916823">
            <text:p>-1,0552822892</text:p>
          </table:table-cell>
          <table:table-cell office:value-type="float" office:value="1.25136462207633">
            <text:p>1,2513646221</text:p>
          </table:table-cell>
          <table:table-cell office:value-type="float" office:value="0.512203586555433">
            <text:p>0,5122035866</text:p>
          </table:table-cell>
          <table:table-cell office:value-type="float" office:value="0.3">
            <text:p>0,3</text:p>
          </table:table-cell>
          <table:table-cell table:number-columns-repeated="2" office:value-type="float" office:value="1">
            <text:p>1</text:p>
          </table:table-cell>
          <table:table-cell office:value-type="float" office:value="-0.490996489389689">
            <text:p>-0,4909964894</text:p>
          </table:table-cell>
          <table:table-cell office:value-type="float" office:value="-0.21094295390074">
            <text:p>-0,2109429539</text:p>
          </table:table-cell>
          <table:table-cell office:value-type="float" office:value="0.574387833896478">
            <text:p>0,5743878339</text:p>
          </table:table-cell>
          <table:table-cell office:value-type="float" office:value="0.813822623851141">
            <text:p>0,8138226239</text:p>
          </table:table-cell>
          <table:table-cell office:value-type="float" office:value="-2.48404381379066">
            <text:p>-2,4840438138</text:p>
          </table:table-cell>
          <table:table-cell office:value-type="float" office:value="0.718556187462129">
            <text:p>0,7185561875</text:p>
          </table:table-cell>
          <table:table-cell office:value-type="float" office:value="0.275804106512946">
            <text:p>0,2758041065</text:p>
          </table:table-cell>
          <table:table-cell office:value-type="float" office:value="-0.123059658974218">
            <text:p>-0,123059659</text:p>
          </table:table-cell>
          <table:table-cell office:value-type="float" office:value="-0.818298596658428">
            <text:p>-0,8182985967</text:p>
          </table:table-cell>
          <table:table-cell office:value-type="float" office:value="0.428889322859269">
            <text:p>0,4288893229</text:p>
          </table:table-cell>
          <table:table-cell office:value-type="float" office:value="0.469525923135682">
            <text:p>0,4695259231</text:p>
          </table:table-cell>
          <table:table-cell office:value-type="float" office:value="-0.0836920710377969">
            <text:p>-0,083692071</text:p>
          </table:table-cell>
          <table:table-cell office:value-type="float" office:value="-1.71899676464761">
            <text:p>-1,7189967646</text:p>
          </table:table-cell>
          <table:table-cell table:number-columns-repeated="12"/>
          <table:table-cell office:value-type="float" office:value="-2.10814167508991">
            <text:p>-2,1081416751</text:p>
          </table:table-cell>
          <table:table-cell office:value-type="float" office:value="0.729904752930388">
            <text:p>0,7299047529</text:p>
          </table:table-cell>
          <table:table-cell office:value-type="float" office:value="-0.47616863891603">
            <text:p>-0,4761686389</text:p>
          </table:table-cell>
          <table:table-cell office:value-type="float" office:value="0.107032721679444">
            <text:p>0,1070327217</text:p>
          </table:table-cell>
          <table:table-cell office:value-type="float" office:value="0.631386389133842">
            <text:p>0,6313863891</text:p>
          </table:table-cell>
          <table:table-cell office:value-type="float" office:value="-0.791765264821884">
            <text:p>-0,7917652648</text:p>
          </table:table-cell>
          <table:table-cell office:value-type="float" office:value="-2.81000447789105">
            <text:p>-2,8100044779</text:p>
          </table:table-cell>
          <table:table-cell office:value-type="float" office:value="0.362681522869829">
            <text:p>0,3626815229</text:p>
          </table:table-cell>
          <table:table-cell office:value-type="float" office:value="0.631556767651026">
            <text:p>0,6315567677</text:p>
          </table:table-cell>
          <table:table-cell office:value-type="float" office:value="0.555720897126839">
            <text:p>0,5557208971</text:p>
          </table:table-cell>
          <table:table-cell office:value-type="float" office:value="-1.14523288617117">
            <text:p>-1,1452328862</text:p>
          </table:table-cell>
          <table:table-cell office:value-type="float" office:value="0.0634740683087408">
            <text:p>0,0634740683</text:p>
          </table:table-cell>
          <table:table-cell office:value-type="float" office:value="0.290182723527325">
            <text:p>0,2901827235</text:p>
          </table:table-cell>
          <table:table-cell office:value-type="float" office:value="0.266271072881203">
            <text:p>0,2662710729</text:p>
          </table:table-cell>
          <table:table-cell office:value-type="float" office:value="-1.53303486954264">
            <text:p>-1,5330348695</text:p>
          </table:table-cell>
          <table:table-cell table:number-columns-repeated="964"/>
        </table:table-row>
        <table:table-row table:style-name="ro1">
          <table:table-cell table:style-name="ce1" office:value-type="string">
            <text:p>0007F2F26A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style-name="ce4" table:formula="of:=FALSE()" office:value-type="boolean" office:boolean-value="false">
            <text:p>FAUX</text:p>
          </table:table-cell>
          <table:table-cell office:value-type="float" office:value="28.52">
            <text:p>28,52</text:p>
          </table:table-cell>
          <table:table-cell office:value-type="float" office:value="27.71">
            <text:p>27,71</text:p>
          </table:table-cell>
          <table:table-cell office:value-type="float" office:value="-0.809999999999999">
            <text:p>-0,81</text:p>
          </table:table-cell>
          <table:table-cell office:value-type="float" office:value="9">
            <text:p>9</text:p>
          </table:table-cell>
          <table:table-cell office:value-type="float" office:value="-7">
            <text:p>-7</text:p>
          </table:table-cell>
          <table:table-cell office:value-type="float" office:value="7">
            <text:p>7</text:p>
          </table:table-cell>
          <table:table-cell office:value-type="float" office:value="-4.73333333333333">
            <text:p>-4,7333333333</text:p>
          </table:table-cell>
          <table:table-cell office:value-type="float" office:value="-0.398487135086991">
            <text:p>-0,3984871351</text:p>
          </table:table-cell>
          <table:table-cell office:value-type="float" office:value="-0.992160030199378">
            <text:p>-0,9921600302</text:p>
          </table:table-cell>
          <table:table-cell office:value-type="float" office:value="0.691113411572225">
            <text:p>0,6911134116</text:p>
          </table:table-cell>
          <table:table-cell office:value-type="float" office:value="0.3">
            <text:p>0,3</text:p>
          </table:table-cell>
          <table:table-cell table:number-columns-repeated="2" office:value-type="float" office:value="1">
            <text:p>1</text:p>
          </table:table-cell>
          <table:table-cell office:value-type="float" office:value="-0.72723222417191">
            <text:p>-0,7272322242</text:p>
          </table:table-cell>
          <table:table-cell office:value-type="float" office:value="0.200922322552281">
            <text:p>0,2009223226</text:p>
          </table:table-cell>
          <table:table-cell office:value-type="float" office:value="-0.904980528524147">
            <text:p>-0,9049805285</text:p>
          </table:table-cell>
          <table:table-cell office:value-type="float" office:value="0.470840134209653">
            <text:p>0,4708401342</text:p>
          </table:table-cell>
          <table:table-cell office:value-type="float" office:value="-1.54363488051067">
            <text:p>-1,5436348805</text:p>
          </table:table-cell>
          <table:table-cell office:value-type="float" office:value="-2.99378252338924">
            <text:p>-2,9937825234</text:p>
          </table:table-cell>
          <table:table-cell office:value-type="float" office:value="-1.1643992151437">
            <text:p>-1,1643992151</text:p>
          </table:table-cell>
          <table:table-cell office:value-type="float" office:value="-2.10763474796963">
            <text:p>-2,107634748</text:p>
          </table:table-cell>
          <table:table-cell office:value-type="float" office:value="-1.29930402937566">
            <text:p>-1,2993040294</text:p>
          </table:table-cell>
          <table:table-cell office:value-type="float" office:value="-0.550323144948982">
            <text:p>-0,5503231449</text:p>
          </table:table-cell>
          <table:table-cell office:value-type="float" office:value="1.66485618823419">
            <text:p>1,6648561882</text:p>
          </table:table-cell>
          <table:table-cell office:value-type="float" office:value="-0.127039361152272">
            <text:p>-0,1270393612</text:p>
          </table:table-cell>
          <table:table-cell office:value-type="float" office:value="0.810929160728387">
            <text:p>0,8109291607</text:p>
          </table:table-cell>
          <table:table-cell table:number-columns-repeated="12"/>
          <table:table-cell office:value-type="float" office:value="-0.978190038846286">
            <text:p>-0,9781900388</text:p>
          </table:table-cell>
          <table:table-cell office:value-type="float" office:value="-1.33555661773543">
            <text:p>-1,3355566177</text:p>
          </table:table-cell>
          <table:table-cell office:value-type="float" office:value="-0.672990123251895">
            <text:p>-0,6729901233</text:p>
          </table:table-cell>
          <table:table-cell office:value-type="float" office:value="0.416447992488421">
            <text:p>0,4164479925</text:p>
          </table:table-cell>
          <table:table-cell office:value-type="float" office:value="-0.957620300972169">
            <text:p>-0,957620301</text:p>
          </table:table-cell>
          <table:table-cell office:value-type="float" office:value="-0.866584721737438">
            <text:p>-0,8665847217</text:p>
          </table:table-cell>
          <table:table-cell office:value-type="float" office:value="-2.17468639565674">
            <text:p>-2,1746863957</text:p>
          </table:table-cell>
          <table:table-cell office:value-type="float" office:value="-3.95948623676601">
            <text:p>-3,9594862368</text:p>
          </table:table-cell>
          <table:table-cell office:value-type="float" office:value="0.52831793476279">
            <text:p>0,5283179348</text:p>
          </table:table-cell>
          <table:table-cell office:value-type="float" office:value="-2.33079903133578">
            <text:p>-2,3307990313</text:p>
          </table:table-cell>
          <table:table-cell office:value-type="float" office:value="-0.397288627611831">
            <text:p>-0,3972886276</text:p>
          </table:table-cell>
          <table:table-cell office:value-type="float" office:value="1.15962771658151">
            <text:p>1,1596277166</text:p>
          </table:table-cell>
          <table:table-cell office:value-type="float" office:value="1.4590606199184">
            <text:p>1,4590606199</text:p>
          </table:table-cell>
          <table:table-cell office:value-type="float" office:value="0.897778856229443">
            <text:p>0,8977788562</text:p>
          </table:table-cell>
          <table:table-cell office:value-type="float" office:value="1.50170268021234">
            <text:p>1,5017026802</text:p>
          </table:table-cell>
          <table:table-cell table:number-columns-repeated="964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9">19/02/2024</text:date>, <text:time>09:5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19T09:50:56.39</dc:date>
    <dc:creator>Corentin Nelias</dc:creator>
    <meta:generator>OpenOffice/4.1.14$Win32 OpenOffice.org_project/4114m1$Build-9811</meta:generator>
    <meta:editing-duration>PT9H33M3S</meta:editing-duration>
    <meta:editing-cycles>1</meta:editing-cycles>
    <meta:document-statistic meta:table-count="1" meta:cell-count="4863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19cm" svg:y="4.188cm" style:legend-expansion="high" chart:style-name="ch2"/>
        <chart:plot-area chart:style-name="ch3" table:cell-range-address="Sheet1.AH2:Sheet1.AH21" svg:x="0.77cm" svg:y="0.855cm" svg:width="12.009cm" svg:height="7.545cm">
          <chartooo:coordinate-region svg:x="1.947cm" svg:y="1.068cm" svg:width="10.645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H2:Sheet1.AH21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14.84888888889">
                <text:p>4214.84888888889</text:p>
                <draw:g>
                  <svg:desc>Sheet1.AH2:Sheet1.A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32666666667">
                <text:p>1999.32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6.72666666667">
                <text:p>2706.72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73.72">
                <text:p>4073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7.80222222222">
                <text:p>2757.802222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04.01555555556">
                <text:p>4104.01555555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94.08444444444">
                <text:p>3094.0844444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57.33111111111">
                <text:p>5457.33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96.12222222222">
                <text:p>2596.1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74.00888888889">
                <text:p>6574.00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76.42380952381">
                <text:p>7676.42380952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03.71190476191">
                <text:p>6303.71190476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67.08809523809">
                <text:p>9667.088095238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93.47142857143">
                <text:p>3593.4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88.05714285714">
                <text:p>2388.05714285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81.94047619048">
                <text:p>4681.940476190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23.52142857143">
                <text:p>2523.52142857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61.7880952381">
                <text:p>7061.78809523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91.10952380952">
                <text:p>2691.10952380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30.68571428572">
                <text:p>3430.685714285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800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419cm" svg:y="4.188cm" style:legend-expansion="high" chart:style-name="ch2"/>
        <chart:plot-area chart:style-name="ch3" chart:data-source-has-labels="both" svg:x="0.77cm" svg:y="0.855cm" svg:width="12.009cm" svg:height="7.545cm">
          <chartooo:coordinate-region svg:x="1.762cm" svg:y="1.068cm" svg:width="10.83cm" svg:height="6.659cm"/>
          <chart:axis chart:dimension="x" chart:name="primary-x" chart:style-name="ch4" chartooo:axis-type="auto">
            <chart:categories table:cell-range-address="local-table.$A$2:.$A$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1" chart:label-cell-address="local-table.$B$1" chart:class="chart:scatte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.73799384155">
                <text:p>2006.737993841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57.81829592873">
                <text:p>2857.81829592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22.65972241613">
                <text:p>3422.65972241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02.63237598647">
                <text:p>2102.63237598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97.02207855053">
                <text:p>2097.02207855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87.84997003771">
                <text:p>2687.84997003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8.59482400045">
                <text:p>1708.59482400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13.40057932903">
                <text:p>2713.40057932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9.34836530489">
                <text:p>2189.348365304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90.87051225692">
                <text:p>2390.870512256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45.8996031746">
                <text:p>3545.89960317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6.77380952381">
                <text:p>1346.773809523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73.31845238095">
                <text:p>3173.31845238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04.10773809524">
                <text:p>3804.107738095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25.81577380952">
                <text:p>1225.81577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00.02599206349">
                <text:p>2800.025992063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21.68591269841">
                <text:p>2021.685912698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93.58531746032">
                <text:p>4193.585317460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05.49186507936">
                <text:p>3105.49186507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8.09454365079">
                <text:p>1568.094543650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19cm" svg:y="4.188cm" style:legend-expansion="high" chart:style-name="ch2"/>
        <chart:plot-area chart:style-name="ch3" table:cell-range-address="Sheet1.AU2:Sheet1.AU41" svg:x="0.77cm" svg:y="0.855cm" svg:width="12.009cm" svg:height="7.545cm">
          <chartooo:coordinate-region svg:x="1.312cm" svg:y="1.067cm" svg:width="11.28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U2:Sheet1.AU41" chart:class="chart:scatte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8471149664427">
                <text:p>2.88471149664427</text:p>
                <draw:g>
                  <svg:desc>Sheet1.AU2:Sheet1.AU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991240369536">
                <text:p>1.24991240369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172059968611">
                <text:p>1.3172059968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69593072934678">
                <text:p>-1.69593072934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8848431567547">
                <text:p>2.988484315675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3241487399904">
                <text:p>3.13241487399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6761381388232">
                <text:p>2.06761381388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77865949549">
                <text:p>0.04577865949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3754184489649">
                <text:p>1.537541844896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4025082894448">
                <text:p>3.04025082894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577278251576412">
                <text:p>-0.577278251576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9745056170213">
                <text:p>0.9897450561702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0451803541446">
                <text:p>2.104518035414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5454273667523">
                <text:p>1.15454273667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613387657836">
                <text:p>0.566133876578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5771994364185">
                <text:p>0.595771994364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1749829633708">
                <text:p>1.417498296337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83646408844013">
                <text:p>0.8836464088440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3525291377363">
                <text:p>0.9935252913773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9422275550658">
                <text:p>1.39422275550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04428442184898">
                <text:p>-0.2044284421848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16470392724105">
                <text:p>-2.164703927241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518293347262893">
                <text:p>-0.5182933472628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8807449984379">
                <text:p>-0.188074499843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21244792279546">
                <text:p>-1.212447922795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12777905993072">
                <text:p>-2.127779059930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07085117249585">
                <text:p>-0.2070851172495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68853541562775">
                <text:p>-1.688535415627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79688896566455">
                <text:p>-1.79688896566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96491001926474">
                <text:p>-0.296491001926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74744653302344">
                <text:p>-2.747446533023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79877841422592">
                <text:p>-3.798778414225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.56221912060057">
                <text:p>-2.562219120600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1083204935702">
                <text:p>-2.10832049357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61058184658345">
                <text:p>-0.4610581846583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597561512360001">
                <text:p>-0.059756151236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97671976358755">
                <text:p>-1.976719763587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93625011865357">
                <text:p>-1.936250118653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51695810180902">
                <text:p>-2.516958101809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70159838356992">
                <text:p>-0.1701598383569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